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horndale" svg:font-family="Thorndale" style:font-family-generic="roman" style:font-pitch="variable"/>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Albany" svg:font-family="Albany" style:font-family-generic="swiss" style:font-pitch="variable"/>
    <style:font-face style:name="Arial Unicode MS" svg:font-family="Arial Unicode MS" style:font-family-generic="swiss" style:font-pitch="variable" svg:panose-1="2 11 6 4 2 2 2 2 2 4"/>
    <style:font-face style:name="sans-serif" svg:font-family="sans-serif" style:font-family-generic="swis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in" text:min-label-width="0.25in"/>
      </text:list-level-style-number>
    </text:list-style>
    <text:list-style style:name="LFO2">
      <text:list-level-style-number text:level="1" style:num-suffix="." style:num-format="1">
        <style:list-level-properties text:space-before="0.1965in" text:min-label-width="0.25in"/>
      </text:list-level-style-number>
    </text:list-style>
    <text:list-style style:name="LFO3">
      <text:list-level-style-number text:level="1" style:num-suffix="." style:num-format="1">
        <style:list-level-properties text:space-before="0.393in" text:min-label-width="0.25in"/>
      </text:list-level-style-number>
    </text:list-style>
    <text:list-style style:name="LFO4">
      <text:list-level-style-number text:level="1" style:num-suffix="." style:num-format="1">
        <style:list-level-properties text:space-before="0.5895in" text:min-label-width="0.25in"/>
      </text:list-level-style-number>
    </text:list-style>
    <text:list-style style:name="LFO5">
      <text:list-level-style-number text:level="1" style:num-suffix="." style:num-format="1">
        <style:list-level-properties text:space-before="0.7861in" text:min-label-width="0.25in"/>
      </text:list-level-style-number>
    </text:list-style>
    <text:list-style style:name="LFO7">
      <text:list-level-style-bullet text:level="1" text:style-name="WW_CharLFO7LVL1" text:bullet-char="">
        <style:list-level-properties text:space-before="0.1965in" text:min-label-width="0.25in"/>
        <style:text-properties style:font-name="Symbol"/>
      </text:list-level-style-bullet>
    </text:list-style>
    <text:list-style style:name="LFO8">
      <text:list-level-style-bullet text:level="1" text:style-name="WW_CharLFO8LVL1" text:bullet-char="">
        <style:list-level-properties text:space-before="0.393in" text:min-label-width="0.25in"/>
        <style:text-properties style:font-name="Symbol"/>
      </text:list-level-style-bullet>
    </text:list-style>
    <text:list-style style:name="LFO9">
      <text:list-level-style-bullet text:level="1" text:style-name="WW_CharLFO9LVL1" text:bullet-char="">
        <style:list-level-properties text:space-before="0.5895in" text:min-label-width="0.25in"/>
        <style:text-properties style:font-name="Symbol"/>
      </text:list-level-style-bullet>
    </text:list-style>
    <text:list-style style:name="LFO10">
      <text:list-level-style-bullet text:level="1" text:style-name="WW_CharLFO10LVL1" text:bullet-char="">
        <style:list-level-properties text:space-before="0.7861in" text:min-label-width="0.25in"/>
        <style:text-properties style:font-name="Symbol"/>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text:style-name="WW_CharLFO12LV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text:style-name="WW_CharLFO13LV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text:style-name="WW_CharLFO14LV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erm" style:master-page-name="MP0" style:family="paragraph">
      <style:paragraph-properties fo:break-before="page" fo:background-color="#E6E6FF"/>
    </style:style>
    <style:style style:name="P2" style:parent-style-name="term" style:family="paragraph">
      <style:paragraph-properties fo:background-color="#E6E6FF"/>
    </style:style>
    <style:style style:name="P3" style:parent-style-name="term" style:family="paragraph">
      <style:paragraph-properties fo:background-color="#E6E6FF"/>
    </style:style>
    <style:style style:name="P4" style:parent-style-name="term" style:family="paragraph">
      <style:paragraph-properties fo:background-color="#E6E6FF"/>
    </style:style>
    <style:style style:name="P5" style:parent-style-name="term" style:family="paragraph">
      <style:paragraph-properties fo:background-color="#E6E6FF"/>
    </style:style>
    <style:style style:name="P6" style:parent-style-name="term" style:family="paragraph">
      <style:paragraph-properties fo:background-color="#E6E6FF"/>
    </style:style>
    <style:style style:name="P7" style:parent-style-name="term" style:family="paragraph">
      <style:paragraph-properties fo:background-color="#E6E6FF"/>
      <style:text-properties fo:language="en" fo:country="US"/>
    </style:style>
    <style:style style:name="P8" style:parent-style-name="term" style:family="paragraph">
      <style:paragraph-properties fo:background-color="#E6E6FF"/>
      <style:text-properties fo:language="en" fo:country="US"/>
    </style:style>
    <style:style style:name="P9" style:parent-style-name="term" style:family="paragraph">
      <style:paragraph-properties fo:background-color="#E6E6FF"/>
    </style:style>
    <style:style style:name="T10" style:parent-style-name="Policepardéfaut" style:family="text">
      <style:text-properties fo:font-style="italic" style:font-style-asian="italic"/>
    </style:style>
    <style:style style:name="T11" style:parent-style-name="Policepardéfaut" style:family="text">
      <style:text-properties fo:font-style="italic" style:font-style-asian="italic"/>
    </style:style>
    <style:style style:name="T12" style:parent-style-name="Policepardéfaut" style:family="text">
      <style:text-properties fo:font-style="italic" style:font-style-asian="italic"/>
    </style:style>
    <style:style style:name="T13" style:parent-style-name="Policepardéfaut" style:family="text">
      <style:text-properties fo:font-style="italic" style:font-style-asian="italic"/>
    </style:style>
    <style:style style:name="T14" style:parent-style-name="Policepardéfaut" style:family="text">
      <style:text-properties fo:font-style="italic" style:font-style-asian="italic"/>
    </style:style>
    <style:style style:name="T15" style:parent-style-name="Policepardéfaut" style:family="text">
      <style:text-properties fo:font-style="italic" style:font-style-asian="italic"/>
    </style:style>
    <style:style style:name="T16" style:parent-style-name="Policepardéfaut" style:family="text">
      <style:text-properties fo:font-style="italic" style:font-style-asian="italic"/>
    </style:style>
    <style:style style:name="T17" style:parent-style-name="Policepardéfaut" style:family="text">
      <style:text-properties fo:font-style="italic" style:font-style-asian="italic"/>
    </style:style>
    <style:style style:name="P18" style:parent-style-name="term" style:family="paragraph">
      <style:paragraph-properties fo:background-color="#E6E6FF"/>
      <style:text-properties fo:language="en" fo:country="US"/>
    </style:style>
    <style:style style:name="P19" style:parent-style-name="term" style:family="paragraph">
      <style:paragraph-properties fo:background-color="#E6E6FF"/>
    </style:style>
    <style:style style:name="P20" style:parent-style-name="epigraph" style:family="paragraph">
      <style:text-properties fo:font-style="italic" style:font-style-asian="italic"/>
    </style:style>
    <style:style style:name="P21" style:parent-style-name="epigraph" style:family="paragraph">
      <style:text-properties fo:font-style="italic" style:font-style-asian="italic"/>
    </style:style>
    <style:style style:name="P22" style:parent-style-name="epigraph" style:family="paragraph">
      <style:text-properties fo:font-style="italic" style:font-style-asian="italic"/>
    </style:style>
    <style:style style:name="P23" style:parent-style-name="epigraph" style:family="paragraph">
      <style:text-properties fo:font-style="italic" style:font-style-asian="italic"/>
    </style:style>
    <style:style style:name="T24" style:parent-style-name="Policepardéfaut" style:family="text">
      <style:text-properties fo:font-style="italic" style:font-style-asian="italic" fo:color="#0070C0"/>
    </style:style>
    <style:style style:name="T25" style:parent-style-name="Policepardéfaut" style:family="text">
      <style:text-properties fo:color="#0070C0"/>
    </style:style>
    <style:style style:name="T26" style:parent-style-name="Policepardéfaut" style:family="text">
      <style:text-properties fo:color="#0070C0"/>
    </style:style>
    <style:style style:name="T27" style:parent-style-name="Policepardéfaut" style:family="text">
      <style:text-properties fo:color="#0070C0"/>
    </style:style>
    <style:style style:name="T28" style:parent-style-name="Policepardéfaut" style:family="text">
      <style:text-properties fo:color="#00B050"/>
    </style:style>
    <style:style style:name="T29" style:parent-style-name="Policepardéfaut" style:family="text">
      <style:text-properties fo:color="#0070C0"/>
    </style:style>
    <style:style style:name="T30" style:parent-style-name="Policepardéfaut" style:family="text">
      <style:text-properties fo:font-style="italic" style:font-style-asian="italic"/>
    </style:style>
    <style:style style:name="T31" style:parent-style-name="Policepardéfaut" style:family="text">
      <style:text-properties fo:color="#C00000"/>
    </style:style>
    <style:style style:name="T32" style:parent-style-name="Policepardéfaut" style:family="text">
      <style:text-properties fo:color="#C00000"/>
    </style:style>
    <style:style style:name="T33" style:parent-style-name="Policepardéfaut" style:family="text">
      <style:text-properties fo:color="#C00000"/>
    </style:style>
    <style:style style:name="T34" style:parent-style-name="Policepardéfaut" style:family="text">
      <style:text-properties fo:color="#C00000"/>
    </style:style>
    <style:style style:name="T35" style:parent-style-name="Policepardéfaut" style:family="text">
      <style:text-properties fo:color="#C00000"/>
    </style:style>
    <style:style style:name="T36" style:parent-style-name="Policepardéfaut" style:family="text">
      <style:text-properties fo:color="#C00000"/>
    </style:style>
    <style:style style:name="T37" style:parent-style-name="Policepardéfaut" style:family="text">
      <style:text-properties fo:color="#0070C0"/>
    </style:style>
    <style:style style:name="T38" style:parent-style-name="Policepardéfaut" style:family="text">
      <style:text-properties fo:color="#0070C0"/>
    </style:style>
    <style:style style:name="T39" style:parent-style-name="Policepardéfaut" style:family="text">
      <style:text-properties fo:color="#0070C0"/>
    </style:style>
    <style:style style:name="T40" style:parent-style-name="Policepardéfaut" style:family="text">
      <style:text-properties fo:color="#0070C0"/>
    </style:style>
    <style:style style:name="T41" style:parent-style-name="Policepardéfaut" style:family="text">
      <style:text-properties fo:color="#0070C0"/>
    </style:style>
    <style:style style:name="T42" style:parent-style-name="Policepardéfaut" style:family="text">
      <style:text-properties fo:color="#0070C0"/>
    </style:style>
    <style:style style:name="T43" style:parent-style-name="Policepardéfaut" style:family="text">
      <style:text-properties fo:color="#00B050"/>
    </style:style>
    <style:style style:name="T44" style:parent-style-name="Policepardéfaut" style:family="text">
      <style:text-properties fo:color="#C00000"/>
    </style:style>
    <style:style style:name="T45" style:parent-style-name="Policepardéfaut" style:family="text">
      <style:text-properties fo:color="#0070C0"/>
    </style:style>
    <style:style style:name="T46" style:parent-style-name="Policepardéfaut" style:family="text">
      <style:text-properties fo:color="#0070C0"/>
    </style:style>
    <style:style style:name="T47" style:parent-style-name="Policepardéfaut" style:family="text">
      <style:text-properties fo:color="#00B050"/>
    </style:style>
    <style:style style:name="T48" style:parent-style-name="Policepardéfaut" style:family="text">
      <style:text-properties fo:color="#0070C0"/>
    </style:style>
    <style:style style:name="T49" style:parent-style-name="Policepardéfaut" style:family="text">
      <style:text-properties fo:color="#0070C0"/>
    </style:style>
    <style:style style:name="T50" style:parent-style-name="Policepardéfaut" style:family="text">
      <style:text-properties fo:color="#0070C0"/>
    </style:style>
    <style:style style:name="T51" style:parent-style-name="Policepardéfaut" style:family="text">
      <style:text-properties fo:color="#0070C0"/>
    </style:style>
    <style:style style:name="T52" style:parent-style-name="Policepardéfaut" style:family="text">
      <style:text-properties fo:color="#0070C0"/>
    </style:style>
    <style:style style:name="T53" style:parent-style-name="Policepardéfaut" style:family="text">
      <style:text-properties fo:color="#0070C0"/>
    </style:style>
    <style:style style:name="T54" style:parent-style-name="Policepardéfaut" style:family="text">
      <style:text-properties fo:color="#0070C0"/>
    </style:style>
    <style:style style:name="T55" style:parent-style-name="Policepardéfaut" style:family="text">
      <style:text-properties fo:color="#0070C0"/>
    </style:style>
    <style:style style:name="T56" style:parent-style-name="Policepardéfaut" style:family="text">
      <style:text-properties fo:color="#0070C0"/>
    </style:style>
    <style:style style:name="T57" style:parent-style-name="Policepardéfaut" style:family="text">
      <style:text-properties fo:font-style="italic" style:font-style-asian="italic"/>
    </style:style>
    <style:style style:name="T58" style:parent-style-name="Policepardéfaut" style:family="text">
      <style:text-properties fo:font-style="italic" style:font-style-asian="italic"/>
    </style:style>
    <style:style style:name="T59" style:parent-style-name="Policepardéfaut" style:family="text">
      <style:text-properties fo:font-style="italic" style:font-style-asian="italic"/>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T62" style:parent-style-name="Policepardéfaut" style:family="text">
      <style:text-properties fo:font-style="italic" style:font-style-asian="italic"/>
    </style:style>
    <style:style style:name="T63" style:parent-style-name="Policepardéfaut" style:family="text">
      <style:text-properties fo:font-variant="small-caps" fo:color="#0070C0"/>
    </style:style>
    <style:style style:name="T64" style:parent-style-name="Policepardéfaut" style:family="text">
      <style:text-properties fo:font-style="italic" style:font-style-asian="italic"/>
    </style:style>
    <style:style style:name="P65" style:parent-style-name="quote.l" style:family="paragraph">
      <style:paragraph-properties fo:text-align="center"/>
    </style:style>
    <style:style style:name="T66" style:parent-style-name="Policepardéfaut" style:family="text">
      <style:text-properties fo:font-style="italic" style:font-style-asian="italic"/>
    </style:style>
    <style:style style:name="T67" style:parent-style-name="Policepardéfaut" style:family="text">
      <style:text-properties fo:font-style="italic" style:font-style-asian="italic"/>
    </style:style>
    <style:style style:name="T68" style:parent-style-name="Policepardéfaut" style:family="text">
      <style:text-properties fo:font-style="italic" style:font-style-asian="italic"/>
    </style:style>
    <style:style style:name="T69" style:parent-style-name="Policepardéfaut" style:family="text">
      <style:text-properties fo:font-style="italic" style:font-style-asian="italic"/>
    </style:style>
    <style:style style:name="T70" style:parent-style-name="Policepardéfaut" style:family="text">
      <style:text-properties fo:font-style="italic" style:font-style-asian="italic"/>
    </style:style>
    <style:style style:name="T71" style:parent-style-name="Policepardéfaut" style:family="text">
      <style:text-properties fo:font-style="italic" style:font-style-asian="italic"/>
    </style:style>
    <style:style style:name="T72" style:parent-style-name="Policepardéfaut" style:family="text">
      <style:text-properties fo:font-style="italic" style:font-style-asian="italic"/>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Policepardéfaut" style:family="text">
      <style:text-properties fo:font-style="italic" style:font-style-asian="italic"/>
    </style:style>
    <style:style style:name="T76" style:parent-style-name="Policepardéfaut" style:family="text">
      <style:text-properties fo:font-style="italic" style:font-style-asian="italic"/>
    </style:style>
    <style:style style:name="T77" style:parent-style-name="Policepardéfaut" style:family="text">
      <style:text-properties fo:font-style="italic" style:font-style-asian="italic"/>
    </style:style>
    <style:style style:name="T78" style:parent-style-name="Policepardéfaut" style:family="text">
      <style:text-properties fo:font-style="italic" style:font-style-asian="italic"/>
    </style:style>
    <style:style style:name="T79" style:parent-style-name="Policepardéfaut" style:family="text">
      <style:text-properties fo:font-variant="small-caps" style:font-size-complex="11pt"/>
    </style:style>
    <style:style style:name="P80" style:parent-style-name="Notedebasdepage" style:family="paragraph">
      <style:paragraph-properties fo:text-align="center"/>
    </style:style>
    <style:style style:name="T81" style:parent-style-name="Lienhypertexte" style:family="text">
      <style:text-properties fo:font-variant="small-caps"/>
    </style:style>
    <style:style style:name="T82" style:parent-style-name="Policepardéfaut" style:family="text">
      <style:text-properties style:text-position="super 63.6%"/>
    </style:style>
    <style:style style:name="T83" style:parent-style-name="Policepardéfaut" style:family="text">
      <style:text-properties fo:color="#0070C0"/>
    </style:style>
    <style:style style:name="T84" style:parent-style-name="Policepardéfaut" style:family="text">
      <style:text-properties style:text-position="super 63.6%"/>
    </style:style>
    <style:style style:name="T85" style:parent-style-name="Policepardéfaut" style:family="text">
      <style:text-properties fo:color="#0070C0"/>
    </style:style>
    <style:style style:name="T86" style:parent-style-name="Policepardéfaut" style:family="text">
      <style:text-properties fo:font-style="italic" style:font-style-asian="italic"/>
    </style:style>
    <style:style style:name="T87" style:parent-style-name="Appelnotedebasdep." style:family="text">
      <style:text-properties style:font-name-complex="Times New Roman"/>
    </style:style>
    <style:style style:name="P88" style:parent-style-name="quote.l" style:family="paragraph">
      <style:paragraph-properties fo:text-align="center"/>
    </style:style>
    <style:style style:name="T89" style:parent-style-name="Policepardéfaut" style:family="text">
      <style:text-properties fo:font-style="italic" style:font-style-asian="italic"/>
    </style:style>
    <style:style style:name="T90" style:parent-style-name="quote.c" style:family="text">
      <style:text-properties fo:color="#0070C0"/>
    </style:style>
    <style:style style:name="T91" style:parent-style-name="Policepardéfaut" style:family="text">
      <style:text-properties fo:font-style="italic" style:font-style-asian="italic"/>
    </style:style>
    <style:style style:name="T92" style:parent-style-name="Policepardéfaut" style:family="text">
      <style:text-properties fo:font-style="italic" style:font-style-asian="italic"/>
    </style:style>
    <style:style style:name="T93" style:parent-style-name="Policepardéfaut" style:family="text">
      <style:text-properties fo:font-style="italic" style:font-style-asian="italic"/>
    </style:style>
    <style:style style:name="T94" style:parent-style-name="Policepardéfaut" style:family="text">
      <style:text-properties fo:font-style="italic" style:font-style-asian="italic"/>
    </style:style>
    <style:style style:name="T95" style:parent-style-name="Policepardéfaut" style:family="text">
      <style:text-properties fo:color="#0070C0"/>
    </style:style>
    <style:style style:name="T96" style:parent-style-name="Policepardéfaut" style:family="text">
      <style:text-properties style:font-name-complex="Times New Roman"/>
    </style:style>
    <style:style style:name="T97" style:parent-style-name="Policepardéfaut" style:family="text">
      <style:text-properties style:font-name-complex="Times New Roman"/>
    </style:style>
    <style:style style:name="T98" style:parent-style-name="Policepardéfaut" style:family="text">
      <style:text-properties style:font-name-complex="Times New Roman"/>
    </style:style>
    <style:style style:name="T99" style:parent-style-name="Policepardéfaut" style:family="text">
      <style:text-properties style:font-name-complex="Times New Roman"/>
    </style:style>
    <style:style style:name="T100" style:parent-style-name="Policepardéfaut" style:family="text">
      <style:text-properties style:font-name-complex="Times New Roman"/>
    </style:style>
    <style:style style:name="T101" style:parent-style-name="Policepardéfaut" style:family="text">
      <style:text-properties fo:font-style="italic" style:font-style-asian="italic"/>
    </style:style>
    <style:style style:name="P102" style:parent-style-name="quote.l" style:family="paragraph">
      <style:paragraph-properties fo:text-align="center"/>
    </style:style>
    <style:style style:name="T103" style:parent-style-name="Policepardéfaut" style:family="text">
      <style:text-properties fo:font-style="italic" style:font-style-asian="italic"/>
    </style:style>
    <style:style style:name="T104" style:parent-style-name="Policepardéfaut" style:family="text">
      <style:text-properties fo:font-style="italic" style:font-style-asian="italic"/>
    </style:style>
    <style:style style:name="P105" style:parent-style-name="quote.l" style:family="paragraph">
      <style:paragraph-properties fo:text-align="center"/>
    </style:style>
    <style:style style:name="T106" style:parent-style-name="Policepardéfaut" style:family="text">
      <style:text-properties fo:font-style="italic" style:font-style-asian="italic"/>
    </style:style>
    <style:style style:name="T107" style:parent-style-name="Policepardéfaut" style:family="text">
      <style:text-properties fo:color="#0070C0"/>
    </style:style>
    <style:style style:name="T108" style:parent-style-name="Policepardéfaut" style:family="text">
      <style:text-properties fo:font-style="italic" style:font-style-asian="italic"/>
    </style:style>
    <style:style style:name="T109" style:parent-style-name="Policepardéfaut" style:family="text">
      <style:text-properties fo:font-style="italic" style:font-style-asian="italic"/>
    </style:style>
    <style:style style:name="T110" style:parent-style-name="Policepardéfaut" style:family="text">
      <style:text-properties fo:color="#0070C0"/>
    </style:style>
    <style:style style:name="T111" style:parent-style-name="Policepardéfaut" style:family="text">
      <style:text-properties fo:color="#0070C0"/>
    </style:style>
    <style:style style:name="T112" style:parent-style-name="Policepardéfaut" style:family="text">
      <style:text-properties style:font-name-complex="Times New Roman"/>
    </style:style>
    <style:style style:name="T113" style:parent-style-name="Policepardéfaut" style:family="text">
      <style:text-properties style:font-name-complex="Times New Roman" fo:font-style="italic" style:font-style-asian="italic"/>
    </style:style>
    <style:style style:name="T114" style:parent-style-name="Policepardéfaut" style:family="text">
      <style:text-properties style:font-name-complex="Times New Roman"/>
    </style:style>
    <style:style style:name="T115" style:parent-style-name="Policepardéfaut" style:family="text">
      <style:text-properties style:font-name-complex="Times New Roman"/>
    </style:style>
    <style:style style:name="T116" style:parent-style-name="Policepardéfaut" style:family="text">
      <style:text-properties style:font-name-complex="Times New Roman"/>
    </style:style>
    <style:style style:name="T117" style:parent-style-name="Policepardéfaut" style:family="text">
      <style:text-properties style:font-name-complex="Times New Roman"/>
    </style:style>
    <style:style style:name="T118" style:parent-style-name="Policepardéfaut" style:family="text">
      <style:text-properties style:font-name-complex="Times New Roman"/>
    </style:style>
    <style:style style:name="T119" style:parent-style-name="Policepardéfaut" style:family="text">
      <style:text-properties style:font-name-complex="Times New Roman"/>
    </style:style>
    <style:style style:name="T120" style:parent-style-name="Policepardéfaut" style:family="text">
      <style:text-properties style:font-name-complex="Times New Roman"/>
    </style:style>
    <style:style style:name="T121" style:parent-style-name="Policepardéfaut" style:family="text">
      <style:text-properties style:font-name-complex="Times New Roman"/>
    </style:style>
    <style:style style:name="T122" style:parent-style-name="Policepardéfaut" style:family="text">
      <style:text-properties style:font-name-complex="Times New Roman"/>
    </style:style>
    <style:style style:name="T123" style:parent-style-name="Policepardéfaut" style:family="text">
      <style:text-properties style:font-name-complex="Times New Roman"/>
    </style:style>
    <style:style style:name="T124" style:parent-style-name="Policepardéfaut" style:family="text">
      <style:text-properties style:font-name-complex="Times New Roman"/>
    </style:style>
    <style:style style:name="T125" style:parent-style-name="Policepardéfaut" style:family="text">
      <style:text-properties style:font-name-complex="Times New Roman"/>
    </style:style>
    <style:style style:name="T126" style:parent-style-name="Policepardéfaut" style:family="text">
      <style:text-properties style:font-name-complex="Times New Roman"/>
    </style:style>
    <style:style style:name="T127" style:parent-style-name="Policepardéfaut" style:family="text">
      <style:text-properties style:font-name-complex="Times New Roman"/>
    </style:style>
    <style:style style:name="T128" style:parent-style-name="Policepardéfaut" style:family="text">
      <style:text-properties style:font-name-complex="Times New Roman"/>
    </style:style>
    <style:style style:name="T129" style:parent-style-name="Policepardéfaut" style:family="text">
      <style:text-properties style:font-name-complex="Times New Roman"/>
    </style:style>
    <style:style style:name="T130" style:parent-style-name="Policepardéfaut" style:family="text">
      <style:text-properties style:font-name-complex="Times New Roman"/>
    </style:style>
    <style:style style:name="T131" style:parent-style-name="Policepardéfaut" style:family="text">
      <style:text-properties style:font-name-complex="Times New Roman"/>
    </style:style>
    <style:style style:name="T132" style:parent-style-name="Policepardéfaut" style:family="text">
      <style:text-properties style:font-name-complex="Times New Roman"/>
    </style:style>
    <style:style style:name="T133" style:parent-style-name="Policepardéfaut" style:family="text">
      <style:text-properties style:font-name-complex="Times New Roman"/>
    </style:style>
    <style:style style:name="T134" style:parent-style-name="Policepardéfaut" style:family="text">
      <style:text-properties style:font-name-complex="Times New Roman"/>
    </style:style>
    <style:style style:name="T135" style:parent-style-name="Policepardéfaut" style:family="text">
      <style:text-properties style:font-name-complex="Times New Roman"/>
    </style:style>
    <style:style style:name="T136" style:parent-style-name="Policepardéfaut" style:family="text">
      <style:text-properties style:font-name-complex="Times New Roman"/>
    </style:style>
    <style:style style:name="T137" style:parent-style-name="Policepardéfaut" style:family="text">
      <style:text-properties style:font-name-complex="Times New Roman"/>
    </style:style>
    <style:style style:name="T138" style:parent-style-name="Policepardéfaut" style:family="text">
      <style:text-properties style:font-name-complex="Times New Roman"/>
    </style:style>
    <style:style style:name="T139" style:parent-style-name="Policepardéfaut" style:family="text">
      <style:text-properties style:font-name-complex="Times New Roman"/>
    </style:style>
    <style:style style:name="T140" style:parent-style-name="Policepardéfaut" style:family="text">
      <style:text-properties style:font-name-complex="Times New Roman"/>
    </style:style>
    <style:style style:name="T141" style:parent-style-name="Policepardéfaut" style:family="text">
      <style:text-properties style:font-name-complex="Times New Roman"/>
    </style:style>
    <style:style style:name="T142" style:parent-style-name="Policepardéfaut" style:family="text">
      <style:text-properties style:font-name-complex="Times New Roman"/>
    </style:style>
    <style:style style:name="T143" style:parent-style-name="Policepardéfaut" style:family="text">
      <style:text-properties style:font-name-complex="Times New Roman"/>
    </style:style>
    <style:style style:name="T144" style:parent-style-name="Policepardéfaut" style:family="text">
      <style:text-properties style:font-name-complex="Times New Roman"/>
    </style:style>
    <style:style style:name="T145" style:parent-style-name="Policepardéfaut" style:family="text">
      <style:text-properties style:font-name-complex="Times New Roman"/>
    </style:style>
    <style:style style:name="T146" style:parent-style-name="Policepardéfaut" style:family="text">
      <style:text-properties style:font-name-complex="Times New Roman"/>
    </style:style>
    <style:style style:name="T147" style:parent-style-name="Policepardéfaut" style:family="text">
      <style:text-properties style:font-name-complex="Times New Roman"/>
    </style:style>
    <style:style style:name="T148" style:parent-style-name="Policepardéfaut" style:family="text">
      <style:text-properties style:font-name-complex="Times New Roman"/>
    </style:style>
    <style:style style:name="T149" style:parent-style-name="Policepardéfaut" style:family="text">
      <style:text-properties style:font-name-complex="Times New Roman"/>
    </style:style>
    <style:style style:name="T150" style:parent-style-name="Policepardéfaut" style:family="text">
      <style:text-properties style:font-name-complex="Times New Roman"/>
    </style:style>
    <style:style style:name="T151" style:parent-style-name="Policepardéfaut" style:family="text">
      <style:text-properties style:font-name-complex="Times New Roman"/>
    </style:style>
    <style:style style:name="T152" style:parent-style-name="Policepardéfaut" style:family="text">
      <style:text-properties style:font-name-complex="Times New Roman"/>
    </style:style>
    <style:style style:name="T153" style:parent-style-name="Policepardéfaut" style:family="text">
      <style:text-properties style:font-name-complex="Times New Roman"/>
    </style:style>
    <style:style style:name="T154" style:parent-style-name="Policepardéfaut" style:family="text">
      <style:text-properties style:font-name-complex="Times New Roman"/>
    </style:style>
    <style:style style:name="T155" style:parent-style-name="Policepardéfaut" style:family="text">
      <style:text-properties style:font-name-complex="Times New Roman"/>
    </style:style>
    <style:style style:name="T156" style:parent-style-name="Policepardéfaut" style:family="text">
      <style:text-properties style:font-name-complex="Times New Roman"/>
    </style:style>
    <style:style style:name="T157" style:parent-style-name="Policepardéfaut" style:family="text">
      <style:text-properties style:font-name-complex="Times New Roman"/>
    </style:style>
    <style:style style:name="T158" style:parent-style-name="Policepardéfaut" style:family="text">
      <style:text-properties style:font-name-complex="Times New Roman"/>
    </style:style>
    <style:style style:name="T159" style:parent-style-name="Policepardéfaut" style:family="text">
      <style:text-properties style:font-name-complex="Times New Roman"/>
    </style:style>
    <style:style style:name="T160" style:parent-style-name="Policepardéfaut" style:family="text">
      <style:text-properties style:font-name-complex="Times New Roman"/>
    </style:style>
    <style:style style:name="T161" style:parent-style-name="Policepardéfaut" style:family="text">
      <style:text-properties style:font-name-complex="Times New Roman"/>
    </style:style>
    <style:style style:name="T162" style:parent-style-name="Policepardéfaut" style:family="text">
      <style:text-properties style:font-name-complex="Times New Roman"/>
    </style:style>
    <style:style style:name="T163" style:parent-style-name="Policepardéfaut" style:family="text">
      <style:text-properties style:font-name-complex="Times New Roman"/>
    </style:style>
    <style:style style:name="T164" style:parent-style-name="Policepardéfaut" style:family="text">
      <style:text-properties style:font-name-complex="Times New Roman"/>
    </style:style>
    <style:style style:name="T165" style:parent-style-name="Policepardéfaut" style:family="text">
      <style:text-properties style:font-name-complex="Times New Roman"/>
    </style:style>
    <style:style style:name="T166" style:parent-style-name="Policepardéfaut" style:family="text">
      <style:text-properties style:font-name-complex="Times New Roman"/>
    </style:style>
    <style:style style:name="T167" style:parent-style-name="Policepardéfaut" style:family="text">
      <style:text-properties style:font-name-complex="Times New Roman"/>
    </style:style>
    <style:style style:name="T168" style:parent-style-name="Appelnotedebasdep." style:family="text">
      <style:text-properties style:font-name-complex="Times New Roman"/>
    </style:style>
    <style:style style:name="T169" style:parent-style-name="Policepardéfaut" style:family="text">
      <style:text-properties fo:color="#0070C0"/>
    </style:style>
    <style:style style:name="T170" style:parent-style-name="Policepardéfaut" style:family="text">
      <style:text-properties fo:color="#0070C0"/>
    </style:style>
    <style:style style:name="P171" style:parent-style-name="quote.l" style:family="paragraph">
      <style:paragraph-properties fo:text-align="center"/>
    </style:style>
    <style:style style:name="T172" style:parent-style-name="Policepardéfaut" style:family="text">
      <style:text-properties fo:font-style="italic" style:font-style-asian="italic"/>
    </style:style>
    <style:style style:name="T173" style:parent-style-name="Policepardéfaut" style:family="text">
      <style:text-properties style:font-name-complex="Times New Roman"/>
    </style:style>
    <style:style style:name="T174" style:parent-style-name="Policepardéfaut" style:family="text">
      <style:text-properties style:font-name-complex="Times New Roman"/>
    </style:style>
    <style:style style:name="T175" style:parent-style-name="Policepardéfaut" style:family="text">
      <style:text-properties style:font-name-complex="Times New Roman"/>
    </style:style>
    <style:style style:name="T176" style:parent-style-name="Policepardéfaut" style:family="text">
      <style:text-properties style:font-name-complex="Times New Roman"/>
    </style:style>
    <style:style style:name="T177" style:parent-style-name="Policepardéfaut" style:family="text">
      <style:text-properties style:font-name-complex="Times New Roman"/>
    </style:style>
    <style:style style:name="T178" style:parent-style-name="Policepardéfaut" style:family="text">
      <style:text-properties style:font-name-complex="Times New Roman"/>
    </style:style>
    <style:style style:name="T179" style:parent-style-name="Policepardéfaut" style:family="text">
      <style:text-properties style:font-name-complex="Times New Roman"/>
    </style:style>
    <style:style style:name="T180" style:parent-style-name="Policepardéfaut" style:family="text">
      <style:text-properties style:font-name-complex="Times New Roman"/>
    </style:style>
    <style:style style:name="T181" style:parent-style-name="Policepardéfaut" style:family="text">
      <style:text-properties style:font-name-complex="Times New Roman"/>
    </style:style>
    <style:style style:name="T182" style:parent-style-name="Policepardéfaut" style:family="text">
      <style:text-properties style:font-name-complex="Times New Roman"/>
    </style:style>
    <style:style style:name="T183" style:parent-style-name="Policepardéfaut" style:family="text">
      <style:text-properties style:font-name-complex="Times New Roman" fo:font-style="italic" style:font-style-asian="italic"/>
    </style:style>
    <style:style style:name="T184" style:parent-style-name="Policepardéfaut" style:family="text">
      <style:text-properties style:font-name-complex="Times New Roman" fo:font-style="italic" style:font-style-asian="italic"/>
    </style:style>
    <style:style style:name="T185" style:parent-style-name="Policepardéfaut" style:family="text">
      <style:text-properties fo:font-style="italic" style:font-style-asian="italic"/>
    </style:style>
    <style:style style:name="T186" style:parent-style-name="Policepardéfaut" style:family="text">
      <style:text-properties fo:color="#C00000"/>
    </style:style>
    <style:style style:name="T187" style:parent-style-name="Policepardéfaut" style:family="text">
      <style:text-properties fo:color="#C00000"/>
    </style:style>
    <style:style style:name="T188" style:parent-style-name="Policepardéfaut" style:family="text">
      <style:text-properties fo:font-style="italic" style:font-style-asian="italic"/>
    </style:style>
    <style:style style:name="T189" style:parent-style-name="Policepardéfaut" style:family="text">
      <style:text-properties style:font-name-complex="Times New Roman"/>
    </style:style>
    <style:style style:name="T190" style:parent-style-name="Policepardéfaut" style:family="text">
      <style:text-properties style:font-name-complex="Times New Roman"/>
    </style:style>
    <style:style style:name="T191" style:parent-style-name="Policepardéfaut" style:family="text">
      <style:text-properties style:font-name-complex="Times New Roman"/>
    </style:style>
    <style:style style:name="T192" style:parent-style-name="Policepardéfaut" style:family="text">
      <style:text-properties fo:color="#0070C0"/>
    </style:style>
    <style:style style:name="T193" style:parent-style-name="Policepardéfaut" style:family="text">
      <style:text-properties fo:font-style="italic" style:font-style-asian="italic"/>
    </style:style>
    <style:style style:name="T194" style:parent-style-name="Policepardéfaut" style:family="text">
      <style:text-properties fo:color="#00B050"/>
    </style:style>
    <style:style style:name="T195" style:parent-style-name="Policepardéfaut" style:family="text">
      <style:text-properties style:font-name-complex="Times New Roman"/>
    </style:style>
    <style:style style:name="T196" style:parent-style-name="Policepardéfaut" style:family="text">
      <style:text-properties style:font-name-complex="Times New Roman" fo:color="#0070C0"/>
    </style:style>
    <style:style style:name="T197" style:parent-style-name="Policepardéfaut" style:family="text">
      <style:text-properties style:font-name-complex="Times New Roman"/>
    </style:style>
    <style:style style:name="T198" style:parent-style-name="Policepardéfaut" style:family="text">
      <style:text-properties style:font-name-complex="Times New Roman"/>
    </style:style>
    <style:style style:name="T199" style:parent-style-name="Appelnotedebasdep." style:family="text">
      <style:text-properties style:font-name-complex="Times New Roman"/>
    </style:style>
    <style:style style:name="T200" style:parent-style-name="Policepardéfaut" style:family="text">
      <style:text-properties fo:font-style="italic" style:font-style-asian="italic"/>
    </style:style>
    <style:style style:name="T201" style:parent-style-name="Policepardéfaut" style:family="text">
      <style:text-properties fo:color="#0070C0"/>
    </style:style>
    <style:style style:name="T202" style:parent-style-name="Policepardéfaut" style:family="text">
      <style:text-properties style:font-name-complex="Times New Roman"/>
    </style:style>
    <style:style style:name="T203" style:parent-style-name="Policepardéfaut" style:family="text">
      <style:text-properties style:font-name-complex="Times New Roman"/>
    </style:style>
    <style:style style:name="T204" style:parent-style-name="Appelnotedebasdep." style:family="text">
      <style:text-properties style:font-name-complex="Times New Roman"/>
    </style:style>
    <style:style style:name="T205" style:parent-style-name="Policepardéfaut" style:family="text">
      <style:text-properties style:font-name-complex="Times New Roman"/>
    </style:style>
    <style:style style:name="T206" style:parent-style-name="Policepardéfaut" style:family="text">
      <style:text-properties style:font-name-complex="Times New Roman"/>
    </style:style>
    <style:style style:name="T207" style:parent-style-name="Policepardéfaut" style:family="text">
      <style:text-properties style:font-name-complex="Times New Roman"/>
    </style:style>
    <style:style style:name="T208" style:parent-style-name="Policepardéfaut" style:family="text">
      <style:text-properties style:font-name-complex="Times New Roman"/>
    </style:style>
    <style:style style:name="T209" style:parent-style-name="Policepardéfaut" style:family="text">
      <style:text-properties style:font-name-complex="Times New Roman"/>
    </style:style>
    <style:style style:name="T210" style:parent-style-name="Policepardéfaut" style:family="text">
      <style:text-properties style:font-name-complex="Times New Roman"/>
    </style:style>
    <style:style style:name="T211" style:parent-style-name="Policepardéfaut" style:family="text">
      <style:text-properties style:font-name-complex="Times New Roman"/>
    </style:style>
    <style:style style:name="T212" style:parent-style-name="Policepardéfaut" style:family="text">
      <style:text-properties style:font-name-complex="Times New Roman"/>
    </style:style>
    <style:style style:name="T213" style:parent-style-name="Policepardéfaut" style:family="text">
      <style:text-properties style:font-name-complex="Times New Roman"/>
    </style:style>
    <style:style style:name="T214" style:parent-style-name="Policepardéfaut" style:family="text">
      <style:text-properties style:font-name-complex="Times New Roman"/>
    </style:style>
    <style:style style:name="T215" style:parent-style-name="Policepardéfaut" style:family="text">
      <style:text-properties style:font-name-complex="Times New Roman"/>
    </style:style>
    <style:style style:name="T216" style:parent-style-name="Policepardéfaut" style:family="text">
      <style:text-properties style:font-name-complex="Times New Roman"/>
    </style:style>
    <style:style style:name="T217" style:parent-style-name="Policepardéfaut" style:family="text">
      <style:text-properties style:font-name-complex="Times New Roman"/>
    </style:style>
    <style:style style:name="T218" style:parent-style-name="Policepardéfaut" style:family="text">
      <style:text-properties style:font-name-complex="Times New Roman"/>
    </style:style>
    <style:style style:name="T219" style:parent-style-name="Policepardéfaut" style:family="text">
      <style:text-properties style:font-name-complex="Times New Roman"/>
    </style:style>
    <style:style style:name="T220" style:parent-style-name="Policepardéfaut" style:family="text">
      <style:text-properties style:font-name-complex="Times New Roman"/>
    </style:style>
    <style:style style:name="T221" style:parent-style-name="Policepardéfaut" style:family="text">
      <style:text-properties style:font-name-complex="Times New Roman"/>
    </style:style>
    <style:style style:name="T222" style:parent-style-name="Policepardéfaut" style:family="text">
      <style:text-properties style:font-name-complex="Times New Roman"/>
    </style:style>
    <style:style style:name="T223" style:parent-style-name="Policepardéfaut" style:family="text">
      <style:text-properties style:font-name-complex="Times New Roman"/>
    </style:style>
    <style:style style:name="T224" style:parent-style-name="Policepardéfaut" style:family="text">
      <style:text-properties style:font-name-complex="Times New Roman"/>
    </style:style>
    <style:style style:name="T225" style:parent-style-name="Policepardéfaut" style:family="text">
      <style:text-properties style:font-name-complex="Times New Roman"/>
    </style:style>
    <style:style style:name="T226" style:parent-style-name="Policepardéfaut" style:family="text">
      <style:text-properties style:font-name-complex="Times New Roman"/>
    </style:style>
    <style:style style:name="T227" style:parent-style-name="Policepardéfaut" style:family="text">
      <style:text-properties style:font-name-complex="Times New Roman"/>
    </style:style>
    <style:style style:name="T228" style:parent-style-name="Policepardéfaut" style:family="text">
      <style:text-properties style:font-name-complex="Times New Roman"/>
    </style:style>
    <style:style style:name="T229" style:parent-style-name="Policepardéfaut" style:family="text">
      <style:text-properties style:font-name-complex="Times New Roman"/>
    </style:style>
    <style:style style:name="T230" style:parent-style-name="Policepardéfaut" style:family="text">
      <style:text-properties style:font-name-complex="Times New Roman"/>
    </style:style>
    <style:style style:name="T231" style:parent-style-name="Policepardéfaut" style:family="text">
      <style:text-properties style:font-name-complex="Times New Roman"/>
    </style:style>
    <style:style style:name="T232" style:parent-style-name="Policepardéfaut" style:family="text">
      <style:text-properties style:font-name-complex="Times New Roman"/>
    </style:style>
    <style:style style:name="T233" style:parent-style-name="Policepardéfaut" style:family="text">
      <style:text-properties style:font-name-complex="Times New Roman" fo:font-style="italic" style:font-style-asian="italic"/>
    </style:style>
    <style:style style:name="T234" style:parent-style-name="Policepardéfaut" style:family="text">
      <style:text-properties style:font-name-complex="Times New Roman"/>
    </style:style>
    <style:style style:name="T235" style:parent-style-name="Policepardéfaut" style:family="text">
      <style:text-properties style:font-name-complex="Times New Roman"/>
    </style:style>
    <style:style style:name="T236" style:parent-style-name="Policepardéfaut" style:family="text">
      <style:text-properties style:font-name-complex="Times New Roman"/>
    </style:style>
    <style:style style:name="T237" style:parent-style-name="Policepardéfaut" style:family="text">
      <style:text-properties style:font-name-complex="Times New Roman"/>
    </style:style>
    <style:style style:name="T238" style:parent-style-name="Policepardéfaut" style:family="text">
      <style:text-properties style:font-name-complex="Times New Roman"/>
    </style:style>
    <style:style style:name="T239" style:parent-style-name="Policepardéfaut" style:family="text">
      <style:text-properties style:font-name-complex="Times New Roman"/>
    </style:style>
    <style:style style:name="T240" style:parent-style-name="Policepardéfaut" style:family="text">
      <style:text-properties style:font-name-complex="Times New Roman"/>
    </style:style>
    <style:style style:name="T241" style:parent-style-name="Policepardéfaut" style:family="text">
      <style:text-properties style:font-name-complex="Times New Roman"/>
    </style:style>
    <style:style style:name="T242" style:parent-style-name="Policepardéfaut" style:family="text">
      <style:text-properties style:font-name-complex="Times New Roman"/>
    </style:style>
    <style:style style:name="T243" style:parent-style-name="Policepardéfaut" style:family="text">
      <style:text-properties style:font-name-complex="Times New Roman"/>
    </style:style>
    <style:style style:name="T244" style:parent-style-name="Policepardéfaut" style:family="text">
      <style:text-properties style:font-name-complex="Times New Roman"/>
    </style:style>
    <style:style style:name="T245" style:parent-style-name="Policepardéfaut" style:family="text">
      <style:text-properties style:font-name-complex="Times New Roman"/>
    </style:style>
    <style:style style:name="T246" style:parent-style-name="Policepardéfaut" style:family="text">
      <style:text-properties style:font-name-complex="Times New Roman"/>
    </style:style>
    <style:style style:name="T247" style:parent-style-name="Policepardéfaut" style:family="text">
      <style:text-properties style:font-name-complex="Times New Roman"/>
    </style:style>
    <style:style style:name="T248" style:parent-style-name="Policepardéfaut" style:family="text">
      <style:text-properties style:font-name-complex="Times New Roman"/>
    </style:style>
    <style:style style:name="T249" style:parent-style-name="Policepardéfaut" style:family="text">
      <style:text-properties style:font-name-complex="Times New Roman" fo:font-style="italic" style:font-style-asian="italic"/>
    </style:style>
    <style:style style:name="T250" style:parent-style-name="Policepardéfaut" style:family="text">
      <style:text-properties style:font-name-complex="Times New Roman"/>
    </style:style>
    <style:style style:name="T251" style:parent-style-name="Policepardéfaut" style:family="text">
      <style:text-properties style:font-name-complex="Times New Roman"/>
    </style:style>
    <style:style style:name="T252" style:parent-style-name="Policepardéfaut" style:family="text">
      <style:text-properties style:font-name-complex="Times New Roman"/>
    </style:style>
    <style:style style:name="T253" style:parent-style-name="Policepardéfaut" style:family="text">
      <style:text-properties style:font-name-complex="Times New Roman"/>
    </style:style>
    <style:style style:name="T254" style:parent-style-name="Policepardéfaut" style:family="text">
      <style:text-properties style:font-name-complex="Times New Roman"/>
    </style:style>
    <style:style style:name="T255" style:parent-style-name="Policepardéfaut" style:family="text">
      <style:text-properties style:font-name-complex="Times New Roman"/>
    </style:style>
    <style:style style:name="T256" style:parent-style-name="Policepardéfaut" style:family="text">
      <style:text-properties style:font-name-complex="Times New Roman"/>
    </style:style>
    <style:style style:name="T257" style:parent-style-name="Policepardéfaut" style:family="text">
      <style:text-properties style:font-name-complex="Times New Roman"/>
    </style:style>
    <style:style style:name="T258" style:parent-style-name="Policepardéfaut" style:family="text">
      <style:text-properties style:font-name-complex="Times New Roman"/>
    </style:style>
    <style:style style:name="T259" style:parent-style-name="Policepardéfaut" style:family="text">
      <style:text-properties style:font-name-complex="Times New Roman"/>
    </style:style>
    <style:style style:name="T260" style:parent-style-name="Policepardéfaut" style:family="text">
      <style:text-properties style:font-name-complex="Times New Roman"/>
    </style:style>
    <style:style style:name="T261" style:parent-style-name="Policepardéfaut" style:family="text">
      <style:text-properties style:font-name-complex="Times New Roman"/>
    </style:style>
    <style:style style:name="T262" style:parent-style-name="Policepardéfaut" style:family="text">
      <style:text-properties style:font-name-complex="Times New Roman"/>
    </style:style>
    <style:style style:name="T263" style:parent-style-name="Policepardéfaut" style:family="text">
      <style:text-properties style:font-name-complex="Times New Roman"/>
    </style:style>
    <style:style style:name="T264" style:parent-style-name="Policepardéfaut" style:family="text">
      <style:text-properties style:font-name-complex="Times New Roman"/>
    </style:style>
    <style:style style:name="T265" style:parent-style-name="Policepardéfaut" style:family="text">
      <style:text-properties style:font-name-complex="Times New Roman"/>
    </style:style>
    <style:style style:name="T266" style:parent-style-name="Policepardéfaut" style:family="text">
      <style:text-properties style:font-name-complex="Times New Roman"/>
    </style:style>
    <style:style style:name="T267" style:parent-style-name="Policepardéfaut" style:family="text">
      <style:text-properties style:font-name-complex="Times New Roman"/>
    </style:style>
    <style:style style:name="T268" style:parent-style-name="Policepardéfaut" style:family="text">
      <style:text-properties style:font-name-complex="Times New Roman"/>
    </style:style>
    <style:style style:name="T269" style:parent-style-name="Policepardéfaut" style:family="text">
      <style:text-properties style:font-name-complex="Times New Roman"/>
    </style:style>
    <style:style style:name="T270" style:parent-style-name="Policepardéfaut" style:family="text">
      <style:text-properties style:font-name-complex="Times New Roman"/>
    </style:style>
    <style:style style:name="T271" style:parent-style-name="Appelnotedebasdep." style:family="text">
      <style:text-properties style:font-name-complex="Times New Roman"/>
    </style:style>
    <style:style style:name="T272" style:parent-style-name="Policepardéfaut" style:family="text">
      <style:text-properties fo:color="#0070C0"/>
    </style:style>
    <style:style style:name="T273" style:parent-style-name="Policepardéfaut" style:family="text">
      <style:text-properties fo:font-style="italic" style:font-style-asian="italic"/>
    </style:style>
    <style:style style:name="T274" style:parent-style-name="Policepardéfaut" style:family="text">
      <style:text-properties fo:font-style="italic" style:font-style-asian="italic"/>
    </style:style>
    <style:style style:name="T275" style:parent-style-name="Policepardéfaut" style:family="text">
      <style:text-properties fo:font-style="italic" style:font-style-asian="italic"/>
    </style:style>
    <style:style style:name="T276" style:parent-style-name="Policepardéfaut" style:family="text">
      <style:text-properties style:font-name-complex="Times New Roman"/>
    </style:style>
    <style:style style:name="T277" style:parent-style-name="Policepardéfaut" style:family="text">
      <style:text-properties style:font-name-complex="Times New Roman"/>
    </style:style>
    <style:style style:name="T278" style:parent-style-name="Policepardéfaut" style:family="text">
      <style:text-properties style:font-name-complex="Times New Roman"/>
    </style:style>
    <style:style style:name="T279" style:parent-style-name="Policepardéfaut" style:family="text">
      <style:text-properties style:font-name-complex="Times New Roman"/>
    </style:style>
    <style:style style:name="T280" style:parent-style-name="Policepardéfaut" style:family="text">
      <style:text-properties style:font-name-complex="Times New Roman"/>
    </style:style>
    <style:style style:name="T281" style:parent-style-name="Policepardéfaut" style:family="text">
      <style:text-properties style:font-name-complex="Times New Roman"/>
    </style:style>
    <style:style style:name="T282" style:parent-style-name="Policepardéfaut" style:family="text">
      <style:text-properties style:font-name-complex="Times New Roman"/>
    </style:style>
    <style:style style:name="T283" style:parent-style-name="Policepardéfaut" style:family="text">
      <style:text-properties style:font-name-complex="Times New Roman"/>
    </style:style>
    <style:style style:name="T284" style:parent-style-name="Policepardéfaut" style:family="text">
      <style:text-properties style:font-name-complex="Times New Roman"/>
    </style:style>
    <style:style style:name="T285" style:parent-style-name="Policepardéfaut" style:family="text">
      <style:text-properties style:font-name-complex="Times New Roman"/>
    </style:style>
    <style:style style:name="T286" style:parent-style-name="Policepardéfaut" style:family="text">
      <style:text-properties style:font-name-complex="Times New Roman"/>
    </style:style>
    <style:style style:name="T287" style:parent-style-name="Policepardéfaut" style:family="text">
      <style:text-properties style:font-name-complex="Times New Roman"/>
    </style:style>
    <style:style style:name="T288" style:parent-style-name="Policepardéfaut" style:family="text">
      <style:text-properties style:font-name-complex="Times New Roman"/>
    </style:style>
    <style:style style:name="T289" style:parent-style-name="Policepardéfaut" style:family="text">
      <style:text-properties style:font-name-complex="Times New Roman"/>
    </style:style>
    <style:style style:name="T290" style:parent-style-name="Policepardéfaut" style:family="text">
      <style:text-properties style:font-name-complex="Times New Roman"/>
    </style:style>
    <style:style style:name="T291" style:parent-style-name="Policepardéfaut" style:family="text">
      <style:text-properties fo:color="#0070C0"/>
    </style:style>
    <style:style style:name="T292" style:parent-style-name="Policepardéfaut" style:family="text">
      <style:text-properties fo:font-style="italic" style:font-style-asian="italic"/>
    </style:style>
    <style:style style:name="T293" style:parent-style-name="Policepardéfaut" style:family="text">
      <style:text-properties fo:color="#0070C0"/>
    </style:style>
    <style:style style:name="T294" style:parent-style-name="Policepardéfaut" style:family="text">
      <style:text-properties style:font-name-complex="Times New Roman"/>
    </style:style>
    <style:style style:name="T295" style:parent-style-name="Policepardéfaut" style:family="text">
      <style:text-properties style:font-name-complex="Times New Roman"/>
    </style:style>
    <style:style style:name="T296" style:parent-style-name="Policepardéfaut" style:family="text">
      <style:text-properties style:font-name-complex="Times New Roman"/>
    </style:style>
    <style:style style:name="T297" style:parent-style-name="Policepardéfaut" style:family="text">
      <style:text-properties style:font-name-complex="Times New Roman"/>
    </style:style>
    <style:style style:name="T298" style:parent-style-name="Policepardéfaut" style:family="text">
      <style:text-properties style:font-name-complex="Times New Roman"/>
    </style:style>
    <style:style style:name="T299" style:parent-style-name="Policepardéfaut" style:family="text">
      <style:text-properties style:font-name-complex="Times New Roman"/>
    </style:style>
    <style:style style:name="T300" style:parent-style-name="Policepardéfaut" style:family="text">
      <style:text-properties style:font-name-complex="Times New Roman"/>
    </style:style>
    <style:style style:name="T301" style:parent-style-name="Policepardéfaut" style:family="text">
      <style:text-properties style:font-name-complex="Times New Roman"/>
    </style:style>
    <style:style style:name="T302" style:parent-style-name="Policepardéfaut" style:family="text">
      <style:text-properties style:font-name-complex="Times New Roman"/>
    </style:style>
    <style:style style:name="T303" style:parent-style-name="Policepardéfaut" style:family="text">
      <style:text-properties style:font-name-complex="Times New Roman"/>
    </style:style>
    <style:style style:name="T304" style:parent-style-name="Policepardéfaut" style:family="text">
      <style:text-properties style:font-name-complex="Times New Roman"/>
    </style:style>
    <style:style style:name="T305" style:parent-style-name="Policepardéfaut" style:family="text">
      <style:text-properties style:font-name-complex="Times New Roman"/>
    </style:style>
    <style:style style:name="T306" style:parent-style-name="Policepardéfaut" style:family="text">
      <style:text-properties style:font-name-complex="Times New Roman"/>
    </style:style>
    <style:style style:name="T307" style:parent-style-name="Policepardéfaut" style:family="text">
      <style:text-properties fo:font-style="italic" style:font-style-asian="italic"/>
    </style:style>
    <style:style style:name="T308" style:parent-style-name="Policepardéfaut" style:family="text">
      <style:text-properties fo:font-style="italic" style:font-style-asian="italic"/>
    </style:style>
    <style:style style:name="T309" style:parent-style-name="Policepardéfaut" style:family="text">
      <style:text-properties fo:font-style="italic" style:font-style-asian="italic"/>
    </style:style>
    <style:style style:name="T310" style:parent-style-name="Policepardéfaut" style:family="text">
      <style:text-properties fo:color="#0070C0"/>
    </style:style>
    <style:style style:name="T311" style:parent-style-name="Policepardéfaut" style:family="text">
      <style:text-properties style:font-name-complex="Times New Roman"/>
    </style:style>
    <style:style style:name="T312" style:parent-style-name="Policepardéfaut" style:family="text">
      <style:text-properties style:font-name-complex="Times New Roman"/>
    </style:style>
    <style:style style:name="T313" style:parent-style-name="Policepardéfaut" style:family="text">
      <style:text-properties style:font-name-complex="Times New Roman"/>
    </style:style>
    <style:style style:name="T314" style:parent-style-name="Policepardéfaut" style:family="text">
      <style:text-properties style:font-name-complex="Times New Roman"/>
    </style:style>
    <style:style style:name="T315" style:parent-style-name="Policepardéfaut" style:family="text">
      <style:text-properties style:font-name-complex="Times New Roman"/>
    </style:style>
    <style:style style:name="T316" style:parent-style-name="Policepardéfaut" style:family="text">
      <style:text-properties style:font-name-complex="Times New Roman"/>
    </style:style>
    <style:style style:name="T317" style:parent-style-name="Policepardéfaut" style:family="text">
      <style:text-properties style:font-name-complex="Times New Roman"/>
    </style:style>
    <style:style style:name="T318" style:parent-style-name="Policepardéfaut" style:family="text">
      <style:text-properties style:font-name-complex="Times New Roman"/>
    </style:style>
    <style:style style:name="T319" style:parent-style-name="Policepardéfaut" style:family="text">
      <style:text-properties style:font-name-complex="Times New Roman"/>
    </style:style>
    <style:style style:name="T320" style:parent-style-name="Policepardéfaut" style:family="text">
      <style:text-properties style:font-name-complex="Times New Roman"/>
    </style:style>
    <style:style style:name="T321" style:parent-style-name="Policepardéfaut" style:family="text">
      <style:text-properties style:font-name-complex="Times New Roman"/>
    </style:style>
    <style:style style:name="T322" style:parent-style-name="Policepardéfaut" style:family="text">
      <style:text-properties style:font-name-complex="Times New Roman" fo:font-style="italic" style:font-style-asian="italic"/>
    </style:style>
    <style:style style:name="T323" style:parent-style-name="Policepardéfaut" style:family="text">
      <style:text-properties style:font-name-complex="Times New Roman"/>
    </style:style>
    <style:style style:name="T324" style:parent-style-name="Policepardéfaut" style:family="text">
      <style:text-properties style:font-name-complex="Times New Roman"/>
    </style:style>
    <style:style style:name="T325" style:parent-style-name="Policepardéfaut" style:family="text">
      <style:text-properties style:font-name-complex="Times New Roman"/>
    </style:style>
    <style:style style:name="T326" style:parent-style-name="Policepardéfaut" style:family="text">
      <style:text-properties style:font-name-complex="Times New Roman"/>
    </style:style>
    <style:style style:name="T327" style:parent-style-name="Policepardéfaut" style:family="text">
      <style:text-properties style:font-name-complex="Times New Roman"/>
    </style:style>
    <style:style style:name="T328" style:parent-style-name="Policepardéfaut" style:family="text">
      <style:text-properties style:font-name-complex="Times New Roman"/>
    </style:style>
    <style:style style:name="T329" style:parent-style-name="Policepardéfaut" style:family="text">
      <style:text-properties style:font-name-complex="Times New Roman"/>
    </style:style>
    <style:style style:name="T330" style:parent-style-name="Policepardéfaut" style:family="text">
      <style:text-properties style:font-name-complex="Times New Roman" fo:font-style="italic" style:font-style-asian="italic" fo:color="#7030A0"/>
    </style:style>
    <style:style style:name="T331" style:parent-style-name="Policepardéfaut" style:family="text">
      <style:text-properties style:font-name-complex="Times New Roman"/>
    </style:style>
    <style:style style:name="T332" style:parent-style-name="Policepardéfaut" style:family="text">
      <style:text-properties style:font-name-complex="Times New Roman"/>
    </style:style>
    <style:style style:name="T333" style:parent-style-name="Policepardéfaut" style:family="text">
      <style:text-properties style:font-name-complex="Times New Roman"/>
    </style:style>
    <style:style style:name="T334" style:parent-style-name="Policepardéfaut" style:family="text">
      <style:text-properties style:font-name-complex="Times New Roman"/>
    </style:style>
    <style:style style:name="T335" style:parent-style-name="Policepardéfaut" style:family="text">
      <style:text-properties style:font-name-complex="Times New Roman"/>
    </style:style>
    <style:style style:name="T336" style:parent-style-name="Policepardéfaut" style:family="text">
      <style:text-properties style:font-name-complex="Times New Roman"/>
    </style:style>
    <style:style style:name="T337" style:parent-style-name="Policepardéfaut" style:family="text">
      <style:text-properties style:font-name-complex="Times New Roman"/>
    </style:style>
    <style:style style:name="T338" style:parent-style-name="Policepardéfaut" style:family="text">
      <style:text-properties style:font-name-complex="Times New Roman"/>
    </style:style>
    <style:style style:name="T339" style:parent-style-name="Policepardéfaut" style:family="text">
      <style:text-properties style:font-name-complex="Times New Roman" fo:color="#00B050"/>
    </style:style>
    <style:style style:name="T340" style:parent-style-name="Policepardéfaut" style:family="text">
      <style:text-properties style:font-name-complex="Times New Roman"/>
    </style:style>
    <style:style style:name="T341" style:parent-style-name="Policepardéfaut" style:family="text">
      <style:text-properties style:font-name-complex="Times New Roman" fo:color="#FFFF00"/>
    </style:style>
    <style:style style:name="T342" style:parent-style-name="Policepardéfaut" style:family="text">
      <style:text-properties style:font-name-complex="Times New Roman"/>
    </style:style>
    <style:style style:name="T343" style:parent-style-name="Policepardéfaut" style:family="text">
      <style:text-properties style:font-name-complex="Times New Roman" fo:font-style="italic" style:font-style-asian="italic"/>
    </style:style>
    <style:style style:name="T344" style:parent-style-name="Policepardéfaut" style:family="text">
      <style:text-properties style:font-name-complex="Times New Roman"/>
    </style:style>
    <style:style style:name="T345" style:parent-style-name="Policepardéfaut" style:family="text">
      <style:text-properties style:font-name-complex="Times New Roman"/>
    </style:style>
    <style:style style:name="T346" style:parent-style-name="Policepardéfaut" style:family="text">
      <style:text-properties style:font-name-complex="Times New Roman"/>
    </style:style>
    <style:style style:name="T347" style:parent-style-name="quote.c" style:family="text">
      <style:text-properties fo:font-style="italic" style:font-style-asian="italic"/>
    </style:style>
    <style:style style:name="T348" style:parent-style-name="quote.c" style:family="text">
      <style:text-properties fo:font-style="italic" style:font-style-asian="italic"/>
    </style:style>
    <style:style style:name="T349" style:parent-style-name="quote.c" style:family="text">
      <style:text-properties fo:font-style="italic" style:font-style-asian="italic"/>
    </style:style>
    <style:style style:name="T350" style:parent-style-name="Policepardéfaut" style:family="text">
      <style:text-properties fo:color="#0070C0"/>
    </style:style>
    <style:style style:name="T351" style:parent-style-name="Policepardéfaut" style:family="text">
      <style:text-properties style:font-name-complex="Times New Roman"/>
    </style:style>
    <style:style style:name="T352" style:parent-style-name="Policepardéfaut" style:family="text">
      <style:text-properties style:font-name-complex="Times New Roman"/>
    </style:style>
    <style:style style:name="T353" style:parent-style-name="Policepardéfaut" style:family="text">
      <style:text-properties style:font-name-complex="Times New Roman"/>
    </style:style>
    <style:style style:name="T354" style:parent-style-name="Policepardéfaut" style:family="text">
      <style:text-properties style:font-name-complex="Times New Roman"/>
    </style:style>
    <style:style style:name="T355" style:parent-style-name="Policepardéfaut" style:family="text">
      <style:text-properties style:font-name-complex="Times New Roman"/>
    </style:style>
    <style:style style:name="T356" style:parent-style-name="Policepardéfaut" style:family="text">
      <style:text-properties style:font-name-complex="Times New Roman"/>
    </style:style>
    <style:style style:name="T357" style:parent-style-name="Policepardéfaut" style:family="text">
      <style:text-properties style:font-name-complex="Times New Roman"/>
    </style:style>
    <style:style style:name="T358" style:parent-style-name="Policepardéfaut" style:family="text">
      <style:text-properties style:font-name-complex="Times New Roman"/>
    </style:style>
    <style:style style:name="T359" style:parent-style-name="Policepardéfaut" style:family="text">
      <style:text-properties style:font-name-complex="Times New Roman"/>
    </style:style>
    <style:style style:name="T360" style:parent-style-name="Policepardéfaut" style:family="text">
      <style:text-properties fo:color="#0070C0"/>
    </style:style>
    <style:style style:name="T361" style:parent-style-name="Policepardéfaut" style:family="text">
      <style:text-properties style:font-name-complex="Times New Roman"/>
    </style:style>
    <style:style style:name="T362" style:parent-style-name="Policepardéfaut" style:family="text">
      <style:text-properties style:font-name-complex="Times New Roman"/>
    </style:style>
    <style:style style:name="T363" style:parent-style-name="Policepardéfaut" style:family="text">
      <style:text-properties style:font-name-complex="Times New Roman"/>
    </style:style>
    <style:style style:name="T364" style:parent-style-name="Policepardéfaut" style:family="text">
      <style:text-properties style:font-name-complex="Times New Roman"/>
    </style:style>
    <style:style style:name="T365" style:parent-style-name="Policepardéfaut" style:family="text">
      <style:text-properties style:font-name-complex="Times New Roman"/>
    </style:style>
    <style:style style:name="T366" style:parent-style-name="Policepardéfaut" style:family="text">
      <style:text-properties style:font-name-complex="Times New Roman"/>
    </style:style>
    <style:style style:name="T367" style:parent-style-name="Policepardéfaut" style:family="text">
      <style:text-properties style:font-name-complex="Times New Roman"/>
    </style:style>
    <style:style style:name="T368" style:parent-style-name="Policepardéfaut" style:family="text">
      <style:text-properties style:font-name-complex="Times New Roman"/>
    </style:style>
    <style:style style:name="T369" style:parent-style-name="Policepardéfaut" style:family="text">
      <style:text-properties style:font-name-complex="Times New Roman"/>
    </style:style>
    <style:style style:name="T370" style:parent-style-name="Policepardéfaut" style:family="text">
      <style:text-properties style:font-name-complex="Times New Roman"/>
    </style:style>
    <style:style style:name="T371" style:parent-style-name="Policepardéfaut" style:family="text">
      <style:text-properties style:font-name-complex="Times New Roman"/>
    </style:style>
    <style:style style:name="T372" style:parent-style-name="Policepardéfaut" style:family="text">
      <style:text-properties style:font-name-complex="Times New Roman"/>
    </style:style>
    <style:style style:name="T373" style:parent-style-name="Policepardéfaut" style:family="text">
      <style:text-properties style:font-name-complex="Times New Roman"/>
    </style:style>
    <style:style style:name="T374" style:parent-style-name="Policepardéfaut" style:family="text">
      <style:text-properties style:font-name-complex="Times New Roman"/>
    </style:style>
    <style:style style:name="T375" style:parent-style-name="Policepardéfaut" style:family="text">
      <style:text-properties style:font-name-complex="Times New Roman"/>
    </style:style>
    <style:style style:name="T376" style:parent-style-name="Policepardéfaut" style:family="text">
      <style:text-properties style:font-name-complex="Times New Roman"/>
    </style:style>
    <style:style style:name="T377" style:parent-style-name="Policepardéfaut" style:family="text">
      <style:text-properties style:font-name-complex="Times New Roman"/>
    </style:style>
    <style:style style:name="T378" style:parent-style-name="Appelnotedebasdep." style:family="text">
      <style:text-properties style:font-name-complex="Times New Roman"/>
    </style:style>
    <style:style style:name="T379" style:parent-style-name="Policepardéfaut" style:family="text">
      <style:text-properties fo:color="#7030A0"/>
    </style:style>
    <style:style style:name="T380" style:parent-style-name="Policepardéfaut" style:family="text">
      <style:text-properties fo:color="#7030A0"/>
    </style:style>
    <style:style style:name="T381" style:parent-style-name="Policepardéfaut" style:family="text">
      <style:text-properties style:font-name-complex="Times New Roman"/>
    </style:style>
    <style:style style:name="T382" style:parent-style-name="Policepardéfaut" style:family="text">
      <style:text-properties style:font-name-complex="Times New Roman"/>
    </style:style>
    <style:style style:name="T383" style:parent-style-name="Policepardéfaut" style:family="text">
      <style:text-properties style:font-name-complex="Times New Roman"/>
    </style:style>
    <style:style style:name="T384" style:parent-style-name="Policepardéfaut" style:family="text">
      <style:text-properties style:font-name-complex="Times New Roman"/>
    </style:style>
    <style:style style:name="T385" style:parent-style-name="Policepardéfaut" style:family="text">
      <style:text-properties style:font-name-complex="Times New Roman"/>
    </style:style>
    <style:style style:name="T386" style:parent-style-name="Appelnotedebasdep." style:family="text">
      <style:text-properties style:font-name-complex="Times New Roman"/>
    </style:style>
    <style:style style:name="T387" style:parent-style-name="Policepardéfaut" style:family="text">
      <style:text-properties fo:color="#0070C0"/>
    </style:style>
    <style:style style:name="T388" style:parent-style-name="Policepardéfaut" style:family="text">
      <style:text-properties fo:font-style="italic" style:font-style-asian="italic"/>
    </style:style>
    <style:style style:name="T389" style:parent-style-name="Policepardéfaut" style:family="text">
      <style:text-properties fo:font-style="italic" style:font-style-asian="italic" style:font-size-complex="11pt"/>
    </style:style>
    <style:style style:name="T390" style:parent-style-name="Policepardéfaut" style:family="text">
      <style:text-properties fo:font-style="italic" style:font-style-asian="italic"/>
    </style:style>
    <style:style style:name="T391" style:parent-style-name="Policepardéfaut" style:family="text">
      <style:text-properties fo:color="#0070C0"/>
    </style:style>
    <style:style style:name="T392" style:parent-style-name="title" style:family="text">
      <style:text-properties fo:font-style="normal" style:font-style-asian="normal"/>
    </style:style>
    <style:style style:name="T393" style:parent-style-name="Policepardéfaut" style:family="text">
      <style:text-properties fo:font-style="italic" style:font-style-asian="italic"/>
    </style:style>
    <style:style style:name="T394" style:parent-style-name="quote.c" style:family="text">
      <style:text-properties style:font-size-complex="11pt"/>
    </style:style>
    <style:style style:name="T395" style:parent-style-name="quote.c" style:family="text">
      <style:text-properties fo:font-style="italic" style:font-style-asian="italic" style:font-size-complex="11pt"/>
    </style:style>
    <style:style style:name="T396" style:parent-style-name="quote.c" style:family="text">
      <style:text-properties style:font-size-complex="11pt"/>
    </style:style>
    <style:style style:name="T397" style:parent-style-name="Policepardéfaut" style:family="text">
      <style:text-properties style:font-name-complex="Times New Roman" fo:font-style="italic" style:font-style-asian="italic" style:font-size-complex="11pt"/>
    </style:style>
    <style:style style:name="T398" style:parent-style-name="Policepardéfaut" style:family="text">
      <style:text-properties fo:font-style="italic" style:font-style-asian="italic" style:font-size-complex="11pt"/>
    </style:style>
    <style:style style:name="T399" style:parent-style-name="Policepardéfaut" style:family="text">
      <style:text-properties style:font-size-complex="11pt"/>
    </style:style>
    <style:style style:name="T400" style:parent-style-name="Policepardéfaut" style:family="text">
      <style:text-properties fo:font-style="italic" style:font-style-asian="italic" style:font-size-complex="11pt"/>
    </style:style>
    <style:style style:name="T401" style:parent-style-name="Policepardéfaut" style:family="text">
      <style:text-properties style:font-size-complex="11pt"/>
    </style:style>
    <style:style style:name="T402" style:parent-style-name="Policepardéfaut" style:family="text">
      <style:text-properties style:font-size-complex="11pt"/>
    </style:style>
    <style:style style:name="T403" style:parent-style-name="Policepardéfaut" style:family="text">
      <style:text-properties fo:font-style="italic" style:font-style-asian="italic" style:font-size-complex="11pt"/>
    </style:style>
    <style:style style:name="T404" style:parent-style-name="Policepardéfaut" style:family="text">
      <style:text-properties style:font-size-complex="11pt"/>
    </style:style>
    <style:style style:name="T405" style:parent-style-name="Policepardéfaut" style:family="text">
      <style:text-properties style:font-size-complex="11pt"/>
    </style:style>
    <style:style style:name="T406" style:parent-style-name="title" style:family="text">
      <style:text-properties fo:font-style="normal" style:font-style-asian="normal"/>
    </style:style>
    <style:style style:name="T407" style:parent-style-name="Policepardéfaut" style:family="text">
      <style:text-properties style:font-size-complex="11pt"/>
    </style:style>
    <style:style style:name="T408" style:parent-style-name="Policepardéfaut" style:family="text">
      <style:text-properties style:font-name-complex="Times New Roman"/>
    </style:style>
    <style:style style:name="T409" style:parent-style-name="Policepardéfaut" style:family="text">
      <style:text-properties style:font-name-complex="Times New Roman"/>
    </style:style>
    <style:style style:name="T410" style:parent-style-name="Policepardéfaut" style:family="text">
      <style:text-properties style:font-name-complex="Times New Roman"/>
    </style:style>
    <style:style style:name="T411" style:parent-style-name="Policepardéfaut" style:family="text">
      <style:text-properties style:font-name-complex="Times New Roman"/>
    </style:style>
    <style:style style:name="T412" style:parent-style-name="Policepardéfaut" style:family="text">
      <style:text-properties style:font-name-complex="Times New Roman"/>
    </style:style>
    <style:style style:name="T413" style:parent-style-name="Policepardéfaut" style:family="text">
      <style:text-properties style:font-name-complex="Times New Roman"/>
    </style:style>
    <style:style style:name="T414" style:parent-style-name="Policepardéfaut" style:family="text">
      <style:text-properties style:font-name-complex="Times New Roman"/>
    </style:style>
    <style:style style:name="T415" style:parent-style-name="Policepardéfaut" style:family="text">
      <style:text-properties style:font-name-complex="Times New Roman"/>
    </style:style>
    <style:style style:name="T416" style:parent-style-name="Policepardéfaut" style:family="text">
      <style:text-properties style:font-name-complex="Times New Roman"/>
    </style:style>
    <style:style style:name="T417" style:parent-style-name="Policepardéfaut" style:family="text">
      <style:text-properties style:font-name-complex="Times New Roman"/>
    </style:style>
    <style:style style:name="T418" style:parent-style-name="Policepardéfaut" style:family="text">
      <style:text-properties style:font-name-complex="Times New Roman"/>
    </style:style>
    <style:style style:name="T419" style:parent-style-name="Policepardéfaut" style:family="text">
      <style:text-properties style:font-name-complex="Times New Roman"/>
    </style:style>
    <style:style style:name="T420" style:parent-style-name="Policepardéfaut" style:family="text">
      <style:text-properties style:font-name-complex="Times New Roman"/>
    </style:style>
    <style:style style:name="T421" style:parent-style-name="Policepardéfaut" style:family="text">
      <style:text-properties style:font-name-complex="Times New Roman"/>
    </style:style>
    <style:style style:name="T422" style:parent-style-name="Policepardéfaut" style:family="text">
      <style:text-properties style:font-name-complex="Times New Roman"/>
    </style:style>
    <style:style style:name="T423" style:parent-style-name="Policepardéfaut" style:family="text">
      <style:text-properties style:font-name-complex="Times New Roman"/>
    </style:style>
    <style:style style:name="T424" style:parent-style-name="Appelnotedebasdep." style:family="text">
      <style:text-properties style:font-name-complex="Times New Roman"/>
    </style:style>
    <style:style style:name="T425" style:parent-style-name="Policepardéfaut" style:family="text">
      <style:text-properties fo:color="#0070C0"/>
    </style:style>
    <style:style style:name="T426" style:parent-style-name="title" style:family="text">
      <style:text-properties fo:font-style="normal" style:font-style-asian="normal"/>
    </style:style>
    <style:style style:name="T427" style:parent-style-name="Policepardéfaut" style:family="text">
      <style:text-properties fo:font-style="italic" style:font-style-asian="italic"/>
    </style:style>
    <style:style style:name="T428" style:parent-style-name="Policepardéfaut" style:family="text">
      <style:text-properties fo:color="#0070C0"/>
    </style:style>
    <style:style style:name="T429" style:parent-style-name="Policepardéfaut" style:family="text">
      <style:text-properties style:font-name-complex="Times New Roman"/>
    </style:style>
    <style:style style:name="T430" style:parent-style-name="Policepardéfaut" style:family="text">
      <style:text-properties style:font-name-complex="Times New Roman"/>
    </style:style>
    <style:style style:name="T431" style:parent-style-name="Policepardéfaut" style:family="text">
      <style:text-properties style:font-name-complex="Times New Roman"/>
    </style:style>
    <style:style style:name="T432" style:parent-style-name="Policepardéfaut" style:family="text">
      <style:text-properties style:font-name-complex="Times New Roman"/>
    </style:style>
    <style:style style:name="T433" style:parent-style-name="Policepardéfaut" style:family="text">
      <style:text-properties style:font-name-complex="Times New Roman"/>
    </style:style>
    <style:style style:name="T434" style:parent-style-name="Policepardéfaut" style:family="text">
      <style:text-properties style:font-name-complex="Times New Roman"/>
    </style:style>
    <style:style style:name="T435" style:parent-style-name="Policepardéfaut" style:family="text">
      <style:text-properties style:font-name-complex="Times New Roman"/>
    </style:style>
    <style:style style:name="T436" style:parent-style-name="Policepardéfaut" style:family="text">
      <style:text-properties style:font-name-complex="Times New Roman"/>
    </style:style>
    <style:style style:name="T437" style:parent-style-name="Policepardéfaut" style:family="text">
      <style:text-properties style:font-name-complex="Times New Roman"/>
    </style:style>
    <style:style style:name="T438" style:parent-style-name="Policepardéfaut" style:family="text">
      <style:text-properties style:font-name-complex="Times New Roman"/>
    </style:style>
    <style:style style:name="T439" style:parent-style-name="Policepardéfaut" style:family="text">
      <style:text-properties style:font-name-complex="Times New Roman"/>
    </style:style>
    <style:style style:name="T440" style:parent-style-name="Policepardéfaut" style:family="text">
      <style:text-properties style:font-name-complex="Times New Roman"/>
    </style:style>
    <style:style style:name="T441" style:parent-style-name="Policepardéfaut" style:family="text">
      <style:text-properties style:font-name-complex="Times New Roman"/>
    </style:style>
    <style:style style:name="T442" style:parent-style-name="Policepardéfaut" style:family="text">
      <style:text-properties style:font-name-complex="Times New Roman"/>
    </style:style>
    <style:style style:name="T443" style:parent-style-name="Appelnotedebasdep." style:family="text">
      <style:text-properties style:font-name-complex="Times New Roman"/>
    </style:style>
    <style:style style:name="T444" style:parent-style-name="Policepardéfaut" style:family="text">
      <style:text-properties fo:font-style="italic" style:font-style-asian="italic"/>
    </style:style>
    <style:style style:name="T445" style:parent-style-name="Policepardéfaut" style:family="text">
      <style:text-properties fo:font-style="italic" style:font-style-asian="italic"/>
    </style:style>
    <style:style style:name="T446" style:parent-style-name="Policepardéfaut" style:family="text">
      <style:text-properties fo:font-style="italic" style:font-style-asian="italic" fo:color="#7030A0"/>
    </style:style>
    <style:style style:name="T447" style:parent-style-name="Policepardéfaut" style:family="text">
      <style:text-properties fo:font-style="italic" style:font-style-asian="italic"/>
    </style:style>
    <style:style style:name="T448" style:parent-style-name="Policepardéfaut" style:family="text">
      <style:text-properties fo:font-style="italic" style:font-style-asian="italic"/>
    </style:style>
    <style:style style:name="T449" style:parent-style-name="Policepardéfaut" style:family="text">
      <style:text-properties fo:font-style="italic" style:font-style-asian="italic"/>
    </style:style>
    <style:style style:name="T450" style:parent-style-name="Policepardéfaut" style:family="text">
      <style:text-properties fo:font-style="italic" style:font-style-asian="italic" fo:color="#7030A0"/>
    </style:style>
    <style:style style:name="T451" style:parent-style-name="Policepardéfaut" style:family="text">
      <style:text-properties fo:font-style="italic" style:font-style-asian="italic"/>
    </style:style>
    <style:style style:name="T452" style:parent-style-name="Policepardéfaut" style:family="text">
      <style:text-properties fo:font-style="italic" style:font-style-asian="italic"/>
    </style:style>
    <style:style style:name="T453" style:parent-style-name="Policepardéfaut" style:family="text">
      <style:text-properties fo:font-style="italic" style:font-style-asian="italic"/>
    </style:style>
    <style:style style:name="T454" style:parent-style-name="Policepardéfaut" style:family="text">
      <style:text-properties fo:color="#7030A0"/>
    </style:style>
    <style:style style:name="T455" style:parent-style-name="Policepardéfaut" style:family="text">
      <style:text-properties fo:color="#7030A0"/>
    </style:style>
    <style:style style:name="T456" style:parent-style-name="Policepardéfaut" style:family="text">
      <style:text-properties fo:color="#0070C0"/>
    </style:style>
    <style:style style:name="T457" style:parent-style-name="Policepardéfaut" style:family="text">
      <style:text-properties fo:font-style="italic" style:font-style-asian="italic"/>
    </style:style>
    <style:style style:name="T458" style:parent-style-name="Policepardéfaut" style:family="text">
      <style:text-properties style:font-name-complex="Times New Roman" fo:font-size="12pt" style:font-size-asian="12pt" style:font-size-complex="12pt"/>
    </style:style>
    <style:style style:name="T459" style:parent-style-name="Policepardéfaut" style:family="text">
      <style:text-properties fo:font-style="italic" style:font-style-asian="italic"/>
    </style:style>
    <style:style style:name="T460" style:parent-style-name="Policepardéfaut" style:family="text">
      <style:text-properties fo:color="#C00000"/>
    </style:style>
    <style:style style:name="T461" style:parent-style-name="Policepardéfaut" style:family="text">
      <style:text-properties fo:font-style="italic" style:font-style-asian="italic"/>
    </style:style>
    <style:style style:name="T462" style:parent-style-name="Policepardéfaut" style:family="text">
      <style:text-properties fo:font-style="italic" style:font-style-asian="italic"/>
    </style:style>
    <style:style style:name="T463" style:parent-style-name="Policepardéfaut" style:family="text">
      <style:text-properties fo:font-style="italic" style:font-style-asian="italic"/>
    </style:style>
    <style:style style:name="T464" style:parent-style-name="Policepardéfaut" style:family="text">
      <style:text-properties style:font-name-complex="Times New Roman" fo:font-size="12pt" style:font-size-asian="12pt" style:font-size-complex="12pt"/>
    </style:style>
    <style:style style:name="T465" style:parent-style-name="Policepardéfaut" style:family="text">
      <style:text-properties fo:color="#7030A0"/>
    </style:style>
    <style:style style:name="T466" style:parent-style-name="Policepardéfaut" style:family="text">
      <style:text-properties fo:color="#7030A0"/>
    </style:style>
    <style:style style:name="T467" style:parent-style-name="Policepardéfaut" style:family="text">
      <style:text-properties fo:color="#7030A0"/>
    </style:style>
    <style:style style:name="T468" style:parent-style-name="Policepardéfaut" style:family="text">
      <style:text-properties style:font-name-complex="Times New Roman"/>
    </style:style>
    <style:style style:name="T469" style:parent-style-name="Policepardéfaut" style:family="text">
      <style:text-properties style:font-name-complex="Times New Roman"/>
    </style:style>
    <style:style style:name="T470" style:parent-style-name="Policepardéfaut" style:family="text">
      <style:text-properties style:font-name-complex="Times New Roman"/>
    </style:style>
    <style:style style:name="T471" style:parent-style-name="Policepardéfaut" style:family="text">
      <style:text-properties style:font-name-complex="Times New Roman"/>
    </style:style>
    <style:style style:name="T472" style:parent-style-name="Policepardéfaut" style:family="text">
      <style:text-properties style:font-name-complex="Times New Roman"/>
    </style:style>
    <style:style style:name="T473" style:parent-style-name="Policepardéfaut" style:family="text">
      <style:text-properties style:font-name-complex="Times New Roman" fo:font-style="italic" style:font-style-asian="italic"/>
    </style:style>
    <style:style style:name="T474" style:parent-style-name="Policepardéfaut" style:family="text">
      <style:text-properties fo:color="#0070C0"/>
    </style:style>
    <style:style style:name="T475" style:parent-style-name="Policepardéfaut" style:family="text">
      <style:text-properties fo:color="#0070C0"/>
    </style:style>
    <style:style style:name="T476" style:parent-style-name="Policepardéfaut" style:family="text">
      <style:text-properties fo:font-style="italic" style:font-style-asian="italic"/>
    </style:style>
    <style:style style:name="T477" style:parent-style-name="Policepardéfaut" style:family="text">
      <style:text-properties fo:font-style="italic" style:font-style-asian="italic"/>
    </style:style>
    <style:style style:name="T478" style:parent-style-name="quote.c" style:family="text">
      <style:text-properties fo:color="#0070C0"/>
    </style:style>
    <style:style style:name="P479" style:parent-style-name="quote" style:family="paragraph">
      <style:paragraph-properties fo:border="0.0069in solid #000000" fo:padding-top="0.0138in" fo:padding-left="0.0555in" fo:padding-bottom="0.0138in" fo:padding-right="0.0555in" style:shadow="none"/>
    </style:style>
    <style:style style:name="T480" style:parent-style-name="Policepardéfaut" style:family="text">
      <style:text-properties fo:color="#0070C0"/>
    </style:style>
    <style:style style:name="P481" style:parent-style-name="quote.l" style:family="paragraph">
      <style:paragraph-properties fo:border="0.0069in solid #000000" fo:padding-top="0.0138in" fo:padding-left="0.0555in" fo:padding-bottom="0.0138in" fo:padding-right="0.0555in" style:shadow="none"/>
    </style:style>
    <style:style style:name="P482" style:parent-style-name="quote" style:family="paragraph">
      <style:paragraph-properties fo:border="0.0069in solid #000000" fo:padding-top="0.0138in" fo:padding-left="0.0555in" fo:padding-bottom="0.0138in" fo:padding-right="0.0555in" style:shadow="none"/>
    </style:style>
    <style:style style:name="T483" style:parent-style-name="Policepardéfaut" style:family="text">
      <style:text-properties fo:font-style="italic" style:font-style-asian="italic"/>
    </style:style>
    <style:style style:name="T484" style:parent-style-name="Policepardéfaut" style:family="text">
      <style:text-properties fo:font-style="italic" style:font-style-asian="italic"/>
    </style:style>
    <style:style style:name="T485" style:parent-style-name="Policepardéfaut" style:family="text">
      <style:text-properties fo:font-style="italic" style:font-style-asian="italic"/>
    </style:style>
    <style:style style:name="T486" style:parent-style-name="Policepardéfaut" style:family="text">
      <style:text-properties fo:color="#0070C0"/>
    </style:style>
    <style:style style:name="T487" style:parent-style-name="Policepardéfaut" style:family="text">
      <style:text-properties fo:font-style="italic" style:font-style-asian="italic"/>
    </style:style>
    <style:style style:name="T488" style:parent-style-name="Policepardéfaut" style:family="text">
      <style:text-properties fo:font-style="italic" style:font-style-asian="italic"/>
    </style:style>
    <style:style style:name="P489" style:parent-style-name="quote.l" style:family="paragraph">
      <style:paragraph-properties fo:border="0.0069in solid #000000" fo:padding-top="0.0138in" fo:padding-left="0.0555in" fo:padding-bottom="0.0138in" fo:padding-right="0.0555in" style:shadow="none"/>
    </style:style>
    <style:style style:name="P490" style:parent-style-name="quote.l" style:family="paragraph">
      <style:paragraph-properties fo:border="0.0069in solid #000000" fo:padding-top="0.0138in" fo:padding-left="0.0555in" fo:padding-bottom="0.0138in" fo:padding-right="0.0555in" style:shadow="none"/>
    </style:style>
    <style:style style:name="P491" style:parent-style-name="quote.l" style:family="paragraph">
      <style:paragraph-properties fo:border="0.0069in solid #000000" fo:padding-top="0.0138in" fo:padding-left="0.0555in" fo:padding-bottom="0.0138in" fo:padding-right="0.0555in" style:shadow="none"/>
    </style:style>
    <style:style style:name="P492" style:parent-style-name="bibl" style:family="paragraph">
      <style:paragraph-properties fo:border="0.0069in solid #000000" fo:padding-top="0.0138in" fo:padding-left="0.0555in" fo:padding-bottom="0.0138in" fo:padding-right="0.0555in" style:shadow="none"/>
    </style:style>
    <style:style style:name="T493" style:parent-style-name="Policepardéfaut" style:family="text">
      <style:text-properties fo:color="#0070C0"/>
    </style:style>
    <style:style style:name="T494" style:parent-style-name="Policepardéfaut" style:family="text">
      <style:text-properties style:font-name-complex="Times New Roman"/>
    </style:style>
    <style:style style:name="T495" style:parent-style-name="Policepardéfaut" style:family="text">
      <style:text-properties style:font-name-complex="Times New Roman"/>
    </style:style>
    <style:style style:name="T496" style:parent-style-name="Policepardéfaut" style:family="text">
      <style:text-properties style:font-name-complex="Times New Roman"/>
    </style:style>
    <style:style style:name="T497" style:parent-style-name="Policepardéfaut" style:family="text">
      <style:text-properties fo:font-style="italic" style:font-style-asian="italic"/>
    </style:style>
    <style:style style:name="T498" style:parent-style-name="Policepardéfaut" style:family="text">
      <style:text-properties fo:font-style="italic" style:font-style-asian="italic"/>
    </style:style>
    <style:style style:name="T499" style:parent-style-name="Policepardéfaut" style:family="text">
      <style:text-properties fo:color="#0070C0"/>
    </style:style>
    <style:style style:name="T500" style:parent-style-name="Policepardéfaut" style:family="text">
      <style:text-properties fo:font-style="italic" style:font-style-asian="italic"/>
    </style:style>
    <style:style style:name="T501" style:parent-style-name="Policepardéfaut" style:family="text">
      <style:text-properties fo:font-style="italic" style:font-style-asian="italic"/>
    </style:style>
    <style:style style:name="T502" style:parent-style-name="Policepardéfaut" style:family="text">
      <style:text-properties fo:font-style="italic" style:font-style-asian="italic"/>
    </style:style>
    <style:style style:name="T503" style:parent-style-name="Policepardéfaut" style:family="text">
      <style:text-properties fo:color="#0070C0"/>
    </style:style>
    <style:style style:name="T504" style:parent-style-name="Policepardéfaut" style:family="text">
      <style:text-properties fo:color="#0070C0"/>
    </style:style>
    <style:style style:name="T505" style:parent-style-name="Policepardéfaut" style:family="text">
      <style:text-properties fo:font-style="italic" style:font-style-asian="italic"/>
    </style:style>
    <style:style style:name="T506" style:parent-style-name="Policepardéfaut" style:family="text">
      <style:text-properties fo:color="#0070C0"/>
    </style:style>
    <style:style style:name="T507" style:parent-style-name="Policepardéfaut" style:family="text">
      <style:text-properties fo:font-style="italic" style:font-style-asian="italic"/>
    </style:style>
    <style:style style:name="T508" style:parent-style-name="Policepardéfaut" style:family="text">
      <style:text-properties style:font-name-complex="Times New Roman" fo:font-size="12pt" style:font-size-asian="12pt" style:font-size-complex="12pt"/>
    </style:style>
    <style:style style:name="T509" style:parent-style-name="Policepardéfaut" style:family="text">
      <style:text-properties fo:font-style="italic" style:font-style-asian="italic"/>
    </style:style>
    <style:style style:name="T510" style:parent-style-name="Policepardéfaut" style:family="text">
      <style:text-properties fo:font-style="italic" style:font-style-asian="italic"/>
    </style:style>
    <style:style style:name="T511" style:parent-style-name="Policepardéfaut" style:family="text">
      <style:text-properties fo:color="#0070C0"/>
    </style:style>
    <style:style style:name="T512" style:parent-style-name="Policepardéfaut" style:family="text">
      <style:text-properties fo:color="#0070C0"/>
    </style:style>
    <style:style style:name="T513" style:parent-style-name="Policepardéfaut" style:family="text">
      <style:text-properties fo:color="#0070C0"/>
    </style:style>
    <style:style style:name="T514" style:parent-style-name="Policepardéfaut" style:family="text">
      <style:text-properties fo:color="#0070C0"/>
    </style:style>
    <style:style style:name="T515" style:parent-style-name="Policepardéfaut" style:family="text">
      <style:text-properties fo:color="#0070C0"/>
    </style:style>
    <style:style style:name="T516" style:parent-style-name="Policepardéfaut" style:family="text">
      <style:text-properties fo:color="#00B050"/>
    </style:style>
    <style:style style:name="T517" style:parent-style-name="Policepardéfaut" style:family="text">
      <style:text-properties fo:color="#00B050"/>
    </style:style>
    <style:style style:name="T518" style:parent-style-name="Policepardéfaut" style:family="text">
      <style:text-properties fo:color="#0070C0"/>
    </style:style>
    <style:style style:name="T519" style:parent-style-name="Policepardéfaut" style:family="text">
      <style:text-properties fo:color="#0070C0"/>
    </style:style>
    <style:style style:name="T520" style:parent-style-name="Policepardéfaut" style:family="text">
      <style:text-properties fo:font-variant="small-caps"/>
    </style:style>
    <style:style style:name="T521" style:parent-style-name="Policepardéfaut" style:family="text">
      <style:text-properties style:text-position="super 63.6%"/>
    </style:style>
    <style:style style:name="T522" style:parent-style-name="Policepardéfaut" style:family="text">
      <style:text-properties fo:color="#0070C0"/>
    </style:style>
    <style:style style:name="T523" style:parent-style-name="Policepardéfaut" style:family="text">
      <style:text-properties style:font-name-complex="Times New Roman"/>
    </style:style>
    <style:style style:name="T524" style:parent-style-name="Policepardéfaut" style:family="text">
      <style:text-properties style:font-name-complex="Times New Roman"/>
    </style:style>
    <style:style style:name="T525" style:parent-style-name="Policepardéfaut" style:family="text">
      <style:text-properties style:font-name-complex="Times New Roman"/>
    </style:style>
    <style:style style:name="T526" style:parent-style-name="Policepardéfaut" style:family="text">
      <style:text-properties style:font-name-complex="Times New Roman"/>
    </style:style>
    <style:style style:name="T527" style:parent-style-name="Policepardéfaut" style:family="text">
      <style:text-properties style:font-name-complex="Times New Roman"/>
    </style:style>
    <style:style style:name="T528" style:parent-style-name="Policepardéfaut" style:family="text">
      <style:text-properties style:font-name-complex="Times New Roman"/>
    </style:style>
    <style:style style:name="T529" style:parent-style-name="Policepardéfaut" style:family="text">
      <style:text-properties style:font-name-complex="Times New Roman"/>
    </style:style>
    <style:style style:name="T530" style:parent-style-name="Policepardéfaut" style:family="text">
      <style:text-properties style:font-name-complex="Times New Roman"/>
    </style:style>
    <style:style style:name="T531" style:parent-style-name="Policepardéfaut" style:family="text">
      <style:text-properties style:font-name-complex="Times New Roman"/>
    </style:style>
    <style:style style:name="T532" style:parent-style-name="Policepardéfaut" style:family="text">
      <style:text-properties style:font-name-complex="Times New Roman"/>
    </style:style>
    <style:style style:name="T533" style:parent-style-name="Policepardéfaut" style:family="text">
      <style:text-properties style:font-name-complex="Times New Roman"/>
    </style:style>
    <style:style style:name="T534" style:parent-style-name="Policepardéfaut" style:family="text">
      <style:text-properties style:font-name-complex="Times New Roman"/>
    </style:style>
    <style:style style:name="T535" style:parent-style-name="Policepardéfaut" style:family="text">
      <style:text-properties style:font-name-complex="Times New Roman" fo:font-style="italic" style:font-style-asian="italic"/>
    </style:style>
    <style:style style:name="T536" style:parent-style-name="Policepardéfaut" style:family="text">
      <style:text-properties style:font-name-complex="Times New Roman" fo:font-style="italic" style:font-style-asian="italic"/>
    </style:style>
    <style:style style:name="T537" style:parent-style-name="Policepardéfaut" style:family="text">
      <style:text-properties style:font-name-complex="Times New Roman" fo:font-style="italic" style:font-style-asian="italic"/>
    </style:style>
    <style:style style:name="T538" style:parent-style-name="Policepardéfaut" style:family="text">
      <style:text-properties style:font-name-complex="Times New Roman"/>
    </style:style>
    <style:style style:name="T539" style:parent-style-name="Policepardéfaut" style:family="text">
      <style:text-properties style:font-name-complex="Times New Roman"/>
    </style:style>
    <style:style style:name="T540" style:parent-style-name="Policepardéfaut" style:family="text">
      <style:text-properties style:font-name-complex="Times New Roman"/>
    </style:style>
    <style:style style:name="T541" style:parent-style-name="Policepardéfaut" style:family="text">
      <style:text-properties style:font-name-complex="Times New Roman"/>
    </style:style>
    <style:style style:name="T542" style:parent-style-name="Policepardéfaut" style:family="text">
      <style:text-properties style:font-name-complex="Times New Roman"/>
    </style:style>
    <style:style style:name="T543" style:parent-style-name="Policepardéfaut" style:family="text">
      <style:text-properties style:font-name-complex="Times New Roman"/>
    </style:style>
    <style:style style:name="T544" style:parent-style-name="Policepardéfaut" style:family="text">
      <style:text-properties style:font-name-complex="Times New Roman" fo:font-style="italic" style:font-style-asian="italic"/>
    </style:style>
    <style:style style:name="T545" style:parent-style-name="Policepardéfaut" style:family="text">
      <style:text-properties style:font-name-complex="Times New Roman"/>
    </style:style>
    <style:style style:name="T546" style:parent-style-name="Policepardéfaut" style:family="text">
      <style:text-properties style:font-name-complex="Times New Roman"/>
    </style:style>
    <style:style style:name="T547" style:parent-style-name="Policepardéfaut" style:family="text">
      <style:text-properties style:font-name-complex="Times New Roman"/>
    </style:style>
    <style:style style:name="T548" style:parent-style-name="Policepardéfaut" style:family="text">
      <style:text-properties style:font-name-complex="Times New Roman"/>
    </style:style>
    <style:style style:name="T549" style:parent-style-name="Policepardéfaut" style:family="text">
      <style:text-properties style:font-name-complex="Times New Roman"/>
    </style:style>
    <style:style style:name="T550" style:parent-style-name="Policepardéfaut" style:family="text">
      <style:text-properties style:font-name-complex="Times New Roman"/>
    </style:style>
    <style:style style:name="T551" style:parent-style-name="Policepardéfaut" style:family="text">
      <style:text-properties style:font-name-complex="Times New Roman" fo:font-style="italic" style:font-style-asian="italic"/>
    </style:style>
    <style:style style:name="T552" style:parent-style-name="Policepardéfaut" style:family="text">
      <style:text-properties style:font-name-complex="Times New Roman"/>
    </style:style>
    <style:style style:name="T553" style:parent-style-name="Policepardéfaut" style:family="text">
      <style:text-properties style:font-name-complex="Times New Roman"/>
    </style:style>
    <style:style style:name="T554" style:parent-style-name="Appelnotedebasdep." style:family="text">
      <style:text-properties style:font-name-complex="Times New Roman"/>
    </style:style>
    <style:style style:name="T555" style:parent-style-name="Policepardéfaut" style:family="text">
      <style:text-properties style:font-name-complex="Times New Roman"/>
    </style:style>
    <style:style style:name="T556" style:parent-style-name="Policepardéfaut" style:family="text">
      <style:text-properties style:font-name-complex="Times New Roman"/>
    </style:style>
    <style:style style:name="T557" style:parent-style-name="Policepardéfaut" style:family="text">
      <style:text-properties style:font-name-complex="Times New Roman"/>
    </style:style>
    <style:style style:name="T558" style:parent-style-name="Policepardéfaut" style:family="text">
      <style:text-properties style:font-name-complex="Times New Roman" fo:font-style="italic" style:font-style-asian="italic"/>
    </style:style>
    <style:style style:name="T559" style:parent-style-name="Policepardéfaut" style:family="text">
      <style:text-properties style:font-name-complex="Times New Roman"/>
    </style:style>
    <style:style style:name="T560" style:parent-style-name="Appelnotedebasdep." style:family="text">
      <style:text-properties style:font-name-complex="Times New Roman"/>
    </style:style>
    <style:style style:name="T561" style:parent-style-name="Policepardéfaut" style:family="text">
      <style:text-properties fo:font-style="italic" style:font-style-asian="italic"/>
    </style:style>
    <style:style style:name="T562" style:parent-style-name="Policepardéfaut" style:family="text">
      <style:text-properties style:font-name-complex="Times New Roman"/>
    </style:style>
    <style:style style:name="T563" style:parent-style-name="Policepardéfaut" style:family="text">
      <style:text-properties style:font-name-complex="Times New Roman"/>
    </style:style>
    <style:style style:name="T564" style:parent-style-name="Policepardéfaut" style:family="text">
      <style:text-properties style:font-name-complex="Times New Roman" fo:font-style="italic" style:font-style-asian="italic"/>
    </style:style>
    <style:style style:name="T565" style:parent-style-name="Policepardéfaut" style:family="text">
      <style:text-properties style:font-name-complex="Times New Roman"/>
    </style:style>
    <style:style style:name="T566" style:parent-style-name="Policepardéfaut" style:family="text">
      <style:text-properties style:font-name-complex="Times New Roman"/>
    </style:style>
    <style:style style:name="T567" style:parent-style-name="Policepardéfaut" style:family="text">
      <style:text-properties style:font-name-complex="Times New Roman"/>
    </style:style>
    <style:style style:name="T568" style:parent-style-name="Policepardéfaut" style:family="text">
      <style:text-properties style:font-name-complex="Times New Roman"/>
    </style:style>
    <style:style style:name="T569" style:parent-style-name="Policepardéfaut" style:family="text">
      <style:text-properties style:font-name-complex="Times New Roman"/>
    </style:style>
    <style:style style:name="T570" style:parent-style-name="Policepardéfaut" style:family="text">
      <style:text-properties style:font-name-complex="Times New Roman"/>
    </style:style>
    <style:style style:name="T571" style:parent-style-name="Policepardéfaut" style:family="text">
      <style:text-properties style:font-name-complex="Times New Roman"/>
    </style:style>
    <style:style style:name="T572" style:parent-style-name="Policepardéfaut" style:family="text">
      <style:text-properties style:font-name-complex="Times New Roman"/>
    </style:style>
    <style:style style:name="T573" style:parent-style-name="Policepardéfaut" style:family="text">
      <style:text-properties style:font-name-complex="Times New Roman"/>
    </style:style>
    <style:style style:name="T574" style:parent-style-name="Policepardéfaut" style:family="text">
      <style:text-properties style:font-name-complex="Times New Roman"/>
    </style:style>
    <style:style style:name="T575" style:parent-style-name="Policepardéfaut" style:family="text">
      <style:text-properties style:font-name-complex="Times New Roman"/>
    </style:style>
    <style:style style:name="T576" style:parent-style-name="Policepardéfaut" style:family="text">
      <style:text-properties style:font-name-complex="Times New Roman"/>
    </style:style>
    <style:style style:name="T577" style:parent-style-name="Policepardéfaut" style:family="text">
      <style:text-properties style:font-name-complex="Times New Roman"/>
    </style:style>
    <style:style style:name="T578" style:parent-style-name="Policepardéfaut" style:family="text">
      <style:text-properties style:font-name-complex="Times New Roman"/>
    </style:style>
    <style:style style:name="T579" style:parent-style-name="Policepardéfaut" style:family="text">
      <style:text-properties style:font-name-complex="Times New Roman"/>
    </style:style>
    <style:style style:name="T580" style:parent-style-name="Policepardéfaut" style:family="text">
      <style:text-properties style:font-name-complex="Times New Roman"/>
    </style:style>
    <style:style style:name="T581" style:parent-style-name="Policepardéfaut" style:family="text">
      <style:text-properties style:font-name-complex="Times New Roman"/>
    </style:style>
    <style:style style:name="T582" style:parent-style-name="Policepardéfaut" style:family="text">
      <style:text-properties style:font-name-complex="Times New Roman"/>
    </style:style>
    <style:style style:name="T583" style:parent-style-name="Policepardéfaut" style:family="text">
      <style:text-properties style:font-name-complex="Times New Roman"/>
    </style:style>
    <style:style style:name="T584" style:parent-style-name="Policepardéfaut" style:family="text">
      <style:text-properties style:font-name-complex="Times New Roman"/>
    </style:style>
    <style:style style:name="T585" style:parent-style-name="Appelnotedebasdep." style:family="text">
      <style:text-properties style:font-name-complex="Times New Roman"/>
    </style:style>
    <style:style style:name="T586" style:parent-style-name="Policepardéfaut" style:family="text">
      <style:text-properties fo:font-style="italic" style:font-style-asian="italic"/>
    </style:style>
    <style:style style:name="T587" style:parent-style-name="Policepardéfaut" style:family="text">
      <style:text-properties fo:font-style="italic" style:font-style-asian="italic"/>
    </style:style>
    <style:style style:name="T588" style:parent-style-name="Policepardéfaut" style:family="text">
      <style:text-properties fo:font-style="italic" style:font-style-asian="italic"/>
    </style:style>
    <style:style style:name="T589" style:parent-style-name="Policepardéfaut" style:family="text">
      <style:text-properties fo:font-style="italic" style:font-style-asian="italic"/>
    </style:style>
    <style:style style:name="T590" style:parent-style-name="Policepardéfaut" style:family="text">
      <style:text-properties fo:font-style="italic" style:font-style-asian="italic"/>
    </style:style>
    <style:style style:name="T591" style:parent-style-name="Policepardéfaut" style:family="text">
      <style:text-properties fo:font-style="italic" style:font-style-asian="italic"/>
    </style:style>
    <style:style style:name="T592" style:parent-style-name="Policepardéfaut" style:family="text">
      <style:text-properties style:font-name-complex="Times New Roman"/>
    </style:style>
    <style:style style:name="T593" style:parent-style-name="Policepardéfaut" style:family="text">
      <style:text-properties style:font-name-complex="Times New Roman"/>
    </style:style>
    <style:style style:name="T594" style:parent-style-name="Policepardéfaut" style:family="text">
      <style:text-properties style:font-name-complex="Times New Roman"/>
    </style:style>
    <style:style style:name="T595" style:parent-style-name="Policepardéfaut" style:family="text">
      <style:text-properties style:font-name-complex="Times New Roman"/>
    </style:style>
    <style:style style:name="T596" style:parent-style-name="Policepardéfaut" style:family="text">
      <style:text-properties style:font-name-complex="Times New Roman"/>
    </style:style>
    <style:style style:name="T597" style:parent-style-name="Policepardéfaut" style:family="text">
      <style:text-properties style:font-name-complex="Times New Roman"/>
    </style:style>
    <style:style style:name="T598" style:parent-style-name="Policepardéfaut" style:family="text">
      <style:text-properties style:font-name-complex="Times New Roman"/>
    </style:style>
    <style:style style:name="T599" style:parent-style-name="Policepardéfaut" style:family="text">
      <style:text-properties style:font-name-complex="Times New Roman"/>
    </style:style>
    <style:style style:name="T600" style:parent-style-name="Policepardéfaut" style:family="text">
      <style:text-properties style:font-name-complex="Times New Roman"/>
    </style:style>
    <style:style style:name="T601" style:parent-style-name="Policepardéfaut" style:family="text">
      <style:text-properties style:font-name-complex="Times New Roman"/>
    </style:style>
    <style:style style:name="T602" style:parent-style-name="Policepardéfaut" style:family="text">
      <style:text-properties style:font-name-complex="Times New Roman"/>
    </style:style>
    <style:style style:name="T603" style:parent-style-name="Policepardéfaut" style:family="text">
      <style:text-properties style:font-name-complex="Times New Roman"/>
    </style:style>
    <style:style style:name="T604" style:parent-style-name="Policepardéfaut" style:family="text">
      <style:text-properties style:font-name-complex="Times New Roman"/>
    </style:style>
    <style:style style:name="T605" style:parent-style-name="Policepardéfaut" style:family="text">
      <style:text-properties style:font-name-complex="Times New Roman"/>
    </style:style>
    <style:style style:name="T606" style:parent-style-name="Policepardéfaut" style:family="text">
      <style:text-properties style:font-name-complex="Times New Roman"/>
    </style:style>
    <style:style style:name="T607" style:parent-style-name="Policepardéfaut" style:family="text">
      <style:text-properties style:font-name-complex="Times New Roman"/>
    </style:style>
    <style:style style:name="T608" style:parent-style-name="Policepardéfaut" style:family="text">
      <style:text-properties style:font-name-complex="Times New Roman"/>
    </style:style>
    <style:style style:name="T609" style:parent-style-name="Appelnotedebasdep." style:family="text">
      <style:text-properties style:font-name-complex="Times New Roman"/>
    </style:style>
    <style:style style:name="T610" style:parent-style-name="Policepardéfaut" style:family="text">
      <style:text-properties fo:font-style="italic" style:font-style-asian="italic"/>
    </style:style>
    <style:style style:name="T611" style:parent-style-name="Policepardéfaut" style:family="text">
      <style:text-properties fo:font-style="italic" style:font-style-asian="italic"/>
    </style:style>
    <style:style style:name="T612" style:parent-style-name="Policepardéfaut" style:family="text">
      <style:text-properties fo:font-style="italic" style:font-style-asian="italic"/>
    </style:style>
    <style:style style:name="T613" style:parent-style-name="Policepardéfaut" style:family="text">
      <style:text-properties fo:font-style="italic" style:font-style-asian="italic"/>
    </style:style>
    <style:style style:name="T614" style:parent-style-name="Policepardéfaut" style:family="text">
      <style:text-properties fo:color="#0070C0"/>
    </style:style>
    <style:style style:name="T615" style:parent-style-name="title" style:family="text">
      <style:text-properties fo:font-style="normal" style:font-style-asian="normal"/>
    </style:style>
    <style:style style:name="T616" style:parent-style-name="Policepardéfaut" style:family="text">
      <style:text-properties style:font-name-complex="Times New Roman"/>
    </style:style>
    <style:style style:name="T617" style:parent-style-name="Policepardéfaut" style:family="text">
      <style:text-properties style:font-name-complex="Times New Roman"/>
    </style:style>
    <style:style style:name="T618" style:parent-style-name="Policepardéfaut" style:family="text">
      <style:text-properties style:font-name-complex="Times New Roman"/>
    </style:style>
    <style:style style:name="T619" style:parent-style-name="Policepardéfaut" style:family="text">
      <style:text-properties style:font-name-complex="Times New Roman"/>
    </style:style>
    <style:style style:name="T620" style:parent-style-name="Policepardéfaut" style:family="text">
      <style:text-properties style:font-name-complex="Times New Roman"/>
    </style:style>
    <style:style style:name="T621" style:parent-style-name="Policepardéfaut" style:family="text">
      <style:text-properties style:font-name-complex="Times New Roman"/>
    </style:style>
    <style:style style:name="T622" style:parent-style-name="Policepardéfaut" style:family="text">
      <style:text-properties style:font-name-complex="Times New Roman"/>
    </style:style>
    <style:style style:name="T623" style:parent-style-name="Appelnotedebasdep." style:family="text">
      <style:text-properties style:font-name-complex="Times New Roman"/>
    </style:style>
    <style:style style:name="P624" style:parent-style-name="Notedebasdepage" style:family="paragraph">
      <style:paragraph-properties fo:text-align="center"/>
    </style:style>
    <style:style style:name="T625" style:parent-style-name="Policepardéfaut" style:family="text">
      <style:text-properties style:font-name-complex="Times New Roman"/>
    </style:style>
    <style:style style:name="T626" style:parent-style-name="Policepardéfaut" style:family="text">
      <style:text-properties style:font-name-complex="Times New Roman"/>
    </style:style>
    <style:style style:name="T627" style:parent-style-name="Policepardéfaut" style:family="text">
      <style:text-properties style:font-name-complex="Times New Roman"/>
    </style:style>
    <style:style style:name="T628" style:parent-style-name="Policepardéfaut" style:family="text">
      <style:text-properties style:font-name-complex="Times New Roman"/>
    </style:style>
    <style:style style:name="T629" style:parent-style-name="Policepardéfaut" style:family="text">
      <style:text-properties style:font-name-complex="Times New Roman"/>
    </style:style>
    <style:style style:name="T630" style:parent-style-name="Policepardéfaut" style:family="text">
      <style:text-properties style:font-name-complex="Times New Roman"/>
    </style:style>
    <style:style style:name="T631" style:parent-style-name="Policepardéfaut" style:family="text">
      <style:text-properties style:font-name-complex="Times New Roman"/>
    </style:style>
    <style:style style:name="T632" style:parent-style-name="Policepardéfaut" style:family="text">
      <style:text-properties style:font-name-complex="Times New Roman"/>
    </style:style>
    <style:style style:name="T633" style:parent-style-name="Policepardéfaut" style:family="text">
      <style:text-properties style:font-name-complex="Times New Roman"/>
    </style:style>
    <style:style style:name="T634" style:parent-style-name="Policepardéfaut" style:family="text">
      <style:text-properties style:font-name-complex="Times New Roman" fo:font-style="italic" style:font-style-asian="italic"/>
    </style:style>
    <style:style style:name="T635" style:parent-style-name="Policepardéfaut" style:family="text">
      <style:text-properties style:font-name-complex="Times New Roman"/>
    </style:style>
    <style:style style:name="T636" style:parent-style-name="Policepardéfaut" style:family="text">
      <style:text-properties style:font-name-complex="Times New Roman"/>
    </style:style>
    <style:style style:name="T637" style:parent-style-name="Policepardéfaut" style:family="text">
      <style:text-properties style:font-name-complex="Times New Roman"/>
    </style:style>
    <style:style style:name="T638" style:parent-style-name="Policepardéfaut" style:family="text">
      <style:text-properties style:font-name-complex="Times New Roman"/>
    </style:style>
    <style:style style:name="T639" style:parent-style-name="Policepardéfaut" style:family="text">
      <style:text-properties style:font-name-complex="Times New Roman"/>
    </style:style>
    <style:style style:name="T640" style:parent-style-name="Policepardéfaut" style:family="text">
      <style:text-properties style:font-name-complex="Times New Roman"/>
    </style:style>
    <style:style style:name="T641" style:parent-style-name="Policepardéfaut" style:family="text">
      <style:text-properties style:font-name-complex="Times New Roman"/>
    </style:style>
    <style:style style:name="T642" style:parent-style-name="Policepardéfaut" style:family="text">
      <style:text-properties style:font-name-complex="Times New Roman"/>
    </style:style>
    <style:style style:name="T643" style:parent-style-name="Policepardéfaut" style:family="text">
      <style:text-properties style:font-name-complex="Times New Roman"/>
    </style:style>
    <style:style style:name="T644" style:parent-style-name="Policepardéfaut" style:family="text">
      <style:text-properties style:font-name-complex="Times New Roman"/>
    </style:style>
    <style:style style:name="T645" style:parent-style-name="Policepardéfaut" style:family="text">
      <style:text-properties style:font-name-complex="Times New Roman"/>
    </style:style>
    <style:style style:name="T646" style:parent-style-name="Policepardéfaut" style:family="text">
      <style:text-properties style:font-name-complex="Times New Roman"/>
    </style:style>
    <style:style style:name="T647" style:parent-style-name="Policepardéfaut" style:family="text">
      <style:text-properties style:font-name-complex="Times New Roman"/>
    </style:style>
    <style:style style:name="T648" style:parent-style-name="Policepardéfaut" style:family="text">
      <style:text-properties style:font-name-complex="Times New Roman"/>
    </style:style>
    <style:style style:name="T649" style:parent-style-name="Policepardéfaut" style:family="text">
      <style:text-properties style:font-name-complex="Times New Roman" fo:font-style="italic" style:font-style-asian="italic"/>
    </style:style>
    <style:style style:name="T650" style:parent-style-name="Policepardéfaut" style:family="text">
      <style:text-properties style:font-name-complex="Times New Roman"/>
    </style:style>
    <style:style style:name="T651" style:parent-style-name="Policepardéfaut" style:family="text">
      <style:text-properties style:font-name-complex="Times New Roman"/>
    </style:style>
    <style:style style:name="T652" style:parent-style-name="Policepardéfaut" style:family="text">
      <style:text-properties style:font-name-complex="Times New Roman"/>
    </style:style>
    <style:style style:name="T653" style:parent-style-name="Policepardéfaut" style:family="text">
      <style:text-properties style:font-name-complex="Times New Roman"/>
    </style:style>
    <style:style style:name="T654" style:parent-style-name="Policepardéfaut" style:family="text">
      <style:text-properties style:font-name-complex="Times New Roman"/>
    </style:style>
    <style:style style:name="T655" style:parent-style-name="Policepardéfaut" style:family="text">
      <style:text-properties style:font-name-complex="Times New Roman"/>
    </style:style>
    <style:style style:name="T656" style:parent-style-name="Policepardéfaut" style:family="text">
      <style:text-properties style:font-name-complex="Times New Roman"/>
    </style:style>
    <style:style style:name="T657" style:parent-style-name="Policepardéfaut" style:family="text">
      <style:text-properties style:font-name-complex="Times New Roman" fo:font-style="italic" style:font-style-asian="italic"/>
    </style:style>
    <style:style style:name="T658" style:parent-style-name="Policepardéfaut" style:family="text">
      <style:text-properties style:font-name-complex="Times New Roman"/>
    </style:style>
    <style:style style:name="T659" style:parent-style-name="Policepardéfaut" style:family="text">
      <style:text-properties style:font-name-complex="Times New Roman"/>
    </style:style>
    <style:style style:name="T660" style:parent-style-name="Policepardéfaut" style:family="text">
      <style:text-properties style:font-name-complex="Times New Roman"/>
    </style:style>
    <style:style style:name="T661" style:parent-style-name="Policepardéfaut" style:family="text">
      <style:text-properties style:font-name-complex="Times New Roman" fo:font-style="italic" style:font-style-asian="italic"/>
    </style:style>
    <style:style style:name="T662" style:parent-style-name="Policepardéfaut" style:family="text">
      <style:text-properties style:font-name-complex="Times New Roman" fo:font-style="italic" style:font-style-asian="italic"/>
    </style:style>
    <style:style style:name="T663" style:parent-style-name="Policepardéfaut" style:family="text">
      <style:text-properties style:font-name-complex="Times New Roman"/>
    </style:style>
    <style:style style:name="T664" style:parent-style-name="Policepardéfaut" style:family="text">
      <style:text-properties style:font-name-complex="Times New Roman" fo:font-style="italic" style:font-style-asian="italic"/>
    </style:style>
    <style:style style:name="T665" style:parent-style-name="Policepardéfaut" style:family="text">
      <style:text-properties style:font-name-complex="Times New Roman"/>
    </style:style>
    <style:style style:name="T666" style:parent-style-name="Policepardéfaut" style:family="text">
      <style:text-properties style:font-name-complex="Times New Roman"/>
    </style:style>
    <style:style style:name="T667" style:parent-style-name="Policepardéfaut" style:family="text">
      <style:text-properties style:font-name-complex="Times New Roman"/>
    </style:style>
    <style:style style:name="T668" style:parent-style-name="Policepardéfaut" style:family="text">
      <style:text-properties style:font-name-complex="Times New Roman"/>
    </style:style>
    <style:style style:name="T669" style:parent-style-name="Policepardéfaut" style:family="text">
      <style:text-properties style:font-name-complex="Times New Roman"/>
    </style:style>
    <style:style style:name="T670" style:parent-style-name="Policepardéfaut" style:family="text">
      <style:text-properties style:font-name-complex="Times New Roman"/>
    </style:style>
    <style:style style:name="T671" style:parent-style-name="Policepardéfaut" style:family="text">
      <style:text-properties style:font-name-complex="Times New Roman"/>
    </style:style>
    <style:style style:name="T672" style:parent-style-name="Policepardéfaut" style:family="text">
      <style:text-properties style:font-name-complex="Times New Roman"/>
    </style:style>
    <style:style style:name="T673" style:parent-style-name="Policepardéfaut" style:family="text">
      <style:text-properties style:font-name-complex="Times New Roman"/>
    </style:style>
    <style:style style:name="T674" style:parent-style-name="Policepardéfaut" style:family="text">
      <style:text-properties style:font-name-complex="Times New Roman"/>
    </style:style>
    <style:style style:name="T675" style:parent-style-name="Policepardéfaut" style:family="text">
      <style:text-properties style:font-name-complex="Times New Roman"/>
    </style:style>
    <style:style style:name="T676" style:parent-style-name="Policepardéfaut" style:family="text">
      <style:text-properties style:font-name-complex="Times New Roman"/>
    </style:style>
    <style:style style:name="T677" style:parent-style-name="Policepardéfaut" style:family="text">
      <style:text-properties style:font-name-complex="Times New Roman"/>
    </style:style>
    <style:style style:name="T678" style:parent-style-name="Policepardéfaut" style:family="text">
      <style:text-properties style:font-name-complex="Times New Roman"/>
    </style:style>
    <style:style style:name="T679" style:parent-style-name="Appelnotedebasdep." style:family="text">
      <style:text-properties style:font-name-complex="Times New Roman"/>
    </style:style>
    <style:style style:name="P680" style:parent-style-name="Notedebasdepage" style:family="paragraph">
      <style:paragraph-properties fo:text-align="center"/>
    </style:style>
    <style:style style:name="T681" style:parent-style-name="Policepardéfaut" style:family="text">
      <style:text-properties style:font-name-complex="Times New Roman"/>
    </style:style>
    <style:style style:name="T682" style:parent-style-name="Policepardéfaut" style:family="text">
      <style:text-properties style:font-name-complex="Times New Roman"/>
    </style:style>
    <style:style style:name="T683" style:parent-style-name="Policepardéfaut" style:family="text">
      <style:text-properties style:font-name-complex="Times New Roman"/>
    </style:style>
    <style:style style:name="T684" style:parent-style-name="Appelnotedebasdep." style:family="text">
      <style:text-properties style:font-name-complex="Times New Roman"/>
    </style:style>
    <style:style style:name="T685" style:parent-style-name="Policepardéfaut" style:family="text">
      <style:text-properties fo:font-style="italic" style:font-style-asian="italic"/>
    </style:style>
    <style:style style:name="T686" style:parent-style-name="Policepardéfaut" style:family="text">
      <style:text-properties fo:font-style="italic" style:font-style-asian="italic"/>
    </style:style>
    <style:style style:name="T687" style:parent-style-name="Policepardéfaut" style:family="text">
      <style:text-properties fo:color="#0070C0"/>
    </style:style>
    <style:style style:name="T688" style:parent-style-name="title" style:family="text">
      <style:text-properties fo:font-style="normal" style:font-style-asian="normal"/>
    </style:style>
    <style:style style:name="P689" style:parent-style-name="Notedebasdepage" style:family="paragraph">
      <style:paragraph-properties fo:text-align="center"/>
    </style:style>
    <style:style style:name="T690" style:parent-style-name="Policepardéfaut" style:family="text">
      <style:text-properties fo:font-style="italic" style:font-style-asian="italic"/>
    </style:style>
    <style:style style:name="T691" style:parent-style-name="Policepardéfaut" style:family="text">
      <style:text-properties fo:font-style="italic" style:font-style-asian="italic"/>
    </style:style>
    <style:style style:name="T692" style:parent-style-name="Policepardéfaut" style:family="text">
      <style:text-properties fo:color="#0070C0"/>
    </style:style>
    <style:style style:name="T693" style:parent-style-name="title" style:family="text">
      <style:text-properties fo:font-style="normal" style:font-style-asian="normal"/>
    </style:style>
    <style:style style:name="P694" style:parent-style-name="Notedebasdepage" style:family="paragraph">
      <style:paragraph-properties fo:text-align="center"/>
    </style:style>
    <style:style style:name="T695" style:parent-style-name="Policepardéfaut" style:family="text">
      <style:text-properties fo:font-style="italic" style:font-style-asian="italic"/>
    </style:style>
    <style:style style:name="T696" style:parent-style-name="Policepardéfaut" style:family="text">
      <style:text-properties fo:font-style="italic" style:font-style-asian="italic"/>
    </style:style>
    <style:style style:name="T697" style:parent-style-name="Policepardéfaut" style:family="text">
      <style:text-properties fo:font-style="italic" style:font-style-asian="italic"/>
    </style:style>
    <style:style style:name="T698" style:parent-style-name="Policepardéfaut" style:family="text">
      <style:text-properties fo:font-style="italic" style:font-style-asian="italic"/>
    </style:style>
    <style:style style:name="T699" style:parent-style-name="Policepardéfaut" style:family="text">
      <style:text-properties fo:font-style="italic" style:font-style-asian="italic"/>
    </style:style>
    <style:style style:name="T700" style:parent-style-name="Policepardéfaut" style:family="text">
      <style:text-properties fo:font-style="italic" style:font-style-asian="italic"/>
    </style:style>
    <style:style style:name="T701" style:parent-style-name="Policepardéfaut" style:family="text">
      <style:text-properties fo:color="#0070C0"/>
    </style:style>
    <style:style style:name="T702" style:parent-style-name="title" style:family="text">
      <style:text-properties fo:font-style="normal" style:font-style-asian="normal"/>
    </style:style>
    <style:style style:name="T703" style:parent-style-name="Policepardéfaut" style:family="text">
      <style:text-properties style:font-name-complex="Times New Roman"/>
    </style:style>
    <style:style style:name="T704" style:parent-style-name="Policepardéfaut" style:family="text">
      <style:text-properties fo:font-style="italic" style:font-style-asian="italic"/>
    </style:style>
    <style:style style:name="T705" style:parent-style-name="Lienhypertexte" style:family="text">
      <style:text-properties fo:font-variant="small-caps"/>
    </style:style>
    <style:style style:name="P706" style:parent-style-name="label" style:family="paragraph">
      <style:text-properties fo:font-style="italic" style:font-style-asian="italic" fo:font-variant="normal"/>
    </style:style>
    <style:style style:name="T707" style:parent-style-name="Policepardéfaut" style:family="text">
      <style:text-properties fo:font-style="italic" style:font-style-asian="italic"/>
    </style:style>
    <style:style style:name="T708" style:parent-style-name="Lienhypertexte" style:family="text">
      <style:text-properties fo:font-variant="small-caps"/>
    </style:style>
    <style:style style:name="T709" style:parent-style-name="Policepardéfaut" style:family="text">
      <style:text-properties fo:font-style="italic" style:font-style-asian="italic"/>
    </style:style>
    <style:style style:name="T710" style:parent-style-name="Policepardéfaut" style:family="text">
      <style:text-properties fo:font-style="italic" style:font-style-asian="italic"/>
    </style:style>
    <style:style style:name="T711" style:parent-style-name="Lienhypertexte" style:family="text">
      <style:text-properties fo:font-variant="small-caps"/>
    </style:style>
    <style:style style:name="T712" style:parent-style-name="Policepardéfaut" style:family="text">
      <style:text-properties fo:font-style="italic" style:font-style-asian="italic"/>
    </style:style>
    <style:style style:name="T713" style:parent-style-name="Policepardéfaut" style:family="text">
      <style:text-properties fo:font-style="italic" style:font-style-asian="italic"/>
    </style:style>
    <style:style style:name="T714" style:parent-style-name="Policepardéfaut" style:family="text">
      <style:text-properties fo:font-style="italic" style:font-style-asian="italic"/>
    </style:style>
    <style:style style:name="T715" style:parent-style-name="Policepardéfaut" style:family="text">
      <style:text-properties fo:font-style="italic" style:font-style-asian="italic"/>
    </style:style>
    <style:style style:name="T716" style:parent-style-name="Policepardéfaut" style:family="text">
      <style:text-properties fo:font-style="italic" style:font-style-asian="italic"/>
    </style:style>
    <style:style style:name="T717" style:parent-style-name="Lienhypertexte" style:family="text">
      <style:text-properties fo:font-variant="small-caps"/>
    </style:style>
    <style:style style:name="T718" style:parent-style-name="Policepardéfaut" style:family="text">
      <style:text-properties fo:font-style="italic" style:font-style-asian="italic"/>
    </style:style>
    <style:style style:name="T719" style:parent-style-name="Policepardéfaut" style:family="text">
      <style:text-properties fo:font-style="italic" style:font-style-asian="italic"/>
    </style:style>
    <style:style style:name="T720" style:parent-style-name="Policepardéfaut" style:family="text">
      <style:text-properties style:font-name-complex="Times New Roman" fo:font-style="italic" style:font-style-asian="italic"/>
    </style:style>
    <style:style style:name="T721" style:parent-style-name="Policepardéfaut" style:family="text">
      <style:text-properties style:font-name-complex="Times New Roman"/>
    </style:style>
    <style:style style:name="T722" style:parent-style-name="Policepardéfaut" style:family="text">
      <style:text-properties style:font-name-complex="Times New Roman"/>
    </style:style>
    <style:style style:name="T723" style:parent-style-name="Policepardéfaut" style:family="text">
      <style:text-properties style:font-name-complex="Times New Roman"/>
    </style:style>
    <style:style style:name="T724" style:parent-style-name="Policepardéfaut" style:family="text">
      <style:text-properties style:font-name-complex="Times New Roman"/>
    </style:style>
    <style:style style:name="T725" style:parent-style-name="Policepardéfaut" style:family="text">
      <style:text-properties style:font-name-complex="Times New Roman"/>
    </style:style>
    <style:style style:name="T726" style:parent-style-name="Policepardéfaut" style:family="text">
      <style:text-properties style:font-name-complex="Times New Roman"/>
    </style:style>
    <style:style style:name="T727" style:parent-style-name="Policepardéfaut" style:family="text">
      <style:text-properties style:font-name-complex="Times New Roman"/>
    </style:style>
    <style:style style:name="T728" style:parent-style-name="Policepardéfaut" style:family="text">
      <style:text-properties style:font-name-complex="Times New Roman"/>
    </style:style>
    <style:style style:name="T729" style:parent-style-name="Policepardéfaut" style:family="text">
      <style:text-properties style:font-name-complex="Times New Roman"/>
    </style:style>
    <style:style style:name="T730" style:parent-style-name="Policepardéfaut" style:family="text">
      <style:text-properties fo:font-style="italic" style:font-style-asian="italic"/>
    </style:style>
    <style:style style:name="T731" style:parent-style-name="Policepardéfaut" style:family="text">
      <style:text-properties style:font-name-complex="Times New Roman" fo:font-style="italic" style:font-style-asian="italic"/>
    </style:style>
    <style:style style:name="T732" style:parent-style-name="Policepardéfaut" style:family="text">
      <style:text-properties style:font-name-complex="Times New Roman"/>
    </style:style>
    <style:style style:name="T733" style:parent-style-name="Policepardéfaut" style:family="text">
      <style:text-properties style:font-name-complex="Times New Roman"/>
    </style:style>
    <style:style style:name="T734" style:parent-style-name="Policepardéfaut" style:family="text">
      <style:text-properties style:font-name-complex="Times New Roman"/>
    </style:style>
    <style:style style:name="T735" style:parent-style-name="Policepardéfaut" style:family="text">
      <style:text-properties style:font-name-complex="Times New Roman"/>
    </style:style>
    <style:style style:name="T736" style:parent-style-name="Policepardéfaut" style:family="text">
      <style:text-properties style:font-name-complex="Times New Roman"/>
    </style:style>
    <style:style style:name="T737" style:parent-style-name="Policepardéfaut" style:family="text">
      <style:text-properties style:font-name-complex="Times New Roman"/>
    </style:style>
    <style:style style:name="T738" style:parent-style-name="Policepardéfaut" style:family="text">
      <style:text-properties style:font-name-complex="Times New Roman"/>
    </style:style>
    <style:style style:name="T739" style:parent-style-name="Policepardéfaut" style:family="text">
      <style:text-properties fo:font-style="italic" style:font-style-asian="italic"/>
    </style:style>
    <style:style style:name="T740" style:parent-style-name="Policepardéfaut" style:family="text">
      <style:text-properties fo:font-style="italic" style:font-style-asian="italic"/>
    </style:style>
    <style:style style:name="T741" style:parent-style-name="Policepardéfaut" style:family="text">
      <style:text-properties fo:font-style="italic" style:font-style-asian="italic"/>
    </style:style>
    <style:style style:name="T742" style:parent-style-name="Policepardéfaut" style:family="text">
      <style:text-properties fo:font-style="italic" style:font-style-asian="italic"/>
    </style:style>
    <style:style style:name="T743" style:parent-style-name="Policepardéfaut" style:family="text">
      <style:text-properties fo:font-style="italic" style:font-style-asian="italic"/>
    </style:style>
    <style:style style:name="T744" style:parent-style-name="Policepardéfaut" style:family="text">
      <style:text-properties fo:font-style="italic" style:font-style-asian="italic"/>
    </style:style>
    <style:style style:name="T745" style:parent-style-name="Policepardéfaut" style:family="text">
      <style:text-properties fo:font-style="italic" style:font-style-asian="italic"/>
    </style:style>
    <style:style style:name="T746" style:parent-style-name="Policepardéfaut" style:family="text">
      <style:text-properties fo:font-style="italic" style:font-style-asian="italic"/>
    </style:style>
    <style:style style:name="T747" style:parent-style-name="Policepardéfaut" style:family="text">
      <style:text-properties style:font-name-complex="Times New Roman" fo:font-style="italic" style:font-style-asian="italic"/>
    </style:style>
    <style:style style:name="T748" style:parent-style-name="Policepardéfaut" style:family="text">
      <style:text-properties style:font-name-complex="Times New Roman"/>
    </style:style>
    <style:style style:name="T749" style:parent-style-name="Policepardéfaut" style:family="text">
      <style:text-properties fo:font-style="italic" style:font-style-asian="italic"/>
    </style:style>
    <style:style style:name="T750" style:parent-style-name="Policepardéfaut" style:family="text">
      <style:text-properties fo:font-style="italic" style:font-style-asian="italic"/>
    </style:style>
    <style:style style:name="T751" style:parent-style-name="Policepardéfaut" style:family="text">
      <style:text-properties fo:font-style="italic" style:font-style-asian="italic"/>
    </style:style>
    <style:style style:name="T752" style:parent-style-name="Policepardéfaut" style:family="text">
      <style:text-properties fo:font-style="italic" style:font-style-asian="italic"/>
    </style:style>
    <style:style style:name="T753" style:parent-style-name="Policepardéfaut" style:family="text">
      <style:text-properties fo:font-style="italic" style:font-style-asian="italic"/>
    </style:style>
    <style:style style:name="T754" style:parent-style-name="Policepardéfaut" style:family="text">
      <style:text-properties fo:font-style="italic" style:font-style-asian="italic"/>
    </style:style>
    <style:style style:name="T755" style:parent-style-name="Policepardéfaut" style:family="text">
      <style:text-properties fo:font-style="italic" style:font-style-asian="italic"/>
    </style:style>
    <style:style style:name="T756" style:parent-style-name="Policepardéfaut" style:family="text">
      <style:text-properties fo:font-style="italic" style:font-style-asian="italic"/>
    </style:style>
    <style:style style:name="T757" style:parent-style-name="Policepardéfaut" style:family="text">
      <style:text-properties fo:font-style="italic" style:font-style-asian="italic"/>
    </style:style>
    <style:style style:name="T758" style:parent-style-name="Policepardéfaut" style:family="text">
      <style:text-properties fo:font-style="italic" style:font-style-asian="italic"/>
    </style:style>
    <style:style style:name="T759" style:parent-style-name="Policepardéfaut" style:family="text">
      <style:text-properties fo:font-style="italic" style:font-style-asian="italic"/>
    </style:style>
    <style:style style:name="T760" style:parent-style-name="Policepardéfaut" style:family="text">
      <style:text-properties fo:font-style="italic" style:font-style-asian="italic"/>
    </style:style>
    <style:style style:name="T761" style:parent-style-name="Lienhypertexte" style:family="text">
      <style:text-properties fo:font-variant="small-caps"/>
    </style:style>
    <style:style style:name="T762" style:parent-style-name="Policepardéfaut" style:family="text">
      <style:text-properties fo:font-style="italic" style:font-style-asian="italic"/>
    </style:style>
    <style:style style:name="T763" style:parent-style-name="Policepardéfaut" style:family="text">
      <style:text-properties fo:font-style="italic" style:font-style-asian="italic"/>
    </style:style>
    <style:style style:name="T764" style:parent-style-name="Policepardéfaut" style:family="text">
      <style:text-properties fo:font-style="italic" style:font-style-asian="italic"/>
    </style:style>
    <style:style style:name="T765" style:parent-style-name="Policepardéfaut" style:family="text">
      <style:text-properties fo:font-style="italic" style:font-style-asian="italic"/>
    </style:style>
    <style:style style:name="T766" style:parent-style-name="Lienhypertexte" style:family="text">
      <style:text-properties fo:font-variant="small-caps"/>
    </style:style>
    <style:style style:name="T767" style:parent-style-name="Policepardéfaut" style:family="text">
      <style:text-properties fo:font-style="italic" style:font-style-asian="italic"/>
    </style:style>
    <style:style style:name="T768" style:parent-style-name="Policepardéfaut" style:family="text">
      <style:text-properties fo:font-style="italic" style:font-style-asian="italic"/>
    </style:style>
    <style:style style:name="T769" style:parent-style-name="Policepardéfaut" style:family="text">
      <style:text-properties fo:font-style="italic" style:font-style-asian="italic"/>
    </style:style>
    <style:style style:name="T770" style:parent-style-name="Policepardéfaut" style:family="text">
      <style:text-properties fo:font-style="italic" style:font-style-asian="italic"/>
    </style:style>
    <style:style style:name="T771" style:parent-style-name="Policepardéfaut" style:family="text">
      <style:text-properties fo:font-style="italic" style:font-style-asian="italic"/>
    </style:style>
    <style:style style:name="T772" style:parent-style-name="Policepardéfaut" style:family="text">
      <style:text-properties fo:font-style="italic" style:font-style-asian="italic"/>
    </style:style>
    <style:style style:name="T773" style:parent-style-name="Policepardéfaut" style:family="text">
      <style:text-properties fo:font-style="italic" style:font-style-asian="italic"/>
    </style:style>
    <style:style style:name="T774" style:parent-style-name="Policepardéfaut" style:family="text">
      <style:text-properties fo:font-style="italic" style:font-style-asian="italic"/>
    </style:style>
    <style:style style:name="T775" style:parent-style-name="Policepardéfaut" style:family="text">
      <style:text-properties fo:font-style="italic" style:font-style-asian="italic"/>
    </style:style>
    <style:style style:name="T776" style:parent-style-name="Policepardéfaut" style:family="text">
      <style:text-properties fo:font-style="italic" style:font-style-asian="italic"/>
    </style:style>
    <style:style style:name="T777" style:parent-style-name="Policepardéfaut" style:family="text">
      <style:text-properties fo:font-style="italic" style:font-style-asian="italic"/>
    </style:style>
    <style:style style:name="T778" style:parent-style-name="Policepardéfaut" style:family="text">
      <style:text-properties fo:font-style="italic" style:font-style-asian="italic"/>
    </style:style>
    <style:style style:name="T779" style:parent-style-name="Policepardéfaut" style:family="text">
      <style:text-properties fo:font-style="italic" style:font-style-asian="italic"/>
    </style:style>
    <style:style style:name="T780" style:parent-style-name="Policepardéfaut" style:family="text">
      <style:text-properties fo:font-style="italic" style:font-style-asian="italic"/>
    </style:style>
    <style:style style:name="T781" style:parent-style-name="Policepardéfaut" style:family="text">
      <style:text-properties fo:font-style="italic" style:font-style-asian="italic"/>
    </style:style>
    <style:style style:name="T782" style:parent-style-name="Policepardéfaut" style:family="text">
      <style:text-properties fo:font-style="italic" style:font-style-asian="italic"/>
    </style:style>
    <style:style style:name="T783" style:parent-style-name="Policepardéfaut" style:family="text">
      <style:text-properties fo:font-style="italic" style:font-style-asian="italic"/>
    </style:style>
    <style:style style:name="T784" style:parent-style-name="Policepardéfaut" style:family="text">
      <style:text-properties style:font-name-complex="Times New Roman" fo:font-style="italic" style:font-style-asian="italic"/>
    </style:style>
    <style:style style:name="T785" style:parent-style-name="Policepardéfaut" style:family="text">
      <style:text-properties style:font-name-complex="Times New Roman"/>
    </style:style>
    <style:style style:name="T786" style:parent-style-name="Policepardéfaut" style:family="text">
      <style:text-properties style:font-name-complex="Times New Roman"/>
    </style:style>
    <style:style style:name="T787" style:parent-style-name="Policepardéfaut" style:family="text">
      <style:text-properties style:font-name-complex="Times New Roman"/>
    </style:style>
    <style:style style:name="T788" style:parent-style-name="Policepardéfaut" style:family="text">
      <style:text-properties style:font-name-complex="Times New Roman"/>
    </style:style>
    <style:style style:name="T789" style:parent-style-name="Policepardéfaut" style:family="text">
      <style:text-properties style:font-name-complex="Times New Roman"/>
    </style:style>
    <style:style style:name="T790" style:parent-style-name="Policepardéfaut" style:family="text">
      <style:text-properties style:font-name-complex="Times New Roman"/>
    </style:style>
    <style:style style:name="T791" style:parent-style-name="Policepardéfaut" style:family="text">
      <style:text-properties style:font-name-complex="Times New Roman"/>
    </style:style>
    <style:style style:name="T792" style:parent-style-name="Policepardéfaut" style:family="text">
      <style:text-properties style:font-name-complex="Times New Roman"/>
    </style:style>
    <style:style style:name="T793" style:parent-style-name="Policepardéfaut" style:family="text">
      <style:text-properties style:font-name-complex="Times New Roman"/>
    </style:style>
    <style:style style:name="T794" style:parent-style-name="Policepardéfaut" style:family="text">
      <style:text-properties style:font-name-complex="Times New Roman"/>
    </style:style>
    <style:style style:name="T795" style:parent-style-name="Policepardéfaut" style:family="text">
      <style:text-properties style:font-name-complex="Times New Roman"/>
    </style:style>
    <style:style style:name="T796" style:parent-style-name="Policepardéfaut" style:family="text">
      <style:text-properties style:font-name-complex="Times New Roman"/>
    </style:style>
    <style:style style:name="T797" style:parent-style-name="Policepardéfaut" style:family="text">
      <style:text-properties style:font-name-complex="Times New Roman"/>
    </style:style>
    <style:style style:name="T798" style:parent-style-name="Policepardéfaut" style:family="text">
      <style:text-properties style:font-name-complex="Times New Roman"/>
    </style:style>
    <style:style style:name="T799" style:parent-style-name="Policepardéfaut" style:family="text">
      <style:text-properties style:font-name-complex="Times New Roman"/>
    </style:style>
    <style:style style:name="T800" style:parent-style-name="Policepardéfaut" style:family="text">
      <style:text-properties style:font-name-complex="Times New Roman"/>
    </style:style>
    <style:style style:name="T801" style:parent-style-name="Policepardéfaut" style:family="text">
      <style:text-properties style:font-name-complex="Times New Roman"/>
    </style:style>
    <style:style style:name="T802" style:parent-style-name="Policepardéfaut" style:family="text">
      <style:text-properties style:font-name-complex="Times New Roman" fo:font-style="italic" style:font-style-asian="italic"/>
    </style:style>
    <style:style style:name="T803" style:parent-style-name="Policepardéfaut" style:family="text">
      <style:text-properties style:font-name-complex="Times New Roman"/>
    </style:style>
    <style:style style:name="T804" style:parent-style-name="Policepardéfaut" style:family="text">
      <style:text-properties style:font-name-complex="Times New Roman"/>
    </style:style>
    <style:style style:name="T805" style:parent-style-name="Policepardéfaut" style:family="text">
      <style:text-properties style:font-name-complex="Times New Roman"/>
    </style:style>
    <style:style style:name="T806" style:parent-style-name="Policepardéfaut" style:family="text">
      <style:text-properties style:font-name-complex="Times New Roman"/>
    </style:style>
    <style:style style:name="T807" style:parent-style-name="Policepardéfaut" style:family="text">
      <style:text-properties style:font-name-complex="Times New Roman"/>
    </style:style>
    <style:style style:name="T808" style:parent-style-name="Policepardéfaut" style:family="text">
      <style:text-properties style:font-name-complex="Times New Roman"/>
    </style:style>
    <style:style style:name="T809" style:parent-style-name="Policepardéfaut" style:family="text">
      <style:text-properties style:font-name-complex="Times New Roman"/>
    </style:style>
    <style:style style:name="T810" style:parent-style-name="Policepardéfaut" style:family="text">
      <style:text-properties style:font-name-complex="Times New Roman"/>
    </style:style>
    <style:style style:name="T811" style:parent-style-name="Policepardéfaut" style:family="text">
      <style:text-properties style:font-name-complex="Times New Roman"/>
    </style:style>
    <style:style style:name="T812" style:parent-style-name="Policepardéfaut" style:family="text">
      <style:text-properties style:font-name-complex="Times New Roman"/>
    </style:style>
    <style:style style:name="T813" style:parent-style-name="Policepardéfaut" style:family="text">
      <style:text-properties style:font-name-complex="Times New Roman"/>
    </style:style>
    <style:style style:name="T814" style:parent-style-name="Policepardéfaut" style:family="text">
      <style:text-properties style:font-name-complex="Times New Roman"/>
    </style:style>
    <style:style style:name="T815" style:parent-style-name="Policepardéfaut" style:family="text">
      <style:text-properties style:font-name-complex="Times New Roman"/>
    </style:style>
    <style:style style:name="T816" style:parent-style-name="Policepardéfaut" style:family="text">
      <style:text-properties style:font-name-complex="Times New Roman"/>
    </style:style>
    <style:style style:name="T817" style:parent-style-name="Appelnotedebasdep." style:family="text">
      <style:text-properties style:font-name-complex="Times New Roman"/>
    </style:style>
    <style:style style:name="T818" style:parent-style-name="Policepardéfaut" style:family="text">
      <style:text-properties fo:font-style="italic" style:font-style-asian="italic"/>
    </style:style>
    <style:style style:name="T819" style:parent-style-name="Policepardéfaut" style:family="text">
      <style:text-properties fo:font-style="italic" style:font-style-asian="italic"/>
    </style:style>
    <style:style style:name="T820" style:parent-style-name="Policepardéfaut" style:family="text">
      <style:text-properties fo:font-style="italic" style:font-style-asian="italic"/>
    </style:style>
    <style:style style:name="T821" style:parent-style-name="Policepardéfaut" style:family="text">
      <style:text-properties fo:font-style="italic" style:font-style-asian="italic"/>
    </style:style>
    <style:style style:name="T822" style:parent-style-name="Policepardéfaut" style:family="text">
      <style:text-properties fo:color="#0070C0"/>
    </style:style>
    <style:style style:name="T823" style:parent-style-name="title" style:family="text">
      <style:text-properties fo:font-style="normal" style:font-style-asian="normal"/>
    </style:style>
    <style:style style:name="T824" style:parent-style-name="Policepardéfaut" style:family="text">
      <style:text-properties style:font-name-complex="Times New Roman"/>
    </style:style>
    <style:style style:name="T825" style:parent-style-name="Policepardéfaut" style:family="text">
      <style:text-properties style:font-name-complex="Times New Roman"/>
    </style:style>
    <style:style style:name="T826" style:parent-style-name="Policepardéfaut" style:family="text">
      <style:text-properties style:font-name-complex="Times New Roman"/>
    </style:style>
    <style:style style:name="T827" style:parent-style-name="Policepardéfaut" style:family="text">
      <style:text-properties style:font-name-complex="Times New Roman"/>
    </style:style>
    <style:style style:name="T828" style:parent-style-name="Policepardéfaut" style:family="text">
      <style:text-properties style:font-name-complex="Times New Roman"/>
    </style:style>
    <style:style style:name="T829" style:parent-style-name="Policepardéfaut" style:family="text">
      <style:text-properties style:font-name-complex="Times New Roman"/>
    </style:style>
    <style:style style:name="T830" style:parent-style-name="Policepardéfaut" style:family="text">
      <style:text-properties style:font-name-complex="Times New Roman"/>
    </style:style>
    <style:style style:name="T831" style:parent-style-name="Policepardéfaut" style:family="text">
      <style:text-properties style:font-name-complex="Times New Roman"/>
    </style:style>
    <style:style style:name="T832" style:parent-style-name="Policepardéfaut" style:family="text">
      <style:text-properties style:font-name-complex="Times New Roman"/>
    </style:style>
    <style:style style:name="T833" style:parent-style-name="Policepardéfaut" style:family="text">
      <style:text-properties style:font-name-complex="Times New Roman"/>
    </style:style>
    <style:style style:name="T834" style:parent-style-name="Policepardéfaut" style:family="text">
      <style:text-properties style:font-name-complex="Times New Roman"/>
    </style:style>
    <style:style style:name="T835" style:parent-style-name="Policepardéfaut" style:family="text">
      <style:text-properties style:font-name-complex="Times New Roman"/>
    </style:style>
    <style:style style:name="T836" style:parent-style-name="Policepardéfaut" style:family="text">
      <style:text-properties style:font-name-complex="Times New Roman"/>
    </style:style>
    <style:style style:name="T837" style:parent-style-name="Policepardéfaut" style:family="text">
      <style:text-properties style:font-name-complex="Times New Roman"/>
    </style:style>
    <style:style style:name="T838" style:parent-style-name="Policepardéfaut" style:family="text">
      <style:text-properties style:font-name-complex="Times New Roman"/>
    </style:style>
    <style:style style:name="T839" style:parent-style-name="Policepardéfaut" style:family="text">
      <style:text-properties style:font-name-complex="Times New Roman"/>
    </style:style>
    <style:style style:name="T840" style:parent-style-name="Policepardéfaut" style:family="text">
      <style:text-properties style:font-name-complex="Times New Roman"/>
    </style:style>
    <style:style style:name="T841" style:parent-style-name="Policepardéfaut" style:family="text">
      <style:text-properties style:font-name-complex="Times New Roman" fo:font-style="italic" style:font-style-asian="italic"/>
    </style:style>
    <style:style style:name="T842" style:parent-style-name="Policepardéfaut" style:family="text">
      <style:text-properties style:font-name-complex="Times New Roman"/>
    </style:style>
    <style:style style:name="T843" style:parent-style-name="Policepardéfaut" style:family="text">
      <style:text-properties style:font-name-complex="Times New Roman"/>
    </style:style>
    <style:style style:name="T844" style:parent-style-name="Appelnotedebasdep." style:family="text">
      <style:text-properties style:font-name-complex="Times New Roman"/>
    </style:style>
    <style:style style:name="T845" style:parent-style-name="Policepardéfaut" style:family="text">
      <style:text-properties fo:font-style="italic" style:font-style-asian="italic"/>
    </style:style>
    <style:style style:name="T846" style:parent-style-name="Policepardéfaut" style:family="text">
      <style:text-properties style:font-name-complex="Times New Roman"/>
    </style:style>
    <style:style style:name="T847" style:parent-style-name="Policepardéfaut" style:family="text">
      <style:text-properties style:font-name-complex="Times New Roman"/>
    </style:style>
    <style:style style:name="T848" style:parent-style-name="Policepardéfaut" style:family="text">
      <style:text-properties style:font-name-complex="Times New Roman"/>
    </style:style>
    <style:style style:name="T849" style:parent-style-name="Policepardéfaut" style:family="text">
      <style:text-properties style:font-name-complex="Times New Roman"/>
    </style:style>
    <style:style style:name="T850" style:parent-style-name="Policepardéfaut" style:family="text">
      <style:text-properties style:font-name-complex="Times New Roman"/>
    </style:style>
    <style:style style:name="T851" style:parent-style-name="Policepardéfaut" style:family="text">
      <style:text-properties style:font-name-complex="Times New Roman"/>
    </style:style>
    <style:style style:name="T852" style:parent-style-name="Policepardéfaut" style:family="text">
      <style:text-properties style:font-name-complex="Times New Roman"/>
    </style:style>
    <style:style style:name="T853" style:parent-style-name="Policepardéfaut" style:family="text">
      <style:text-properties style:font-name-complex="Times New Roman"/>
    </style:style>
    <style:style style:name="T854" style:parent-style-name="Policepardéfaut" style:family="text">
      <style:text-properties style:font-name-complex="Times New Roman"/>
    </style:style>
    <style:style style:name="T855" style:parent-style-name="Policepardéfaut" style:family="text">
      <style:text-properties style:font-name-complex="Times New Roman"/>
    </style:style>
    <style:style style:name="T856" style:parent-style-name="Policepardéfaut" style:family="text">
      <style:text-properties style:font-name-complex="Times New Roman"/>
    </style:style>
    <style:style style:name="T857" style:parent-style-name="Policepardéfaut" style:family="text">
      <style:text-properties style:font-name-complex="Times New Roman"/>
    </style:style>
    <style:style style:name="T858" style:parent-style-name="Policepardéfaut" style:family="text">
      <style:text-properties style:font-name-complex="Times New Roman"/>
    </style:style>
    <style:style style:name="T859" style:parent-style-name="Policepardéfaut" style:family="text">
      <style:text-properties style:font-name-complex="Times New Roman"/>
    </style:style>
    <style:style style:name="T860" style:parent-style-name="Policepardéfaut" style:family="text">
      <style:text-properties style:font-name-complex="Times New Roman"/>
    </style:style>
    <style:style style:name="T861" style:parent-style-name="Policepardéfaut" style:family="text">
      <style:text-properties style:font-name-complex="Times New Roman"/>
    </style:style>
    <style:style style:name="T862" style:parent-style-name="Policepardéfaut" style:family="text">
      <style:text-properties style:font-name-complex="Times New Roman"/>
    </style:style>
    <style:style style:name="T863" style:parent-style-name="Policepardéfaut" style:family="text">
      <style:text-properties style:font-name-complex="Times New Roman"/>
    </style:style>
    <style:style style:name="T864" style:parent-style-name="Policepardéfaut" style:family="text">
      <style:text-properties style:font-name-complex="Times New Roman"/>
    </style:style>
    <style:style style:name="T865" style:parent-style-name="Policepardéfaut" style:family="text">
      <style:text-properties style:font-name-complex="Times New Roman"/>
    </style:style>
    <style:style style:name="T866" style:parent-style-name="Appelnotedebasdep." style:family="text">
      <style:text-properties style:font-name-complex="Times New Roman"/>
    </style:style>
    <style:style style:name="T867" style:parent-style-name="Policepardéfaut" style:family="text">
      <style:text-properties style:font-name-complex="Times New Roman"/>
    </style:style>
    <style:style style:name="T868" style:parent-style-name="Policepardéfaut" style:family="text">
      <style:text-properties style:font-name-complex="Times New Roman"/>
    </style:style>
    <style:style style:name="T869" style:parent-style-name="Policepardéfaut" style:family="text">
      <style:text-properties style:font-name-complex="Times New Roman"/>
    </style:style>
    <style:style style:name="T870" style:parent-style-name="Policepardéfaut" style:family="text">
      <style:text-properties style:font-name-complex="Times New Roman"/>
    </style:style>
    <style:style style:name="T871" style:parent-style-name="Policepardéfaut" style:family="text">
      <style:text-properties style:font-name-complex="Times New Roman"/>
    </style:style>
    <style:style style:name="T872" style:parent-style-name="Policepardéfaut" style:family="text">
      <style:text-properties style:font-name-complex="Times New Roman"/>
    </style:style>
    <style:style style:name="T873" style:parent-style-name="Policepardéfaut" style:family="text">
      <style:text-properties style:font-name-complex="Times New Roman"/>
    </style:style>
    <style:style style:name="T874" style:parent-style-name="Policepardéfaut" style:family="text">
      <style:text-properties style:font-name-complex="Times New Roman"/>
    </style:style>
    <style:style style:name="T875" style:parent-style-name="Policepardéfaut" style:family="text">
      <style:text-properties style:font-name-complex="Times New Roman"/>
    </style:style>
    <style:style style:name="T876" style:parent-style-name="Policepardéfaut" style:family="text">
      <style:text-properties style:font-name-complex="Times New Roman"/>
    </style:style>
    <style:style style:name="T877" style:parent-style-name="Policepardéfaut" style:family="text">
      <style:text-properties style:font-name-complex="Times New Roman"/>
    </style:style>
    <style:style style:name="T878" style:parent-style-name="Policepardéfaut" style:family="text">
      <style:text-properties style:font-name-complex="Times New Roman"/>
    </style:style>
    <style:style style:name="T879" style:parent-style-name="Policepardéfaut" style:family="text">
      <style:text-properties style:font-name-complex="Times New Roman"/>
    </style:style>
    <style:style style:name="T880" style:parent-style-name="Policepardéfaut" style:family="text">
      <style:text-properties style:font-name-complex="Times New Roman"/>
    </style:style>
    <style:style style:name="T881" style:parent-style-name="Policepardéfaut" style:family="text">
      <style:text-properties style:font-name-complex="Times New Roman"/>
    </style:style>
    <style:style style:name="T882" style:parent-style-name="Policepardéfaut" style:family="text">
      <style:text-properties style:font-name-complex="Times New Roman"/>
    </style:style>
    <style:style style:name="T883" style:parent-style-name="Policepardéfaut" style:family="text">
      <style:text-properties style:font-name-complex="Times New Roman"/>
    </style:style>
    <style:style style:name="T884" style:parent-style-name="Policepardéfaut" style:family="text">
      <style:text-properties style:font-name-complex="Times New Roman"/>
    </style:style>
    <style:style style:name="T885" style:parent-style-name="Policepardéfaut" style:family="text">
      <style:text-properties style:font-name-complex="Times New Roman"/>
    </style:style>
    <style:style style:name="T886" style:parent-style-name="Policepardéfaut" style:family="text">
      <style:text-properties style:font-name-complex="Times New Roman"/>
    </style:style>
    <style:style style:name="T887" style:parent-style-name="Policepardéfaut" style:family="text">
      <style:text-properties style:font-name-complex="Times New Roman"/>
    </style:style>
    <style:style style:name="T888" style:parent-style-name="Policepardéfaut" style:family="text">
      <style:text-properties style:font-name-complex="Times New Roman"/>
    </style:style>
    <style:style style:name="T889" style:parent-style-name="Policepardéfaut" style:family="text">
      <style:text-properties style:font-name-complex="Times New Roman"/>
    </style:style>
    <style:style style:name="T890" style:parent-style-name="Appelnotedebasdep." style:family="text">
      <style:text-properties style:font-name-complex="Times New Roman"/>
    </style:style>
    <style:style style:name="T891" style:parent-style-name="Policepardéfaut" style:family="text">
      <style:text-properties fo:font-style="italic" style:font-style-asian="italic" fo:color="#0070C0"/>
    </style:style>
    <style:style style:name="T892" style:parent-style-name="Policepardéfaut" style:family="text">
      <style:text-properties style:font-name-complex="Times New Roman"/>
    </style:style>
    <style:style style:name="T893" style:parent-style-name="Policepardéfaut" style:family="text">
      <style:text-properties fo:font-style="italic" style:font-style-asian="italic"/>
    </style:style>
    <style:style style:name="T894" style:parent-style-name="Policepardéfaut" style:family="text">
      <style:text-properties fo:font-style="italic" style:font-style-asian="italic"/>
    </style:style>
    <style:style style:name="T895" style:parent-style-name="Lienhypertexte" style:family="text">
      <style:text-properties fo:font-variant="small-caps"/>
    </style:style>
    <style:style style:name="T896" style:parent-style-name="Policepardéfaut" style:family="text">
      <style:text-properties fo:font-style="italic" style:font-style-asian="italic"/>
    </style:style>
    <style:style style:name="T897" style:parent-style-name="Policepardéfaut" style:family="text">
      <style:text-properties fo:font-style="italic" style:font-style-asian="italic"/>
    </style:style>
    <style:style style:name="T898" style:parent-style-name="Policepardéfaut" style:family="text">
      <style:text-properties fo:font-style="italic" style:font-style-asian="italic"/>
    </style:style>
    <style:style style:name="T899" style:parent-style-name="Policepardéfaut" style:family="text">
      <style:text-properties fo:font-style="italic" style:font-style-asian="italic"/>
    </style:style>
    <style:style style:name="T900" style:parent-style-name="Policepardéfaut" style:family="text">
      <style:text-properties style:font-name-complex="Times New Roman" fo:font-style="italic" style:font-style-asian="italic"/>
    </style:style>
    <style:style style:name="T901" style:parent-style-name="Policepardéfaut" style:family="text">
      <style:text-properties style:font-name-complex="Times New Roman" fo:font-style="italic" style:font-style-asian="italic"/>
    </style:style>
    <style:style style:name="T902" style:parent-style-name="Policepardéfaut" style:family="text">
      <style:text-properties style:font-name-complex="Times New Roman" fo:font-style="italic" style:font-style-asian="italic"/>
    </style:style>
    <style:style style:name="T903" style:parent-style-name="Policepardéfaut" style:family="text">
      <style:text-properties style:font-name-complex="Times New Roman" fo:font-style="italic" style:font-style-asian="italic"/>
    </style:style>
    <style:style style:name="T904" style:parent-style-name="Policepardéfaut" style:family="text">
      <style:text-properties style:font-name-complex="Times New Roman"/>
    </style:style>
    <style:style style:name="T905" style:parent-style-name="Policepardéfaut" style:family="text">
      <style:text-properties style:font-name-complex="Times New Roman"/>
    </style:style>
    <style:style style:name="T906" style:parent-style-name="Lienhypertexte" style:family="text">
      <style:text-properties style:font-name-complex="Times New Roman"/>
    </style:style>
    <style:style style:name="T907" style:parent-style-name="Lienhypertexte" style:family="text">
      <style:text-properties style:font-name-complex="Times New Roman"/>
    </style:style>
    <style:style style:name="T908" style:parent-style-name="Policepardéfaut" style:family="text">
      <style:text-properties style:font-name-complex="Times New Roman"/>
    </style:style>
    <style:style style:name="T909" style:parent-style-name="Lienhypertexte" style:family="text">
      <style:text-properties style:font-name-complex="Times New Roman"/>
    </style:style>
    <style:style style:name="T910" style:parent-style-name="Policepardéfaut" style:family="text">
      <style:text-properties style:font-name-complex="Times New Roman"/>
    </style:style>
    <style:style style:name="T911" style:parent-style-name="Policepardéfaut" style:family="text">
      <style:text-properties style:font-name-complex="Times New Roman"/>
    </style:style>
    <style:style style:name="T912" style:parent-style-name="Lienhypertexte" style:family="text">
      <style:text-properties style:font-name-complex="Times New Roman"/>
    </style:style>
    <style:style style:name="T913" style:parent-style-name="Policepardéfaut" style:family="text">
      <style:text-properties style:font-name-complex="Times New Roman"/>
    </style:style>
    <style:style style:name="T914" style:parent-style-name="Policepardéfaut" style:family="text">
      <style:text-properties style:font-name-complex="Times New Roman"/>
    </style:style>
    <style:style style:name="T915" style:parent-style-name="Lienhypertexte" style:family="text">
      <style:text-properties style:font-name-complex="Times New Roman"/>
    </style:style>
    <style:style style:name="T916" style:parent-style-name="Policepardéfaut" style:family="text">
      <style:text-properties style:font-name-complex="Times New Roman"/>
    </style:style>
    <style:style style:name="T917" style:parent-style-name="Lienhypertexte" style:family="text">
      <style:text-properties style:font-name-complex="Times New Roman"/>
    </style:style>
    <style:style style:name="T918" style:parent-style-name="Policepardéfaut" style:family="text">
      <style:text-properties style:font-name-complex="Times New Roman"/>
    </style:style>
    <style:style style:name="T919" style:parent-style-name="Policepardéfaut" style:family="text">
      <style:text-properties style:font-name-complex="Times New Roman" fo:font-style="italic" style:font-style-asian="italic"/>
    </style:style>
    <style:style style:name="T920" style:parent-style-name="Policepardéfaut" style:family="text">
      <style:text-properties style:font-name-complex="Times New Roman" fo:font-style="italic" style:font-style-asian="italic"/>
    </style:style>
    <style:style style:name="T921" style:parent-style-name="Policepardéfaut" style:family="text">
      <style:text-properties style:font-name-complex="Times New Roman"/>
    </style:style>
    <style:style style:name="T922" style:parent-style-name="Policepardéfaut" style:family="text">
      <style:text-properties style:font-name-complex="Times New Roman"/>
    </style:style>
    <style:style style:name="T923" style:parent-style-name="Lienhypertexte" style:family="text">
      <style:text-properties style:font-name-complex="Times New Roman"/>
    </style:style>
    <style:style style:name="T924" style:parent-style-name="Lienhypertexte" style:family="text">
      <style:text-properties style:font-name-complex="Times New Roman"/>
    </style:style>
    <style:style style:name="T925" style:parent-style-name="Policepardéfaut" style:family="text">
      <style:text-properties style:font-name-complex="Times New Roman"/>
    </style:style>
    <style:style style:name="T926" style:parent-style-name="Lienhypertexte" style:family="text">
      <style:text-properties style:font-name-complex="Times New Roman"/>
    </style:style>
    <style:style style:name="T927" style:parent-style-name="Policepardéfaut" style:family="text">
      <style:text-properties style:font-name-complex="Times New Roman"/>
    </style:style>
    <style:style style:name="T928" style:parent-style-name="Lienhypertexte" style:family="text">
      <style:text-properties style:font-name-complex="Times New Roman"/>
    </style:style>
    <style:style style:name="T929" style:parent-style-name="Policepardéfaut" style:family="text">
      <style:text-properties style:font-name-complex="Times New Roman"/>
    </style:style>
    <style:style style:name="T930" style:parent-style-name="Policepardéfaut" style:family="text">
      <style:text-properties style:font-name-complex="Times New Roman" fo:font-style="italic" style:font-style-asian="italic"/>
    </style:style>
    <style:style style:name="T931" style:parent-style-name="Policepardéfaut" style:family="text">
      <style:text-properties style:font-name-complex="Times New Roman"/>
    </style:style>
    <style:style style:name="T932" style:parent-style-name="Policepardéfaut" style:family="text">
      <style:text-properties style:font-name-complex="Times New Roman"/>
    </style:style>
    <style:style style:name="T933" style:parent-style-name="Policepardéfaut" style:family="text">
      <style:text-properties style:font-name-complex="Times New Roman"/>
    </style:style>
    <style:style style:name="T934" style:parent-style-name="Policepardéfaut" style:family="text">
      <style:text-properties style:font-name-complex="Times New Roman"/>
    </style:style>
    <style:style style:name="T935" style:parent-style-name="Appelnotedebasdep." style:family="text">
      <style:text-properties style:font-name-complex="Times New Roman"/>
    </style:style>
    <style:style style:name="T936" style:parent-style-name="Policepardéfaut" style:family="text">
      <style:text-properties fo:font-style="italic" style:font-style-asian="italic"/>
    </style:style>
    <style:style style:name="T937" style:parent-style-name="Policepardéfaut" style:family="text">
      <style:text-properties fo:color="#0070C0"/>
    </style:style>
    <style:style style:name="T938" style:parent-style-name="title" style:family="text">
      <style:text-properties fo:font-style="normal" style:font-style-asian="normal"/>
    </style:style>
    <style:style style:name="T939" style:parent-style-name="Policepardéfaut" style:family="text">
      <style:text-properties fo:font-style="italic" style:font-style-asian="italic"/>
    </style:style>
    <style:style style:name="T940" style:parent-style-name="Policepardéfaut" style:family="text">
      <style:text-properties fo:color="#0070C0"/>
    </style:style>
    <style:style style:name="T941" style:parent-style-name="Policepardéfaut" style:family="text">
      <style:text-properties fo:color="#0070C0"/>
    </style:style>
    <style:style style:name="T942" style:parent-style-name="Policepardéfaut" style:family="text">
      <style:text-properties fo:font-style="italic" style:font-style-asian="italic"/>
    </style:style>
    <style:style style:name="T943" style:parent-style-name="Policepardéfaut" style:family="text">
      <style:text-properties style:font-name-complex="Times New Roman"/>
    </style:style>
    <style:style style:name="T944" style:parent-style-name="Policepardéfaut" style:family="text">
      <style:text-properties style:font-name-complex="Times New Roman"/>
    </style:style>
    <style:style style:name="T945" style:parent-style-name="Policepardéfaut" style:family="text">
      <style:text-properties style:font-name-complex="Times New Roman"/>
    </style:style>
    <style:style style:name="T946" style:parent-style-name="Policepardéfaut" style:family="text">
      <style:text-properties style:font-name-complex="Times New Roman"/>
    </style:style>
    <style:style style:name="T947" style:parent-style-name="Policepardéfaut" style:family="text">
      <style:text-properties style:font-name-complex="Times New Roman"/>
    </style:style>
    <style:style style:name="T948" style:parent-style-name="Policepardéfaut" style:family="text">
      <style:text-properties style:font-name-complex="Times New Roman"/>
    </style:style>
    <style:style style:name="T949" style:parent-style-name="Appelnotedebasdep." style:family="text">
      <style:text-properties style:font-name-complex="Times New Roman"/>
    </style:style>
    <style:style style:name="T950" style:parent-style-name="Policepardéfaut" style:family="text">
      <style:text-properties fo:font-style="italic" style:font-style-asian="italic"/>
    </style:style>
    <style:style style:name="T951" style:parent-style-name="Policepardéfaut" style:family="text">
      <style:text-properties style:font-name-complex="Times New Roman"/>
    </style:style>
    <style:style style:name="T952" style:parent-style-name="Policepardéfaut" style:family="text">
      <style:text-properties style:font-name-complex="Times New Roman"/>
    </style:style>
    <style:style style:name="T953" style:parent-style-name="Policepardéfaut" style:family="text">
      <style:text-properties style:font-name-complex="Times New Roman"/>
    </style:style>
    <style:style style:name="T954" style:parent-style-name="Policepardéfaut" style:family="text">
      <style:text-properties style:font-name-complex="Times New Roman"/>
    </style:style>
    <style:style style:name="T955" style:parent-style-name="Policepardéfaut" style:family="text">
      <style:text-properties style:font-name-complex="Times New Roman"/>
    </style:style>
    <style:style style:name="T956" style:parent-style-name="Policepardéfaut" style:family="text">
      <style:text-properties style:font-name-complex="Times New Roman"/>
    </style:style>
    <style:style style:name="T957" style:parent-style-name="Policepardéfaut" style:family="text">
      <style:text-properties style:font-name-complex="Times New Roman"/>
    </style:style>
    <style:style style:name="T958" style:parent-style-name="Policepardéfaut" style:family="text">
      <style:text-properties style:font-name-complex="Times New Roman"/>
    </style:style>
    <style:style style:name="T959" style:parent-style-name="Policepardéfaut" style:family="text">
      <style:text-properties style:font-name-complex="Times New Roman"/>
    </style:style>
    <style:style style:name="T960" style:parent-style-name="Policepardéfaut" style:family="text">
      <style:text-properties style:font-name-complex="Times New Roman"/>
    </style:style>
    <style:style style:name="T961" style:parent-style-name="Policepardéfaut" style:family="text">
      <style:text-properties style:font-name-complex="Times New Roman"/>
    </style:style>
    <style:style style:name="T962" style:parent-style-name="Policepardéfaut" style:family="text">
      <style:text-properties style:font-name-complex="Times New Roman"/>
    </style:style>
    <style:style style:name="T963" style:parent-style-name="Policepardéfaut" style:family="text">
      <style:text-properties style:font-name-complex="Times New Roman"/>
    </style:style>
    <style:style style:name="T964" style:parent-style-name="Policepardéfaut" style:family="text">
      <style:text-properties style:font-name-complex="Times New Roman"/>
    </style:style>
    <style:style style:name="T965" style:parent-style-name="Policepardéfaut" style:family="text">
      <style:text-properties style:font-name-complex="Times New Roman"/>
    </style:style>
    <style:style style:name="T966" style:parent-style-name="Policepardéfaut" style:family="text">
      <style:text-properties style:font-name-complex="Times New Roman"/>
    </style:style>
    <style:style style:name="T967" style:parent-style-name="Policepardéfaut" style:family="text">
      <style:text-properties style:font-name-complex="Times New Roman"/>
    </style:style>
    <style:style style:name="T968" style:parent-style-name="Policepardéfaut" style:family="text">
      <style:text-properties style:font-name-complex="Times New Roman"/>
    </style:style>
    <style:style style:name="T969" style:parent-style-name="Appelnotedebasdep." style:family="text">
      <style:text-properties style:font-name-complex="Times New Roman"/>
    </style:style>
    <style:style style:name="T970" style:parent-style-name="Policepardéfaut" style:family="text">
      <style:text-properties fo:font-style="italic" style:font-style-asian="italic"/>
    </style:style>
    <style:style style:name="T971" style:parent-style-name="Policepardéfaut" style:family="text">
      <style:text-properties fo:color="#0070C0"/>
    </style:style>
    <style:style style:name="T972" style:parent-style-name="title" style:family="text">
      <style:text-properties fo:font-style="normal" style:font-style-asian="normal"/>
    </style:style>
    <style:style style:name="T973" style:parent-style-name="Policepardéfaut" style:family="text">
      <style:text-properties style:font-name-complex="Times New Roman"/>
    </style:style>
    <style:style style:name="T974" style:parent-style-name="Policepardéfaut" style:family="text">
      <style:text-properties style:font-name-complex="Times New Roman"/>
    </style:style>
    <style:style style:name="T975" style:parent-style-name="Policepardéfaut" style:family="text">
      <style:text-properties style:font-name-complex="Times New Roman"/>
    </style:style>
    <style:style style:name="T976" style:parent-style-name="Policepardéfaut" style:family="text">
      <style:text-properties style:font-name-complex="Times New Roman"/>
    </style:style>
    <style:style style:name="T977" style:parent-style-name="Policepardéfaut" style:family="text">
      <style:text-properties style:font-name-complex="Times New Roman"/>
    </style:style>
    <style:style style:name="T978" style:parent-style-name="Policepardéfaut" style:family="text">
      <style:text-properties style:font-name-complex="Times New Roman"/>
    </style:style>
    <style:style style:name="T979" style:parent-style-name="Policepardéfaut" style:family="text">
      <style:text-properties style:font-name-complex="Times New Roman"/>
    </style:style>
    <style:style style:name="T980" style:parent-style-name="Policepardéfaut" style:family="text">
      <style:text-properties style:font-name-complex="Times New Roman"/>
    </style:style>
    <style:style style:name="T981" style:parent-style-name="Policepardéfaut" style:family="text">
      <style:text-properties style:font-name-complex="Times New Roman"/>
    </style:style>
    <style:style style:name="T982" style:parent-style-name="Policepardéfaut" style:family="text">
      <style:text-properties style:font-name-complex="Times New Roman"/>
    </style:style>
    <style:style style:name="T983" style:parent-style-name="Appelnotedebasdep." style:family="text">
      <style:text-properties style:font-name-complex="Times New Roman"/>
    </style:style>
    <style:style style:name="T984" style:parent-style-name="Policepardéfaut" style:family="text">
      <style:text-properties style:font-name-complex="Times New Roman"/>
    </style:style>
    <style:style style:name="T985" style:parent-style-name="Policepardéfaut" style:family="text">
      <style:text-properties style:font-name-complex="Times New Roman"/>
    </style:style>
    <style:style style:name="T986" style:parent-style-name="Policepardéfaut" style:family="text">
      <style:text-properties style:font-name-complex="Times New Roman"/>
    </style:style>
    <style:style style:name="T987" style:parent-style-name="Policepardéfaut" style:family="text">
      <style:text-properties style:font-name-complex="Times New Roman"/>
    </style:style>
    <style:style style:name="T988" style:parent-style-name="Policepardéfaut" style:family="text">
      <style:text-properties style:font-name-complex="Times New Roman"/>
    </style:style>
    <style:style style:name="T989" style:parent-style-name="Policepardéfaut" style:family="text">
      <style:text-properties style:font-name-complex="Times New Roman"/>
    </style:style>
    <style:style style:name="T990" style:parent-style-name="Policepardéfaut" style:family="text">
      <style:text-properties style:font-name-complex="Times New Roman"/>
    </style:style>
    <style:style style:name="T991" style:parent-style-name="Policepardéfaut" style:family="text">
      <style:text-properties style:font-name-complex="Times New Roman"/>
    </style:style>
    <style:style style:name="T992" style:parent-style-name="Policepardéfaut" style:family="text">
      <style:text-properties style:font-name-complex="Times New Roman"/>
    </style:style>
    <style:style style:name="T993" style:parent-style-name="Policepardéfaut" style:family="text">
      <style:text-properties style:font-name-complex="Times New Roman"/>
    </style:style>
    <style:style style:name="T994" style:parent-style-name="Policepardéfaut" style:family="text">
      <style:text-properties style:font-name-complex="Times New Roman"/>
    </style:style>
    <style:style style:name="T995" style:parent-style-name="Policepardéfaut" style:family="text">
      <style:text-properties style:font-name-complex="Times New Roman"/>
    </style:style>
    <style:style style:name="T996" style:parent-style-name="Policepardéfaut" style:family="text">
      <style:text-properties style:font-name-complex="Times New Roman"/>
    </style:style>
    <style:style style:name="T997" style:parent-style-name="Policepardéfaut" style:family="text">
      <style:text-properties style:font-name-complex="Times New Roman"/>
    </style:style>
    <style:style style:name="T998" style:parent-style-name="Policepardéfaut" style:family="text">
      <style:text-properties style:font-name-complex="Times New Roman"/>
    </style:style>
    <style:style style:name="T999" style:parent-style-name="Appelnotedebasdep." style:family="text">
      <style:text-properties style:font-name-complex="Times New Roman"/>
    </style:style>
    <style:style style:name="T1000" style:parent-style-name="Lienhypertexte" style:family="text">
      <style:text-properties fo:font-variant="small-caps"/>
    </style:style>
    <style:style style:name="T1001" style:parent-style-name="Policepardéfaut" style:family="text">
      <style:text-properties style:font-name-complex="Times New Roman"/>
    </style:style>
    <style:style style:name="T1002" style:parent-style-name="Policepardéfaut" style:family="text">
      <style:text-properties style:font-name-complex="Times New Roman"/>
    </style:style>
    <style:style style:name="T1003" style:parent-style-name="Policepardéfaut" style:family="text">
      <style:text-properties style:font-name-complex="Times New Roman"/>
    </style:style>
    <style:style style:name="T1004" style:parent-style-name="Policepardéfaut" style:family="text">
      <style:text-properties style:font-name-complex="Times New Roman"/>
    </style:style>
    <style:style style:name="T1005" style:parent-style-name="Policepardéfaut" style:family="text">
      <style:text-properties style:font-name-complex="Times New Roman"/>
    </style:style>
    <style:style style:name="T1006" style:parent-style-name="Appelnotedebasdep." style:family="text">
      <style:text-properties style:font-name-complex="Times New Roman"/>
    </style:style>
    <style:style style:name="T1007" style:parent-style-name="Lienhypertexte" style:family="text">
      <style:text-properties fo:font-variant="small-caps"/>
    </style:style>
    <style:style style:name="T1008" style:parent-style-name="Policepardéfaut" style:family="text">
      <style:text-properties style:font-name-complex="Times New Roman"/>
    </style:style>
    <style:style style:name="T1009" style:parent-style-name="Policepardéfaut" style:family="text">
      <style:text-properties style:font-name-complex="Times New Roman"/>
    </style:style>
    <style:style style:name="T1010" style:parent-style-name="Policepardéfaut" style:family="text">
      <style:text-properties style:font-name-complex="Times New Roman"/>
    </style:style>
    <style:style style:name="T1011" style:parent-style-name="Policepardéfaut" style:family="text">
      <style:text-properties style:font-name-complex="Times New Roman"/>
    </style:style>
    <style:style style:name="T1012" style:parent-style-name="Policepardéfaut" style:family="text">
      <style:text-properties style:font-name-complex="Times New Roman"/>
    </style:style>
    <style:style style:name="T1013" style:parent-style-name="Policepardéfaut" style:family="text">
      <style:text-properties style:font-name-complex="Times New Roman"/>
    </style:style>
    <style:style style:name="T1014" style:parent-style-name="Policepardéfaut" style:family="text">
      <style:text-properties style:font-name-complex="Times New Roman"/>
    </style:style>
    <style:style style:name="T1015" style:parent-style-name="Policepardéfaut" style:family="text">
      <style:text-properties style:font-name-complex="Times New Roman"/>
    </style:style>
    <style:style style:name="T1016" style:parent-style-name="Policepardéfaut" style:family="text">
      <style:text-properties style:font-name-complex="Times New Roman"/>
    </style:style>
    <style:style style:name="T1017" style:parent-style-name="Policepardéfaut" style:family="text">
      <style:text-properties style:font-name-complex="Times New Roman" fo:font-style="italic" style:font-style-asian="italic"/>
    </style:style>
    <style:style style:name="T1018" style:parent-style-name="Policepardéfaut" style:family="text">
      <style:text-properties fo:font-style="italic" style:font-style-asian="italic"/>
    </style:style>
    <style:style style:name="T1019" style:parent-style-name="Policepardéfaut" style:family="text">
      <style:text-properties fo:font-style="italic" style:font-style-asian="italic"/>
    </style:style>
    <style:style style:name="T1020" style:parent-style-name="Policepardéfaut" style:family="text">
      <style:text-properties fo:font-style="italic" style:font-style-asian="italic"/>
    </style:style>
    <style:style style:name="T1021" style:parent-style-name="Policepardéfaut" style:family="text">
      <style:text-properties style:font-name-complex="Times New Roman"/>
    </style:style>
    <style:style style:name="T1022" style:parent-style-name="Policepardéfaut" style:family="text">
      <style:text-properties style:font-name-complex="Times New Roman"/>
    </style:style>
    <style:style style:name="T1023" style:parent-style-name="Policepardéfaut" style:family="text">
      <style:text-properties style:font-name-complex="Times New Roman"/>
    </style:style>
    <style:style style:name="T1024" style:parent-style-name="Policepardéfaut" style:family="text">
      <style:text-properties style:font-name-complex="Times New Roman"/>
    </style:style>
    <style:style style:name="T1025" style:parent-style-name="Policepardéfaut" style:family="text">
      <style:text-properties style:font-name-complex="Times New Roman"/>
    </style:style>
    <style:style style:name="T1026" style:parent-style-name="Policepardéfaut" style:family="text">
      <style:text-properties style:font-name-complex="Times New Roman"/>
    </style:style>
    <style:style style:name="T1027" style:parent-style-name="Policepardéfaut" style:family="text">
      <style:text-properties style:font-name-complex="Times New Roman"/>
    </style:style>
    <style:style style:name="T1028" style:parent-style-name="Policepardéfaut" style:family="text">
      <style:text-properties style:font-name-complex="Times New Roman"/>
    </style:style>
    <style:style style:name="T1029" style:parent-style-name="Policepardéfaut" style:family="text">
      <style:text-properties style:font-name-complex="Times New Roman"/>
    </style:style>
    <style:style style:name="T1030" style:parent-style-name="Policepardéfaut" style:family="text">
      <style:text-properties style:font-name-complex="Times New Roman"/>
    </style:style>
    <style:style style:name="T1031" style:parent-style-name="Policepardéfaut" style:family="text">
      <style:text-properties style:font-name-complex="Times New Roman"/>
    </style:style>
    <style:style style:name="T1032" style:parent-style-name="Policepardéfaut" style:family="text">
      <style:text-properties style:font-name-complex="Times New Roman"/>
    </style:style>
    <style:style style:name="T1033" style:parent-style-name="Policepardéfaut" style:family="text">
      <style:text-properties style:font-name-complex="Times New Roman"/>
    </style:style>
    <style:style style:name="T1034" style:parent-style-name="Policepardéfaut" style:family="text">
      <style:text-properties style:font-name-complex="Times New Roman"/>
    </style:style>
    <style:style style:name="T1035" style:parent-style-name="Policepardéfaut" style:family="text">
      <style:text-properties style:font-name-complex="Times New Roman"/>
    </style:style>
    <style:style style:name="T1036" style:parent-style-name="Policepardéfaut" style:family="text">
      <style:text-properties style:font-name-complex="Times New Roman"/>
    </style:style>
    <style:style style:name="T1037" style:parent-style-name="Policepardéfaut" style:family="text">
      <style:text-properties style:font-name-complex="Times New Roman"/>
    </style:style>
    <style:style style:name="T1038" style:parent-style-name="Policepardéfaut" style:family="text">
      <style:text-properties style:font-name-complex="Times New Roman"/>
    </style:style>
    <style:style style:name="T1039" style:parent-style-name="Policepardéfaut" style:family="text">
      <style:text-properties style:font-name-complex="Times New Roman"/>
    </style:style>
    <style:style style:name="T1040" style:parent-style-name="Policepardéfaut" style:family="text">
      <style:text-properties style:font-name-complex="Times New Roman"/>
    </style:style>
    <style:style style:name="T1041" style:parent-style-name="Policepardéfaut" style:family="text">
      <style:text-properties style:font-name-complex="Times New Roman"/>
    </style:style>
    <style:style style:name="T1042" style:parent-style-name="Policepardéfaut" style:family="text">
      <style:text-properties fo:font-style="italic" style:font-style-asian="italic"/>
    </style:style>
    <style:style style:name="T1043" style:parent-style-name="Lienhypertexte" style:family="text">
      <style:text-properties fo:font-variant="small-caps"/>
    </style:style>
    <style:style style:name="T1044" style:parent-style-name="Policepardéfaut" style:family="text">
      <style:text-properties fo:font-style="italic" style:font-style-asian="italic"/>
    </style:style>
    <style:style style:name="T1045" style:parent-style-name="Policepardéfaut" style:family="text">
      <style:text-properties fo:font-style="italic" style:font-style-asian="italic"/>
    </style:style>
    <style:style style:name="T1046" style:parent-style-name="Lienhypertexte" style:family="text">
      <style:text-properties fo:font-variant="small-caps"/>
    </style:style>
    <style:style style:name="T1047" style:parent-style-name="Policepardéfaut" style:family="text">
      <style:text-properties fo:font-style="italic" style:font-style-asian="italic"/>
    </style:style>
    <style:style style:name="T1048" style:parent-style-name="Policepardéfaut" style:family="text">
      <style:text-properties fo:font-style="italic" style:font-style-asian="italic"/>
    </style:style>
    <style:style style:name="T1049" style:parent-style-name="Lienhypertexte" style:family="text">
      <style:text-properties style:font-name-complex="Times New Roman"/>
    </style:style>
    <style:style style:name="T1050" style:parent-style-name="Lienhypertexte" style:family="text">
      <style:text-properties style:font-name-complex="Times New Roman" fo:font-variant="small-caps"/>
    </style:style>
    <style:style style:name="T1051" style:parent-style-name="Policepardéfaut" style:family="text">
      <style:text-properties fo:font-style="italic" style:font-style-asian="italic"/>
    </style:style>
    <style:style style:name="T1052" style:parent-style-name="Policepardéfaut" style:family="text">
      <style:text-properties fo:font-style="italic" style:font-style-asian="italic"/>
    </style:style>
    <style:style style:name="T1053" style:parent-style-name="Policepardéfaut" style:family="text">
      <style:text-properties fo:font-style="italic" style:font-style-asian="italic"/>
    </style:style>
    <style:style style:name="T1054" style:parent-style-name="Policepardéfaut" style:family="text">
      <style:text-properties fo:font-style="italic" style:font-style-asian="italic"/>
    </style:style>
    <style:style style:name="T1055" style:parent-style-name="Policepardéfaut" style:family="text">
      <style:text-properties fo:font-style="italic" style:font-style-asian="italic"/>
    </style:style>
    <style:style style:name="T1056" style:parent-style-name="Policepardéfaut" style:family="text">
      <style:text-properties fo:font-style="italic" style:font-style-asian="italic"/>
    </style:style>
    <style:style style:name="T1057" style:parent-style-name="Policepardéfaut" style:family="text">
      <style:text-properties fo:font-style="italic" style:font-style-asian="italic"/>
    </style:style>
    <style:style style:name="T1058" style:parent-style-name="Policepardéfaut" style:family="text">
      <style:text-properties fo:font-style="italic" style:font-style-asian="italic"/>
    </style:style>
    <style:style style:name="T1059" style:parent-style-name="Policepardéfaut" style:family="text">
      <style:text-properties style:font-name-complex="Times New Roman" fo:font-style="italic" style:font-style-asian="italic"/>
    </style:style>
    <style:style style:name="T1060" style:parent-style-name="Policepardéfaut" style:family="text">
      <style:text-properties style:font-name-complex="Times New Roman"/>
    </style:style>
    <style:style style:name="T1061" style:parent-style-name="Policepardéfaut" style:family="text">
      <style:text-properties fo:font-style="italic" style:font-style-asian="italic"/>
    </style:style>
    <style:style style:name="T1062" style:parent-style-name="Policepardéfaut" style:family="text">
      <style:text-properties fo:font-style="italic" style:font-style-asian="italic"/>
    </style:style>
    <style:style style:name="T1063" style:parent-style-name="Policepardéfaut" style:family="text">
      <style:text-properties fo:font-style="italic" style:font-style-asian="italic"/>
    </style:style>
    <style:style style:name="T1064" style:parent-style-name="Lienhypertexte" style:family="text">
      <style:text-properties fo:font-variant="small-caps"/>
    </style:style>
    <style:style style:name="T1065" style:parent-style-name="Policepardéfaut" style:family="text">
      <style:text-properties style:font-name-complex="Times New Roman"/>
    </style:style>
    <style:style style:name="T1066" style:parent-style-name="Policepardéfaut" style:family="text">
      <style:text-properties style:font-name-complex="Times New Roman"/>
    </style:style>
    <style:style style:name="T1067" style:parent-style-name="Policepardéfaut" style:family="text">
      <style:text-properties style:font-name-complex="Times New Roman"/>
    </style:style>
    <style:style style:name="T1068" style:parent-style-name="Policepardéfaut" style:family="text">
      <style:text-properties style:font-name-complex="Times New Roman"/>
    </style:style>
    <style:style style:name="T1069" style:parent-style-name="Policepardéfaut" style:family="text">
      <style:text-properties style:font-name-complex="Times New Roman"/>
    </style:style>
    <style:style style:name="T1070" style:parent-style-name="Policepardéfaut" style:family="text">
      <style:text-properties style:font-name-complex="Times New Roman"/>
    </style:style>
    <style:style style:name="T1071" style:parent-style-name="Policepardéfaut" style:family="text">
      <style:text-properties style:font-name-complex="Times New Roman"/>
    </style:style>
    <style:style style:name="T1072" style:parent-style-name="Policepardéfaut" style:family="text">
      <style:text-properties style:font-name-complex="Times New Roman"/>
    </style:style>
    <style:style style:name="T1073" style:parent-style-name="Policepardéfaut" style:family="text">
      <style:text-properties style:font-name-complex="Times New Roman"/>
    </style:style>
    <style:style style:name="T1074" style:parent-style-name="Policepardéfaut" style:family="text">
      <style:text-properties style:font-name-complex="Times New Roman"/>
    </style:style>
    <style:style style:name="T1075" style:parent-style-name="Policepardéfaut" style:family="text">
      <style:text-properties style:font-name-complex="Times New Roman"/>
    </style:style>
    <style:style style:name="T1076" style:parent-style-name="Policepardéfaut" style:family="text">
      <style:text-properties style:font-name-complex="Times New Roman"/>
    </style:style>
    <style:style style:name="T1077" style:parent-style-name="Appelnotedebasdep." style:family="text">
      <style:text-properties style:font-name-complex="Times New Roman"/>
    </style:style>
    <style:style style:name="T1078" style:parent-style-name="Policepardéfaut" style:family="text">
      <style:text-properties fo:color="#FF0000"/>
    </style:style>
    <style:style style:name="T1079" style:parent-style-name="Policepardéfaut" style:family="text">
      <style:text-properties fo:color="#0070C0"/>
    </style:style>
    <style:style style:name="T1080" style:parent-style-name="Policepardéfaut" style:family="text">
      <style:text-properties fo:color="#0070C0"/>
    </style:style>
    <style:style style:name="T1081" style:parent-style-name="Lienhypertexte" style:family="text">
      <style:text-properties fo:font-variant="small-caps"/>
    </style:style>
    <style:style style:name="T1082" style:parent-style-name="Lienhypertexte" style:family="text">
      <style:text-properties fo:font-variant="small-caps"/>
    </style:style>
    <style:style style:name="T1083" style:parent-style-name="Policepardéfaut" style:family="text">
      <style:text-properties fo:color="#0070C0"/>
    </style:style>
    <style:style style:name="T1084" style:parent-style-name="Policepardéfaut" style:family="text">
      <style:text-properties fo:color="#0070C0"/>
    </style:style>
    <style:style style:name="T1085" style:parent-style-name="Policepardéfaut" style:family="text">
      <style:text-properties fo:color="#FF0000"/>
    </style:style>
    <style:style style:name="T1086" style:parent-style-name="Policepardéfaut" style:family="text">
      <style:text-properties fo:color="#FF0000"/>
    </style:style>
    <style:style style:name="T1087" style:parent-style-name="Policepardéfaut" style:family="text">
      <style:text-properties style:font-name-complex="Times New Roman"/>
    </style:style>
    <style:style style:name="T1088" style:parent-style-name="Policepardéfaut" style:family="text">
      <style:text-properties style:font-name-complex="Times New Roman"/>
    </style:style>
    <style:style style:name="T1089" style:parent-style-name="Policepardéfaut" style:family="text">
      <style:text-properties style:font-name-complex="Times New Roman"/>
    </style:style>
    <style:style style:name="T1090" style:parent-style-name="Policepardéfaut" style:family="text">
      <style:text-properties style:font-name-complex="Times New Roman"/>
    </style:style>
    <style:style style:name="T1091" style:parent-style-name="Policepardéfaut" style:family="text">
      <style:text-properties fo:color="#0070C0"/>
    </style:style>
    <style:style style:name="T1092" style:parent-style-name="Policepardéfaut" style:family="text">
      <style:text-properties fo:color="#0070C0"/>
    </style:style>
    <style:style style:name="T1093" style:parent-style-name="Policepardéfaut" style:family="text">
      <style:text-properties fo:color="#FF0000"/>
    </style:style>
    <style:style style:name="T1094" style:parent-style-name="Policepardéfaut" style:family="text">
      <style:text-properties fo:color="#FF0000"/>
    </style:style>
    <style:style style:name="T1095" style:parent-style-name="Lienhypertexte" style:family="text">
      <style:text-properties fo:font-variant="small-caps"/>
    </style:style>
    <style:style style:name="T1096" style:parent-style-name="Lienhypertexte" style:family="text">
      <style:text-properties fo:font-variant="small-caps"/>
    </style:style>
    <style:style style:name="T1097" style:parent-style-name="Policepardéfaut" style:family="text">
      <style:text-properties fo:font-style="italic" style:font-style-asian="italic"/>
    </style:style>
    <style:style style:name="T1098" style:parent-style-name="Policepardéfaut" style:family="text">
      <style:text-properties fo:color="#0070C0"/>
    </style:style>
    <style:style style:name="T1099" style:parent-style-name="Policepardéfaut" style:family="text">
      <style:text-properties fo:color="#0070C0"/>
    </style:style>
    <style:style style:name="T1100" style:parent-style-name="Policepardéfaut" style:family="text">
      <style:text-properties fo:color="#FF0000"/>
    </style:style>
    <style:style style:name="T1101" style:parent-style-name="Policepardéfaut" style:family="text">
      <style:text-properties fo:color="#FF0000"/>
    </style:style>
    <style:style style:name="T1102" style:parent-style-name="Lienhypertexte" style:family="text">
      <style:text-properties fo:font-variant="small-caps"/>
    </style:style>
    <style:style style:name="T1103" style:parent-style-name="Lienhypertexte" style:family="text">
      <style:text-properties fo:font-variant="small-caps"/>
    </style:style>
    <style:style style:name="T1104" style:parent-style-name="Policepardéfaut" style:family="text">
      <style:text-properties fo:color="#0070C0"/>
    </style:style>
    <style:style style:name="T1105" style:parent-style-name="Policepardéfaut" style:family="text">
      <style:text-properties fo:color="#0070C0"/>
    </style:style>
    <style:style style:name="T1106" style:parent-style-name="Policepardéfaut" style:family="text">
      <style:text-properties fo:color="#FF0000"/>
    </style:style>
    <style:style style:name="T1107" style:parent-style-name="Policepardéfaut" style:family="text">
      <style:text-properties fo:color="#FF0000"/>
    </style:style>
    <style:style style:name="T1108" style:parent-style-name="Policepardéfaut" style:family="text">
      <style:text-properties style:font-name-complex="Times New Roman"/>
    </style:style>
    <style:style style:name="T1109" style:parent-style-name="Policepardéfaut" style:family="text">
      <style:text-properties style:font-name-complex="Times New Roman"/>
    </style:style>
    <style:style style:name="T1110" style:parent-style-name="Policepardéfaut" style:family="text">
      <style:text-properties style:font-name-complex="Times New Roman"/>
    </style:style>
    <style:style style:name="T1111" style:parent-style-name="Policepardéfaut" style:family="text">
      <style:text-properties style:font-name-complex="Times New Roman"/>
    </style:style>
    <style:style style:name="T1112" style:parent-style-name="Policepardéfaut" style:family="text">
      <style:text-properties style:font-name-complex="Times New Roman"/>
    </style:style>
    <style:style style:name="T1113" style:parent-style-name="Policepardéfaut" style:family="text">
      <style:text-properties style:font-name-complex="Times New Roman"/>
    </style:style>
    <style:style style:name="T1114" style:parent-style-name="Policepardéfaut" style:family="text">
      <style:text-properties style:font-name-complex="Times New Roman"/>
    </style:style>
    <style:style style:name="T1115" style:parent-style-name="Policepardéfaut" style:family="text">
      <style:text-properties style:font-name-complex="Times New Roman"/>
    </style:style>
    <style:style style:name="T1116" style:parent-style-name="Policepardéfaut" style:family="text">
      <style:text-properties style:font-name-complex="Times New Roman"/>
    </style:style>
    <style:style style:name="T1117" style:parent-style-name="Appelnotedebasdep." style:family="text">
      <style:text-properties style:font-name-complex="Times New Roman"/>
    </style:style>
    <style:style style:name="T1118" style:parent-style-name="Lienhypertexte" style:family="text">
      <style:text-properties fo:font-variant="small-caps"/>
    </style:style>
    <style:style style:name="T1119" style:parent-style-name="Policepardéfaut" style:family="text">
      <style:text-properties fo:font-style="italic" style:font-style-asian="italic" fo:color="#00B050"/>
    </style:style>
    <style:style style:name="T1120" style:parent-style-name="Policepardéfaut" style:family="text">
      <style:text-properties fo:color="#00B050"/>
    </style:style>
    <style:style style:name="T1121" style:parent-style-name="Policepardéfaut" style:family="text">
      <style:text-properties style:font-name-complex="Times New Roman"/>
    </style:style>
    <style:style style:name="T1122" style:parent-style-name="Policepardéfaut" style:family="text">
      <style:text-properties style:font-name-complex="Times New Roman"/>
    </style:style>
    <style:style style:name="T1123" style:parent-style-name="Policepardéfaut" style:family="text">
      <style:text-properties style:font-name-complex="Times New Roman"/>
    </style:style>
    <style:style style:name="T1124" style:parent-style-name="Policepardéfaut" style:family="text">
      <style:text-properties style:font-name-complex="Times New Roman" fo:font-style="italic" style:font-style-asian="italic"/>
    </style:style>
    <style:style style:name="T1125" style:parent-style-name="Policepardéfaut" style:family="text">
      <style:text-properties style:font-name-complex="Times New Roman"/>
    </style:style>
    <style:style style:name="T1126" style:parent-style-name="Policepardéfaut" style:family="text">
      <style:text-properties style:font-name-complex="Times New Roman"/>
    </style:style>
    <style:style style:name="T1127" style:parent-style-name="Policepardéfaut" style:family="text">
      <style:text-properties style:font-name-complex="Times New Roman"/>
    </style:style>
    <style:style style:name="T1128" style:parent-style-name="Policepardéfaut" style:family="text">
      <style:text-properties style:font-name-complex="Times New Roman"/>
    </style:style>
    <style:style style:name="T1129" style:parent-style-name="Policepardéfaut" style:family="text">
      <style:text-properties style:font-name-complex="Times New Roman"/>
    </style:style>
    <style:style style:name="T1130" style:parent-style-name="Policepardéfaut" style:family="text">
      <style:text-properties style:font-name-complex="Times New Roman"/>
    </style:style>
    <style:style style:name="T1131" style:parent-style-name="Policepardéfaut" style:family="text">
      <style:text-properties style:font-name-complex="Times New Roman" fo:font-style="italic" style:font-style-asian="italic"/>
    </style:style>
    <style:style style:name="T1132" style:parent-style-name="Policepardéfaut" style:family="text">
      <style:text-properties style:font-name-complex="Times New Roman"/>
    </style:style>
    <style:style style:name="T1133" style:parent-style-name="Policepardéfaut" style:family="text">
      <style:text-properties style:font-name-complex="Times New Roman" fo:color="#0070C0"/>
    </style:style>
    <style:style style:name="T1134" style:parent-style-name="Policepardéfaut" style:family="text">
      <style:text-properties style:font-name-complex="Times New Roman" fo:color="#0070C0"/>
    </style:style>
    <style:style style:name="T1135" style:parent-style-name="Appelnotedebasdep." style:family="text">
      <style:text-properties style:font-name-complex="Times New Roman"/>
    </style:style>
    <style:style style:name="T1136" style:parent-style-name="Lienhypertexte" style:family="text">
      <style:text-properties fo:font-variant="small-caps"/>
    </style:style>
    <style:style style:name="T1137" style:parent-style-name="Lienhypertexte" style:family="text">
      <style:text-properties fo:font-variant="small-caps"/>
    </style:style>
    <style:style style:name="T1138" style:parent-style-name="Policepardéfaut" style:family="text">
      <style:text-properties style:font-name-complex="Times New Roman"/>
    </style:style>
    <style:style style:name="T1139" style:parent-style-name="Policepardéfaut" style:family="text">
      <style:text-properties style:font-name-complex="Times New Roman"/>
    </style:style>
    <style:style style:name="T1140" style:parent-style-name="Policepardéfaut" style:family="text">
      <style:text-properties style:font-name-complex="Times New Roman"/>
    </style:style>
    <style:style style:name="T1141" style:parent-style-name="Policepardéfaut" style:family="text">
      <style:text-properties style:font-name-complex="Times New Roman" fo:font-style="italic" style:font-style-asian="italic"/>
    </style:style>
    <style:style style:name="T1142" style:parent-style-name="Policepardéfaut" style:family="text">
      <style:text-properties style:font-name-complex="Times New Roman"/>
    </style:style>
    <style:style style:name="T1143" style:parent-style-name="Policepardéfaut" style:family="text">
      <style:text-properties style:font-name-complex="Times New Roman"/>
    </style:style>
    <style:style style:name="T1144" style:parent-style-name="Policepardéfaut" style:family="text">
      <style:text-properties style:font-name-complex="Times New Roman" fo:font-style="italic" style:font-style-asian="italic"/>
    </style:style>
    <style:style style:name="T1145" style:parent-style-name="Policepardéfaut" style:family="text">
      <style:text-properties style:font-name-complex="Times New Roman"/>
    </style:style>
    <style:style style:name="T1146" style:parent-style-name="Policepardéfaut" style:family="text">
      <style:text-properties style:font-name-complex="Times New Roman"/>
    </style:style>
    <style:style style:name="T1147" style:parent-style-name="Policepardéfaut" style:family="text">
      <style:text-properties style:font-name-complex="Times New Roman" fo:color="#00B050"/>
    </style:style>
    <style:style style:name="T1148" style:parent-style-name="Policepardéfaut" style:family="text">
      <style:text-properties style:font-name-complex="Times New Roman"/>
    </style:style>
    <style:style style:name="T1149" style:parent-style-name="Policepardéfaut" style:family="text">
      <style:text-properties style:font-name-complex="Times New Roman"/>
    </style:style>
    <style:style style:name="T1150" style:parent-style-name="Policepardéfaut" style:family="text">
      <style:text-properties style:font-name-complex="Times New Roman"/>
    </style:style>
    <style:style style:name="T1151" style:parent-style-name="Policepardéfaut" style:family="text">
      <style:text-properties style:font-name-complex="Times New Roman" fo:color="#0070C0"/>
    </style:style>
    <style:style style:name="T1152" style:parent-style-name="Policepardéfaut" style:family="text">
      <style:text-properties style:font-name-complex="Times New Roman"/>
    </style:style>
    <style:style style:name="T1153" style:parent-style-name="Appelnotedebasdep." style:family="text">
      <style:text-properties style:font-name-complex="Times New Roman"/>
    </style:style>
    <style:style style:name="T1154" style:parent-style-name="Policepardéfaut" style:family="text">
      <style:text-properties fo:color="#00B050"/>
    </style:style>
    <style:style style:name="T1155" style:parent-style-name="Policepardéfaut" style:family="text">
      <style:text-properties fo:font-style="italic" style:font-style-asian="italic"/>
    </style:style>
    <style:style style:name="T1156" style:parent-style-name="Policepardéfaut" style:family="text">
      <style:text-properties fo:font-style="italic" style:font-style-asian="italic"/>
    </style:style>
    <style:style style:name="T1157" style:parent-style-name="Policepardéfaut" style:family="text">
      <style:text-properties style:font-name-complex="Times New Roman"/>
    </style:style>
    <style:style style:name="T1158" style:parent-style-name="Policepardéfaut" style:family="text">
      <style:text-properties fo:font-style="italic" style:font-style-asian="italic"/>
    </style:style>
    <style:style style:name="T1159" style:parent-style-name="Policepardéfaut" style:family="text">
      <style:text-properties fo:font-style="italic" style:font-style-asian="italic"/>
    </style:style>
    <style:style style:name="T1160" style:parent-style-name="Policepardéfaut" style:family="text">
      <style:text-properties fo:font-style="italic" style:font-style-asian="italic"/>
    </style:style>
    <style:style style:name="T1161" style:parent-style-name="Lienhypertexte" style:family="text">
      <style:text-properties fo:font-variant="small-caps"/>
    </style:style>
    <style:style style:name="T1162" style:parent-style-name="Policepardéfaut" style:family="text">
      <style:text-properties style:font-name-complex="Times New Roman" fo:font-style="italic" style:font-style-asian="italic"/>
    </style:style>
    <style:style style:name="T1163" style:parent-style-name="Policepardéfaut" style:family="text">
      <style:text-properties style:font-name-complex="Times New Roman"/>
    </style:style>
    <style:style style:name="T1164" style:parent-style-name="Policepardéfaut" style:family="text">
      <style:text-properties style:font-name-complex="Times New Roman"/>
    </style:style>
    <style:style style:name="T1165" style:parent-style-name="Policepardéfaut" style:family="text">
      <style:text-properties style:font-name-complex="Times New Roman"/>
    </style:style>
    <style:style style:name="T1166" style:parent-style-name="Policepardéfaut" style:family="text">
      <style:text-properties fo:font-style="italic" style:font-style-asian="italic"/>
    </style:style>
    <style:style style:name="T1167" style:parent-style-name="Policepardéfaut" style:family="text">
      <style:text-properties fo:font-style="italic" style:font-style-asian="italic"/>
    </style:style>
    <style:style style:name="T1168" style:parent-style-name="Policepardéfaut" style:family="text">
      <style:text-properties fo:font-style="italic" style:font-style-asian="italic"/>
    </style:style>
    <style:style style:name="T1169" style:parent-style-name="Policepardéfaut" style:family="text">
      <style:text-properties fo:font-style="italic" style:font-style-asian="italic"/>
    </style:style>
    <style:style style:name="T1170" style:parent-style-name="Lienhypertexte" style:family="text">
      <style:text-properties fo:font-variant="small-caps"/>
    </style:style>
    <style:style style:name="T1171" style:parent-style-name="Policepardéfaut" style:family="text">
      <style:text-properties fo:font-style="italic" style:font-style-asian="italic"/>
    </style:style>
    <style:style style:name="T1172" style:parent-style-name="Policepardéfaut" style:family="text">
      <style:text-properties fo:font-style="italic" style:font-style-asian="italic"/>
    </style:style>
    <style:style style:name="T1173" style:parent-style-name="Policepardéfaut" style:family="text">
      <style:text-properties fo:font-style="italic" style:font-style-asian="italic"/>
    </style:style>
    <style:style style:name="T1174" style:parent-style-name="Lienhypertexte" style:family="text">
      <style:text-properties fo:font-variant="small-caps"/>
    </style:style>
    <style:style style:name="T1175" style:parent-style-name="Policepardéfaut" style:family="text">
      <style:text-properties fo:font-style="italic" style:font-style-asian="italic"/>
    </style:style>
    <style:style style:name="T1176" style:parent-style-name="Policepardéfaut" style:family="text">
      <style:text-properties fo:font-style="italic" style:font-style-asian="italic"/>
    </style:style>
    <style:style style:name="T1177" style:parent-style-name="Policepardéfaut" style:family="text">
      <style:text-properties fo:font-style="italic" style:font-style-asian="italic"/>
    </style:style>
    <style:style style:name="T1178" style:parent-style-name="Policepardéfaut" style:family="text">
      <style:text-properties fo:font-style="italic" style:font-style-asian="italic"/>
    </style:style>
    <style:style style:name="T1179" style:parent-style-name="Policepardéfaut" style:family="text">
      <style:text-properties fo:font-style="italic" style:font-style-asian="italic"/>
    </style:style>
    <style:style style:name="T1180" style:parent-style-name="Policepardéfaut" style:family="text">
      <style:text-properties fo:font-style="italic" style:font-style-asian="italic"/>
    </style:style>
    <style:style style:name="T1181" style:parent-style-name="Policepardéfaut" style:family="text">
      <style:text-properties fo:font-style="italic" style:font-style-asian="italic"/>
    </style:style>
    <style:style style:name="T1182" style:parent-style-name="Policepardéfaut" style:family="text">
      <style:text-properties fo:font-style="italic" style:font-style-asian="italic"/>
    </style:style>
    <style:style style:name="T1183" style:parent-style-name="Policepardéfaut" style:family="text">
      <style:text-properties fo:font-style="italic" style:font-style-asian="italic" fo:color="#0070C0"/>
    </style:style>
    <style:style style:name="T1184" style:parent-style-name="Policepardéfaut" style:family="text">
      <style:text-properties fo:color="#0070C0"/>
    </style:style>
    <style:style style:name="T1185" style:parent-style-name="Policepardéfaut" style:family="text">
      <style:text-properties fo:font-style="italic" style:font-style-asian="italic" fo:color="#0070C0"/>
    </style:style>
    <style:style style:name="T1186" style:parent-style-name="Lienhypertexte" style:family="text">
      <style:text-properties fo:font-variant="small-caps"/>
    </style:style>
    <style:style style:name="T1187" style:parent-style-name="Policepardéfaut" style:family="text">
      <style:text-properties fo:font-style="italic" style:font-style-asian="italic"/>
    </style:style>
    <style:style style:name="T1188" style:parent-style-name="Policepardéfaut" style:family="text">
      <style:text-properties fo:font-style="italic" style:font-style-asian="italic"/>
    </style:style>
    <style:style style:name="T1189" style:parent-style-name="Policepardéfaut" style:family="text">
      <style:text-properties fo:font-style="italic" style:font-style-asian="italic"/>
    </style:style>
    <style:style style:name="T1190" style:parent-style-name="Policepardéfaut" style:family="text">
      <style:text-properties fo:font-style="italic" style:font-style-asian="italic"/>
    </style:style>
    <style:style style:name="T1191" style:parent-style-name="Policepardéfaut" style:family="text">
      <style:text-properties fo:font-style="italic" style:font-style-asian="italic"/>
    </style:style>
    <style:style style:name="T1192" style:parent-style-name="Policepardéfaut" style:family="text">
      <style:text-properties fo:font-style="italic" style:font-style-asian="italic"/>
    </style:style>
    <style:style style:name="T1193" style:parent-style-name="Policepardéfaut" style:family="text">
      <style:text-properties fo:font-style="italic" style:font-style-asian="italic"/>
    </style:style>
    <style:style style:name="T1194" style:parent-style-name="Policepardéfaut" style:family="text">
      <style:text-properties style:font-name-complex="Times New Roman" fo:font-style="italic" style:font-style-asian="italic"/>
    </style:style>
    <style:style style:name="T1195" style:parent-style-name="Policepardéfaut" style:family="text">
      <style:text-properties style:font-name-complex="Times New Roman"/>
    </style:style>
    <style:style style:name="T1196" style:parent-style-name="Policepardéfaut" style:family="text">
      <style:text-properties style:font-name-complex="Times New Roman"/>
    </style:style>
    <style:style style:name="T1197" style:parent-style-name="Lienhypertexte" style:family="text">
      <style:text-properties style:font-name-complex="Times New Roman"/>
    </style:style>
    <style:style style:name="T1198" style:parent-style-name="Lienhypertexte" style:family="text">
      <style:text-properties style:font-name-complex="Times New Roman"/>
    </style:style>
    <style:style style:name="T1199" style:parent-style-name="Lienhypertexte" style:family="text">
      <style:text-properties style:font-name-complex="Times New Roman"/>
    </style:style>
    <style:style style:name="T1200" style:parent-style-name="Lienhypertexte" style:family="text">
      <style:text-properties style:font-name-complex="Times New Roman"/>
    </style:style>
    <style:style style:name="T1201" style:parent-style-name="Policepardéfaut" style:family="text">
      <style:text-properties style:font-name-complex="Times New Roman"/>
    </style:style>
    <style:style style:name="T1202" style:parent-style-name="Policepardéfaut" style:family="text">
      <style:text-properties style:font-name-complex="Times New Roman"/>
    </style:style>
    <style:style style:name="T1203" style:parent-style-name="Policepardéfaut" style:family="text">
      <style:text-properties style:font-name-complex="Times New Roman"/>
    </style:style>
    <style:style style:name="T1204" style:parent-style-name="Lienhypertexte" style:family="text">
      <style:text-properties style:font-name-complex="Times New Roman"/>
    </style:style>
    <style:style style:name="T1205" style:parent-style-name="Lienhypertexte" style:family="text">
      <style:text-properties style:font-name-complex="Times New Roman"/>
    </style:style>
    <style:style style:name="T1206" style:parent-style-name="Lienhypertexte" style:family="text">
      <style:text-properties style:font-name-complex="Times New Roman"/>
    </style:style>
    <style:style style:name="T1207" style:parent-style-name="Lienhypertexte" style:family="text">
      <style:text-properties style:font-name-complex="Times New Roman"/>
    </style:style>
    <style:style style:name="T1208" style:parent-style-name="Policepardéfaut" style:family="text">
      <style:text-properties style:font-name-complex="Times New Roman"/>
    </style:style>
    <style:style style:name="P1209" style:parent-style-name="Corpsdetexte" style:family="paragraph">
      <style:text-properties style:font-name-complex="Times New Roman"/>
    </style:style>
    <style:style style:name="T1210" style:parent-style-name="Policepardéfaut" style:family="text">
      <style:text-properties style:font-name-complex="Times New Roman"/>
    </style:style>
    <style:style style:name="T1211" style:parent-style-name="Policepardéfaut" style:family="text">
      <style:text-properties style:font-name-complex="Times New Roman"/>
    </style:style>
    <style:style style:name="T1212" style:parent-style-name="Policepardéfaut" style:family="text">
      <style:text-properties style:font-name-complex="Times New Roman"/>
    </style:style>
    <style:style style:name="T1213" style:parent-style-name="Policepardéfaut" style:family="text">
      <style:text-properties style:font-name-complex="Times New Roman"/>
    </style:style>
    <style:style style:name="T1214" style:parent-style-name="Policepardéfaut" style:family="text">
      <style:text-properties style:font-name-complex="Times New Roman"/>
    </style:style>
    <style:style style:name="T1215" style:parent-style-name="Policepardéfaut" style:family="text">
      <style:text-properties style:font-name-complex="Times New Roman"/>
    </style:style>
    <style:style style:name="T1216" style:parent-style-name="Policepardéfaut" style:family="text">
      <style:text-properties style:font-name-complex="Times New Roman"/>
    </style:style>
    <style:style style:name="T1217" style:parent-style-name="Policepardéfaut" style:family="text">
      <style:text-properties style:font-name-complex="Times New Roman"/>
    </style:style>
    <style:style style:name="T1218" style:parent-style-name="Lienhypertexte" style:family="text">
      <style:text-properties style:font-name-complex="Times New Roman"/>
    </style:style>
    <style:style style:name="T1219" style:parent-style-name="Lienhypertexte" style:family="text">
      <style:text-properties style:font-name-complex="Times New Roman" fo:font-variant="small-caps"/>
    </style:style>
    <style:style style:name="T1220" style:parent-style-name="Lienhypertexte" style:family="text">
      <style:text-properties style:font-name-complex="Times New Roman"/>
    </style:style>
    <style:style style:name="T1221" style:parent-style-name="Lienhypertexte" style:family="text">
      <style:text-properties style:font-name-complex="Times New Roman"/>
    </style:style>
    <style:style style:name="T1222" style:parent-style-name="Lienhypertexte" style:family="text">
      <style:text-properties style:font-name-complex="Times New Roman"/>
    </style:style>
    <style:style style:name="T1223" style:parent-style-name="Lienhypertexte" style:family="text">
      <style:text-properties style:font-name-complex="Times New Roman"/>
    </style:style>
    <style:style style:name="T1224" style:parent-style-name="Policepardéfaut" style:family="text">
      <style:text-properties style:font-name-complex="Times New Roman"/>
    </style:style>
    <style:style style:name="T1225" style:parent-style-name="quote.c" style:family="text">
      <style:text-properties fo:font-style="italic" style:font-style-asian="italic"/>
    </style:style>
    <style:style style:name="T1226" style:parent-style-name="Policepardéfaut" style:family="text">
      <style:text-properties style:font-name-complex="Times New Roman"/>
    </style:style>
    <style:style style:name="T1227" style:parent-style-name="Policepardéfaut" style:family="text">
      <style:text-properties style:font-name-complex="Times New Roman"/>
    </style:style>
    <style:style style:name="T1228" style:parent-style-name="Policepardéfaut" style:family="text">
      <style:text-properties style:font-name-complex="Times New Roman"/>
    </style:style>
    <style:style style:name="T1229" style:parent-style-name="Policepardéfaut" style:family="text">
      <style:text-properties style:font-name-complex="Times New Roman"/>
    </style:style>
    <style:style style:name="T1230" style:parent-style-name="Policepardéfaut" style:family="text">
      <style:text-properties style:font-name-complex="Times New Roman"/>
    </style:style>
    <style:style style:name="T1231" style:parent-style-name="Policepardéfaut" style:family="text">
      <style:text-properties style:font-name-complex="Times New Roman"/>
    </style:style>
    <style:style style:name="T1232" style:parent-style-name="Policepardéfaut" style:family="text">
      <style:text-properties style:font-name-complex="Times New Roman"/>
    </style:style>
    <style:style style:name="T1233" style:parent-style-name="Policepardéfaut" style:family="text">
      <style:text-properties style:font-name-complex="Times New Roman"/>
    </style:style>
    <style:style style:name="T1234" style:parent-style-name="Policepardéfaut" style:family="text">
      <style:text-properties style:font-name-complex="Times New Roman"/>
    </style:style>
    <style:style style:name="T1235" style:parent-style-name="Policepardéfaut" style:family="text">
      <style:text-properties style:font-name-complex="Times New Roman"/>
    </style:style>
    <style:style style:name="T1236" style:parent-style-name="Policepardéfaut" style:family="text">
      <style:text-properties style:font-name-complex="Times New Roman"/>
    </style:style>
    <style:style style:name="T1237" style:parent-style-name="Policepardéfaut" style:family="text">
      <style:text-properties style:font-name-complex="Times New Roman"/>
    </style:style>
    <style:style style:name="T1238" style:parent-style-name="Policepardéfaut" style:family="text">
      <style:text-properties style:font-name-complex="Times New Roman"/>
    </style:style>
    <style:style style:name="T1239" style:parent-style-name="Policepardéfaut" style:family="text">
      <style:text-properties style:font-name-complex="Times New Roman"/>
    </style:style>
    <style:style style:name="T1240" style:parent-style-name="Policepardéfaut" style:family="text">
      <style:text-properties style:font-name-complex="Times New Roman"/>
    </style:style>
    <style:style style:name="T1241" style:parent-style-name="Policepardéfaut" style:family="text">
      <style:text-properties style:font-name-complex="Times New Roman"/>
    </style:style>
    <style:style style:name="T1242" style:parent-style-name="Policepardéfaut" style:family="text">
      <style:text-properties style:font-name-complex="Times New Roman"/>
    </style:style>
    <style:style style:name="T1243" style:parent-style-name="Policepardéfaut" style:family="text">
      <style:text-properties style:font-name-complex="Times New Roman"/>
    </style:style>
    <style:style style:name="T1244" style:parent-style-name="Policepardéfaut" style:family="text">
      <style:text-properties style:font-name-complex="Times New Roman"/>
    </style:style>
    <style:style style:name="T1245" style:parent-style-name="Policepardéfaut" style:family="text">
      <style:text-properties style:font-name-complex="Times New Roman"/>
    </style:style>
    <style:style style:name="T1246" style:parent-style-name="Policepardéfaut" style:family="text">
      <style:text-properties style:font-name-complex="Times New Roman"/>
    </style:style>
    <style:style style:name="T1247" style:parent-style-name="Policepardéfaut" style:family="text">
      <style:text-properties style:font-name-complex="Times New Roman"/>
    </style:style>
    <style:style style:name="T1248" style:parent-style-name="Policepardéfaut" style:family="text">
      <style:text-properties style:font-name-complex="Times New Roman"/>
    </style:style>
    <style:style style:name="T1249" style:parent-style-name="Policepardéfaut" style:family="text">
      <style:text-properties style:font-name-complex="Times New Roman"/>
    </style:style>
    <style:style style:name="T1250" style:parent-style-name="Policepardéfaut" style:family="text">
      <style:text-properties style:font-name-complex="Times New Roman"/>
    </style:style>
    <style:style style:name="T1251" style:parent-style-name="Policepardéfaut" style:family="text">
      <style:text-properties style:font-name-complex="Times New Roman"/>
    </style:style>
    <style:style style:name="T1252" style:parent-style-name="Policepardéfaut" style:family="text">
      <style:text-properties style:font-name-complex="Times New Roman"/>
    </style:style>
    <style:style style:name="T1253" style:parent-style-name="Policepardéfaut" style:family="text">
      <style:text-properties style:font-name-complex="Times New Roman"/>
    </style:style>
    <style:style style:name="T1254" style:parent-style-name="Policepardéfaut" style:family="text">
      <style:text-properties style:font-name-complex="Times New Roman"/>
    </style:style>
    <style:style style:name="T1255" style:parent-style-name="Policepardéfaut" style:family="text">
      <style:text-properties style:font-name-complex="Times New Roman"/>
    </style:style>
    <style:style style:name="T1256" style:parent-style-name="Policepardéfaut" style:family="text">
      <style:text-properties style:font-name-complex="Times New Roman"/>
    </style:style>
    <style:style style:name="T1257" style:parent-style-name="Policepardéfaut" style:family="text">
      <style:text-properties style:font-name-complex="Times New Roman"/>
    </style:style>
    <style:style style:name="T1258" style:parent-style-name="Policepardéfaut" style:family="text">
      <style:text-properties style:font-name-complex="Times New Roman"/>
    </style:style>
    <style:style style:name="T1259" style:parent-style-name="Policepardéfaut" style:family="text">
      <style:text-properties style:font-name-complex="Times New Roman"/>
    </style:style>
    <style:style style:name="T1260" style:parent-style-name="Policepardéfaut" style:family="text">
      <style:text-properties style:font-name-complex="Times New Roman"/>
    </style:style>
    <style:style style:name="T1261" style:parent-style-name="Policepardéfaut" style:family="text">
      <style:text-properties style:font-name-complex="Times New Roman"/>
    </style:style>
    <style:style style:name="T1262" style:parent-style-name="Policepardéfaut" style:family="text">
      <style:text-properties style:font-name-complex="Times New Roman"/>
    </style:style>
    <style:style style:name="T1263" style:parent-style-name="Policepardéfaut" style:family="text">
      <style:text-properties style:font-name-complex="Times New Roman"/>
    </style:style>
    <style:style style:name="T1264" style:parent-style-name="Policepardéfaut" style:family="text">
      <style:text-properties style:font-name-complex="Times New Roman"/>
    </style:style>
    <style:style style:name="T1265" style:parent-style-name="Policepardéfaut" style:family="text">
      <style:text-properties style:font-name-complex="Times New Roman"/>
    </style:style>
    <style:style style:name="T1266" style:parent-style-name="Policepardéfaut" style:family="text">
      <style:text-properties style:font-name-complex="Times New Roman"/>
    </style:style>
    <style:style style:name="T1267" style:parent-style-name="Policepardéfaut" style:family="text">
      <style:text-properties style:font-name-complex="Times New Roman"/>
    </style:style>
    <style:style style:name="T1268" style:parent-style-name="Policepardéfaut" style:family="text">
      <style:text-properties style:font-name-complex="Times New Roman"/>
    </style:style>
    <style:style style:name="T1269" style:parent-style-name="Policepardéfaut" style:family="text">
      <style:text-properties style:font-name-complex="Times New Roman"/>
    </style:style>
    <style:style style:name="T1270" style:parent-style-name="Policepardéfaut" style:family="text">
      <style:text-properties style:font-name-complex="Times New Roman"/>
    </style:style>
    <style:style style:name="T1271" style:parent-style-name="Policepardéfaut" style:family="text">
      <style:text-properties style:font-name-complex="Times New Roman"/>
    </style:style>
    <style:style style:name="T1272" style:parent-style-name="Policepardéfaut" style:family="text">
      <style:text-properties style:font-name-complex="Times New Roman"/>
    </style:style>
    <style:style style:name="T1273" style:parent-style-name="Policepardéfaut" style:family="text">
      <style:text-properties style:font-name-complex="Times New Roman"/>
    </style:style>
    <style:style style:name="T1274" style:parent-style-name="Policepardéfaut" style:family="text">
      <style:text-properties style:font-name-complex="Times New Roman"/>
    </style:style>
    <style:style style:name="T1275" style:parent-style-name="Policepardéfaut" style:family="text">
      <style:text-properties style:font-name-complex="Times New Roman"/>
    </style:style>
    <style:style style:name="T1276" style:parent-style-name="Policepardéfaut" style:family="text">
      <style:text-properties style:font-name-complex="Times New Roman"/>
    </style:style>
    <style:style style:name="T1277" style:parent-style-name="Policepardéfaut" style:family="text">
      <style:text-properties style:font-name-complex="Times New Roman"/>
    </style:style>
    <style:style style:name="T1278" style:parent-style-name="Policepardéfaut" style:family="text">
      <style:text-properties style:font-name-complex="Times New Roman"/>
    </style:style>
    <style:style style:name="T1279" style:parent-style-name="Policepardéfaut" style:family="text">
      <style:text-properties style:font-name-complex="Times New Roman"/>
    </style:style>
    <style:style style:name="T1280" style:parent-style-name="Policepardéfaut" style:family="text">
      <style:text-properties style:font-name-complex="Times New Roman"/>
    </style:style>
    <style:style style:name="T1281" style:parent-style-name="Policepardéfaut" style:family="text">
      <style:text-properties style:font-name-complex="Times New Roman"/>
    </style:style>
    <style:style style:name="T1282" style:parent-style-name="Policepardéfaut" style:family="text">
      <style:text-properties style:font-name-complex="Times New Roman"/>
    </style:style>
    <style:style style:name="T1283" style:parent-style-name="Policepardéfaut" style:family="text">
      <style:text-properties style:font-name-complex="Times New Roman"/>
    </style:style>
    <style:style style:name="T1284" style:parent-style-name="Policepardéfaut" style:family="text">
      <style:text-properties style:font-name-complex="Times New Roman"/>
    </style:style>
    <style:style style:name="T1285" style:parent-style-name="Policepardéfaut" style:family="text">
      <style:text-properties style:font-name-complex="Times New Roman"/>
    </style:style>
    <style:style style:name="T1286" style:parent-style-name="Policepardéfaut" style:family="text">
      <style:text-properties style:font-name-complex="Times New Roman"/>
    </style:style>
    <style:style style:name="T1287" style:parent-style-name="Policepardéfaut" style:family="text">
      <style:text-properties style:font-name-complex="Times New Roman"/>
    </style:style>
    <style:style style:name="T1288" style:parent-style-name="Policepardéfaut" style:family="text">
      <style:text-properties style:font-name-complex="Times New Roman"/>
    </style:style>
    <style:style style:name="T1289" style:parent-style-name="Policepardéfaut" style:family="text">
      <style:text-properties style:font-name-complex="Times New Roman"/>
    </style:style>
    <style:style style:name="T1290" style:parent-style-name="Policepardéfaut" style:family="text">
      <style:text-properties style:font-name-complex="Times New Roman"/>
    </style:style>
    <style:style style:name="T1291" style:parent-style-name="Policepardéfaut" style:family="text">
      <style:text-properties style:font-name-complex="Times New Roman"/>
    </style:style>
    <style:style style:name="T1292" style:parent-style-name="Policepardéfaut" style:family="text">
      <style:text-properties style:font-name-complex="Times New Roman"/>
    </style:style>
    <style:style style:name="T1293" style:parent-style-name="Policepardéfaut" style:family="text">
      <style:text-properties style:font-name-complex="Times New Roman"/>
    </style:style>
    <style:style style:name="T1294" style:parent-style-name="Policepardéfaut" style:family="text">
      <style:text-properties style:font-name-complex="Times New Roman"/>
    </style:style>
    <style:style style:name="T1295" style:parent-style-name="Policepardéfaut" style:family="text">
      <style:text-properties style:font-name-complex="Times New Roman"/>
    </style:style>
    <style:style style:name="T1296" style:parent-style-name="Policepardéfaut" style:family="text">
      <style:text-properties style:font-name-complex="Times New Roman"/>
    </style:style>
    <style:style style:name="T1297" style:parent-style-name="Policepardéfaut" style:family="text">
      <style:text-properties style:font-name-complex="Times New Roman"/>
    </style:style>
    <style:style style:name="T1298" style:parent-style-name="Policepardéfaut" style:family="text">
      <style:text-properties style:font-name-complex="Times New Roman"/>
    </style:style>
    <style:style style:name="T1299" style:parent-style-name="Policepardéfaut" style:family="text">
      <style:text-properties style:font-name-complex="Times New Roman"/>
    </style:style>
    <style:style style:name="T1300" style:parent-style-name="Appelnotedebasdep." style:family="text">
      <style:text-properties style:font-name-complex="Times New Roman"/>
    </style:style>
    <style:style style:name="T1301" style:parent-style-name="Policepardéfaut" style:family="text">
      <style:text-properties style:font-name-complex="Times New Roman"/>
    </style:style>
    <style:style style:name="T1302" style:parent-style-name="Policepardéfaut" style:family="text">
      <style:text-properties style:font-name-complex="Times New Roman"/>
    </style:style>
    <style:style style:name="T1303" style:parent-style-name="Policepardéfaut" style:family="text">
      <style:text-properties style:font-name-complex="Times New Roman"/>
    </style:style>
    <style:style style:name="T1304" style:parent-style-name="Policepardéfaut" style:family="text">
      <style:text-properties style:font-name-complex="Times New Roman"/>
    </style:style>
    <style:style style:name="T1305" style:parent-style-name="Policepardéfaut" style:family="text">
      <style:text-properties style:font-name-complex="Times New Roman"/>
    </style:style>
    <style:style style:name="T1306" style:parent-style-name="Appelnotedebasdep." style:family="text">
      <style:text-properties style:font-name-complex="Times New Roman"/>
    </style:style>
    <style:style style:name="T1307" style:parent-style-name="Policepardéfaut" style:family="text">
      <style:text-properties fo:font-style="italic" style:font-style-asian="italic"/>
    </style:style>
    <style:style style:name="T1308" style:parent-style-name="Policepardéfaut" style:family="text">
      <style:text-properties fo:font-style="italic" style:font-style-asian="italic"/>
    </style:style>
    <style:style style:name="T1309" style:parent-style-name="Policepardéfaut" style:family="text">
      <style:text-properties fo:font-style="italic" style:font-style-asian="italic"/>
    </style:style>
    <style:style style:name="T1310" style:parent-style-name="Policepardéfaut" style:family="text">
      <style:text-properties fo:font-style="italic" style:font-style-asian="italic"/>
    </style:style>
    <style:style style:name="T1311" style:parent-style-name="Policepardéfaut" style:family="text">
      <style:text-properties fo:font-style="italic" style:font-style-asian="italic"/>
    </style:style>
    <style:style style:name="T1312" style:parent-style-name="Policepardéfaut" style:family="text">
      <style:text-properties fo:font-style="italic" style:font-style-asian="italic"/>
    </style:style>
    <style:style style:name="T1313" style:parent-style-name="Policepardéfaut" style:family="text">
      <style:text-properties fo:font-style="italic" style:font-style-asian="italic"/>
    </style:style>
    <style:style style:name="T1314" style:parent-style-name="Policepardéfaut" style:family="text">
      <style:text-properties fo:font-style="italic" style:font-style-asian="italic"/>
    </style:style>
    <style:style style:name="T1315" style:parent-style-name="Policepardéfaut" style:family="text">
      <style:text-properties fo:font-style="italic" style:font-style-asian="italic"/>
    </style:style>
    <style:style style:name="T1316" style:parent-style-name="Policepardéfaut" style:family="text">
      <style:text-properties fo:font-style="italic" style:font-style-asian="italic"/>
    </style:style>
    <style:style style:name="T1317" style:parent-style-name="Policepardéfaut" style:family="text">
      <style:text-properties fo:font-style="italic" style:font-style-asian="italic"/>
    </style:style>
    <style:style style:name="T1318" style:parent-style-name="Policepardéfaut" style:family="text">
      <style:text-properties fo:font-style="italic" style:font-style-asian="italic" fo:font-variant="normal"/>
    </style:style>
    <style:style style:name="T1319" style:parent-style-name="Policepardéfaut" style:family="text">
      <style:text-properties fo:font-variant="normal"/>
    </style:style>
    <style:style style:name="T1320" style:parent-style-name="Policepardéfaut" style:family="text">
      <style:text-properties fo:font-style="italic" style:font-style-asian="italic" fo:font-variant="normal"/>
    </style:style>
    <style:style style:name="T1321" style:parent-style-name="Policepardéfaut" style:family="text">
      <style:text-properties fo:font-variant="normal"/>
    </style:style>
    <style:style style:name="T1322" style:parent-style-name="Policepardéfaut" style:family="text">
      <style:text-properties fo:font-style="italic" style:font-style-asian="italic" fo:font-variant="normal"/>
    </style:style>
    <style:style style:name="T1323" style:parent-style-name="Policepardéfaut" style:family="text">
      <style:text-properties fo:font-variant="normal"/>
    </style:style>
    <style:style style:name="T1324" style:parent-style-name="Policepardéfaut" style:family="text">
      <style:text-properties fo:font-style="italic" style:font-style-asian="italic" fo:font-variant="normal"/>
    </style:style>
    <style:style style:name="T1325" style:parent-style-name="Policepardéfaut" style:family="text">
      <style:text-properties fo:font-variant="normal"/>
    </style:style>
    <style:style style:name="T1326" style:parent-style-name="Policepardéfaut" style:family="text">
      <style:text-properties fo:font-style="italic" style:font-style-asian="italic"/>
    </style:style>
    <style:style style:name="T1327" style:parent-style-name="Policepardéfaut" style:family="text">
      <style:text-properties fo:font-style="italic" style:font-style-asian="italic"/>
    </style:style>
    <style:style style:name="T1328" style:parent-style-name="Lienhypertexte" style:family="text">
      <style:text-properties fo:font-style="italic" style:font-style-asian="italic"/>
    </style:style>
    <style:style style:name="T1329" style:parent-style-name="Policepardéfaut" style:family="text">
      <style:text-properties fo:font-style="italic" style:font-style-asian="italic"/>
    </style:style>
    <style:style style:name="T1330" style:parent-style-name="Policepardéfaut" style:family="text">
      <style:text-properties fo:font-style="italic" style:font-style-asian="italic"/>
    </style:style>
    <style:style style:name="T1331" style:parent-style-name="Policepardéfaut" style:family="text">
      <style:text-properties fo:font-style="italic" style:font-style-asian="italic"/>
    </style:style>
    <style:style style:name="T1332" style:parent-style-name="Policepardéfaut" style:family="text">
      <style:text-properties fo:font-style="italic" style:font-style-asian="italic"/>
    </style:style>
    <style:style style:name="T1333" style:parent-style-name="Policepardéfaut" style:family="text">
      <style:text-properties fo:font-style="italic" style:font-style-asian="italic"/>
    </style:style>
    <style:style style:name="T1334" style:parent-style-name="Policepardéfaut" style:family="text">
      <style:text-properties fo:font-style="italic" style:font-style-asian="italic"/>
    </style:style>
    <style:style style:name="T1335" style:parent-style-name="Policepardéfaut" style:family="text">
      <style:text-properties fo:font-style="italic" style:font-style-asian="italic"/>
    </style:style>
    <style:style style:name="T1336" style:parent-style-name="Policepardéfaut" style:family="text">
      <style:text-properties fo:font-style="italic" style:font-style-asian="italic"/>
    </style:style>
    <style:style style:name="T1337" style:parent-style-name="Policepardéfaut" style:family="text">
      <style:text-properties fo:font-style="italic" style:font-style-asian="italic"/>
    </style:style>
    <style:style style:name="T1338" style:parent-style-name="Policepardéfaut" style:family="text">
      <style:text-properties fo:font-style="italic" style:font-style-asian="italic"/>
    </style:style>
    <style:style style:name="T1339" style:parent-style-name="Policepardéfaut" style:family="text">
      <style:text-properties fo:font-style="italic" style:font-style-asian="italic"/>
    </style:style>
    <style:style style:name="T1340" style:parent-style-name="Policepardéfaut" style:family="text">
      <style:text-properties fo:font-style="italic" style:font-style-asian="italic"/>
    </style:style>
    <style:style style:name="T1341" style:parent-style-name="Policepardéfaut" style:family="text">
      <style:text-properties fo:font-style="italic" style:font-style-asian="italic"/>
    </style:style>
    <style:style style:name="T1342" style:parent-style-name="Policepardéfaut" style:family="text">
      <style:text-properties style:font-name-complex="Times New Roman" fo:font-size="12pt" style:font-size-asian="12pt" style:font-size-complex="12pt"/>
    </style:style>
    <style:style style:name="T1343" style:parent-style-name="Policepardéfaut" style:family="text">
      <style:text-properties fo:font-style="italic" style:font-style-asian="italic"/>
    </style:style>
    <style:style style:name="T1344" style:parent-style-name="Policepardéfaut" style:family="text">
      <style:text-properties style:font-name-complex="Times New Roman"/>
    </style:style>
    <style:style style:name="T1345" style:parent-style-name="Policepardéfaut" style:family="text">
      <style:text-properties style:font-name-complex="Times New Roman"/>
    </style:style>
    <style:style style:name="T1346" style:parent-style-name="Policepardéfaut" style:family="text">
      <style:text-properties style:font-name-complex="Times New Roman"/>
    </style:style>
    <style:style style:name="T1347" style:parent-style-name="Policepardéfaut" style:family="text">
      <style:text-properties style:font-name-complex="Times New Roman"/>
    </style:style>
    <style:style style:name="T1348" style:parent-style-name="Policepardéfaut" style:family="text">
      <style:text-properties style:font-name-complex="Times New Roman"/>
    </style:style>
    <style:style style:name="T1349" style:parent-style-name="Policepardéfaut" style:family="text">
      <style:text-properties style:font-name-complex="Times New Roman"/>
    </style:style>
    <style:style style:name="T1350" style:parent-style-name="Policepardéfaut" style:family="text">
      <style:text-properties style:font-name-complex="Times New Roman"/>
    </style:style>
    <style:style style:name="T1351" style:parent-style-name="Policepardéfaut" style:family="text">
      <style:text-properties style:font-name-complex="Times New Roman"/>
    </style:style>
    <style:style style:name="T1352" style:parent-style-name="Policepardéfaut" style:family="text">
      <style:text-properties style:font-name-complex="Times New Roman"/>
    </style:style>
    <style:style style:name="T1353" style:parent-style-name="Policepardéfaut" style:family="text">
      <style:text-properties style:font-name-complex="Times New Roman"/>
    </style:style>
    <style:style style:name="T1354" style:parent-style-name="Policepardéfaut" style:family="text">
      <style:text-properties style:font-name-complex="Times New Roman"/>
    </style:style>
    <style:style style:name="T1355" style:parent-style-name="Policepardéfaut" style:family="text">
      <style:text-properties style:font-name-complex="Times New Roman"/>
    </style:style>
    <style:style style:name="T1356" style:parent-style-name="Policepardéfaut" style:family="text">
      <style:text-properties style:font-name-complex="Times New Roman"/>
    </style:style>
    <style:style style:name="T1357" style:parent-style-name="Appelnotedebasdep." style:family="text">
      <style:text-properties style:font-name-complex="Times New Roman"/>
    </style:style>
    <style:style style:name="T1358" style:parent-style-name="Policepardéfaut" style:family="text">
      <style:text-properties fo:font-style="italic" style:font-style-asian="italic" fo:font-variant="normal"/>
    </style:style>
    <style:style style:name="T1359" style:parent-style-name="Policepardéfaut" style:family="text">
      <style:text-properties fo:color="#0070C0"/>
    </style:style>
    <style:style style:name="T1360" style:parent-style-name="Policepardéfaut" style:family="text">
      <style:text-properties fo:color="#0070C0"/>
    </style:style>
    <style:style style:name="T1361" style:parent-style-name="Policepardéfaut" style:family="text">
      <style:text-properties fo:color="#FF0000"/>
    </style:style>
    <style:style style:name="T1362" style:parent-style-name="Policepardéfaut" style:family="text">
      <style:text-properties fo:color="#FF0000"/>
    </style:style>
    <style:style style:name="T1363" style:parent-style-name="Lienhypertexte" style:family="text">
      <style:text-properties fo:font-variant="small-caps"/>
    </style:style>
    <style:style style:name="T1364" style:parent-style-name="Policepardéfaut" style:family="text">
      <style:text-properties style:font-name-complex="Times New Roman"/>
    </style:style>
    <style:style style:name="P1365" style:parent-style-name="label" style:family="paragraph">
      <style:text-properties fo:font-style="italic" style:font-style-asian="italic" fo:font-variant="normal"/>
    </style:style>
    <style:style style:name="P1366" style:parent-style-name="label" style:family="paragraph">
      <style:text-properties fo:font-variant="normal"/>
    </style:style>
    <style:style style:name="T1367" style:parent-style-name="Policepardéfaut" style:family="text">
      <style:text-properties fo:color="#0070C0"/>
    </style:style>
    <style:style style:name="T1368" style:parent-style-name="Policepardéfaut" style:family="text">
      <style:text-properties style:font-name-complex="Times New Roman"/>
    </style:style>
    <style:style style:name="T1369" style:parent-style-name="Policepardéfaut" style:family="text">
      <style:text-properties style:font-name-complex="Times New Roman"/>
    </style:style>
    <style:style style:name="T1370" style:parent-style-name="Policepardéfaut" style:family="text">
      <style:text-properties style:font-name-complex="Times New Roman"/>
    </style:style>
    <style:style style:name="T1371" style:parent-style-name="Policepardéfaut" style:family="text">
      <style:text-properties style:font-name-complex="Times New Roman"/>
    </style:style>
    <style:style style:name="T1372" style:parent-style-name="Policepardéfaut" style:family="text">
      <style:text-properties style:font-name-complex="Times New Roman"/>
    </style:style>
    <style:style style:name="T1373" style:parent-style-name="Policepardéfaut" style:family="text">
      <style:text-properties style:font-name-complex="Times New Roman"/>
    </style:style>
    <style:style style:name="T1374" style:parent-style-name="Policepardéfaut" style:family="text">
      <style:text-properties style:font-name-complex="Times New Roman"/>
    </style:style>
    <style:style style:name="T1375" style:parent-style-name="Policepardéfaut" style:family="text">
      <style:text-properties style:font-name-complex="Times New Roman"/>
    </style:style>
    <style:style style:name="T1376" style:parent-style-name="Policepardéfaut" style:family="text">
      <style:text-properties style:font-name-complex="Times New Roman"/>
    </style:style>
    <style:style style:name="T1377" style:parent-style-name="Policepardéfaut" style:family="text">
      <style:text-properties style:font-name-complex="Times New Roman"/>
    </style:style>
    <style:style style:name="T1378" style:parent-style-name="Policepardéfaut" style:family="text">
      <style:text-properties style:font-name-complex="Times New Roman"/>
    </style:style>
    <style:style style:name="T1379" style:parent-style-name="Policepardéfaut" style:family="text">
      <style:text-properties style:font-name-complex="Times New Roman" fo:font-style="italic" style:font-style-asian="italic"/>
    </style:style>
    <style:style style:name="T1380" style:parent-style-name="Policepardéfaut" style:family="text">
      <style:text-properties style:font-name-complex="Times New Roman"/>
    </style:style>
    <style:style style:name="T1381" style:parent-style-name="Policepardéfaut" style:family="text">
      <style:text-properties style:font-name-complex="Times New Roman"/>
    </style:style>
    <style:style style:name="T1382" style:parent-style-name="Policepardéfaut" style:family="text">
      <style:text-properties style:font-name-complex="Times New Roman"/>
    </style:style>
    <style:style style:name="T1383" style:parent-style-name="Policepardéfaut" style:family="text">
      <style:text-properties style:font-name-complex="Times New Roman"/>
    </style:style>
    <style:style style:name="T1384" style:parent-style-name="Policepardéfaut" style:family="text">
      <style:text-properties style:font-name-complex="Times New Roman"/>
    </style:style>
    <style:style style:name="T1385" style:parent-style-name="Policepardéfaut" style:family="text">
      <style:text-properties style:font-name-complex="Times New Roman"/>
    </style:style>
    <style:style style:name="T1386" style:parent-style-name="Policepardéfaut" style:family="text">
      <style:text-properties fo:font-style="italic" style:font-style-asian="italic"/>
    </style:style>
    <style:style style:name="T1387" style:parent-style-name="Policepardéfaut" style:family="text">
      <style:text-properties fo:font-style="italic" style:font-style-asian="italic"/>
    </style:style>
    <style:style style:name="T1388" style:parent-style-name="Policepardéfaut" style:family="text">
      <style:text-properties fo:font-style="italic" style:font-style-asian="italic"/>
    </style:style>
    <style:style style:name="T1389" style:parent-style-name="Lienhypertexte" style:family="text">
      <style:text-properties style:font-name-complex="Times New Roman"/>
    </style:style>
    <style:style style:name="T1390" style:parent-style-name="Lienhypertexte" style:family="text">
      <style:text-properties style:font-name-complex="Times New Roman"/>
    </style:style>
    <style:style style:name="T1391" style:parent-style-name="Lienhypertexte" style:family="text">
      <style:text-properties style:font-name-complex="Times New Roman"/>
    </style:style>
    <style:style style:name="T1392" style:parent-style-name="Lienhypertexte" style:family="text">
      <style:text-properties style:font-name-complex="Times New Roman"/>
    </style:style>
    <style:style style:name="T1393" style:parent-style-name="Lienhypertexte" style:family="text">
      <style:text-properties style:font-name-complex="Times New Roman"/>
    </style:style>
    <style:style style:name="T1394" style:parent-style-name="Lienhypertexte" style:family="text">
      <style:text-properties style:font-name-complex="Times New Roman"/>
    </style:style>
    <style:style style:name="T1395" style:parent-style-name="Lienhypertexte" style:family="text">
      <style:text-properties style:font-name-complex="Times New Roman" fo:font-variant="small-caps"/>
    </style:style>
    <style:style style:name="T1396" style:parent-style-name="Lienhypertexte" style:family="text">
      <style:text-properties style:font-name-complex="Times New Roman"/>
    </style:style>
    <style:style style:name="T1397" style:parent-style-name="Lienhypertexte" style:family="text">
      <style:text-properties style:font-name-complex="Times New Roman"/>
    </style:style>
    <style:style style:name="T1398" style:parent-style-name="Lienhypertexte" style:family="text">
      <style:text-properties style:font-name-complex="Times New Roman"/>
    </style:style>
    <style:style style:name="T1399" style:parent-style-name="Lienhypertexte" style:family="text">
      <style:text-properties style:font-name-complex="Times New Roman"/>
    </style:style>
    <style:style style:name="T1400" style:parent-style-name="Lienhypertexte" style:family="text">
      <style:text-properties style:font-name-complex="Times New Roman"/>
    </style:style>
    <style:style style:name="T1401" style:parent-style-name="Policepardéfaut" style:family="text">
      <style:text-properties fo:font-style="italic" style:font-style-asian="italic"/>
    </style:style>
    <style:style style:name="T1402" style:parent-style-name="Policepardéfaut" style:family="text">
      <style:text-properties fo:font-style="italic" style:font-style-asian="italic"/>
    </style:style>
    <style:style style:name="T1403" style:parent-style-name="Policepardéfaut" style:family="text">
      <style:text-properties fo:font-style="italic" style:font-style-asian="italic"/>
    </style:style>
    <style:style style:name="T1404" style:parent-style-name="Lienhypertexte" style:family="text">
      <style:text-properties style:font-name-complex="Times New Roman"/>
    </style:style>
    <style:style style:name="T1405" style:parent-style-name="Lienhypertexte" style:family="text">
      <style:text-properties style:font-name-complex="Times New Roman"/>
    </style:style>
    <style:style style:name="T1406" style:parent-style-name="Lienhypertexte" style:family="text">
      <style:text-properties style:font-name-complex="Times New Roman"/>
    </style:style>
    <style:style style:name="T1407" style:parent-style-name="Lienhypertexte" style:family="text">
      <style:text-properties style:font-name-complex="Times New Roman"/>
    </style:style>
    <style:style style:name="T1408" style:parent-style-name="Policepardéfaut" style:family="text">
      <style:text-properties style:font-name-complex="Times New Roman" fo:font-style="italic" style:font-style-asian="italic"/>
    </style:style>
    <style:style style:name="T1409" style:parent-style-name="Policepardéfaut" style:family="text">
      <style:text-properties style:font-name-complex="Times New Roman"/>
    </style:style>
    <style:style style:name="T1410" style:parent-style-name="Policepardéfaut" style:family="text">
      <style:text-properties style:font-name-complex="Times New Roman"/>
    </style:style>
    <style:style style:name="T1411" style:parent-style-name="Policepardéfaut" style:family="text">
      <style:text-properties style:font-name-complex="Times New Roman"/>
    </style:style>
    <style:style style:name="T1412" style:parent-style-name="Policepardéfaut" style:family="text">
      <style:text-properties style:font-name-complex="Times New Roman"/>
    </style:style>
    <style:style style:name="T1413" style:parent-style-name="Policepardéfaut" style:family="text">
      <style:text-properties style:font-name-complex="Times New Roman"/>
    </style:style>
    <style:style style:name="T1414" style:parent-style-name="Policepardéfaut" style:family="text">
      <style:text-properties style:font-name-complex="Times New Roman"/>
    </style:style>
    <style:style style:name="T1415" style:parent-style-name="Policepardéfaut" style:family="text">
      <style:text-properties style:font-name-complex="Times New Roman"/>
    </style:style>
    <style:style style:name="T1416" style:parent-style-name="Appelnotedebasdep." style:family="text">
      <style:text-properties style:font-name-complex="Times New Roman"/>
    </style:style>
    <style:style style:name="T1417" style:parent-style-name="Policepardéfaut" style:family="text">
      <style:text-properties fo:color="#0070C0"/>
    </style:style>
    <style:style style:name="T1418" style:parent-style-name="Policepardéfaut" style:family="text">
      <style:text-properties fo:color="#0070C0"/>
    </style:style>
    <style:style style:name="T1419" style:parent-style-name="Policepardéfaut" style:family="text">
      <style:text-properties fo:color="#0070C0"/>
    </style:style>
    <style:style style:name="T1420" style:parent-style-name="Policepardéfaut" style:family="text">
      <style:text-properties fo:color="#0070C0"/>
    </style:style>
    <style:style style:name="T1421" style:parent-style-name="Policepardéfaut" style:family="text">
      <style:text-properties fo:font-style="italic" style:font-style-asian="italic"/>
    </style:style>
    <style:style style:name="T1422" style:parent-style-name="Policepardéfaut" style:family="text">
      <style:text-properties fo:font-style="italic" style:font-style-asian="italic"/>
    </style:style>
    <style:style style:name="T1423" style:parent-style-name="Policepardéfaut" style:family="text">
      <style:text-properties fo:color="#0070C0"/>
    </style:style>
    <style:style style:name="T1424" style:parent-style-name="Policepardéfaut" style:family="text">
      <style:text-properties fo:color="#0070C0"/>
    </style:style>
    <style:style style:name="P1425" style:parent-style-name="quote.l" style:family="paragraph">
      <style:paragraph-properties fo:text-align="center"/>
    </style:style>
    <style:style style:name="T1426" style:parent-style-name="Policepardéfaut" style:family="text">
      <style:text-properties fo:font-style="italic" style:font-style-asian="italic"/>
    </style:style>
    <style:style style:name="T1427" style:parent-style-name="Policepardéfaut" style:family="text">
      <style:text-properties fo:font-style="italic" style:font-style-asian="italic"/>
    </style:style>
    <style:style style:name="T1428" style:parent-style-name="title" style:family="text">
      <style:text-properties fo:font-style="normal" style:font-style-asian="normal"/>
    </style:style>
    <style:style style:name="T1429" style:parent-style-name="Policepardéfaut" style:family="text">
      <style:text-properties fo:color="#0070C0"/>
    </style:style>
    <style:style style:name="T1430" style:parent-style-name="Policepardéfaut" style:family="text">
      <style:text-properties style:font-name-complex="Times New Roman"/>
    </style:style>
    <style:style style:name="T1431" style:parent-style-name="Policepardéfaut" style:family="text">
      <style:text-properties style:font-name-complex="Times New Roman"/>
    </style:style>
    <style:style style:name="T1432" style:parent-style-name="Policepardéfaut" style:family="text">
      <style:text-properties style:font-name-complex="Times New Roman"/>
    </style:style>
    <style:style style:name="T1433" style:parent-style-name="Policepardéfaut" style:family="text">
      <style:text-properties style:font-name-complex="Times New Roman"/>
    </style:style>
    <style:style style:name="T1434" style:parent-style-name="Policepardéfaut" style:family="text">
      <style:text-properties style:font-name-complex="Times New Roman" fo:color="#0070C0"/>
    </style:style>
    <style:style style:name="T1435" style:parent-style-name="Policepardéfaut" style:family="text">
      <style:text-properties style:font-name-complex="Times New Roman"/>
    </style:style>
    <style:style style:name="T1436" style:parent-style-name="Policepardéfaut" style:family="text">
      <style:text-properties style:font-name-complex="Times New Roman"/>
    </style:style>
    <style:style style:name="T1437" style:parent-style-name="Policepardéfaut" style:family="text">
      <style:text-properties style:font-name-complex="Times New Roman"/>
    </style:style>
    <style:style style:name="T1438" style:parent-style-name="Policepardéfaut" style:family="text">
      <style:text-properties style:font-name-complex="Times New Roman"/>
    </style:style>
    <style:style style:name="T1439" style:parent-style-name="Policepardéfaut" style:family="text">
      <style:text-properties style:font-name-complex="Times New Roman"/>
    </style:style>
    <style:style style:name="T1440" style:parent-style-name="Policepardéfaut" style:family="text">
      <style:text-properties style:font-name-complex="Times New Roman"/>
    </style:style>
    <style:style style:name="T1441" style:parent-style-name="Policepardéfaut" style:family="text">
      <style:text-properties style:font-name-complex="Times New Roman"/>
    </style:style>
    <style:style style:name="T1442" style:parent-style-name="Policepardéfaut" style:family="text">
      <style:text-properties style:font-name-complex="Times New Roman"/>
    </style:style>
    <style:style style:name="T1443" style:parent-style-name="Policepardéfaut" style:family="text">
      <style:text-properties style:font-name-complex="Times New Roman"/>
    </style:style>
    <style:style style:name="T1444" style:parent-style-name="Policepardéfaut" style:family="text">
      <style:text-properties style:font-name-complex="Times New Roman"/>
    </style:style>
    <style:style style:name="T1445" style:parent-style-name="Policepardéfaut" style:family="text">
      <style:text-properties style:font-name-complex="Times New Roman"/>
    </style:style>
    <style:style style:name="T1446" style:parent-style-name="Appelnotedebasdep." style:family="text">
      <style:text-properties style:font-name-complex="Times New Roman"/>
    </style:style>
    <style:style style:name="T1447" style:parent-style-name="Policepardéfaut" style:family="text">
      <style:text-properties style:font-name-complex="Times New Roman"/>
    </style:style>
    <style:style style:name="T1448" style:parent-style-name="Policepardéfaut" style:family="text">
      <style:text-properties style:font-name-complex="Times New Roman"/>
    </style:style>
    <style:style style:name="T1449" style:parent-style-name="Policepardéfaut" style:family="text">
      <style:text-properties style:font-name-complex="Times New Roman"/>
    </style:style>
    <style:style style:name="T1450" style:parent-style-name="Policepardéfaut" style:family="text">
      <style:text-properties style:font-name-complex="Times New Roman"/>
    </style:style>
    <style:style style:name="T1451" style:parent-style-name="Policepardéfaut" style:family="text">
      <style:text-properties style:font-name-complex="Times New Roman"/>
    </style:style>
    <style:style style:name="T1452" style:parent-style-name="Policepardéfaut" style:family="text">
      <style:text-properties style:font-name-complex="Times New Roman" fo:color="#0070C0"/>
    </style:style>
    <style:style style:name="T1453" style:parent-style-name="Policepardéfaut" style:family="text">
      <style:text-properties style:font-name-complex="Times New Roman"/>
    </style:style>
    <style:style style:name="T1454" style:parent-style-name="Policepardéfaut" style:family="text">
      <style:text-properties style:font-name-complex="Times New Roman" fo:color="#0070C0"/>
    </style:style>
    <style:style style:name="T1455" style:parent-style-name="Policepardéfaut" style:family="text">
      <style:text-properties style:font-name-complex="Times New Roman"/>
    </style:style>
    <style:style style:name="T1456" style:parent-style-name="Policepardéfaut" style:family="text">
      <style:text-properties style:font-name-complex="Times New Roman"/>
    </style:style>
    <style:style style:name="T1457" style:parent-style-name="Policepardéfaut" style:family="text">
      <style:text-properties style:font-name-complex="Times New Roman"/>
    </style:style>
    <style:style style:name="T1458" style:parent-style-name="Policepardéfaut" style:family="text">
      <style:text-properties style:font-name-complex="Times New Roman"/>
    </style:style>
    <style:style style:name="T1459" style:parent-style-name="Policepardéfaut" style:family="text">
      <style:text-properties style:font-name-complex="Times New Roman"/>
    </style:style>
    <style:style style:name="T1460" style:parent-style-name="Policepardéfaut" style:family="text">
      <style:text-properties style:font-name-complex="Times New Roman"/>
    </style:style>
    <style:style style:name="T1461" style:parent-style-name="Policepardéfaut" style:family="text">
      <style:text-properties style:font-name-complex="Times New Roman"/>
    </style:style>
    <style:style style:name="T1462" style:parent-style-name="Policepardéfaut" style:family="text">
      <style:text-properties style:font-name-complex="Times New Roman"/>
    </style:style>
    <style:style style:name="T1463" style:parent-style-name="Policepardéfaut" style:family="text">
      <style:text-properties style:font-name-complex="Times New Roman"/>
    </style:style>
    <style:style style:name="T1464" style:parent-style-name="Policepardéfaut" style:family="text">
      <style:text-properties style:font-name-complex="Times New Roman"/>
    </style:style>
    <style:style style:name="T1465" style:parent-style-name="Policepardéfaut" style:family="text">
      <style:text-properties style:font-name-complex="Times New Roman"/>
    </style:style>
    <style:style style:name="T1466" style:parent-style-name="Policepardéfaut" style:family="text">
      <style:text-properties style:font-name-complex="Times New Roman"/>
    </style:style>
    <style:style style:name="T1467" style:parent-style-name="Policepardéfaut" style:family="text">
      <style:text-properties style:font-name-complex="Times New Roman"/>
    </style:style>
    <style:style style:name="T1468" style:parent-style-name="Policepardéfaut" style:family="text">
      <style:text-properties style:font-name-complex="Times New Roman"/>
    </style:style>
    <style:style style:name="T1469" style:parent-style-name="Policepardéfaut" style:family="text">
      <style:text-properties style:font-name-complex="Times New Roman"/>
    </style:style>
    <style:style style:name="T1470" style:parent-style-name="Policepardéfaut" style:family="text">
      <style:text-properties style:font-name-complex="Times New Roman"/>
    </style:style>
    <style:style style:name="T1471" style:parent-style-name="Policepardéfaut" style:family="text">
      <style:text-properties style:font-name-complex="Times New Roman"/>
    </style:style>
    <style:style style:name="T1472" style:parent-style-name="Policepardéfaut" style:family="text">
      <style:text-properties style:font-name-complex="Times New Roman"/>
    </style:style>
    <style:style style:name="T1473" style:parent-style-name="Policepardéfaut" style:family="text">
      <style:text-properties style:font-name-complex="Times New Roman"/>
    </style:style>
    <style:style style:name="T1474" style:parent-style-name="Policepardéfaut" style:family="text">
      <style:text-properties style:font-name-complex="Times New Roman"/>
    </style:style>
    <style:style style:name="T1475" style:parent-style-name="Policepardéfaut" style:family="text">
      <style:text-properties style:font-name-complex="Times New Roman"/>
    </style:style>
    <style:style style:name="T1476" style:parent-style-name="Policepardéfaut" style:family="text">
      <style:text-properties style:font-name-complex="Times New Roman"/>
    </style:style>
    <style:style style:name="T1477" style:parent-style-name="Policepardéfaut" style:family="text">
      <style:text-properties style:font-name-complex="Times New Roman"/>
    </style:style>
    <style:style style:name="T1478" style:parent-style-name="Policepardéfaut" style:family="text">
      <style:text-properties style:font-name-complex="Times New Roman"/>
    </style:style>
    <style:style style:name="T1479" style:parent-style-name="Policepardéfaut" style:family="text">
      <style:text-properties style:font-name-complex="Times New Roman"/>
    </style:style>
    <style:style style:name="T1480" style:parent-style-name="Policepardéfaut" style:family="text">
      <style:text-properties style:font-name-complex="Times New Roman"/>
    </style:style>
    <style:style style:name="T1481" style:parent-style-name="Policepardéfaut" style:family="text">
      <style:text-properties style:font-name-complex="Times New Roman"/>
    </style:style>
    <style:style style:name="T1482" style:parent-style-name="Policepardéfaut" style:family="text">
      <style:text-properties style:font-name-complex="Times New Roman"/>
    </style:style>
    <style:style style:name="T1483" style:parent-style-name="Policepardéfaut" style:family="text">
      <style:text-properties style:font-name-complex="Times New Roman"/>
    </style:style>
    <style:style style:name="T1484" style:parent-style-name="Policepardéfaut" style:family="text">
      <style:text-properties style:font-name-complex="Times New Roman"/>
    </style:style>
    <style:style style:name="T1485" style:parent-style-name="Policepardéfaut" style:family="text">
      <style:text-properties style:font-name-complex="Times New Roman"/>
    </style:style>
    <style:style style:name="T1486" style:parent-style-name="Policepardéfaut" style:family="text">
      <style:text-properties style:font-name-complex="Times New Roman"/>
    </style:style>
    <style:style style:name="T1487" style:parent-style-name="Policepardéfaut" style:family="text">
      <style:text-properties style:font-name-complex="Times New Roman"/>
    </style:style>
    <style:style style:name="T1488" style:parent-style-name="Policepardéfaut" style:family="text">
      <style:text-properties style:font-name-complex="Times New Roman"/>
    </style:style>
    <style:style style:name="T1489" style:parent-style-name="Policepardéfaut" style:family="text">
      <style:text-properties style:font-name-complex="Times New Roman"/>
    </style:style>
    <style:style style:name="T1490" style:parent-style-name="Policepardéfaut" style:family="text">
      <style:text-properties style:font-name-complex="Times New Roman"/>
    </style:style>
    <style:style style:name="T1491" style:parent-style-name="Policepardéfaut" style:family="text">
      <style:text-properties style:font-name-complex="Times New Roman"/>
    </style:style>
    <style:style style:name="T1492" style:parent-style-name="Policepardéfaut" style:family="text">
      <style:text-properties style:font-name-complex="Times New Roman"/>
    </style:style>
    <style:style style:name="T1493" style:parent-style-name="Policepardéfaut" style:family="text">
      <style:text-properties style:font-name-complex="Times New Roman"/>
    </style:style>
    <style:style style:name="T1494" style:parent-style-name="Policepardéfaut" style:family="text">
      <style:text-properties style:font-name-complex="Times New Roman"/>
    </style:style>
    <style:style style:name="T1495" style:parent-style-name="Policepardéfaut" style:family="text">
      <style:text-properties style:font-name-complex="Times New Roman"/>
    </style:style>
    <style:style style:name="T1496" style:parent-style-name="Policepardéfaut" style:family="text">
      <style:text-properties style:font-name-complex="Times New Roman"/>
    </style:style>
    <style:style style:name="T1497" style:parent-style-name="Policepardéfaut" style:family="text">
      <style:text-properties style:font-name-complex="Times New Roman" fo:font-style="italic" style:font-style-asian="italic"/>
    </style:style>
    <style:style style:name="T1498" style:parent-style-name="Policepardéfaut" style:family="text">
      <style:text-properties style:font-name-complex="Times New Roman" fo:font-style="italic" style:font-style-asian="italic"/>
    </style:style>
    <style:style style:name="T1499" style:parent-style-name="Policepardéfaut" style:family="text">
      <style:text-properties style:font-name-complex="Times New Roman" fo:font-style="italic" style:font-style-asian="italic"/>
    </style:style>
    <style:style style:name="T1500" style:parent-style-name="Policepardéfaut" style:family="text">
      <style:text-properties style:font-name-complex="Times New Roman"/>
    </style:style>
    <style:style style:name="T1501" style:parent-style-name="Policepardéfaut" style:family="text">
      <style:text-properties style:font-name-complex="Times New Roman"/>
    </style:style>
    <style:style style:name="T1502" style:parent-style-name="Policepardéfaut" style:family="text">
      <style:text-properties style:font-name-complex="Times New Roman"/>
    </style:style>
    <style:style style:name="T1503" style:parent-style-name="Policepardéfaut" style:family="text">
      <style:text-properties style:font-name-complex="Times New Roman"/>
    </style:style>
    <style:style style:name="T1504" style:parent-style-name="Policepardéfaut" style:family="text">
      <style:text-properties style:font-name-complex="Times New Roman"/>
    </style:style>
    <style:style style:name="T1505" style:parent-style-name="Policepardéfaut" style:family="text">
      <style:text-properties style:font-name-complex="Times New Roman"/>
    </style:style>
    <style:style style:name="T1506" style:parent-style-name="Appelnotedebasdep." style:family="text">
      <style:text-properties style:font-name-complex="Times New Roman"/>
    </style:style>
    <style:style style:name="T1507" style:parent-style-name="Policepardéfaut" style:family="text">
      <style:text-properties fo:color="#0070C0"/>
    </style:style>
    <style:style style:name="T1508" style:parent-style-name="title" style:family="text">
      <style:text-properties fo:font-style="normal" style:font-style-asian="normal"/>
    </style:style>
    <style:style style:name="T1509" style:parent-style-name="title" style:family="text">
      <style:text-properties fo:font-style="normal" style:font-style-asian="normal"/>
    </style:style>
    <style:style style:name="T1510" style:parent-style-name="Policepardéfaut" style:family="text">
      <style:text-properties style:font-name-complex="Times New Roman"/>
    </style:style>
    <style:style style:name="T1511" style:parent-style-name="Policepardéfaut" style:family="text">
      <style:text-properties style:font-name-complex="Times New Roman"/>
    </style:style>
    <style:style style:name="T1512" style:parent-style-name="Appelnotedebasdep." style:family="text">
      <style:text-properties style:font-name-complex="Times New Roman"/>
    </style:style>
    <style:style style:name="T1513" style:parent-style-name="Policepardéfaut" style:family="text">
      <style:text-properties fo:font-style="italic" style:font-style-asian="italic"/>
    </style:style>
    <style:style style:name="T1514" style:parent-style-name="Policepardéfaut" style:family="text">
      <style:text-properties fo:font-style="italic" style:font-style-asian="italic"/>
    </style:style>
    <style:style style:name="T1515" style:parent-style-name="Policepardéfaut" style:family="text">
      <style:text-properties fo:font-style="italic" style:font-style-asian="italic"/>
    </style:style>
    <style:style style:name="T1516" style:parent-style-name="Lienhypertexte" style:family="text">
      <style:text-properties fo:language="en" fo:country="US"/>
    </style:style>
    <style:style style:name="T1517" style:parent-style-name="Policepardéfaut" style:family="text">
      <style:text-properties fo:language="en" fo:country="US"/>
    </style:style>
    <style:style style:name="T1518" style:parent-style-name="Lienhypertexte" style:family="text">
      <style:text-properties fo:language="en" fo:country="US"/>
    </style:style>
    <style:style style:name="T1519" style:parent-style-name="Policepardéfaut" style:family="text">
      <style:text-properties fo:language="en" fo:country="US"/>
    </style:style>
    <style:style style:name="T1520" style:parent-style-name="Lienhypertexte" style:family="text">
      <style:text-properties style:font-name-complex="Times New Roman"/>
    </style:style>
    <style:style style:name="T1521" style:parent-style-name="Lienhypertexte" style:family="text">
      <style:text-properties style:font-name-complex="Times New Roman" fo:font-variant="small-caps"/>
    </style:style>
    <style:style style:name="T1522" style:parent-style-name="Lienhypertexte" style:family="text">
      <style:text-properties fo:language="en" fo:country="US"/>
    </style:style>
    <style:style style:name="T1523" style:parent-style-name="Policepardéfaut" style:family="text">
      <style:text-properties fo:language="en" fo:country="US"/>
    </style:style>
    <style:style style:name="T1524" style:parent-style-name="Lienhypertexte" style:family="text">
      <style:text-properties style:font-name-complex="Times New Roman"/>
    </style:style>
    <style:style style:name="T1525" style:parent-style-name="Lienhypertexte" style:family="text">
      <style:text-properties style:font-name-complex="Times New Roman" fo:font-variant="small-caps"/>
    </style:style>
    <style:style style:name="T1526" style:parent-style-name="Lienhypertexte" style:family="text">
      <style:text-properties style:font-name-complex="Times New Roman"/>
    </style:style>
    <style:style style:name="T1527" style:parent-style-name="Lienhypertexte" style:family="text">
      <style:text-properties style:font-name-complex="Times New Roman" fo:font-variant="small-caps"/>
    </style:style>
    <style:style style:name="T1528" style:parent-style-name="Policepardéfaut" style:family="text">
      <style:text-properties style:font-name-complex="Times New Roman"/>
    </style:style>
    <style:style style:name="T1529" style:parent-style-name="Policepardéfaut" style:family="text">
      <style:text-properties style:font-name-complex="Times New Roman"/>
    </style:style>
    <style:style style:name="T1530" style:parent-style-name="Policepardéfaut" style:family="text">
      <style:text-properties style:font-name-complex="Times New Roman"/>
    </style:style>
    <style:style style:name="T1531" style:parent-style-name="Policepardéfaut" style:family="text">
      <style:text-properties style:font-name-complex="Times New Roman"/>
    </style:style>
    <style:style style:name="T1532" style:parent-style-name="Appelnotedebasdep." style:family="text">
      <style:text-properties style:font-name-complex="Times New Roman"/>
    </style:style>
    <style:style style:name="T1533" style:parent-style-name="Lienhypertexte" style:family="text">
      <style:text-properties style:font-name-complex="Times New Roman"/>
    </style:style>
    <style:style style:name="T1534" style:parent-style-name="Lienhypertexte" style:family="text">
      <style:text-properties style:font-name-complex="Times New Roman" fo:font-variant="small-caps"/>
    </style:style>
    <style:style style:name="T1535" style:parent-style-name="Lienhypertexte" style:family="text">
      <style:text-properties style:font-name-complex="Times New Roman"/>
    </style:style>
    <style:style style:name="T1536" style:parent-style-name="Lienhypertexte" style:family="text">
      <style:text-properties style:font-name-complex="Times New Roman" fo:font-variant="small-caps"/>
    </style:style>
    <style:style style:name="T1537" style:parent-style-name="Policepardéfaut" style:family="text">
      <style:text-properties fo:font-style="italic" style:font-style-asian="italic"/>
    </style:style>
    <style:style style:name="T1538" style:parent-style-name="Policepardéfaut" style:family="text">
      <style:text-properties fo:color="#FFFF00"/>
    </style:style>
    <style:style style:name="T1539" style:parent-style-name="Policepardéfaut" style:family="text">
      <style:text-properties fo:font-style="italic" style:font-style-asian="italic" fo:color="#0070C0"/>
    </style:style>
    <style:style style:name="T1540" style:parent-style-name="Policepardéfaut" style:family="text">
      <style:text-properties fo:color="#0070C0"/>
    </style:style>
    <style:style style:name="T1541" style:parent-style-name="Policepardéfaut" style:family="text">
      <style:text-properties fo:font-style="italic" style:font-style-asian="italic" fo:color="#0070C0"/>
    </style:style>
    <style:style style:name="T1542" style:parent-style-name="Lienhypertexte" style:family="text">
      <style:text-properties style:font-name-complex="Times New Roman"/>
    </style:style>
    <style:style style:name="T1543" style:parent-style-name="Lienhypertexte" style:family="text">
      <style:text-properties style:font-name-complex="Times New Roman" fo:font-variant="small-caps"/>
    </style:style>
    <style:style style:name="T1544" style:parent-style-name="Policepardéfaut" style:family="text">
      <style:text-properties fo:font-style="italic" style:font-style-asian="italic"/>
    </style:style>
    <style:style style:name="T1545" style:parent-style-name="Policepardéfaut" style:family="text">
      <style:text-properties fo:font-style="italic" style:font-style-asian="italic"/>
    </style:style>
    <style:style style:name="T1546" style:parent-style-name="Policepardéfaut" style:family="text">
      <style:text-properties style:font-name-complex="Times New Roman"/>
    </style:style>
    <style:style style:name="T1547" style:parent-style-name="Policepardéfaut" style:family="text">
      <style:text-properties style:font-name-complex="Times New Roman"/>
    </style:style>
    <style:style style:name="T1548" style:parent-style-name="Policepardéfaut" style:family="text">
      <style:text-properties style:font-name-complex="Times New Roman"/>
    </style:style>
    <style:style style:name="T1549" style:parent-style-name="Policepardéfaut" style:family="text">
      <style:text-properties style:font-name-complex="Times New Roman"/>
    </style:style>
    <style:style style:name="T1550" style:parent-style-name="Policepardéfaut" style:family="text">
      <style:text-properties style:font-name-complex="Times New Roman"/>
    </style:style>
    <style:style style:name="T1551" style:parent-style-name="Policepardéfaut" style:family="text">
      <style:text-properties style:font-name-complex="Times New Roman"/>
    </style:style>
    <style:style style:name="T1552" style:parent-style-name="Policepardéfaut" style:family="text">
      <style:text-properties style:font-name-complex="Times New Roman"/>
    </style:style>
    <style:style style:name="T1553" style:parent-style-name="Policepardéfaut" style:family="text">
      <style:text-properties style:font-name-complex="Times New Roman"/>
    </style:style>
    <style:style style:name="T1554" style:parent-style-name="Policepardéfaut" style:family="text">
      <style:text-properties style:font-name-complex="Times New Roman"/>
    </style:style>
    <style:style style:name="T1555" style:parent-style-name="Policepardéfaut" style:family="text">
      <style:text-properties style:font-name-complex="Times New Roman"/>
    </style:style>
    <style:style style:name="T1556" style:parent-style-name="Policepardéfaut" style:family="text">
      <style:text-properties style:font-name-complex="Times New Roman"/>
    </style:style>
    <style:style style:name="T1557" style:parent-style-name="Policepardéfaut" style:family="text">
      <style:text-properties style:font-name-complex="Times New Roman"/>
    </style:style>
    <style:style style:name="T1558" style:parent-style-name="Policepardéfaut" style:family="text">
      <style:text-properties style:font-name-complex="Times New Roman"/>
    </style:style>
    <style:style style:name="T1559" style:parent-style-name="Policepardéfaut" style:family="text">
      <style:text-properties style:font-name-complex="Times New Roman"/>
    </style:style>
    <style:style style:name="T1560" style:parent-style-name="Policepardéfaut" style:family="text">
      <style:text-properties style:font-name-complex="Times New Roman"/>
    </style:style>
    <style:style style:name="T1561" style:parent-style-name="Policepardéfaut" style:family="text">
      <style:text-properties style:font-name-complex="Times New Roman"/>
    </style:style>
    <style:style style:name="T1562" style:parent-style-name="Policepardéfaut" style:family="text">
      <style:text-properties style:font-name-complex="Times New Roman"/>
    </style:style>
    <style:style style:name="T1563" style:parent-style-name="Policepardéfaut" style:family="text">
      <style:text-properties style:font-name-complex="Times New Roman" fo:font-style="italic" style:font-style-asian="italic"/>
    </style:style>
    <style:style style:name="T1564" style:parent-style-name="Policepardéfaut" style:family="text">
      <style:text-properties style:font-name-complex="Times New Roman"/>
    </style:style>
    <style:style style:name="T1565" style:parent-style-name="Policepardéfaut" style:family="text">
      <style:text-properties style:font-name-complex="Times New Roman"/>
    </style:style>
    <style:style style:name="T1566" style:parent-style-name="Policepardéfaut" style:family="text">
      <style:text-properties style:font-name-complex="Times New Roman"/>
    </style:style>
    <style:style style:name="T1567" style:parent-style-name="Policepardéfaut" style:family="text">
      <style:text-properties style:font-name-complex="Times New Roman"/>
    </style:style>
    <style:style style:name="T1568" style:parent-style-name="Policepardéfaut" style:family="text">
      <style:text-properties fo:font-style="italic" style:font-style-asian="italic"/>
    </style:style>
    <style:style style:name="T1569" style:parent-style-name="Policepardéfaut" style:family="text">
      <style:text-properties style:font-name-complex="Times New Roman" fo:font-style="italic" style:font-style-asian="italic"/>
    </style:style>
    <style:style style:name="T1570" style:parent-style-name="Policepardéfaut" style:family="text">
      <style:text-properties style:font-name-complex="Times New Roman"/>
    </style:style>
    <style:style style:name="T1571" style:parent-style-name="Policepardéfaut" style:family="text">
      <style:text-properties fo:font-style="italic" style:font-style-asian="italic"/>
    </style:style>
    <style:style style:name="T1572" style:parent-style-name="Policepardéfaut" style:family="text">
      <style:text-properties fo:font-style="italic" style:font-style-asian="italic"/>
    </style:style>
    <style:style style:name="T1573" style:parent-style-name="Policepardéfaut" style:family="text">
      <style:text-properties style:font-name-complex="Times New Roman"/>
    </style:style>
    <style:style style:name="T1574" style:parent-style-name="Policepardéfaut" style:family="text">
      <style:text-properties style:font-name-complex="Times New Roman"/>
    </style:style>
    <style:style style:name="T1575" style:parent-style-name="Policepardéfaut" style:family="text">
      <style:text-properties style:font-name-complex="Times New Roman"/>
    </style:style>
    <style:style style:name="T1576" style:parent-style-name="Policepardéfaut" style:family="text">
      <style:text-properties style:font-name-complex="Times New Roman"/>
    </style:style>
    <style:style style:name="T1577" style:parent-style-name="Appelnotedebasdep." style:family="text">
      <style:text-properties style:font-name-complex="Times New Roman"/>
    </style:style>
    <style:style style:name="T1578" style:parent-style-name="Policepardéfaut" style:family="text">
      <style:text-properties fo:font-style="italic" style:font-style-asian="italic"/>
    </style:style>
    <style:style style:name="T1579" style:parent-style-name="Lienhypertexte" style:family="text">
      <style:text-properties style:font-name-complex="Times New Roman"/>
    </style:style>
    <style:style style:name="T1580" style:parent-style-name="Lienhypertexte" style:family="text">
      <style:text-properties style:font-name-complex="Times New Roman" fo:font-variant="small-caps"/>
    </style:style>
    <style:style style:name="T1581" style:parent-style-name="Policepardéfaut" style:family="text">
      <style:text-properties style:font-name-complex="Times New Roman"/>
    </style:style>
    <style:style style:name="T1582" style:parent-style-name="Policepardéfaut" style:family="text">
      <style:text-properties style:font-name-complex="Times New Roman"/>
    </style:style>
    <style:style style:name="T1583" style:parent-style-name="Policepardéfaut" style:family="text">
      <style:text-properties style:font-name-complex="Times New Roman"/>
    </style:style>
    <style:style style:name="T1584" style:parent-style-name="Policepardéfaut" style:family="text">
      <style:text-properties style:font-name-complex="Times New Roman"/>
    </style:style>
    <style:style style:name="T1585" style:parent-style-name="Policepardéfaut" style:family="text">
      <style:text-properties style:font-name-complex="Times New Roman"/>
    </style:style>
    <style:style style:name="T1586" style:parent-style-name="Policepardéfaut" style:family="text">
      <style:text-properties style:font-name-complex="Times New Roman"/>
    </style:style>
    <style:style style:name="T1587" style:parent-style-name="Policepardéfaut" style:family="text">
      <style:text-properties style:font-name-complex="Times New Roman"/>
    </style:style>
    <style:style style:name="T1588" style:parent-style-name="Policepardéfaut" style:family="text">
      <style:text-properties style:font-name-complex="Times New Roman"/>
    </style:style>
    <style:style style:name="T1589" style:parent-style-name="Policepardéfaut" style:family="text">
      <style:text-properties style:font-name-complex="Times New Roman"/>
    </style:style>
    <style:style style:name="T1590" style:parent-style-name="Policepardéfaut" style:family="text">
      <style:text-properties style:font-name-complex="Times New Roman"/>
    </style:style>
    <style:style style:name="T1591" style:parent-style-name="Policepardéfaut" style:family="text">
      <style:text-properties style:font-name-complex="Times New Roman"/>
    </style:style>
    <style:style style:name="T1592" style:parent-style-name="Policepardéfaut" style:family="text">
      <style:text-properties style:font-name-complex="Times New Roman" fo:font-style="italic" style:font-style-asian="italic" fo:color="#7030A0"/>
    </style:style>
    <style:style style:name="T1593" style:parent-style-name="Policepardéfaut" style:family="text">
      <style:text-properties style:font-name-complex="Times New Roman" fo:font-style="italic" style:font-style-asian="italic"/>
    </style:style>
    <style:style style:name="T1594" style:parent-style-name="Policepardéfaut" style:family="text">
      <style:text-properties style:font-name-complex="Times New Roman"/>
    </style:style>
    <style:style style:name="T1595" style:parent-style-name="Policepardéfaut" style:family="text">
      <style:text-properties style:font-name-complex="Times New Roman" fo:font-style="italic" style:font-style-asian="italic"/>
    </style:style>
    <style:style style:name="T1596" style:parent-style-name="Policepardéfaut" style:family="text">
      <style:text-properties style:font-name-complex="Times New Roman"/>
    </style:style>
    <style:style style:name="T1597" style:parent-style-name="Policepardéfaut" style:family="text">
      <style:text-properties style:font-name-complex="Times New Roman"/>
    </style:style>
    <style:style style:name="T1598" style:parent-style-name="Appelnotedebasdep." style:family="text">
      <style:text-properties style:font-name-complex="Times New Roman"/>
    </style:style>
    <style:style style:name="T1599" style:parent-style-name="Policepardéfaut" style:family="text">
      <style:text-properties fo:color="#00B050"/>
    </style:style>
    <style:style style:name="T1600" style:parent-style-name="Policepardéfaut" style:family="text">
      <style:text-properties fo:color="#00B050"/>
    </style:style>
    <style:style style:name="T1601" style:parent-style-name="quote.c" style:family="text">
      <style:text-properties fo:color="#C00000"/>
    </style:style>
    <style:style style:name="T1602" style:parent-style-name="quote.c" style:family="text">
      <style:text-properties fo:color="#C00000"/>
    </style:style>
    <style:style style:name="T1603" style:parent-style-name="Policepardéfaut" style:family="text">
      <style:text-properties fo:font-style="italic" style:font-style-asian="italic"/>
    </style:style>
    <style:style style:name="T1604" style:parent-style-name="Policepardéfaut" style:family="text">
      <style:text-properties fo:font-style="italic" style:font-style-asian="italic"/>
    </style:style>
    <style:style style:name="T1605" style:parent-style-name="Policepardéfaut" style:family="text">
      <style:text-properties style:font-name-complex="Times New Roman"/>
    </style:style>
    <style:style style:name="T1606" style:parent-style-name="Policepardéfaut" style:family="text">
      <style:text-properties style:font-name-complex="Times New Roman"/>
    </style:style>
    <style:style style:name="T1607" style:parent-style-name="Policepardéfaut" style:family="text">
      <style:text-properties style:font-name-complex="Times New Roman"/>
    </style:style>
    <style:style style:name="T1608" style:parent-style-name="Policepardéfaut" style:family="text">
      <style:text-properties style:font-name-complex="Times New Roman"/>
    </style:style>
    <style:style style:name="T1609" style:parent-style-name="Policepardéfaut" style:family="text">
      <style:text-properties style:font-name-complex="Times New Roman"/>
    </style:style>
    <style:style style:name="T1610" style:parent-style-name="Policepardéfaut" style:family="text">
      <style:text-properties style:font-name-complex="Times New Roman"/>
    </style:style>
    <style:style style:name="T1611" style:parent-style-name="Policepardéfaut" style:family="text">
      <style:text-properties style:font-name-complex="Times New Roman"/>
    </style:style>
    <style:style style:name="T1612" style:parent-style-name="Policepardéfaut" style:family="text">
      <style:text-properties style:font-name-complex="Times New Roman"/>
    </style:style>
    <style:style style:name="T1613" style:parent-style-name="Policepardéfaut" style:family="text">
      <style:text-properties style:font-name-complex="Times New Roman"/>
    </style:style>
    <style:style style:name="T1614" style:parent-style-name="Policepardéfaut" style:family="text">
      <style:text-properties style:font-name-complex="Times New Roman"/>
    </style:style>
    <style:style style:name="T1615" style:parent-style-name="Policepardéfaut" style:family="text">
      <style:text-properties style:font-name-complex="Times New Roman"/>
    </style:style>
    <style:style style:name="T1616" style:parent-style-name="Policepardéfaut" style:family="text">
      <style:text-properties style:font-name-complex="Times New Roman"/>
    </style:style>
    <style:style style:name="T1617" style:parent-style-name="Policepardéfaut" style:family="text">
      <style:text-properties style:font-name-complex="Times New Roman"/>
    </style:style>
    <style:style style:name="T1618" style:parent-style-name="Policepardéfaut" style:family="text">
      <style:text-properties style:font-name-complex="Times New Roman"/>
    </style:style>
    <style:style style:name="T1619" style:parent-style-name="Policepardéfaut" style:family="text">
      <style:text-properties style:font-name-complex="Times New Roman"/>
    </style:style>
    <style:style style:name="T1620" style:parent-style-name="Policepardéfaut" style:family="text">
      <style:text-properties style:font-name-complex="Times New Roman"/>
    </style:style>
    <style:style style:name="T1621" style:parent-style-name="Policepardéfaut" style:family="text">
      <style:text-properties style:font-name-complex="Times New Roman"/>
    </style:style>
    <style:style style:name="T1622" style:parent-style-name="Policepardéfaut" style:family="text">
      <style:text-properties style:font-name-complex="Times New Roman"/>
    </style:style>
    <style:style style:name="T1623" style:parent-style-name="Policepardéfaut" style:family="text">
      <style:text-properties style:font-name-complex="Times New Roman"/>
    </style:style>
    <style:style style:name="T1624" style:parent-style-name="Policepardéfaut" style:family="text">
      <style:text-properties style:font-name-complex="Times New Roman"/>
    </style:style>
    <style:style style:name="T1625" style:parent-style-name="Policepardéfaut" style:family="text">
      <style:text-properties style:font-name-complex="Times New Roman"/>
    </style:style>
    <style:style style:name="T1626" style:parent-style-name="Policepardéfaut" style:family="text">
      <style:text-properties style:font-name-complex="Times New Roman"/>
    </style:style>
    <style:style style:name="T1627" style:parent-style-name="Policepardéfaut" style:family="text">
      <style:text-properties style:font-name-complex="Times New Roman"/>
    </style:style>
    <style:style style:name="T1628" style:parent-style-name="Policepardéfaut" style:family="text">
      <style:text-properties style:font-name-complex="Times New Roman"/>
    </style:style>
    <style:style style:name="T1629" style:parent-style-name="Appelnotedebasdep." style:family="text">
      <style:text-properties style:font-name-complex="Times New Roman"/>
    </style:style>
    <style:style style:name="T1630" style:parent-style-name="Policepardéfaut" style:family="text">
      <style:text-properties style:font-name-complex="Times New Roman"/>
    </style:style>
    <style:style style:name="T1631" style:parent-style-name="Policepardéfaut" style:family="text">
      <style:text-properties style:font-name-complex="Times New Roman"/>
    </style:style>
    <style:style style:name="T1632" style:parent-style-name="Policepardéfaut" style:family="text">
      <style:text-properties style:font-name-complex="Times New Roman"/>
    </style:style>
    <style:style style:name="T1633" style:parent-style-name="Policepardéfaut" style:family="text">
      <style:text-properties style:font-name-complex="Times New Roman"/>
    </style:style>
    <style:style style:name="T1634" style:parent-style-name="Policepardéfaut" style:family="text">
      <style:text-properties style:font-name-complex="Times New Roman"/>
    </style:style>
    <style:style style:name="T1635" style:parent-style-name="Policepardéfaut" style:family="text">
      <style:text-properties style:font-name-complex="Times New Roman"/>
    </style:style>
    <style:style style:name="T1636" style:parent-style-name="Policepardéfaut" style:family="text">
      <style:text-properties style:font-name-complex="Times New Roman" fo:color="#0070C0"/>
    </style:style>
    <style:style style:name="T1637" style:parent-style-name="Appelnotedebasdep." style:family="text">
      <style:text-properties style:font-name-complex="Times New Roman"/>
    </style:style>
    <style:style style:name="T1638" style:parent-style-name="Policepardéfaut" style:family="text">
      <style:text-properties fo:color="#0070C0"/>
    </style:style>
    <style:style style:name="T1639" style:parent-style-name="Policepardéfaut" style:family="text">
      <style:text-properties fo:color="#0070C0"/>
    </style:style>
    <style:style style:name="T1640" style:parent-style-name="Policepardéfaut" style:family="text">
      <style:text-properties fo:color="#0070C0"/>
    </style:style>
    <style:style style:name="T1641" style:parent-style-name="Policepardéfaut" style:family="text">
      <style:text-properties fo:color="#0070C0"/>
    </style:style>
    <style:style style:name="T1642" style:parent-style-name="Policepardéfaut" style:family="text">
      <style:text-properties fo:color="#0070C0"/>
    </style:style>
    <style:style style:name="T1643" style:parent-style-name="Policepardéfaut" style:family="text">
      <style:text-properties fo:color="#00B050"/>
    </style:style>
    <style:style style:name="T1644" style:parent-style-name="Policepardéfaut" style:family="text">
      <style:text-properties fo:color="#0070C0"/>
    </style:style>
    <style:style style:name="T1645" style:parent-style-name="Policepardéfaut" style:family="text">
      <style:text-properties fo:color="#00B050"/>
    </style:style>
    <style:style style:name="T1646" style:parent-style-name="Policepardéfaut" style:family="text">
      <style:text-properties fo:font-style="italic" style:font-style-asian="italic"/>
    </style:style>
    <style:style style:name="T1647" style:parent-style-name="Policepardéfaut" style:family="text">
      <style:text-properties fo:font-style="italic" style:font-style-asian="italic"/>
    </style:style>
    <style:style style:name="T1648" style:parent-style-name="Policepardéfaut" style:family="text">
      <style:text-properties fo:font-style="italic" style:font-style-asian="italic" fo:color="#0070C0"/>
    </style:style>
    <style:style style:name="T1649" style:parent-style-name="Policepardéfaut" style:family="text">
      <style:text-properties style:font-name-complex="Times New Roman"/>
    </style:style>
    <style:style style:name="T1650" style:parent-style-name="Policepardéfaut" style:family="text">
      <style:text-properties style:font-name-complex="Times New Roman"/>
    </style:style>
    <style:style style:name="T1651" style:parent-style-name="Policepardéfaut" style:family="text">
      <style:text-properties style:font-name-complex="Times New Roman"/>
    </style:style>
    <style:style style:name="T1652" style:parent-style-name="Policepardéfaut" style:family="text">
      <style:text-properties style:font-name-complex="Times New Roman"/>
    </style:style>
    <style:style style:name="T1653" style:parent-style-name="Policepardéfaut" style:family="text">
      <style:text-properties style:font-name-complex="Times New Roman"/>
    </style:style>
    <style:style style:name="T1654" style:parent-style-name="Policepardéfaut" style:family="text">
      <style:text-properties style:font-name-complex="Times New Roman"/>
    </style:style>
    <style:style style:name="T1655" style:parent-style-name="Policepardéfaut" style:family="text">
      <style:text-properties style:font-name-complex="Times New Roman"/>
    </style:style>
    <style:style style:name="T1656" style:parent-style-name="Policepardéfaut" style:family="text">
      <style:text-properties style:font-name-complex="Times New Roman"/>
    </style:style>
    <style:style style:name="T1657" style:parent-style-name="Policepardéfaut" style:family="text">
      <style:text-properties style:font-name-complex="Times New Roman"/>
    </style:style>
    <style:style style:name="T1658" style:parent-style-name="Policepardéfaut" style:family="text">
      <style:text-properties style:font-name-complex="Times New Roman"/>
    </style:style>
    <style:style style:name="T1659" style:parent-style-name="Policepardéfaut" style:family="text">
      <style:text-properties style:font-name-complex="Times New Roman"/>
    </style:style>
    <style:style style:name="T1660" style:parent-style-name="Policepardéfaut" style:family="text">
      <style:text-properties style:font-name-complex="Times New Roman"/>
    </style:style>
    <style:style style:name="T1661" style:parent-style-name="Policepardéfaut" style:family="text">
      <style:text-properties style:font-name-complex="Times New Roman"/>
    </style:style>
    <style:style style:name="T1662" style:parent-style-name="Policepardéfaut" style:family="text">
      <style:text-properties style:font-name-complex="Times New Roman"/>
    </style:style>
    <style:style style:name="T1663" style:parent-style-name="Policepardéfaut" style:family="text">
      <style:text-properties style:font-name-complex="Times New Roman"/>
    </style:style>
    <style:style style:name="T1664" style:parent-style-name="Policepardéfaut" style:family="text">
      <style:text-properties style:font-name-complex="Times New Roman"/>
    </style:style>
    <style:style style:name="T1665" style:parent-style-name="Policepardéfaut" style:family="text">
      <style:text-properties style:font-name-complex="Times New Roman"/>
    </style:style>
    <style:style style:name="T1666" style:parent-style-name="Policepardéfaut" style:family="text">
      <style:text-properties style:font-name-complex="Times New Roman"/>
    </style:style>
    <style:style style:name="T1667" style:parent-style-name="Policepardéfaut" style:family="text">
      <style:text-properties style:font-name-complex="Times New Roman" fo:color="#FFFF00"/>
    </style:style>
    <style:style style:name="T1668" style:parent-style-name="Policepardéfaut" style:family="text">
      <style:text-properties style:font-name-complex="Times New Roman"/>
    </style:style>
    <style:style style:name="T1669" style:parent-style-name="Policepardéfaut" style:family="text">
      <style:text-properties style:font-name-complex="Times New Roman" fo:color="#FFFF00"/>
    </style:style>
    <style:style style:name="T1670" style:parent-style-name="Policepardéfaut" style:family="text">
      <style:text-properties style:font-name-complex="Times New Roman"/>
    </style:style>
    <style:style style:name="T1671" style:parent-style-name="Policepardéfaut" style:family="text">
      <style:text-properties style:font-name-complex="Times New Roman" fo:color="#FFFF00"/>
    </style:style>
    <style:style style:name="T1672" style:parent-style-name="Policepardéfaut" style:family="text">
      <style:text-properties style:font-name-complex="Times New Roman"/>
    </style:style>
    <style:style style:name="T1673" style:parent-style-name="Policepardéfaut" style:family="text">
      <style:text-properties style:font-name-complex="Times New Roman" fo:color="#FFFF00"/>
    </style:style>
    <style:style style:name="T1674" style:parent-style-name="Policepardéfaut" style:family="text">
      <style:text-properties style:font-name-complex="Times New Roman"/>
    </style:style>
    <style:style style:name="T1675" style:parent-style-name="Policepardéfaut" style:family="text">
      <style:text-properties style:font-name-complex="Times New Roman"/>
    </style:style>
    <style:style style:name="T1676" style:parent-style-name="Policepardéfaut" style:family="text">
      <style:text-properties style:font-name-complex="Times New Roman" fo:color="#FFFF00"/>
    </style:style>
    <style:style style:name="T1677" style:parent-style-name="Policepardéfaut" style:family="text">
      <style:text-properties style:font-name-complex="Times New Roman"/>
    </style:style>
    <style:style style:name="T1678" style:parent-style-name="Appelnotedebasdep." style:family="text">
      <style:text-properties style:font-name-complex="Times New Roman"/>
    </style:style>
    <style:style style:name="T1679" style:parent-style-name="Policepardéfaut" style:family="text">
      <style:text-properties fo:color="#0070C0"/>
    </style:style>
    <style:style style:name="T1680" style:parent-style-name="Policepardéfaut" style:family="text">
      <style:text-properties fo:color="#0070C0"/>
    </style:style>
    <style:style style:name="T1681" style:parent-style-name="Policepardéfaut" style:family="text">
      <style:text-properties style:font-name-complex="Times New Roman"/>
    </style:style>
    <style:style style:name="T1682" style:parent-style-name="Policepardéfaut" style:family="text">
      <style:text-properties style:font-name-complex="Times New Roman"/>
    </style:style>
    <style:style style:name="T1683" style:parent-style-name="Policepardéfaut" style:family="text">
      <style:text-properties style:font-name-complex="Times New Roman"/>
    </style:style>
    <style:style style:name="T1684" style:parent-style-name="Policepardéfaut" style:family="text">
      <style:text-properties style:font-name-complex="Times New Roman"/>
    </style:style>
    <style:style style:name="T1685" style:parent-style-name="Policepardéfaut" style:family="text">
      <style:text-properties style:font-name-complex="Times New Roman"/>
    </style:style>
    <style:style style:name="T1686" style:parent-style-name="Policepardéfaut" style:family="text">
      <style:text-properties style:font-name-complex="Times New Roman"/>
    </style:style>
    <style:style style:name="T1687" style:parent-style-name="Policepardéfaut" style:family="text">
      <style:text-properties style:font-name-complex="Times New Roman"/>
    </style:style>
    <style:style style:name="T1688" style:parent-style-name="Policepardéfaut" style:family="text">
      <style:text-properties style:font-name-complex="Times New Roman"/>
    </style:style>
    <style:style style:name="T1689" style:parent-style-name="Policepardéfaut" style:family="text">
      <style:text-properties style:font-name-complex="Times New Roman"/>
    </style:style>
    <style:style style:name="T1690" style:parent-style-name="Policepardéfaut" style:family="text">
      <style:text-properties style:font-name-complex="Times New Roman"/>
    </style:style>
    <style:style style:name="T1691" style:parent-style-name="Policepardéfaut" style:family="text">
      <style:text-properties style:font-name-complex="Times New Roman"/>
    </style:style>
    <style:style style:name="T1692" style:parent-style-name="Policepardéfaut" style:family="text">
      <style:text-properties style:font-name-complex="Times New Roman"/>
    </style:style>
    <style:style style:name="T1693" style:parent-style-name="Policepardéfaut" style:family="text">
      <style:text-properties style:font-name-complex="Times New Roman"/>
    </style:style>
    <style:style style:name="T1694" style:parent-style-name="Policepardéfaut" style:family="text">
      <style:text-properties style:font-name-complex="Times New Roman"/>
    </style:style>
    <style:style style:name="T1695" style:parent-style-name="Policepardéfaut" style:family="text">
      <style:text-properties style:font-name-complex="Times New Roman"/>
    </style:style>
    <style:style style:name="T1696" style:parent-style-name="Policepardéfaut" style:family="text">
      <style:text-properties style:font-name-complex="Times New Roman"/>
    </style:style>
    <style:style style:name="T1697" style:parent-style-name="Policepardéfaut" style:family="text">
      <style:text-properties style:font-name-complex="Times New Roman"/>
    </style:style>
    <style:style style:name="T1698" style:parent-style-name="Policepardéfaut" style:family="text">
      <style:text-properties style:font-name-complex="Times New Roman"/>
    </style:style>
    <style:style style:name="T1699" style:parent-style-name="Policepardéfaut" style:family="text">
      <style:text-properties style:font-name-complex="Times New Roman"/>
    </style:style>
    <style:style style:name="T1700" style:parent-style-name="Policepardéfaut" style:family="text">
      <style:text-properties style:font-name-complex="Times New Roman"/>
    </style:style>
    <style:style style:name="T1701" style:parent-style-name="Policepardéfaut" style:family="text">
      <style:text-properties style:font-name-complex="Times New Roman"/>
    </style:style>
    <style:style style:name="T1702" style:parent-style-name="Policepardéfaut" style:family="text">
      <style:text-properties style:font-name-complex="Times New Roman"/>
    </style:style>
    <style:style style:name="T1703" style:parent-style-name="Policepardéfaut" style:family="text">
      <style:text-properties style:font-name-complex="Times New Roman"/>
    </style:style>
    <style:style style:name="T1704" style:parent-style-name="Policepardéfaut" style:family="text">
      <style:text-properties style:font-name-complex="Times New Roman"/>
    </style:style>
    <style:style style:name="T1705" style:parent-style-name="Policepardéfaut" style:family="text">
      <style:text-properties style:font-name-complex="Times New Roman"/>
    </style:style>
    <style:style style:name="T1706" style:parent-style-name="Policepardéfaut" style:family="text">
      <style:text-properties style:font-name-complex="Times New Roman"/>
    </style:style>
    <style:style style:name="T1707" style:parent-style-name="Policepardéfaut" style:family="text">
      <style:text-properties style:font-name-complex="Times New Roman"/>
    </style:style>
    <style:style style:name="T1708" style:parent-style-name="Policepardéfaut" style:family="text">
      <style:text-properties style:font-name-complex="Times New Roman"/>
    </style:style>
    <style:style style:name="T1709" style:parent-style-name="Policepardéfaut" style:family="text">
      <style:text-properties style:font-name-complex="Times New Roman"/>
    </style:style>
    <style:style style:name="T1710" style:parent-style-name="Policepardéfaut" style:family="text">
      <style:text-properties style:font-name-complex="Times New Roman"/>
    </style:style>
    <style:style style:name="T1711" style:parent-style-name="Appelnotedebasdep." style:family="text">
      <style:text-properties style:font-name-complex="Times New Roman"/>
    </style:style>
    <style:style style:name="T1712" style:parent-style-name="Policepardéfaut" style:family="text">
      <style:text-properties fo:color="#0070C0"/>
    </style:style>
    <style:style style:name="T1713" style:parent-style-name="Policepardéfaut" style:family="text">
      <style:text-properties fo:color="#0070C0"/>
    </style:style>
    <style:style style:name="T1714" style:parent-style-name="Policepardéfaut" style:family="text">
      <style:text-properties fo:color="#0070C0"/>
    </style:style>
    <style:style style:name="T1715" style:parent-style-name="Policepardéfaut" style:family="text">
      <style:text-properties fo:color="#C00000"/>
    </style:style>
    <style:style style:name="T1716" style:parent-style-name="Policepardéfaut" style:family="text">
      <style:text-properties fo:color="#00B050"/>
    </style:style>
    <style:style style:name="T1717" style:parent-style-name="Policepardéfaut" style:family="text">
      <style:text-properties fo:color="#0070C0"/>
    </style:style>
    <style:style style:name="T1718" style:parent-style-name="Policepardéfaut" style:family="text">
      <style:text-properties fo:color="#0070C0"/>
    </style:style>
    <style:style style:name="T1719" style:parent-style-name="Policepardéfaut" style:family="text">
      <style:text-properties fo:font-style="italic" style:font-style-asian="italic"/>
    </style:style>
    <style:style style:name="T1720" style:parent-style-name="Policepardéfaut" style:family="text">
      <style:text-properties style:font-name-complex="Times New Roman"/>
    </style:style>
    <style:style style:name="T1721" style:parent-style-name="Policepardéfaut" style:family="text">
      <style:text-properties style:font-name-complex="Times New Roman"/>
    </style:style>
    <style:style style:name="T1722" style:parent-style-name="Policepardéfaut" style:family="text">
      <style:text-properties style:font-name-complex="Times New Roman"/>
    </style:style>
    <style:style style:name="T1723" style:parent-style-name="Policepardéfaut" style:family="text">
      <style:text-properties style:font-name-complex="Times New Roman"/>
    </style:style>
    <style:style style:name="T1724" style:parent-style-name="Policepardéfaut" style:family="text">
      <style:text-properties style:font-name-complex="Times New Roman"/>
    </style:style>
    <style:style style:name="T1725" style:parent-style-name="Policepardéfaut" style:family="text">
      <style:text-properties style:font-name-complex="Times New Roman"/>
    </style:style>
    <style:style style:name="T1726" style:parent-style-name="Policepardéfaut" style:family="text">
      <style:text-properties style:font-name-complex="Times New Roman"/>
    </style:style>
    <style:style style:name="T1727" style:parent-style-name="Policepardéfaut" style:family="text">
      <style:text-properties style:font-name-complex="Times New Roman"/>
    </style:style>
    <style:style style:name="T1728" style:parent-style-name="Policepardéfaut" style:family="text">
      <style:text-properties style:font-name-complex="Times New Roman"/>
    </style:style>
    <style:style style:name="T1729" style:parent-style-name="Policepardéfaut" style:family="text">
      <style:text-properties style:font-name-complex="Times New Roman"/>
    </style:style>
    <style:style style:name="T1730" style:parent-style-name="Policepardéfaut" style:family="text">
      <style:text-properties style:font-name-complex="Times New Roman"/>
    </style:style>
    <style:style style:name="T1731" style:parent-style-name="Policepardéfaut" style:family="text">
      <style:text-properties style:font-name-complex="Times New Roman"/>
    </style:style>
    <style:style style:name="T1732" style:parent-style-name="Policepardéfaut" style:family="text">
      <style:text-properties style:font-name-complex="Times New Roman"/>
    </style:style>
    <style:style style:name="T1733" style:parent-style-name="Policepardéfaut" style:family="text">
      <style:text-properties style:font-name-complex="Times New Roman"/>
    </style:style>
    <style:style style:name="T1734" style:parent-style-name="Policepardéfaut" style:family="text">
      <style:text-properties style:font-name-complex="Times New Roman"/>
    </style:style>
    <style:style style:name="T1735" style:parent-style-name="Policepardéfaut" style:family="text">
      <style:text-properties style:font-name-complex="Times New Roman"/>
    </style:style>
    <style:style style:name="T1736" style:parent-style-name="Policepardéfaut" style:family="text">
      <style:text-properties style:font-name-complex="Times New Roman"/>
    </style:style>
    <style:style style:name="T1737" style:parent-style-name="Appelnotedebasdep." style:family="text">
      <style:text-properties style:font-name-complex="Times New Roman"/>
    </style:style>
    <style:style style:name="T1738" style:parent-style-name="Policepardéfaut" style:family="text">
      <style:text-properties fo:color="#7030A0"/>
    </style:style>
    <style:style style:name="T1739" style:parent-style-name="Policepardéfaut" style:family="text">
      <style:text-properties fo:color="#7030A0"/>
    </style:style>
    <style:style style:name="T1740" style:parent-style-name="Policepardéfaut" style:family="text">
      <style:text-properties fo:color="#7030A0"/>
    </style:style>
    <style:style style:name="T1741" style:parent-style-name="Policepardéfaut" style:family="text">
      <style:text-properties fo:color="#7030A0"/>
    </style:style>
    <style:style style:name="T1742" style:parent-style-name="Policepardéfaut" style:family="text">
      <style:text-properties fo:color="#7030A0"/>
    </style:style>
    <style:style style:name="T1743" style:parent-style-name="Policepardéfaut" style:family="text">
      <style:text-properties fo:color="#7030A0"/>
    </style:style>
    <style:style style:name="T1744" style:parent-style-name="Policepardéfaut" style:family="text">
      <style:text-properties fo:color="#7030A0"/>
    </style:style>
    <style:style style:name="T1745" style:parent-style-name="Policepardéfaut" style:family="text">
      <style:text-properties fo:color="#7030A0"/>
    </style:style>
    <style:style style:name="T1746" style:parent-style-name="Policepardéfaut" style:family="text">
      <style:text-properties fo:color="#7030A0"/>
    </style:style>
    <style:style style:name="T1747" style:parent-style-name="Policepardéfaut" style:family="text">
      <style:text-properties fo:color="#7030A0"/>
    </style:style>
    <style:style style:name="T1748" style:parent-style-name="Policepardéfaut" style:family="text">
      <style:text-properties fo:color="#7030A0"/>
    </style:style>
    <style:style style:name="T1749" style:parent-style-name="Policepardéfaut" style:family="text">
      <style:text-properties fo:color="#7030A0"/>
    </style:style>
    <style:style style:name="T1750" style:parent-style-name="Policepardéfaut" style:family="text">
      <style:text-properties fo:color="#7030A0"/>
    </style:style>
    <style:style style:name="T1751" style:parent-style-name="Policepardéfaut" style:family="text">
      <style:text-properties style:font-name-complex="Times New Roman"/>
    </style:style>
    <style:style style:name="T1752" style:parent-style-name="Policepardéfaut" style:family="text">
      <style:text-properties fo:font-style="italic" style:font-style-asian="italic"/>
    </style:style>
    <style:style style:name="T1753" style:parent-style-name="Lienhypertexte" style:family="text">
      <style:text-properties fo:font-variant="small-caps"/>
    </style:style>
    <style:style style:name="T1754" style:parent-style-name="Policepardéfaut" style:family="text">
      <style:text-properties fo:font-style="italic" style:font-style-asian="italic"/>
    </style:style>
    <style:style style:name="T1755" style:parent-style-name="Policepardéfaut" style:family="text">
      <style:text-properties fo:font-style="italic" style:font-style-asian="italic"/>
    </style:style>
    <style:style style:name="T1756" style:parent-style-name="Policepardéfaut" style:family="text">
      <style:text-properties fo:font-style="italic" style:font-style-asian="italic"/>
    </style:style>
    <style:style style:name="T1757" style:parent-style-name="Policepardéfaut" style:family="text">
      <style:text-properties fo:font-style="italic" style:font-style-asian="italic"/>
    </style:style>
    <style:style style:name="T1758" style:parent-style-name="Policepardéfaut" style:family="text">
      <style:text-properties fo:font-style="italic" style:font-style-asian="italic"/>
    </style:style>
    <style:style style:name="T1759" style:parent-style-name="Policepardéfaut" style:family="text">
      <style:text-properties fo:font-style="italic" style:font-style-asian="italic"/>
    </style:style>
    <style:style style:name="T1760" style:parent-style-name="Policepardéfaut" style:family="text">
      <style:text-properties fo:font-style="italic" style:font-style-asian="italic"/>
    </style:style>
    <style:style style:name="T1761" style:parent-style-name="Policepardéfaut" style:family="text">
      <style:text-properties fo:font-style="italic" style:font-style-asian="italic"/>
    </style:style>
    <style:style style:name="T1762" style:parent-style-name="Policepardéfaut" style:family="text">
      <style:text-properties fo:font-style="italic" style:font-style-asian="italic"/>
    </style:style>
    <style:style style:name="T1763" style:parent-style-name="Policepardéfaut" style:family="text">
      <style:text-properties fo:font-style="italic" style:font-style-asian="italic"/>
    </style:style>
    <style:style style:name="T1764" style:parent-style-name="Policepardéfaut" style:family="text">
      <style:text-properties style:font-name-complex="Times New Roman"/>
    </style:style>
    <style:style style:name="T1765" style:parent-style-name="Policepardéfaut" style:family="text">
      <style:text-properties style:font-name-complex="Times New Roman"/>
    </style:style>
    <style:style style:name="T1766" style:parent-style-name="Policepardéfaut" style:family="text">
      <style:text-properties style:font-name-complex="Times New Roman"/>
    </style:style>
    <style:style style:name="T1767" style:parent-style-name="Policepardéfaut" style:family="text">
      <style:text-properties style:font-name-complex="Times New Roman"/>
    </style:style>
    <style:style style:name="T1768" style:parent-style-name="Appelnotedebasdep." style:family="text">
      <style:text-properties style:font-name-complex="Times New Roman"/>
    </style:style>
    <style:style style:name="T1769" style:parent-style-name="Policepardéfaut" style:family="text">
      <style:text-properties fo:font-style="italic" style:font-style-asian="italic" fo:color="#0070C0"/>
    </style:style>
    <style:style style:name="T1770" style:parent-style-name="Policepardéfaut" style:family="text">
      <style:text-properties style:font-name-complex="Times New Roman"/>
    </style:style>
    <style:style style:name="T1771" style:parent-style-name="Policepardéfaut" style:family="text">
      <style:text-properties fo:color="#00B050"/>
    </style:style>
    <style:style style:name="T1772" style:parent-style-name="Policepardéfaut" style:family="text">
      <style:text-properties fo:font-style="italic" style:font-style-asian="italic"/>
    </style:style>
    <style:style style:name="T1773" style:parent-style-name="Policepardéfaut" style:family="text">
      <style:text-properties fo:color="#00B050"/>
    </style:style>
    <style:style style:name="T1774" style:parent-style-name="Policepardéfaut" style:family="text">
      <style:text-properties fo:color="#00B050"/>
    </style:style>
    <style:style style:name="T1775" style:parent-style-name="Policepardéfaut" style:family="text">
      <style:text-properties fo:font-style="italic" style:font-style-asian="italic"/>
    </style:style>
    <style:style style:name="T1776" style:parent-style-name="Policepardéfaut" style:family="text">
      <style:text-properties fo:color="#0070C0"/>
    </style:style>
    <style:style style:name="T1777" style:parent-style-name="Policepardéfaut" style:family="text">
      <style:text-properties fo:font-style="italic" style:font-style-asian="italic" fo:color="#00B050"/>
    </style:style>
    <style:style style:name="T1778" style:parent-style-name="Policepardéfaut" style:family="text">
      <style:text-properties fo:font-style="italic" style:font-style-asian="italic"/>
    </style:style>
    <style:style style:name="T1779" style:parent-style-name="Policepardéfaut" style:family="text">
      <style:text-properties fo:color="#00B050"/>
    </style:style>
    <style:style style:name="T1780" style:parent-style-name="Policepardéfaut" style:family="text">
      <style:text-properties fo:color="#00B050"/>
    </style:style>
    <style:style style:name="T1781" style:parent-style-name="Policepardéfaut" style:family="text">
      <style:text-properties fo:color="#00B050"/>
    </style:style>
    <style:style style:name="T1782" style:parent-style-name="Policepardéfaut" style:family="text">
      <style:text-properties fo:color="#00B050"/>
    </style:style>
    <style:style style:name="T1783" style:parent-style-name="Policepardéfaut" style:family="text">
      <style:text-properties fo:font-style="italic" style:font-style-asian="italic" fo:color="#00B050"/>
    </style:style>
    <style:style style:name="T1784" style:parent-style-name="quote.c" style:family="text">
      <style:text-properties fo:font-style="italic" style:font-style-asian="italic"/>
    </style:style>
    <style:style style:name="T1785" style:parent-style-name="quote.c" style:family="text">
      <style:text-properties fo:font-style="italic" style:font-style-asian="italic" fo:color="#00B050"/>
    </style:style>
    <style:style style:name="T1786" style:parent-style-name="quote.c" style:family="text">
      <style:text-properties fo:font-style="italic" style:font-style-asian="italic"/>
    </style:style>
    <style:style style:name="T1787" style:parent-style-name="quote.c" style:family="text">
      <style:text-properties fo:font-style="italic" style:font-style-asian="italic" fo:color="#00B050"/>
    </style:style>
    <style:style style:name="T1788" style:parent-style-name="quote.c" style:family="text">
      <style:text-properties fo:font-style="italic" style:font-style-asian="italic"/>
    </style:style>
    <style:style style:name="T1789" style:parent-style-name="Policepardéfaut" style:family="text">
      <style:text-properties fo:color="#00B050"/>
    </style:style>
    <style:style style:name="T1790" style:parent-style-name="Policepardéfaut" style:family="text">
      <style:text-properties fo:color="#00B050"/>
    </style:style>
    <style:style style:name="T1791" style:parent-style-name="Policepardéfaut" style:family="text">
      <style:text-properties fo:color="#0070C0"/>
    </style:style>
    <style:style style:name="T1792" style:parent-style-name="Policepardéfaut" style:family="text">
      <style:text-properties fo:font-style="italic" style:font-style-asian="italic"/>
    </style:style>
    <style:style style:name="T1793" style:parent-style-name="Policepardéfaut" style:family="text">
      <style:text-properties fo:color="#00B050"/>
    </style:style>
    <style:style style:name="T1794" style:parent-style-name="Policepardéfaut" style:family="text">
      <style:text-properties style:font-name-complex="Times New Roman"/>
    </style:style>
    <style:style style:name="T1795" style:parent-style-name="Policepardéfaut" style:family="text">
      <style:text-properties style:font-name-complex="Times New Roman"/>
    </style:style>
    <style:style style:name="T1796" style:parent-style-name="Policepardéfaut" style:family="text">
      <style:text-properties style:font-name-complex="Times New Roman"/>
    </style:style>
    <style:style style:name="T1797" style:parent-style-name="Policepardéfaut" style:family="text">
      <style:text-properties style:font-name-complex="Times New Roman"/>
    </style:style>
    <style:style style:name="T1798" style:parent-style-name="Policepardéfaut" style:family="text">
      <style:text-properties style:font-name-complex="Times New Roman"/>
    </style:style>
    <style:style style:name="T1799" style:parent-style-name="Policepardéfaut" style:family="text">
      <style:text-properties style:font-name-complex="Times New Roman"/>
    </style:style>
    <style:style style:name="T1800" style:parent-style-name="Policepardéfaut" style:family="text">
      <style:text-properties style:font-name-complex="Times New Roman"/>
    </style:style>
    <style:style style:name="T1801" style:parent-style-name="Policepardéfaut" style:family="text">
      <style:text-properties style:font-name-complex="Times New Roman"/>
    </style:style>
    <style:style style:name="T1802" style:parent-style-name="Policepardéfaut" style:family="text">
      <style:text-properties style:font-name-complex="Times New Roman"/>
    </style:style>
    <style:style style:name="T1803" style:parent-style-name="Policepardéfaut" style:family="text">
      <style:text-properties style:font-name-complex="Times New Roman"/>
    </style:style>
    <style:style style:name="T1804" style:parent-style-name="Policepardéfaut" style:family="text">
      <style:text-properties style:font-name-complex="Times New Roman"/>
    </style:style>
    <style:style style:name="T1805" style:parent-style-name="Policepardéfaut" style:family="text">
      <style:text-properties style:font-name-complex="Times New Roman"/>
    </style:style>
    <style:style style:name="T1806" style:parent-style-name="Policepardéfaut" style:family="text">
      <style:text-properties style:font-name-complex="Times New Roman"/>
    </style:style>
    <style:style style:name="T1807" style:parent-style-name="Policepardéfaut" style:family="text">
      <style:text-properties style:font-name-complex="Times New Roman"/>
    </style:style>
    <style:style style:name="T1808" style:parent-style-name="Policepardéfaut" style:family="text">
      <style:text-properties style:font-name-complex="Times New Roman"/>
    </style:style>
    <style:style style:name="T1809" style:parent-style-name="Policepardéfaut" style:family="text">
      <style:text-properties style:font-name-complex="Times New Roman"/>
    </style:style>
    <style:style style:name="T1810" style:parent-style-name="Policepardéfaut" style:family="text">
      <style:text-properties style:font-name-complex="Times New Roman"/>
    </style:style>
    <style:style style:name="T1811" style:parent-style-name="Policepardéfaut" style:family="text">
      <style:text-properties style:font-name-complex="Times New Roman"/>
    </style:style>
    <style:style style:name="T1812" style:parent-style-name="Policepardéfaut" style:family="text">
      <style:text-properties style:font-name-complex="Times New Roman"/>
    </style:style>
    <style:style style:name="T1813" style:parent-style-name="Policepardéfaut" style:family="text">
      <style:text-properties style:font-name-complex="Times New Roman"/>
    </style:style>
    <style:style style:name="T1814" style:parent-style-name="Policepardéfaut" style:family="text">
      <style:text-properties style:font-name-complex="Times New Roman"/>
    </style:style>
    <style:style style:name="T1815" style:parent-style-name="Policepardéfaut" style:family="text">
      <style:text-properties style:font-name-complex="Times New Roman"/>
    </style:style>
    <style:style style:name="T1816" style:parent-style-name="Policepardéfaut" style:family="text">
      <style:text-properties style:font-name-complex="Times New Roman"/>
    </style:style>
    <style:style style:name="T1817" style:parent-style-name="Policepardéfaut" style:family="text">
      <style:text-properties style:font-name-complex="Times New Roman"/>
    </style:style>
    <style:style style:name="T1818" style:parent-style-name="Policepardéfaut" style:family="text">
      <style:text-properties style:font-name-complex="Times New Roman"/>
    </style:style>
    <style:style style:name="T1819" style:parent-style-name="Policepardéfaut" style:family="text">
      <style:text-properties style:font-name-complex="Times New Roman"/>
    </style:style>
    <style:style style:name="T1820" style:parent-style-name="Appelnotedebasdep." style:family="text">
      <style:text-properties style:font-name-complex="Times New Roman"/>
    </style:style>
    <style:style style:name="T1821" style:parent-style-name="Policepardéfaut" style:family="text">
      <style:text-properties fo:font-style="italic" style:font-style-asian="italic"/>
    </style:style>
    <style:style style:name="T1822" style:parent-style-name="Policepardéfaut" style:family="text">
      <style:text-properties style:font-name-complex="Times New Roman"/>
    </style:style>
    <style:style style:name="T1823" style:parent-style-name="Policepardéfaut" style:family="text">
      <style:text-properties style:font-name-complex="Times New Roman"/>
    </style:style>
    <style:style style:name="T1824" style:parent-style-name="Policepardéfaut" style:family="text">
      <style:text-properties style:font-name-complex="Times New Roman"/>
    </style:style>
    <style:style style:name="T1825" style:parent-style-name="Policepardéfaut" style:family="text">
      <style:text-properties style:font-name-complex="Times New Roman"/>
    </style:style>
    <style:style style:name="T1826" style:parent-style-name="Policepardéfaut" style:family="text">
      <style:text-properties style:font-name-complex="Times New Roman"/>
    </style:style>
    <style:style style:name="T1827" style:parent-style-name="Appelnotedebasdep." style:family="text">
      <style:text-properties style:font-name-complex="Times New Roman"/>
    </style:style>
    <style:style style:name="T1828" style:parent-style-name="Policepardéfaut" style:family="text">
      <style:text-properties style:font-name-complex="Times New Roman"/>
    </style:style>
    <style:style style:name="T1829" style:parent-style-name="Policepardéfaut" style:family="text">
      <style:text-properties style:font-name-complex="Times New Roman"/>
    </style:style>
    <style:style style:name="T1830" style:parent-style-name="Policepardéfaut" style:family="text">
      <style:text-properties style:font-name-complex="Times New Roman"/>
    </style:style>
    <style:style style:name="T1831" style:parent-style-name="Policepardéfaut" style:family="text">
      <style:text-properties style:font-name-complex="Times New Roman"/>
    </style:style>
    <style:style style:name="T1832" style:parent-style-name="Policepardéfaut" style:family="text">
      <style:text-properties style:font-name-complex="Times New Roman"/>
    </style:style>
    <style:style style:name="T1833" style:parent-style-name="Policepardéfaut" style:family="text">
      <style:text-properties style:font-name-complex="Times New Roman"/>
    </style:style>
    <style:style style:name="T1834" style:parent-style-name="Policepardéfaut" style:family="text">
      <style:text-properties style:font-name-complex="Times New Roman"/>
    </style:style>
    <style:style style:name="T1835" style:parent-style-name="Policepardéfaut" style:family="text">
      <style:text-properties style:font-name-complex="Times New Roman"/>
    </style:style>
    <style:style style:name="T1836" style:parent-style-name="Policepardéfaut" style:family="text">
      <style:text-properties fo:font-style="italic" style:font-style-asian="italic"/>
    </style:style>
    <style:style style:name="T1837" style:parent-style-name="Policepardéfaut" style:family="text">
      <style:text-properties fo:font-style="italic" style:font-style-asian="italic"/>
    </style:style>
    <style:style style:name="T1838" style:parent-style-name="Policepardéfaut" style:family="text">
      <style:text-properties fo:font-style="italic" style:font-style-asian="italic"/>
    </style:style>
    <style:style style:name="T1839" style:parent-style-name="Policepardéfaut" style:family="text">
      <style:text-properties fo:font-style="italic" style:font-style-asian="italic"/>
    </style:style>
    <style:style style:name="T1840" style:parent-style-name="Policepardéfaut" style:family="text">
      <style:text-properties fo:font-style="italic" style:font-style-asian="italic"/>
    </style:style>
    <style:style style:name="P1841" style:parent-style-name="quote.l" style:family="paragraph">
      <style:text-properties fo:font-style="italic" style:font-style-asian="italic"/>
    </style:style>
    <style:style style:name="T1842" style:parent-style-name="Policepardéfaut" style:family="text">
      <style:text-properties fo:font-style="italic" style:font-style-asian="italic"/>
    </style:style>
    <style:style style:name="T1843" style:parent-style-name="Policepardéfaut" style:family="text">
      <style:text-properties fo:font-style="italic" style:font-style-asian="italic"/>
    </style:style>
    <style:style style:name="T1844" style:parent-style-name="Policepardéfaut" style:family="text">
      <style:text-properties fo:font-style="italic" style:font-style-asian="italic"/>
    </style:style>
    <style:style style:name="T1845" style:parent-style-name="Policepardéfaut" style:family="text">
      <style:text-properties fo:font-style="italic" style:font-style-asian="italic"/>
    </style:style>
    <style:style style:name="T1846" style:parent-style-name="quote.c" style:family="text">
      <style:text-properties fo:font-style="italic" style:font-style-asian="italic"/>
    </style:style>
    <style:style style:name="T1847" style:parent-style-name="Policepardéfaut" style:family="text">
      <style:text-properties fo:font-style="italic" style:font-style-asian="italic"/>
    </style:style>
    <style:style style:name="T1848" style:parent-style-name="Policepardéfaut" style:family="text">
      <style:text-properties fo:color="#0070C0"/>
    </style:style>
    <style:style style:name="T1849" style:parent-style-name="Policepardéfaut" style:family="text">
      <style:text-properties fo:color="#0070C0"/>
    </style:style>
    <style:style style:name="T1850" style:parent-style-name="Policepardéfaut" style:family="text">
      <style:text-properties fo:color="#FF0000"/>
    </style:style>
    <style:style style:name="T1851" style:parent-style-name="Policepardéfaut" style:family="text">
      <style:text-properties fo:color="#0070C0"/>
    </style:style>
    <style:style style:name="T1852" style:parent-style-name="Policepardéfaut" style:family="text">
      <style:text-properties fo:color="#FF0000"/>
    </style:style>
    <style:style style:name="T1853" style:parent-style-name="Policepardéfaut" style:family="text">
      <style:text-properties style:text-position="super 63.6%"/>
    </style:style>
    <style:style style:name="T1854" style:parent-style-name="Policepardéfaut" style:family="text">
      <style:text-properties style:font-name-complex="Times New Roman"/>
    </style:style>
    <style:style style:name="T1855" style:parent-style-name="Policepardéfaut" style:family="text">
      <style:text-properties style:font-name-complex="Times New Roman"/>
    </style:style>
    <style:style style:name="T1856" style:parent-style-name="Policepardéfaut" style:family="text">
      <style:text-properties style:font-name-complex="Times New Roman"/>
    </style:style>
    <style:style style:name="T1857" style:parent-style-name="Policepardéfaut" style:family="text">
      <style:text-properties style:font-name-complex="Times New Roman"/>
    </style:style>
    <style:style style:name="T1858" style:parent-style-name="Policepardéfaut" style:family="text">
      <style:text-properties style:font-name-complex="Times New Roman"/>
    </style:style>
    <style:style style:name="T1859" style:parent-style-name="Policepardéfaut" style:family="text">
      <style:text-properties style:font-name-complex="Times New Roman"/>
    </style:style>
    <style:style style:name="T1860" style:parent-style-name="Policepardéfaut" style:family="text">
      <style:text-properties style:font-name-complex="Times New Roman" fo:font-style="italic" style:font-style-asian="italic"/>
    </style:style>
    <style:style style:name="T1861" style:parent-style-name="Policepardéfaut" style:family="text">
      <style:text-properties fo:font-style="italic" style:font-style-asian="italic"/>
    </style:style>
    <style:style style:name="T1862" style:parent-style-name="Policepardéfaut" style:family="text">
      <style:text-properties fo:font-style="italic" style:font-style-asian="italic"/>
    </style:style>
    <style:style style:name="T1863" style:parent-style-name="Policepardéfaut" style:family="text">
      <style:text-properties fo:color="#7030A0"/>
    </style:style>
    <style:style style:name="T1864" style:parent-style-name="Policepardéfaut" style:family="text">
      <style:text-properties fo:font-style="italic" style:font-style-asian="italic"/>
    </style:style>
    <style:style style:name="T1865" style:parent-style-name="Policepardéfaut" style:family="text">
      <style:text-properties fo:font-style="italic" style:font-style-asian="italic"/>
    </style:style>
    <style:style style:name="T1866" style:parent-style-name="Policepardéfaut" style:family="text">
      <style:text-properties style:font-name-complex="Times New Roman"/>
    </style:style>
    <style:style style:name="T1867" style:parent-style-name="Policepardéfaut" style:family="text">
      <style:text-properties style:font-name-complex="Times New Roman"/>
    </style:style>
    <style:style style:name="T1868" style:parent-style-name="Policepardéfaut" style:family="text">
      <style:text-properties style:font-name-complex="Times New Roman"/>
    </style:style>
    <style:style style:name="T1869" style:parent-style-name="Policepardéfaut" style:family="text">
      <style:text-properties style:font-name-complex="Times New Roman"/>
    </style:style>
    <style:style style:name="T1870" style:parent-style-name="Policepardéfaut" style:family="text">
      <style:text-properties style:font-name-complex="Times New Roman"/>
    </style:style>
    <style:style style:name="T1871" style:parent-style-name="Policepardéfaut" style:family="text">
      <style:text-properties style:font-name-complex="Times New Roman"/>
    </style:style>
    <style:style style:name="T1872" style:parent-style-name="Policepardéfaut" style:family="text">
      <style:text-properties style:font-name-complex="Times New Roman"/>
    </style:style>
    <style:style style:name="T1873" style:parent-style-name="Policepardéfaut" style:family="text">
      <style:text-properties style:font-name-complex="Times New Roman"/>
    </style:style>
    <style:style style:name="T1874" style:parent-style-name="Policepardéfaut" style:family="text">
      <style:text-properties style:font-name-complex="Times New Roman"/>
    </style:style>
    <style:style style:name="T1875" style:parent-style-name="Policepardéfaut" style:family="text">
      <style:text-properties style:font-name-complex="Times New Roman"/>
    </style:style>
    <style:style style:name="T1876" style:parent-style-name="Policepardéfaut" style:family="text">
      <style:text-properties style:font-name-complex="Times New Roman"/>
    </style:style>
    <style:style style:name="T1877" style:parent-style-name="Policepardéfaut" style:family="text">
      <style:text-properties style:font-name-complex="Times New Roman"/>
    </style:style>
    <style:style style:name="T1878" style:parent-style-name="Policepardéfaut" style:family="text">
      <style:text-properties style:font-name-complex="Times New Roman"/>
    </style:style>
    <style:style style:name="T1879" style:parent-style-name="Policepardéfaut" style:family="text">
      <style:text-properties style:font-name-complex="Times New Roman"/>
    </style:style>
    <style:style style:name="T1880" style:parent-style-name="Policepardéfaut" style:family="text">
      <style:text-properties style:font-name-complex="Times New Roman"/>
    </style:style>
    <style:style style:name="T1881" style:parent-style-name="Policepardéfaut" style:family="text">
      <style:text-properties style:font-name-complex="Times New Roman"/>
    </style:style>
    <style:style style:name="T1882" style:parent-style-name="Policepardéfaut" style:family="text">
      <style:text-properties style:font-name-complex="Times New Roman"/>
    </style:style>
    <style:style style:name="T1883" style:parent-style-name="Appelnotedebasdep." style:family="text">
      <style:text-properties style:font-name-complex="Times New Roman"/>
    </style:style>
    <style:style style:name="T1884" style:parent-style-name="Policepardéfaut" style:family="text">
      <style:text-properties fo:color="#00B050"/>
    </style:style>
    <style:style style:name="T1885" style:parent-style-name="Policepardéfaut" style:family="text">
      <style:text-properties style:font-name-complex="Times New Roman"/>
    </style:style>
    <style:style style:name="T1886" style:parent-style-name="Policepardéfaut" style:family="text">
      <style:text-properties style:font-name-complex="Times New Roman"/>
    </style:style>
    <style:style style:name="T1887" style:parent-style-name="Policepardéfaut" style:family="text">
      <style:text-properties style:font-name-complex="Times New Roman"/>
    </style:style>
    <style:style style:name="T1888" style:parent-style-name="Policepardéfaut" style:family="text">
      <style:text-properties style:font-name-complex="Times New Roman"/>
    </style:style>
    <style:style style:name="T1889" style:parent-style-name="Policepardéfaut" style:family="text">
      <style:text-properties style:font-name-complex="Times New Roman"/>
    </style:style>
    <style:style style:name="T1890" style:parent-style-name="Policepardéfaut" style:family="text">
      <style:text-properties style:font-name-complex="Times New Roman"/>
    </style:style>
    <style:style style:name="T1891" style:parent-style-name="Policepardéfaut" style:family="text">
      <style:text-properties style:font-name-complex="Times New Roman"/>
    </style:style>
    <style:style style:name="T1892" style:parent-style-name="Policepardéfaut" style:family="text">
      <style:text-properties style:font-name-complex="Times New Roman"/>
    </style:style>
    <style:style style:name="T1893" style:parent-style-name="Policepardéfaut" style:family="text">
      <style:text-properties style:font-name-complex="Times New Roman"/>
    </style:style>
    <style:style style:name="T1894" style:parent-style-name="Policepardéfaut" style:family="text">
      <style:text-properties style:font-name-complex="Times New Roman"/>
    </style:style>
    <style:style style:name="T1895" style:parent-style-name="Policepardéfaut" style:family="text">
      <style:text-properties style:font-name-complex="Times New Roman"/>
    </style:style>
    <style:style style:name="T1896" style:parent-style-name="Policepardéfaut" style:family="text">
      <style:text-properties style:font-name-complex="Times New Roman"/>
    </style:style>
    <style:style style:name="T1897" style:parent-style-name="Policepardéfaut" style:family="text">
      <style:text-properties style:font-name-complex="Times New Roman"/>
    </style:style>
    <style:style style:name="T1898" style:parent-style-name="Policepardéfaut" style:family="text">
      <style:text-properties style:font-name-complex="Times New Roman"/>
    </style:style>
    <style:style style:name="T1899" style:parent-style-name="Appelnotedebasdep." style:family="text">
      <style:text-properties style:font-name-complex="Times New Roman"/>
    </style:style>
    <style:style style:name="T1900" style:parent-style-name="Policepardéfaut" style:family="text">
      <style:text-properties fo:font-style="italic" style:font-style-asian="italic"/>
    </style:style>
    <style:style style:name="T1901" style:parent-style-name="Policepardéfaut" style:family="text">
      <style:text-properties style:font-name-complex="Times New Roman"/>
    </style:style>
    <style:style style:name="T1902" style:parent-style-name="Policepardéfaut" style:family="text">
      <style:text-properties style:font-name-complex="Times New Roman"/>
    </style:style>
    <style:style style:name="T1903" style:parent-style-name="Policepardéfaut" style:family="text">
      <style:text-properties style:font-name-complex="Times New Roman"/>
    </style:style>
    <style:style style:name="T1904" style:parent-style-name="Policepardéfaut" style:family="text">
      <style:text-properties style:font-name-complex="Times New Roman"/>
    </style:style>
    <style:style style:name="T1905" style:parent-style-name="Policepardéfaut" style:family="text">
      <style:text-properties style:font-name-complex="Times New Roman"/>
    </style:style>
    <style:style style:name="T1906" style:parent-style-name="Policepardéfaut" style:family="text">
      <style:text-properties style:font-name-complex="Times New Roman"/>
    </style:style>
    <style:style style:name="T1907" style:parent-style-name="Policepardéfaut" style:family="text">
      <style:text-properties style:font-name-complex="Times New Roman"/>
    </style:style>
    <style:style style:name="T1908" style:parent-style-name="Policepardéfaut" style:family="text">
      <style:text-properties style:font-name-complex="Times New Roman"/>
    </style:style>
    <style:style style:name="T1909" style:parent-style-name="Policepardéfaut" style:family="text">
      <style:text-properties style:font-name-complex="Times New Roman"/>
    </style:style>
    <style:style style:name="T1910" style:parent-style-name="Policepardéfaut" style:family="text">
      <style:text-properties style:font-name-complex="Times New Roman"/>
    </style:style>
    <style:style style:name="T1911" style:parent-style-name="Policepardéfaut" style:family="text">
      <style:text-properties style:font-name-complex="Times New Roman"/>
    </style:style>
    <style:style style:name="T1912" style:parent-style-name="Policepardéfaut" style:family="text">
      <style:text-properties style:font-name-complex="Times New Roman"/>
    </style:style>
    <style:style style:name="T1913" style:parent-style-name="Policepardéfaut" style:family="text">
      <style:text-properties style:font-name-complex="Times New Roman"/>
    </style:style>
    <style:style style:name="T1914" style:parent-style-name="Appelnotedebasdep." style:family="text">
      <style:text-properties style:font-name-complex="Times New Roman"/>
    </style:style>
    <style:style style:name="T1915" style:parent-style-name="Policepardéfaut" style:family="text">
      <style:text-properties style:font-name-complex="Times New Roman"/>
    </style:style>
    <style:style style:name="T1916" style:parent-style-name="Policepardéfaut" style:family="text">
      <style:text-properties fo:font-variant="small-caps"/>
    </style:style>
    <style:style style:name="T1917" style:parent-style-name="Policepardéfaut" style:family="text">
      <style:text-properties fo:font-style="italic" style:font-style-asian="italic"/>
    </style:style>
    <style:style style:name="T1918" style:parent-style-name="Policepardéfaut" style:family="text">
      <style:text-properties fo:font-variant="small-caps"/>
    </style:style>
    <style:style style:name="T1919" style:parent-style-name="Policepardéfaut" style:family="text">
      <style:text-properties style:font-name-complex="Times New Roman" fo:font-style="italic" style:font-style-asian="italic"/>
    </style:style>
    <style:style style:name="T1920" style:parent-style-name="Policepardéfaut" style:family="text">
      <style:text-properties style:font-name-complex="Times New Roman"/>
    </style:style>
    <style:style style:name="T1921" style:parent-style-name="Policepardéfaut" style:family="text">
      <style:text-properties style:font-name-complex="Times New Roman" fo:font-style="italic" style:font-style-asian="italic"/>
    </style:style>
    <style:style style:name="T1922" style:parent-style-name="Policepardéfaut" style:family="text">
      <style:text-properties style:font-name-complex="Times New Roman"/>
    </style:style>
    <style:style style:name="T1923" style:parent-style-name="Policepardéfaut" style:family="text">
      <style:text-properties style:font-name-complex="Times New Roman" fo:font-style="italic" style:font-style-asian="italic"/>
    </style:style>
    <style:style style:name="T1924" style:parent-style-name="Policepardéfaut" style:family="text">
      <style:text-properties style:font-name-complex="Times New Roman"/>
    </style:style>
    <style:style style:name="T1925" style:parent-style-name="Policepardéfaut" style:family="text">
      <style:text-properties style:font-name-complex="Times New Roman" fo:font-style="italic" style:font-style-asian="italic"/>
    </style:style>
    <style:style style:name="T1926" style:parent-style-name="Policepardéfaut" style:family="text">
      <style:text-properties style:font-name-complex="Times New Roman"/>
    </style:style>
    <style:style style:name="T1927" style:parent-style-name="Policepardéfaut" style:family="text">
      <style:text-properties style:font-name-complex="Times New Roman" fo:font-style="italic" style:font-style-asian="italic"/>
    </style:style>
    <style:style style:name="T1928" style:parent-style-name="Policepardéfaut" style:family="text">
      <style:text-properties style:font-name-complex="Times New Roman"/>
    </style:style>
    <style:style style:name="T1929" style:parent-style-name="Policepardéfaut" style:family="text">
      <style:text-properties style:font-name-complex="Times New Roman" fo:font-style="italic" style:font-style-asian="italic"/>
    </style:style>
    <style:style style:name="T1930" style:parent-style-name="Policepardéfaut" style:family="text">
      <style:text-properties style:font-name-complex="Times New Roman"/>
    </style:style>
    <style:style style:name="T1931" style:parent-style-name="Policepardéfaut" style:family="text">
      <style:text-properties style:font-name-complex="Times New Roman"/>
    </style:style>
    <style:style style:name="T1932" style:parent-style-name="Policepardéfaut" style:family="text">
      <style:text-properties style:font-name-complex="Times New Roman" fo:font-style="italic" style:font-style-asian="italic"/>
    </style:style>
    <style:style style:name="T1933" style:parent-style-name="Policepardéfaut" style:family="text">
      <style:text-properties style:font-name-complex="Times New Roman" fo:font-style="italic" style:font-style-asian="italic"/>
    </style:style>
    <style:style style:name="T1934" style:parent-style-name="Policepardéfaut" style:family="text">
      <style:text-properties style:font-name-complex="Times New Roman" fo:font-style="italic" style:font-style-asian="italic"/>
    </style:style>
    <style:style style:name="T1935" style:parent-style-name="Policepardéfaut" style:family="text">
      <style:text-properties style:font-name-complex="Times New Roman"/>
    </style:style>
    <style:style style:name="T1936" style:parent-style-name="Policepardéfaut" style:family="text">
      <style:text-properties style:font-name-complex="Times New Roman"/>
    </style:style>
    <style:style style:name="T1937" style:parent-style-name="Policepardéfaut" style:family="text">
      <style:text-properties style:font-name-complex="Times New Roman" fo:font-style="italic" style:font-style-asian="italic"/>
    </style:style>
    <style:style style:name="T1938" style:parent-style-name="Policepardéfaut" style:family="text">
      <style:text-properties style:font-name-complex="Times New Roman" fo:font-style="italic" style:font-style-asian="italic"/>
    </style:style>
    <style:style style:name="T1939" style:parent-style-name="Policepardéfaut" style:family="text">
      <style:text-properties style:font-name-complex="Times New Roman" fo:font-style="italic" style:font-style-asian="italic"/>
    </style:style>
    <style:style style:name="T1940" style:parent-style-name="Policepardéfaut" style:family="text">
      <style:text-properties style:font-name-complex="Times New Roman" fo:font-style="italic" style:font-style-asian="italic"/>
    </style:style>
    <style:style style:name="T1941" style:parent-style-name="Policepardéfaut" style:family="text">
      <style:text-properties style:font-name-complex="Times New Roman" fo:font-style="italic" style:font-style-asian="italic"/>
    </style:style>
    <style:style style:name="T1942" style:parent-style-name="Policepardéfaut" style:family="text">
      <style:text-properties style:font-name-complex="Times New Roman"/>
    </style:style>
    <style:style style:name="T1943" style:parent-style-name="Policepardéfaut" style:family="text">
      <style:text-properties style:font-name-complex="Times New Roman" fo:font-style="italic" style:font-style-asian="italic"/>
    </style:style>
    <style:style style:name="T1944" style:parent-style-name="Policepardéfaut" style:family="text">
      <style:text-properties style:font-name-complex="Times New Roman" fo:font-style="italic" style:font-style-asian="italic"/>
    </style:style>
    <style:style style:name="T1945" style:parent-style-name="Policepardéfaut" style:family="text">
      <style:text-properties style:font-name-complex="Times New Roman" fo:font-style="italic" style:font-style-asian="italic"/>
    </style:style>
    <style:style style:name="T1946" style:parent-style-name="Policepardéfaut" style:family="text">
      <style:text-properties style:font-name-complex="Times New Roman"/>
    </style:style>
    <style:style style:name="T1947" style:parent-style-name="Policepardéfaut" style:family="text">
      <style:text-properties fo:font-variant="small-caps"/>
    </style:style>
    <style:style style:name="T1948" style:parent-style-name="Policepardéfaut" style:family="text">
      <style:text-properties fo:font-style="italic" style:font-style-asian="italic"/>
    </style:style>
    <style:style style:name="T1949" style:parent-style-name="Policepardéfaut" style:family="text">
      <style:text-properties fo:font-style="italic" style:font-style-asian="italic"/>
    </style:style>
    <style:style style:name="T1950" style:parent-style-name="Policepardéfaut" style:family="text">
      <style:text-properties fo:font-variant="small-caps"/>
    </style:style>
    <style:style style:name="T1951" style:parent-style-name="Policepardéfaut" style:family="text">
      <style:text-properties fo:font-variant="small-caps"/>
    </style:style>
    <style:style style:name="T1952" style:parent-style-name="Policepardéfaut" style:family="text">
      <style:text-properties fo:font-variant="small-caps"/>
    </style:style>
    <style:style style:name="T1953" style:parent-style-name="Policepardéfaut" style:family="text">
      <style:text-properties fo:font-variant="small-caps"/>
    </style:style>
    <style:style style:name="T1954" style:parent-style-name="Policepardéfaut" style:family="text">
      <style:text-properties fo:font-variant="small-caps"/>
    </style:style>
    <style:style style:name="T1955" style:parent-style-name="Policepardéfaut" style:family="text">
      <style:text-properties fo:font-variant="small-caps"/>
    </style:style>
    <style:style style:name="T1956" style:parent-style-name="Policepardéfaut" style:family="text">
      <style:text-properties fo:font-variant="small-caps"/>
    </style:style>
    <style:style style:name="T1957" style:parent-style-name="Policepardéfaut" style:family="text">
      <style:text-properties fo:color="#0070C0"/>
    </style:style>
    <style:style style:name="T1958" style:parent-style-name="Policepardéfaut" style:family="text">
      <style:text-properties fo:color="#0070C0"/>
    </style:style>
    <style:style style:name="T1959" style:parent-style-name="Policepardéfaut" style:family="text">
      <style:text-properties fo:font-variant="small-caps"/>
    </style:style>
    <style:style style:name="T1960" style:parent-style-name="Policepardéfaut" style:family="text">
      <style:text-properties fo:font-variant="small-caps"/>
    </style:style>
    <style:style style:name="T1961" style:parent-style-name="Policepardéfaut" style:family="text">
      <style:text-properties fo:font-variant="small-caps"/>
    </style:style>
    <style:style style:name="T1962" style:parent-style-name="Policepardéfaut" style:family="text">
      <style:text-properties style:font-name-complex="Times New Roman"/>
    </style:style>
    <style:style style:name="T1963" style:parent-style-name="Policepardéfaut" style:family="text">
      <style:text-properties style:font-name-complex="Times New Roman"/>
    </style:style>
    <style:style style:name="T1964" style:parent-style-name="Policepardéfaut" style:family="text">
      <style:text-properties style:font-name-complex="Times New Roman"/>
    </style:style>
    <style:style style:name="T1965" style:parent-style-name="Policepardéfaut" style:family="text">
      <style:text-properties style:font-name-complex="Times New Roman"/>
    </style:style>
    <style:style style:name="T1966" style:parent-style-name="Policepardéfaut" style:family="text">
      <style:text-properties style:font-name-complex="Times New Roman"/>
    </style:style>
    <style:style style:name="T1967" style:parent-style-name="Policepardéfaut" style:family="text">
      <style:text-properties style:font-name-complex="Times New Roman"/>
    </style:style>
    <style:style style:name="T1968" style:parent-style-name="Policepardéfaut" style:family="text">
      <style:text-properties style:font-name-complex="Times New Roman"/>
    </style:style>
    <style:style style:name="T1969" style:parent-style-name="Policepardéfaut" style:family="text">
      <style:text-properties style:font-name-complex="Times New Roman"/>
    </style:style>
    <style:style style:name="T1970" style:parent-style-name="Policepardéfaut" style:family="text">
      <style:text-properties style:font-name-complex="Times New Roman"/>
    </style:style>
    <style:style style:name="T1971" style:parent-style-name="Policepardéfaut" style:family="text">
      <style:text-properties style:font-name-complex="Times New Roman"/>
    </style:style>
    <style:style style:name="T1972" style:parent-style-name="Policepardéfaut" style:family="text">
      <style:text-properties fo:font-variant="small-caps"/>
    </style:style>
    <style:style style:name="T1973" style:parent-style-name="Policepardéfaut" style:family="text">
      <style:text-properties fo:font-variant="small-caps"/>
    </style:style>
    <style:style style:name="T1974" style:parent-style-name="Policepardéfaut" style:family="text">
      <style:text-properties style:font-name-complex="Times New Roman" fo:font-variant="small-caps"/>
    </style:style>
    <style:style style:name="T1975" style:parent-style-name="Policepardéfaut" style:family="text">
      <style:text-properties style:font-name-complex="Times New Roman"/>
    </style:style>
    <style:style style:name="T1976" style:parent-style-name="Policepardéfaut" style:family="text">
      <style:text-properties style:font-name-complex="Times New Roman"/>
    </style:style>
    <style:style style:name="T1977" style:parent-style-name="Policepardéfaut" style:family="text">
      <style:text-properties style:font-name-complex="Times New Roman"/>
    </style:style>
    <style:style style:name="T1978" style:parent-style-name="Policepardéfaut" style:family="text">
      <style:text-properties style:font-name-complex="Times New Roman"/>
    </style:style>
    <style:style style:name="T1979" style:parent-style-name="Policepardéfaut" style:family="text">
      <style:text-properties style:font-name-complex="Times New Roman"/>
    </style:style>
    <style:style style:name="T1980" style:parent-style-name="Policepardéfaut" style:family="text">
      <style:text-properties style:font-name-complex="Times New Roman"/>
    </style:style>
    <style:style style:name="T1981" style:parent-style-name="Policepardéfaut" style:family="text">
      <style:text-properties style:font-name-complex="Times New Roman"/>
    </style:style>
    <style:style style:name="T1982" style:parent-style-name="Policepardéfaut" style:family="text">
      <style:text-properties style:font-name-complex="Times New Roman"/>
    </style:style>
    <style:style style:name="T1983" style:parent-style-name="Policepardéfaut" style:family="text">
      <style:text-properties style:font-name-complex="Times New Roman"/>
    </style:style>
    <style:style style:name="T1984" style:parent-style-name="Policepardéfaut" style:family="text">
      <style:text-properties style:font-name-complex="Times New Roman"/>
    </style:style>
    <style:style style:name="T1985" style:parent-style-name="Policepardéfaut" style:family="text">
      <style:text-properties style:font-name-complex="Times New Roman"/>
    </style:style>
    <style:style style:name="T1986" style:parent-style-name="Policepardéfaut" style:family="text">
      <style:text-properties style:font-name-complex="Times New Roman"/>
    </style:style>
    <style:style style:name="T1987" style:parent-style-name="Policepardéfaut" style:family="text">
      <style:text-properties fo:font-variant="small-caps"/>
    </style:style>
    <style:style style:name="T1988" style:parent-style-name="Policepardéfaut" style:family="text">
      <style:text-properties style:font-name-complex="Times New Roman"/>
    </style:style>
    <style:style style:name="T1989" style:parent-style-name="Policepardéfaut" style:family="text">
      <style:text-properties style:font-name-complex="Times New Roman" fo:font-style="italic" style:font-style-asian="italic"/>
    </style:style>
    <style:style style:name="T1990" style:parent-style-name="Policepardéfaut" style:family="text">
      <style:text-properties style:font-name-complex="Times New Roman"/>
    </style:style>
    <style:style style:name="T1991" style:parent-style-name="Policepardéfaut" style:family="text">
      <style:text-properties style:font-name-complex="Times New Roman" fo:font-style="italic" style:font-style-asian="italic"/>
    </style:style>
    <style:style style:name="T1992" style:parent-style-name="Lienhypertexte" style:family="text">
      <style:text-properties style:font-name-complex="Times New Roman" fo:font-style="italic" style:font-style-asian="italic"/>
    </style:style>
    <style:style style:name="T1993" style:parent-style-name="Lienhypertexte" style:family="text">
      <style:text-properties style:font-name-complex="Times New Roman" fo:font-style="italic" style:font-style-asian="italic"/>
    </style:style>
    <style:style style:name="T1994" style:parent-style-name="Lienhypertexte" style:family="text">
      <style:text-properties style:font-name-complex="Times New Roman" fo:font-style="italic" style:font-style-asian="italic"/>
    </style:style>
    <style:style style:name="T1995" style:parent-style-name="Policepardéfaut" style:family="text">
      <style:text-properties style:font-name-complex="Times New Roman"/>
    </style:style>
    <style:style style:name="T1996" style:parent-style-name="Policepardéfaut" style:family="text">
      <style:text-properties style:font-name-complex="Times New Roman" fo:font-style="italic" style:font-style-asian="italic"/>
    </style:style>
    <style:style style:name="T1997" style:parent-style-name="Policepardéfaut" style:family="text">
      <style:text-properties style:font-name-complex="Times New Roman" fo:font-style="italic" style:font-style-asian="italic"/>
    </style:style>
    <style:style style:name="T1998" style:parent-style-name="Policepardéfaut" style:family="text">
      <style:text-properties style:font-name-complex="Times New Roman" fo:font-style="italic" style:font-style-asian="italic"/>
    </style:style>
    <style:style style:name="T1999" style:parent-style-name="Policepardéfaut" style:family="text">
      <style:text-properties style:font-name-complex="Times New Roman"/>
    </style:style>
    <style:style style:name="T2000" style:parent-style-name="Policepardéfaut" style:family="text">
      <style:text-properties style:font-name-complex="Times New Roman"/>
    </style:style>
    <style:style style:name="T2001" style:parent-style-name="Policepardéfaut" style:family="text">
      <style:text-properties style:font-name-complex="Times New Roman"/>
    </style:style>
    <style:style style:name="T2002" style:parent-style-name="Policepardéfaut" style:family="text">
      <style:text-properties style:font-name-complex="Times New Roman"/>
    </style:style>
    <style:style style:name="T2003" style:parent-style-name="Policepardéfaut" style:family="text">
      <style:text-properties style:font-name-complex="Times New Roman"/>
    </style:style>
    <style:style style:name="T2004" style:parent-style-name="Policepardéfaut" style:family="text">
      <style:text-properties style:font-name-complex="Times New Roman"/>
    </style:style>
    <style:style style:name="T2005" style:parent-style-name="Policepardéfaut" style:family="text">
      <style:text-properties style:font-name-complex="Times New Roman"/>
    </style:style>
    <style:style style:name="T2006" style:parent-style-name="Policepardéfaut" style:family="text">
      <style:text-properties style:font-name-complex="Times New Roman"/>
    </style:style>
    <style:style style:name="T2007" style:parent-style-name="Policepardéfaut" style:family="text">
      <style:text-properties style:font-name-complex="Times New Roman"/>
    </style:style>
    <style:style style:name="T2008" style:parent-style-name="Policepardéfaut" style:family="text">
      <style:text-properties style:font-name-complex="Times New Roman"/>
    </style:style>
    <style:style style:name="T2009" style:parent-style-name="Policepardéfaut" style:family="text">
      <style:text-properties style:font-name-complex="Times New Roman"/>
    </style:style>
    <style:style style:name="T2010" style:parent-style-name="Policepardéfaut" style:family="text">
      <style:text-properties style:font-name-complex="Times New Roman"/>
    </style:style>
    <style:style style:name="T2011" style:parent-style-name="Policepardéfaut" style:family="text">
      <style:text-properties style:font-name-complex="Times New Roman"/>
    </style:style>
    <style:style style:name="T2012" style:parent-style-name="Policepardéfaut" style:family="text">
      <style:text-properties style:font-name-complex="Times New Roman"/>
    </style:style>
    <style:style style:name="T2013" style:parent-style-name="Policepardéfaut" style:family="text">
      <style:text-properties style:font-name-complex="Times New Roman"/>
    </style:style>
    <style:style style:name="T2014" style:parent-style-name="Policepardéfaut" style:family="text">
      <style:text-properties style:font-name-complex="Times New Roman"/>
    </style:style>
    <style:style style:name="T2015" style:parent-style-name="Policepardéfaut" style:family="text">
      <style:text-properties style:font-name-complex="Times New Roman"/>
    </style:style>
    <style:style style:name="T2016" style:parent-style-name="Policepardéfaut" style:family="text">
      <style:text-properties style:font-name-complex="Times New Roman"/>
    </style:style>
    <style:style style:name="T2017" style:parent-style-name="Policepardéfaut" style:family="text">
      <style:text-properties style:font-name-complex="Times New Roman"/>
    </style:style>
    <style:style style:name="T2018" style:parent-style-name="Policepardéfaut" style:family="text">
      <style:text-properties style:font-name-complex="Times New Roman"/>
    </style:style>
    <style:style style:name="T2019" style:parent-style-name="Policepardéfaut" style:family="text">
      <style:text-properties style:font-name-complex="Times New Roman"/>
    </style:style>
    <style:style style:name="T2020" style:parent-style-name="Policepardéfaut" style:family="text">
      <style:text-properties style:font-name-complex="Times New Roman"/>
    </style:style>
    <style:style style:name="T2021" style:parent-style-name="Policepardéfaut" style:family="text">
      <style:text-properties style:font-name-complex="Times New Roman"/>
    </style:style>
    <style:style style:name="T2022" style:parent-style-name="Policepardéfaut" style:family="text">
      <style:text-properties style:font-name-complex="Times New Roman" fo:font-style="italic" style:font-style-asian="italic"/>
    </style:style>
    <style:style style:name="T2023" style:parent-style-name="Policepardéfaut" style:family="text">
      <style:text-properties style:font-name-complex="Times New Roman"/>
    </style:style>
    <style:style style:name="T2024" style:parent-style-name="Policepardéfaut" style:family="text">
      <style:text-properties style:font-name-complex="Times New Roman"/>
    </style:style>
    <style:style style:name="T2025" style:parent-style-name="Policepardéfaut" style:family="text">
      <style:text-properties style:font-name-complex="Times New Roman"/>
    </style:style>
    <style:style style:name="T2026" style:parent-style-name="Policepardéfaut" style:family="text">
      <style:text-properties style:font-name-complex="Times New Roman"/>
    </style:style>
    <style:style style:name="T2027" style:parent-style-name="Policepardéfaut" style:family="text">
      <style:text-properties style:font-name-complex="Times New Roman"/>
    </style:style>
    <style:style style:name="T2028" style:parent-style-name="Policepardéfaut" style:family="text">
      <style:text-properties style:font-name-complex="Times New Roman"/>
    </style:style>
    <style:style style:name="T2029" style:parent-style-name="Policepardéfaut" style:family="text">
      <style:text-properties style:font-name-complex="Times New Roman"/>
    </style:style>
    <style:style style:name="T2030" style:parent-style-name="Policepardéfaut" style:family="text">
      <style:text-properties style:font-name-complex="Times New Roman"/>
    </style:style>
    <style:style style:name="T2031" style:parent-style-name="Policepardéfaut" style:family="text">
      <style:text-properties style:font-name-complex="Times New Roman"/>
    </style:style>
    <style:style style:name="T2032" style:parent-style-name="Policepardéfaut" style:family="text">
      <style:text-properties fo:font-style="italic" style:font-style-asian="italic"/>
    </style:style>
    <style:style style:name="T2033" style:parent-style-name="Policepardéfaut" style:family="text">
      <style:text-properties fo:font-style="italic" style:font-style-asian="italic"/>
    </style:style>
    <style:style style:name="T2034" style:parent-style-name="Policepardéfaut" style:family="text">
      <style:text-properties fo:font-style="italic" style:font-style-asian="italic"/>
    </style:style>
    <style:style style:name="T2035" style:parent-style-name="Policepardéfaut" style:family="text">
      <style:text-properties style:font-name-complex="Times New Roman"/>
    </style:style>
    <style:style style:name="T2036" style:parent-style-name="Policepardéfaut" style:family="text">
      <style:text-properties fo:font-style="italic" style:font-style-asian="italic"/>
    </style:style>
    <style:style style:name="T2037" style:parent-style-name="Lienhypertexte" style:family="text">
      <style:text-properties style:font-name-complex="Times New Roman"/>
    </style:style>
    <style:style style:name="T2038" style:parent-style-name="Lienhypertexte" style:family="text">
      <style:text-properties style:font-name-complex="Times New Roman" fo:font-variant="small-caps"/>
    </style:style>
    <style:style style:name="T2039" style:parent-style-name="Policepardéfaut" style:family="text">
      <style:text-properties style:font-name-complex="Times New Roman"/>
    </style:style>
    <style:style style:name="T2040" style:parent-style-name="Policepardéfaut" style:family="text">
      <style:text-properties fo:font-style="italic" style:font-style-asian="italic"/>
    </style:style>
    <style:style style:name="T2041" style:parent-style-name="Policepardéfaut" style:family="text">
      <style:text-properties fo:font-style="italic" style:font-style-asian="italic"/>
    </style:style>
    <style:style style:name="T2042" style:parent-style-name="Policepardéfaut" style:family="text">
      <style:text-properties fo:font-style="italic" style:font-style-asian="italic"/>
    </style:style>
    <style:style style:name="T2043" style:parent-style-name="Policepardéfaut" style:family="text">
      <style:text-properties fo:font-style="italic" style:font-style-asian="italic"/>
    </style:style>
    <style:style style:name="T2044" style:parent-style-name="Policepardéfaut" style:family="text">
      <style:text-properties fo:font-style="italic" style:font-style-asian="italic"/>
    </style:style>
    <style:style style:name="T2045" style:parent-style-name="Policepardéfaut" style:family="text">
      <style:text-properties fo:font-style="italic" style:font-style-asian="italic"/>
    </style:style>
    <style:style style:name="T2046" style:parent-style-name="Policepardéfaut" style:family="text">
      <style:text-properties fo:font-style="italic" style:font-style-asian="italic"/>
    </style:style>
    <style:style style:name="T2047" style:parent-style-name="Policepardéfaut" style:family="text">
      <style:text-properties fo:font-style="italic" style:font-style-asian="italic"/>
    </style:style>
    <style:style style:name="T2048" style:parent-style-name="Policepardéfaut" style:family="text">
      <style:text-properties fo:font-style="italic" style:font-style-asian="italic"/>
    </style:style>
    <style:style style:name="T2049" style:parent-style-name="Policepardéfaut" style:family="text">
      <style:text-properties fo:font-style="italic" style:font-style-asian="italic"/>
    </style:style>
    <style:style style:name="T2050" style:parent-style-name="Policepardéfaut" style:family="text">
      <style:text-properties fo:font-style="italic" style:font-style-asian="italic"/>
    </style:style>
    <style:style style:name="T2051" style:parent-style-name="Policepardéfaut" style:family="text">
      <style:text-properties fo:font-style="italic" style:font-style-asian="italic"/>
    </style:style>
    <style:style style:name="T2052" style:parent-style-name="Policepardéfaut" style:family="text">
      <style:text-properties fo:font-style="italic" style:font-style-asian="italic"/>
    </style:style>
    <style:style style:name="T2053" style:parent-style-name="Policepardéfaut" style:family="text">
      <style:text-properties fo:font-style="italic" style:font-style-asian="italic"/>
    </style:style>
    <style:style style:name="T2054" style:parent-style-name="Policepardéfaut" style:family="text">
      <style:text-properties fo:font-style="italic" style:font-style-asian="italic"/>
    </style:style>
    <style:style style:name="T2055" style:parent-style-name="Appelnotedebasdep." style:family="text">
      <style:text-properties style:font-name-complex="Times New Roman"/>
    </style:style>
    <style:style style:name="T2056" style:parent-style-name="Policepardéfaut" style:family="text">
      <style:text-properties fo:font-style="italic" style:font-style-asian="italic"/>
    </style:style>
    <style:style style:name="T2057" style:parent-style-name="Lienhypertexte" style:family="text">
      <style:text-properties style:font-name-complex="Times New Roman"/>
    </style:style>
    <style:style style:name="T2058" style:parent-style-name="Lienhypertexte" style:family="text">
      <style:text-properties style:font-name-complex="Times New Roman" fo:font-variant="small-caps"/>
    </style:style>
    <style:style style:name="T2059" style:parent-style-name="Policepardéfaut" style:family="text">
      <style:text-properties fo:font-style="italic" style:font-style-asian="italic"/>
    </style:style>
    <style:style style:name="T2060" style:parent-style-name="Policepardéfaut" style:family="text">
      <style:text-properties fo:font-style="italic" style:font-style-asian="italic"/>
    </style:style>
    <style:style style:name="T2061" style:parent-style-name="Policepardéfaut" style:family="text">
      <style:text-properties fo:font-style="italic" style:font-style-asian="italic"/>
    </style:style>
    <style:style style:name="T2062" style:parent-style-name="Policepardéfaut" style:family="text">
      <style:text-properties fo:font-style="italic" style:font-style-asian="italic"/>
    </style:style>
    <style:style style:name="T2063" style:parent-style-name="Policepardéfaut" style:family="text">
      <style:text-properties fo:font-style="italic" style:font-style-asian="italic"/>
    </style:style>
    <style:style style:name="T2064" style:parent-style-name="Policepardéfaut" style:family="text">
      <style:text-properties fo:font-style="italic" style:font-style-asian="italic"/>
    </style:style>
    <style:style style:name="T2065" style:parent-style-name="Policepardéfaut" style:family="text">
      <style:text-properties fo:font-style="italic" style:font-style-asian="italic"/>
    </style:style>
    <style:style style:name="T2066" style:parent-style-name="Policepardéfaut" style:family="text">
      <style:text-properties fo:font-style="italic" style:font-style-asian="italic"/>
    </style:style>
    <style:style style:name="T2067" style:parent-style-name="Policepardéfaut" style:family="text">
      <style:text-properties fo:font-style="italic" style:font-style-asian="italic"/>
    </style:style>
    <style:style style:name="T2068" style:parent-style-name="Appelnotedebasdep." style:family="text">
      <style:text-properties style:font-name-complex="Times New Roman"/>
    </style:style>
    <style:style style:name="T2069" style:parent-style-name="Policepardéfaut" style:family="text">
      <style:text-properties fo:font-style="italic" style:font-style-asian="italic"/>
    </style:style>
    <style:style style:name="T2070" style:parent-style-name="Policepardéfaut" style:family="text">
      <style:text-properties fo:font-style="italic" style:font-style-asian="italic"/>
    </style:style>
    <style:style style:name="T2071" style:parent-style-name="Policepardéfaut" style:family="text">
      <style:text-properties fo:font-style="italic" style:font-style-asian="italic"/>
    </style:style>
    <style:style style:name="T2072" style:parent-style-name="Policepardéfaut" style:family="text">
      <style:text-properties fo:font-style="italic" style:font-style-asian="italic"/>
    </style:style>
    <style:style style:name="T2073" style:parent-style-name="Policepardéfaut" style:family="text">
      <style:text-properties fo:font-style="italic" style:font-style-asian="italic"/>
    </style:style>
    <style:style style:name="T2074" style:parent-style-name="Policepardéfaut" style:family="text">
      <style:text-properties fo:font-style="italic" style:font-style-asian="italic"/>
    </style:style>
    <style:style style:name="T2075" style:parent-style-name="Policepardéfaut" style:family="text">
      <style:text-properties fo:font-style="italic" style:font-style-asian="italic"/>
    </style:style>
    <style:style style:name="T2076" style:parent-style-name="Policepardéfaut" style:family="text">
      <style:text-properties fo:font-style="italic" style:font-style-asian="italic"/>
    </style:style>
    <style:style style:name="T2077" style:parent-style-name="Appelnotedebasdep." style:family="text">
      <style:text-properties style:font-name-complex="Times New Roman"/>
    </style:style>
    <style:style style:name="T2078" style:parent-style-name="Policepardéfaut" style:family="text">
      <style:text-properties fo:font-style="italic" style:font-style-asian="italic"/>
    </style:style>
    <style:style style:name="T2079" style:parent-style-name="Policepardéfaut" style:family="text">
      <style:text-properties fo:font-style="italic" style:font-style-asian="italic"/>
    </style:style>
    <style:style style:name="T2080" style:parent-style-name="Policepardéfaut" style:family="text">
      <style:text-properties fo:color="#0070C0"/>
    </style:style>
    <style:style style:name="T2081" style:parent-style-name="Appelnotedebasdep." style:family="text">
      <style:text-properties style:font-name-complex="Times New Roman"/>
    </style:style>
    <style:style style:name="T2082" style:parent-style-name="Policepardéfaut" style:family="text">
      <style:text-properties style:text-position="super 63.6%"/>
    </style:style>
    <style:style style:name="T2083" style:parent-style-name="Policepardéfaut" style:family="text">
      <style:text-properties fo:color="#0070C0"/>
    </style:style>
    <style:style style:name="T2084" style:parent-style-name="Policepardéfaut" style:family="text">
      <style:text-properties fo:font-style="italic" style:font-style-asian="italic"/>
    </style:style>
    <style:style style:name="T2085" style:parent-style-name="Policepardéfaut" style:family="text">
      <style:text-properties fo:font-style="italic" style:font-style-asian="italic"/>
    </style:style>
    <style:style style:name="T2086" style:parent-style-name="Policepardéfaut" style:family="text">
      <style:text-properties fo:color="#0070C0"/>
    </style:style>
    <style:style style:name="T2087" style:parent-style-name="quote.c" style:family="text">
      <style:text-properties fo:font-style="italic" style:font-style-asian="italic"/>
    </style:style>
    <style:style style:name="T2088" style:parent-style-name="quote.c" style:family="text">
      <style:text-properties fo:font-style="italic" style:font-style-asian="italic" fo:color="#0070C0"/>
    </style:style>
    <style:style style:name="T2089" style:parent-style-name="quote.c" style:family="text">
      <style:text-properties fo:font-style="italic" style:font-style-asian="italic"/>
    </style:style>
    <style:style style:name="T2090" style:parent-style-name="Policepardéfaut" style:family="text">
      <style:text-properties fo:color="#0070C0"/>
    </style:style>
    <style:style style:name="T2091" style:parent-style-name="Policepardéfaut" style:family="text">
      <style:text-properties fo:color="#0070C0"/>
    </style:style>
    <style:style style:name="T2092" style:parent-style-name="Policepardéfaut" style:family="text">
      <style:text-properties fo:color="#0070C0"/>
    </style:style>
    <style:style style:name="T2093" style:parent-style-name="Policepardéfaut" style:family="text">
      <style:text-properties fo:font-style="italic" style:font-style-asian="italic"/>
    </style:style>
    <style:style style:name="T2094" style:parent-style-name="Lienhypertexte" style:family="text">
      <style:text-properties style:font-name-complex="Times New Roman" fo:font-style="italic" style:font-style-asian="italic"/>
    </style:style>
    <style:style style:name="T2095" style:parent-style-name="Lienhypertexte" style:family="text">
      <style:text-properties style:font-name-complex="Times New Roman"/>
    </style:style>
    <style:style style:name="T2096" style:parent-style-name="Lienhypertexte" style:family="text">
      <style:text-properties style:font-name-complex="Times New Roman"/>
    </style:style>
    <style:style style:name="T2097" style:parent-style-name="Lienhypertexte" style:family="text">
      <style:text-properties style:font-name-complex="Times New Roman"/>
    </style:style>
    <style:style style:name="T2098" style:parent-style-name="Policepardéfaut" style:family="text">
      <style:text-properties style:font-name-complex="Times New Roman"/>
    </style:style>
    <style:style style:name="T2099" style:parent-style-name="Policepardéfaut" style:family="text">
      <style:text-properties style:font-name-complex="Times New Roman" fo:font-style="italic" style:font-style-asian="italic"/>
    </style:style>
    <style:style style:name="T2100" style:parent-style-name="Policepardéfaut" style:family="text">
      <style:text-properties style:font-name-complex="Times New Roman"/>
    </style:style>
    <style:style style:name="T2101" style:parent-style-name="Policepardéfaut" style:family="text">
      <style:text-properties style:font-name-complex="Times New Roman" fo:font-style="italic" style:font-style-asian="italic"/>
    </style:style>
    <style:style style:name="T2102" style:parent-style-name="Policepardéfaut" style:family="text">
      <style:text-properties style:font-name-complex="Times New Roman" fo:font-style="italic" style:font-style-asian="italic"/>
    </style:style>
    <style:style style:name="T2103" style:parent-style-name="Policepardéfaut" style:family="text">
      <style:text-properties style:font-name-complex="Times New Roman"/>
    </style:style>
    <style:style style:name="T2104" style:parent-style-name="Policepardéfaut" style:family="text">
      <style:text-properties style:font-name-complex="Times New Roman" fo:font-style="italic" style:font-style-asian="italic"/>
    </style:style>
    <style:style style:name="T2105" style:parent-style-name="Lienhypertexte" style:family="text">
      <style:text-properties style:font-name-complex="Times New Roman" fo:font-style="italic" style:font-style-asian="italic"/>
    </style:style>
    <style:style style:name="T2106" style:parent-style-name="Lienhypertexte" style:family="text">
      <style:text-properties style:font-name-complex="Times New Roman"/>
    </style:style>
    <style:style style:name="T2107" style:parent-style-name="Lienhypertexte" style:family="text">
      <style:text-properties style:font-name-complex="Times New Roman"/>
    </style:style>
    <style:style style:name="T2108" style:parent-style-name="Lienhypertexte" style:family="text">
      <style:text-properties style:font-name-complex="Times New Roman"/>
    </style:style>
    <style:style style:name="T2109" style:parent-style-name="Lienhypertexte" style:family="text">
      <style:text-properties style:font-name-complex="Times New Roman"/>
    </style:style>
    <style:style style:name="T2110" style:parent-style-name="Lienhypertexte" style:family="text">
      <style:text-properties style:font-name-complex="Times New Roman"/>
    </style:style>
    <style:style style:name="T2111" style:parent-style-name="Policepardéfaut" style:family="text">
      <style:text-properties style:font-name-complex="Times New Roman"/>
    </style:style>
    <style:style style:name="T2112" style:parent-style-name="Policepardéfaut" style:family="text">
      <style:text-properties style:font-name-complex="Times New Roman" fo:font-style="italic" style:font-style-asian="italic"/>
    </style:style>
    <style:style style:name="T2113" style:parent-style-name="Policepardéfaut" style:family="text">
      <style:text-properties style:font-name-complex="Times New Roman"/>
    </style:style>
    <style:style style:name="T2114" style:parent-style-name="Policepardéfaut" style:family="text">
      <style:text-properties style:font-name-complex="Times New Roman" fo:font-style="italic" style:font-style-asian="italic"/>
    </style:style>
    <style:style style:name="T2115" style:parent-style-name="Policepardéfaut" style:family="text">
      <style:text-properties style:font-name-complex="Times New Roman"/>
    </style:style>
    <style:style style:name="T2116" style:parent-style-name="Policepardéfaut" style:family="text">
      <style:text-properties style:font-name-complex="Times New Roman" fo:font-style="italic" style:font-style-asian="italic"/>
    </style:style>
    <style:style style:name="T2117" style:parent-style-name="Policepardéfaut" style:family="text">
      <style:text-properties style:font-name-complex="Times New Roman" fo:font-style="italic" style:font-style-asian="italic"/>
    </style:style>
    <style:style style:name="T2118" style:parent-style-name="Policepardéfaut" style:family="text">
      <style:text-properties style:font-name-complex="Times New Roman" fo:font-style="italic" style:font-style-asian="italic"/>
    </style:style>
    <style:style style:name="T2119" style:parent-style-name="Policepardéfaut" style:family="text">
      <style:text-properties style:font-name-complex="Times New Roman"/>
    </style:style>
    <style:style style:name="T2120" style:parent-style-name="Policepardéfaut" style:family="text">
      <style:text-properties style:font-name-complex="Times New Roman"/>
    </style:style>
    <style:style style:name="T2121" style:parent-style-name="Lienhypertexte" style:family="text">
      <style:text-properties style:font-name-complex="Times New Roman" fo:font-style="italic" style:font-style-asian="italic"/>
    </style:style>
    <style:style style:name="T2122" style:parent-style-name="Lienhypertexte" style:family="text">
      <style:text-properties style:font-name-complex="Times New Roman"/>
    </style:style>
    <style:style style:name="T2123" style:parent-style-name="Lienhypertexte" style:family="text">
      <style:text-properties style:font-name-complex="Times New Roman"/>
    </style:style>
    <style:style style:name="T2124" style:parent-style-name="Lienhypertexte" style:family="text">
      <style:text-properties style:font-name-complex="Times New Roman"/>
    </style:style>
    <style:style style:name="T2125" style:parent-style-name="Lienhypertexte" style:family="text">
      <style:text-properties style:font-name-complex="Times New Roman"/>
    </style:style>
    <style:style style:name="T2126" style:parent-style-name="Lienhypertexte" style:family="text">
      <style:text-properties style:font-name-complex="Times New Roman"/>
    </style:style>
    <style:style style:name="T2127" style:parent-style-name="Lienhypertexte" style:family="text">
      <style:text-properties style:font-name-complex="Times New Roman"/>
    </style:style>
    <style:style style:name="T2128" style:parent-style-name="Lienhypertexte" style:family="text">
      <style:text-properties style:font-name-complex="Times New Roman"/>
    </style:style>
    <style:style style:name="T2129" style:parent-style-name="Policepardéfaut" style:family="text">
      <style:text-properties style:font-name-complex="Times New Roman"/>
    </style:style>
    <style:style style:name="T2130" style:parent-style-name="Policepardéfaut" style:family="text">
      <style:text-properties style:font-name-complex="Times New Roman" fo:font-style="italic" style:font-style-asian="italic"/>
    </style:style>
    <style:style style:name="T2131" style:parent-style-name="Policepardéfaut" style:family="text">
      <style:text-properties style:font-name-complex="Times New Roman"/>
    </style:style>
    <style:style style:name="T2132" style:parent-style-name="Policepardéfaut" style:family="text">
      <style:text-properties style:font-name-complex="Times New Roman" fo:font-style="italic" style:font-style-asian="italic"/>
    </style:style>
    <style:style style:name="T2133" style:parent-style-name="Policepardéfaut" style:family="text">
      <style:text-properties style:font-name-complex="Times New Roman" fo:font-style="italic" style:font-style-asian="italic"/>
    </style:style>
    <style:style style:name="T2134" style:parent-style-name="Policepardéfaut" style:family="text">
      <style:text-properties style:font-name-complex="Times New Roman"/>
    </style:style>
    <style:style style:name="T2135" style:parent-style-name="Lienhypertexte" style:family="text">
      <style:text-properties style:font-name-complex="Times New Roman" fo:language="en" fo:country="US"/>
    </style:style>
    <style:style style:name="T2136" style:parent-style-name="Lienhypertexte" style:family="text">
      <style:text-properties style:font-name-complex="Times New Roman" fo:language="en" fo:country="US"/>
    </style:style>
    <style:style style:name="T2137" style:parent-style-name="Policepardéfaut" style:family="text">
      <style:text-properties style:font-name-complex="Times New Roman" fo:language="en" fo:country="US"/>
    </style:style>
    <style:style style:name="T2138" style:parent-style-name="Policepardéfaut" style:family="text">
      <style:text-properties style:font-name-complex="Times New Roman" fo:font-style="italic" style:font-style-asian="italic" fo:language="en" fo:country="US"/>
    </style:style>
    <style:style style:name="T2139" style:parent-style-name="Policepardéfaut" style:family="text">
      <style:text-properties style:font-name-complex="Times New Roman" fo:language="en" fo:country="US"/>
    </style:style>
    <style:style style:name="T2140" style:parent-style-name="Policepardéfaut" style:family="text">
      <style:text-properties style:font-name-complex="Times New Roman" fo:language="en" fo:country="US"/>
    </style:style>
    <style:style style:name="T2141" style:parent-style-name="Policepardéfaut" style:family="text">
      <style:text-properties style:font-name-complex="Times New Roman" fo:font-style="italic" style:font-style-asian="italic" fo:language="en" fo:country="US"/>
    </style:style>
    <style:style style:name="T2142" style:parent-style-name="Policepardéfaut" style:family="text">
      <style:text-properties style:font-name-complex="Times New Roman" fo:font-style="italic" style:font-style-asian="italic" fo:language="en" fo:country="US"/>
    </style:style>
    <style:style style:name="T2143" style:parent-style-name="Policepardéfaut" style:family="text">
      <style:text-properties style:font-name-complex="Times New Roman" fo:language="en" fo:country="US"/>
    </style:style>
    <style:style style:name="T2144" style:parent-style-name="Policepardéfaut" style:family="text">
      <style:text-properties style:font-name-complex="Times New Roman"/>
    </style:style>
    <style:style style:name="T2145" style:parent-style-name="Lienhypertexte" style:family="text">
      <style:text-properties style:font-name-complex="Times New Roman"/>
    </style:style>
    <style:style style:name="T2146" style:parent-style-name="Lienhypertexte" style:family="text">
      <style:text-properties style:font-name-complex="Times New Roman"/>
    </style:style>
    <style:style style:name="T2147" style:parent-style-name="Lienhypertexte" style:family="text">
      <style:text-properties style:font-name-complex="Times New Roman"/>
    </style:style>
    <style:style style:name="T2148" style:parent-style-name="Lienhypertexte" style:family="text">
      <style:text-properties style:font-name-complex="Times New Roman"/>
    </style:style>
    <style:style style:name="T2149" style:parent-style-name="Policepardéfaut" style:family="text">
      <style:text-properties style:font-name-complex="Times New Roman"/>
    </style:style>
    <style:style style:name="T2150" style:parent-style-name="Policepardéfaut" style:family="text">
      <style:text-properties style:font-name-complex="Times New Roman" fo:font-style="italic" style:font-style-asian="italic"/>
    </style:style>
    <style:style style:name="T2151" style:parent-style-name="Policepardéfaut" style:family="text">
      <style:text-properties style:font-name-complex="Times New Roman"/>
    </style:style>
    <style:style style:name="T2152" style:parent-style-name="Policepardéfaut" style:family="text">
      <style:text-properties style:font-name-complex="Times New Roman" fo:font-style="italic" style:font-style-asian="italic"/>
    </style:style>
    <style:style style:name="T2153" style:parent-style-name="Policepardéfaut" style:family="text">
      <style:text-properties style:font-name-complex="Times New Roman"/>
    </style:style>
    <style:style style:name="T2154" style:parent-style-name="Lienhypertexte" style:family="text">
      <style:text-properties style:font-name-complex="Times New Roman"/>
    </style:style>
    <style:style style:name="T2155" style:parent-style-name="Lienhypertexte" style:family="text">
      <style:text-properties style:font-name-complex="Times New Roman"/>
    </style:style>
    <style:style style:name="T2156" style:parent-style-name="Lienhypertexte" style:family="text">
      <style:text-properties style:font-name-complex="Times New Roman"/>
    </style:style>
    <style:style style:name="T2157" style:parent-style-name="Policepardéfaut" style:family="text">
      <style:text-properties style:font-name-complex="Times New Roman"/>
    </style:style>
    <style:style style:name="T2158" style:parent-style-name="Policepardéfaut" style:family="text">
      <style:text-properties style:font-name-complex="Times New Roman" fo:font-style="italic" style:font-style-asian="italic"/>
    </style:style>
    <style:style style:name="T2159" style:parent-style-name="Policepardéfaut" style:family="text">
      <style:text-properties style:font-name-complex="Times New Roman"/>
    </style:style>
    <style:style style:name="T2160" style:parent-style-name="Policepardéfaut" style:family="text">
      <style:text-properties style:font-name-complex="Times New Roman" fo:font-style="italic" style:font-style-asian="italic"/>
    </style:style>
    <style:style style:name="T2161" style:parent-style-name="Policepardéfaut" style:family="text">
      <style:text-properties style:font-name-complex="Times New Roman" fo:font-style="italic" style:font-style-asian="italic"/>
    </style:style>
    <style:style style:name="T2162" style:parent-style-name="Policepardéfaut" style:family="text">
      <style:text-properties style:font-name-complex="Times New Roman"/>
    </style:style>
    <style:style style:name="T2163" style:parent-style-name="Lienhypertexte" style:family="text">
      <style:text-properties style:font-name-complex="Times New Roman"/>
    </style:style>
    <style:style style:name="T2164" style:parent-style-name="Lienhypertexte" style:family="text">
      <style:text-properties style:font-name-complex="Times New Roman"/>
    </style:style>
    <style:style style:name="T2165" style:parent-style-name="Lienhypertexte" style:family="text">
      <style:text-properties style:font-name-complex="Times New Roman"/>
    </style:style>
    <style:style style:name="T2166" style:parent-style-name="Lienhypertexte" style:family="text">
      <style:text-properties style:font-name-complex="Times New Roman"/>
    </style:style>
    <style:style style:name="T2167" style:parent-style-name="Policepardéfaut" style:family="text">
      <style:text-properties style:font-name-complex="Times New Roman"/>
    </style:style>
    <style:style style:name="T2168" style:parent-style-name="Policepardéfaut" style:family="text">
      <style:text-properties style:font-name-complex="Times New Roman" fo:font-style="italic" style:font-style-asian="italic"/>
    </style:style>
    <style:style style:name="T2169" style:parent-style-name="Policepardéfaut" style:family="text">
      <style:text-properties style:font-name-complex="Times New Roman" fo:font-style="italic" style:font-style-asian="italic"/>
    </style:style>
    <style:style style:name="T2170" style:parent-style-name="Policepardéfaut" style:family="text">
      <style:text-properties style:font-name-complex="Times New Roman" fo:font-style="italic" style:font-style-asian="italic"/>
    </style:style>
    <style:style style:name="T2171" style:parent-style-name="Policepardéfaut" style:family="text">
      <style:text-properties style:font-name-complex="Times New Roman"/>
    </style:style>
    <style:style style:name="T2172" style:parent-style-name="Policepardéfaut" style:family="text">
      <style:text-properties style:font-name-complex="Times New Roman" fo:font-style="italic" style:font-style-asian="italic"/>
    </style:style>
    <style:style style:name="T2173" style:parent-style-name="Policepardéfaut" style:family="text">
      <style:text-properties style:font-name-complex="Times New Roman" fo:font-style="italic" style:font-style-asian="italic"/>
    </style:style>
    <style:style style:name="T2174" style:parent-style-name="Policepardéfaut" style:family="text">
      <style:text-properties style:font-name-complex="Times New Roman"/>
    </style:style>
    <style:style style:name="T2175" style:parent-style-name="Policepardéfaut" style:family="text">
      <style:text-properties style:font-name-complex="Times New Roman"/>
    </style:style>
    <style:style style:name="T2176" style:parent-style-name="Policepardéfaut" style:family="text">
      <style:text-properties style:font-name-complex="Times New Roman" fo:font-style="italic" style:font-style-asian="italic"/>
    </style:style>
    <style:style style:name="T2177" style:parent-style-name="Lienhypertexte" style:family="text">
      <style:text-properties style:font-name-complex="Times New Roman"/>
    </style:style>
    <style:style style:name="T2178" style:parent-style-name="Lienhypertexte" style:family="text">
      <style:text-properties style:font-name-complex="Times New Roman"/>
    </style:style>
    <style:style style:name="T2179" style:parent-style-name="Policepardéfaut" style:family="text">
      <style:text-properties style:font-name-complex="Times New Roman"/>
    </style:style>
    <style:style style:name="T2180" style:parent-style-name="Policepardéfaut" style:family="text">
      <style:text-properties style:font-name-complex="Times New Roman" fo:font-style="italic" style:font-style-asian="italic"/>
    </style:style>
    <style:style style:name="T2181" style:parent-style-name="Policepardéfaut" style:family="text">
      <style:text-properties style:font-name-complex="Times New Roman"/>
    </style:style>
    <style:style style:name="T2182" style:parent-style-name="Policepardéfaut" style:family="text">
      <style:text-properties style:font-name-complex="Times New Roman" fo:font-style="italic" style:font-style-asian="italic"/>
    </style:style>
    <style:style style:name="T2183" style:parent-style-name="Policepardéfaut" style:family="text">
      <style:text-properties style:font-name-complex="Times New Roman" fo:font-style="italic" style:font-style-asian="italic"/>
    </style:style>
    <style:style style:name="T2184" style:parent-style-name="Policepardéfaut" style:family="text">
      <style:text-properties style:font-name-complex="Times New Roman"/>
    </style:style>
    <style:style style:name="T2185" style:parent-style-name="Policepardéfaut" style:family="text">
      <style:text-properties style:font-name-complex="Times New Roman"/>
    </style:style>
    <style:style style:name="T2186" style:parent-style-name="Policepardéfaut" style:family="text">
      <style:text-properties style:font-name-complex="Times New Roman" fo:font-style="italic" style:font-style-asian="italic"/>
    </style:style>
    <style:style style:name="T2187" style:parent-style-name="Lienhypertexte" style:family="text">
      <style:text-properties style:font-name-complex="Times New Roman"/>
    </style:style>
    <style:style style:name="T2188" style:parent-style-name="Lienhypertexte" style:family="text">
      <style:text-properties style:font-name-complex="Times New Roman"/>
    </style:style>
    <style:style style:name="T2189" style:parent-style-name="Policepardéfaut" style:family="text">
      <style:text-properties style:font-name-complex="Times New Roman"/>
    </style:style>
    <style:style style:name="T2190" style:parent-style-name="Policepardéfaut" style:family="text">
      <style:text-properties style:font-name-complex="Times New Roman" fo:font-style="italic" style:font-style-asian="italic"/>
    </style:style>
    <style:style style:name="T2191" style:parent-style-name="Policepardéfaut" style:family="text">
      <style:text-properties style:font-name-complex="Times New Roman"/>
    </style:style>
    <style:style style:name="T2192" style:parent-style-name="Policepardéfaut" style:family="text">
      <style:text-properties style:font-name-complex="Times New Roman" fo:font-style="italic" style:font-style-asian="italic"/>
    </style:style>
    <style:style style:name="T2193" style:parent-style-name="Policepardéfaut" style:family="text">
      <style:text-properties style:font-name-complex="Times New Roman" fo:font-style="italic" style:font-style-asian="italic"/>
    </style:style>
    <style:style style:name="T2194" style:parent-style-name="Policepardéfaut" style:family="text">
      <style:text-properties style:font-name-complex="Times New Roman"/>
    </style:style>
    <style:style style:name="T2195" style:parent-style-name="Lienhypertexte" style:family="text">
      <style:text-properties style:font-name-complex="Times New Roman"/>
    </style:style>
    <style:style style:name="T2196" style:parent-style-name="Lienhypertexte" style:family="text">
      <style:text-properties style:font-name-complex="Times New Roman"/>
    </style:style>
    <style:style style:name="T2197" style:parent-style-name="Policepardéfaut" style:family="text">
      <style:text-properties style:font-name-complex="Times New Roman"/>
    </style:style>
    <style:style style:name="T2198" style:parent-style-name="Policepardéfaut" style:family="text">
      <style:text-properties style:font-name-complex="Times New Roman" fo:font-style="italic" style:font-style-asian="italic"/>
    </style:style>
    <style:style style:name="T2199" style:parent-style-name="Policepardéfaut" style:family="text">
      <style:text-properties style:font-name-complex="Times New Roman"/>
    </style:style>
    <style:style style:name="T2200" style:parent-style-name="Policepardéfaut" style:family="text">
      <style:text-properties style:font-name-complex="Times New Roman" fo:font-style="italic" style:font-style-asian="italic"/>
    </style:style>
    <style:style style:name="T2201" style:parent-style-name="Policepardéfaut" style:family="text">
      <style:text-properties style:font-name-complex="Times New Roman" fo:font-style="italic" style:font-style-asian="italic"/>
    </style:style>
    <style:style style:name="T2202" style:parent-style-name="Policepardéfaut" style:family="text">
      <style:text-properties style:font-name-complex="Times New Roman"/>
    </style:style>
    <style:style style:name="T2203" style:parent-style-name="Policepardéfaut" style:family="text">
      <style:text-properties style:font-name-complex="Times New Roman"/>
    </style:style>
    <style:style style:name="T2204" style:parent-style-name="Policepardéfaut" style:family="text">
      <style:text-properties style:font-name-complex="Times New Roman" fo:font-style="italic" style:font-style-asian="italic"/>
    </style:style>
    <style:style style:name="T2205" style:parent-style-name="Lienhypertexte" style:family="text">
      <style:text-properties style:font-name-complex="Times New Roman"/>
    </style:style>
    <style:style style:name="T2206" style:parent-style-name="Lienhypertexte" style:family="text">
      <style:text-properties style:font-name-complex="Times New Roman"/>
    </style:style>
    <style:style style:name="T2207" style:parent-style-name="Policepardéfaut" style:family="text">
      <style:text-properties style:font-name-complex="Times New Roman"/>
    </style:style>
    <style:style style:name="T2208" style:parent-style-name="Policepardéfaut" style:family="text">
      <style:text-properties style:font-name-complex="Times New Roman" fo:font-style="italic" style:font-style-asian="italic"/>
    </style:style>
    <style:style style:name="T2209" style:parent-style-name="Policepardéfaut" style:family="text">
      <style:text-properties style:font-name-complex="Times New Roman" fo:font-style="italic" style:font-style-asian="italic"/>
    </style:style>
    <style:style style:name="T2210" style:parent-style-name="Policepardéfaut" style:family="text">
      <style:text-properties style:font-name-complex="Times New Roman"/>
    </style:style>
    <style:style style:name="T2211" style:parent-style-name="Policepardéfaut" style:family="text">
      <style:text-properties style:font-name-complex="Times New Roman" fo:font-style="italic" style:font-style-asian="italic"/>
    </style:style>
    <style:style style:name="T2212" style:parent-style-name="Policepardéfaut" style:family="text">
      <style:text-properties style:font-name-complex="Times New Roman" fo:font-style="italic" style:font-style-asian="italic"/>
    </style:style>
    <style:style style:name="T2213" style:parent-style-name="Policepardéfaut" style:family="text">
      <style:text-properties style:font-name-complex="Times New Roman"/>
    </style:style>
    <style:style style:name="T2214" style:parent-style-name="Policepardéfaut" style:family="text">
      <style:text-properties fo:font-style="italic" style:font-style-asian="italic"/>
    </style:style>
    <style:style style:name="T2215" style:parent-style-name="Policepardéfaut" style:family="text">
      <style:text-properties fo:font-style="italic" style:font-style-asian="italic" fo:color="#0070C0"/>
    </style:style>
    <style:style style:name="T2216" style:parent-style-name="Policepardéfaut" style:family="text">
      <style:text-properties fo:font-style="italic" style:font-style-asian="italic" fo:color="#0070C0"/>
    </style:style>
    <style:style style:name="T2217" style:parent-style-name="Policepardéfaut" style:family="text">
      <style:text-properties fo:color="#0070C0"/>
    </style:style>
    <style:style style:name="T2218" style:parent-style-name="Policepardéfaut" style:family="text">
      <style:text-properties fo:color="#0070C0"/>
    </style:style>
    <style:style style:name="T2219" style:parent-style-name="Policepardéfaut" style:family="text">
      <style:text-properties fo:font-style="italic" style:font-style-asian="italic"/>
    </style:style>
    <style:style style:name="T2220" style:parent-style-name="Policepardéfaut" style:family="text">
      <style:text-properties fo:font-style="italic" style:font-style-asian="italic"/>
    </style:style>
    <style:style style:name="T2221" style:parent-style-name="Policepardéfaut" style:family="text">
      <style:text-properties fo:color="#0070C0"/>
    </style:style>
    <style:style style:name="T2222" style:parent-style-name="Policepardéfaut" style:family="text">
      <style:text-properties fo:color="#0070C0"/>
    </style:style>
    <style:style style:name="T2223" style:parent-style-name="Lienhypertexte" style:family="text">
      <style:text-properties style:font-name-complex="Times New Roman"/>
    </style:style>
    <style:style style:name="T2224" style:parent-style-name="Lienhypertexte" style:family="text">
      <style:text-properties style:font-name-complex="Times New Roman"/>
    </style:style>
    <style:style style:name="T2225" style:parent-style-name="Lienhypertexte" style:family="text">
      <style:text-properties style:font-name-complex="Times New Roman"/>
    </style:style>
    <style:style style:name="T2226" style:parent-style-name="Lienhypertexte" style:family="text">
      <style:text-properties style:font-name-complex="Times New Roman"/>
    </style:style>
    <style:style style:name="T2227" style:parent-style-name="Lienhypertexte" style:family="text">
      <style:text-properties style:font-name-complex="Times New Roman"/>
    </style:style>
    <style:style style:name="T2228" style:parent-style-name="Policepardéfaut" style:family="text">
      <style:text-properties style:font-name-complex="Times New Roman"/>
    </style:style>
    <style:style style:name="T2229" style:parent-style-name="Policepardéfaut" style:family="text">
      <style:text-properties style:font-name-complex="Times New Roman" fo:font-style="italic" style:font-style-asian="italic"/>
    </style:style>
    <style:style style:name="T2230" style:parent-style-name="Policepardéfaut" style:family="text">
      <style:text-properties style:font-name-complex="Times New Roman"/>
    </style:style>
    <style:style style:name="T2231" style:parent-style-name="Policepardéfaut" style:family="text">
      <style:text-properties style:font-name-complex="Times New Roman" fo:font-style="italic" style:font-style-asian="italic"/>
    </style:style>
    <style:style style:name="T2232" style:parent-style-name="Policepardéfaut" style:family="text">
      <style:text-properties style:font-name-complex="Times New Roman"/>
    </style:style>
    <style:style style:name="T2233" style:parent-style-name="Policepardéfaut" style:family="text">
      <style:text-properties style:font-name-complex="Times New Roman" fo:font-style="italic" style:font-style-asian="italic"/>
    </style:style>
    <style:style style:name="T2234" style:parent-style-name="Policepardéfaut" style:family="text">
      <style:text-properties style:font-name-complex="Times New Roman" fo:font-style="italic" style:font-style-asian="italic"/>
    </style:style>
    <style:style style:name="T2235" style:parent-style-name="Policepardéfaut" style:family="text">
      <style:text-properties style:font-name-complex="Times New Roman"/>
    </style:style>
    <style:style style:name="T2236" style:parent-style-name="Policepardéfaut" style:family="text">
      <style:text-properties style:font-name-complex="Times New Roman"/>
    </style:style>
    <style:style style:name="T2237" style:parent-style-name="Policepardéfaut" style:family="text">
      <style:text-properties style:font-name-complex="Times New Roman"/>
    </style:style>
    <style:style style:name="T2238" style:parent-style-name="Lienhypertexte" style:family="text">
      <style:text-properties style:font-name-complex="Times New Roman" fo:font-style="italic" style:font-style-asian="italic"/>
    </style:style>
    <style:style style:name="T2239" style:parent-style-name="Lienhypertexte" style:family="text">
      <style:text-properties style:font-name-complex="Times New Roman"/>
    </style:style>
    <style:style style:name="T2240" style:parent-style-name="Lienhypertexte" style:family="text">
      <style:text-properties style:font-name-complex="Times New Roman"/>
    </style:style>
    <style:style style:name="T2241" style:parent-style-name="Lienhypertexte" style:family="text">
      <style:text-properties style:font-name-complex="Times New Roman"/>
    </style:style>
    <style:style style:name="T2242" style:parent-style-name="Policepardéfaut" style:family="text">
      <style:text-properties style:font-name-complex="Times New Roman"/>
    </style:style>
    <style:style style:name="T2243" style:parent-style-name="Policepardéfaut" style:family="text">
      <style:text-properties style:font-name-complex="Times New Roman" fo:font-style="italic" style:font-style-asian="italic"/>
    </style:style>
    <style:style style:name="T2244" style:parent-style-name="Policepardéfaut" style:family="text">
      <style:text-properties style:font-name-complex="Times New Roman"/>
    </style:style>
    <style:style style:name="T2245" style:parent-style-name="Policepardéfaut" style:family="text">
      <style:text-properties style:font-name-complex="Times New Roman" fo:font-style="italic" style:font-style-asian="italic"/>
    </style:style>
    <style:style style:name="T2246" style:parent-style-name="Policepardéfaut" style:family="text">
      <style:text-properties style:font-name-complex="Times New Roman" fo:font-style="italic" style:font-style-asian="italic"/>
    </style:style>
    <style:style style:name="T2247" style:parent-style-name="Policepardéfaut" style:family="text">
      <style:text-properties style:font-name-complex="Times New Roman"/>
    </style:style>
    <style:style style:name="T2248" style:parent-style-name="Policepardéfaut" style:family="text">
      <style:text-properties style:font-name-complex="Times New Roman"/>
    </style:style>
    <style:style style:name="T2249" style:parent-style-name="Policepardéfaut" style:family="text">
      <style:text-properties style:font-name-complex="Times New Roman" fo:font-style="italic" style:font-style-asian="italic"/>
    </style:style>
    <style:style style:name="T2250" style:parent-style-name="quote.c" style:family="text">
      <style:text-properties fo:font-style="italic" style:font-style-asian="italic"/>
    </style:style>
    <style:style style:name="T2251" style:parent-style-name="quote.c" style:family="text">
      <style:text-properties fo:font-style="italic" style:font-style-asian="italic"/>
    </style:style>
    <style:style style:name="T2252" style:parent-style-name="quote.c" style:family="text">
      <style:text-properties fo:font-style="italic" style:font-style-asian="italic"/>
    </style:style>
    <style:style style:name="T2253" style:parent-style-name="quote.c" style:family="text">
      <style:text-properties fo:font-style="italic" style:font-style-asian="italic"/>
    </style:style>
    <style:style style:name="T2254" style:parent-style-name="Lienhypertexte" style:family="text">
      <style:text-properties style:font-name-complex="Times New Roman" fo:font-style="italic" style:font-style-asian="italic"/>
    </style:style>
    <style:style style:name="T2255" style:parent-style-name="Lienhypertexte" style:family="text">
      <style:text-properties style:font-name-complex="Times New Roman"/>
    </style:style>
    <style:style style:name="T2256" style:parent-style-name="Lienhypertexte" style:family="text">
      <style:text-properties style:font-name-complex="Times New Roman"/>
    </style:style>
    <style:style style:name="T2257" style:parent-style-name="Lienhypertexte" style:family="text">
      <style:text-properties style:font-name-complex="Times New Roman"/>
    </style:style>
    <style:style style:name="T2258" style:parent-style-name="Policepardéfaut" style:family="text">
      <style:text-properties style:font-name-complex="Times New Roman"/>
    </style:style>
    <style:style style:name="T2259" style:parent-style-name="Policepardéfaut" style:family="text">
      <style:text-properties style:font-name-complex="Times New Roman"/>
    </style:style>
    <style:style style:name="T2260" style:parent-style-name="Policepardéfaut" style:family="text">
      <style:text-properties style:font-name-complex="Times New Roman"/>
    </style:style>
    <style:style style:name="T2261" style:parent-style-name="Policepardéfaut" style:family="text">
      <style:text-properties style:font-name-complex="Times New Roman" fo:font-style="italic" style:font-style-asian="italic"/>
    </style:style>
    <style:style style:name="T2262" style:parent-style-name="Policepardéfaut" style:family="text">
      <style:text-properties style:font-name-complex="Times New Roman"/>
    </style:style>
    <style:style style:name="T2263" style:parent-style-name="Policepardéfaut" style:family="text">
      <style:text-properties style:font-name-complex="Times New Roman"/>
    </style:style>
    <style:style style:name="T2264" style:parent-style-name="Policepardéfaut" style:family="text">
      <style:text-properties style:font-name-complex="Times New Roman" fo:font-style="italic" style:font-style-asian="italic"/>
    </style:style>
    <style:style style:name="T2265" style:parent-style-name="quote.c" style:family="text">
      <style:text-properties fo:font-style="italic" style:font-style-asian="italic"/>
    </style:style>
    <style:style style:name="T2266" style:parent-style-name="quote.c" style:family="text">
      <style:text-properties fo:font-style="italic" style:font-style-asian="italic"/>
    </style:style>
    <style:style style:name="T2267" style:parent-style-name="quote.c" style:family="text">
      <style:text-properties fo:font-style="italic" style:font-style-asian="italic"/>
    </style:style>
    <style:style style:name="T2268" style:parent-style-name="quote.c" style:family="text">
      <style:text-properties fo:font-style="italic" style:font-style-asian="italic"/>
    </style:style>
    <style:style style:name="T2269" style:parent-style-name="quote.c" style:family="text">
      <style:text-properties fo:font-style="italic" style:font-style-asian="italic"/>
    </style:style>
    <style:style style:name="T2270" style:parent-style-name="Lienhypertexte" style:family="text">
      <style:text-properties style:font-name-complex="Times New Roman" fo:font-style="italic" style:font-style-asian="italic"/>
    </style:style>
    <style:style style:name="T2271" style:parent-style-name="Lienhypertexte" style:family="text">
      <style:text-properties style:font-name-complex="Times New Roman"/>
    </style:style>
    <style:style style:name="T2272" style:parent-style-name="Policepardéfaut" style:family="text">
      <style:text-properties style:font-name-complex="Times New Roman"/>
    </style:style>
    <style:style style:name="T2273" style:parent-style-name="Policepardéfaut" style:family="text">
      <style:text-properties style:font-name-complex="Times New Roman"/>
    </style:style>
    <style:style style:name="T2274" style:parent-style-name="Policepardéfaut" style:family="text">
      <style:text-properties style:font-name-complex="Times New Roman"/>
    </style:style>
    <style:style style:name="T2275" style:parent-style-name="Policepardéfaut" style:family="text">
      <style:text-properties style:font-name-complex="Times New Roman"/>
    </style:style>
    <style:style style:name="T2276" style:parent-style-name="Policepardéfaut" style:family="text">
      <style:text-properties style:font-name-complex="Times New Roman" fo:font-style="italic" style:font-style-asian="italic"/>
    </style:style>
    <style:style style:name="T2277" style:parent-style-name="Policepardéfaut" style:family="text">
      <style:text-properties style:font-name-complex="Times New Roman" fo:font-style="italic" style:font-style-asian="italic"/>
    </style:style>
    <style:style style:name="T2278" style:parent-style-name="Policepardéfaut" style:family="text">
      <style:text-properties style:font-name-complex="Times New Roman"/>
    </style:style>
    <style:style style:name="T2279" style:parent-style-name="Policepardéfaut" style:family="text">
      <style:text-properties style:font-name-complex="Times New Roman"/>
    </style:style>
    <style:style style:name="T2280" style:parent-style-name="Policepardéfaut" style:family="text">
      <style:text-properties style:font-name-complex="Times New Roman" fo:font-style="italic" style:font-style-asian="italic"/>
    </style:style>
    <style:style style:name="T2281" style:parent-style-name="Policepardéfaut" style:family="text">
      <style:text-properties style:font-name-complex="Times New Roman" fo:font-style="italic" style:font-style-asian="italic"/>
    </style:style>
    <style:style style:name="T2282" style:parent-style-name="Policepardéfaut" style:family="text">
      <style:text-properties style:font-name-complex="Times New Roman"/>
    </style:style>
    <style:style style:name="T2283" style:parent-style-name="Policepardéfaut" style:family="text">
      <style:text-properties style:font-name-complex="Times New Roman"/>
    </style:style>
    <style:style style:name="T2284" style:parent-style-name="Policepardéfaut" style:family="text">
      <style:text-properties style:font-name-complex="Times New Roman" fo:font-style="italic" style:font-style-asian="italic"/>
    </style:style>
    <style:style style:name="T2285" style:parent-style-name="quote.c" style:family="text">
      <style:text-properties fo:font-style="italic" style:font-style-asian="italic"/>
    </style:style>
    <style:style style:name="T2286" style:parent-style-name="quote.c" style:family="text">
      <style:text-properties fo:font-style="italic" style:font-style-asian="italic"/>
    </style:style>
    <style:style style:name="T2287" style:parent-style-name="quote.c" style:family="text">
      <style:text-properties fo:font-style="italic" style:font-style-asian="italic"/>
    </style:style>
    <style:style style:name="T2288" style:parent-style-name="quote.c" style:family="text">
      <style:text-properties fo:font-style="italic" style:font-style-asian="italic"/>
    </style:style>
    <style:style style:name="T2289" style:parent-style-name="Lienhypertexte" style:family="text">
      <style:text-properties style:font-name-complex="Times New Roman"/>
    </style:style>
    <style:style style:name="T2290" style:parent-style-name="Lienhypertexte" style:family="text">
      <style:text-properties style:font-name-complex="Times New Roman"/>
    </style:style>
    <style:style style:name="T2291" style:parent-style-name="Lienhypertexte" style:family="text">
      <style:text-properties style:font-name-complex="Times New Roman"/>
    </style:style>
    <style:style style:name="T2292" style:parent-style-name="Lienhypertexte" style:family="text">
      <style:text-properties style:font-name-complex="Times New Roman"/>
    </style:style>
    <style:style style:name="T2293" style:parent-style-name="Policepardéfaut" style:family="text">
      <style:text-properties style:font-name-complex="Times New Roman"/>
    </style:style>
    <style:style style:name="T2294" style:parent-style-name="Policepardéfaut" style:family="text">
      <style:text-properties style:font-name-complex="Times New Roman" fo:font-style="italic" style:font-style-asian="italic"/>
    </style:style>
    <style:style style:name="T2295" style:parent-style-name="Policepardéfaut" style:family="text">
      <style:text-properties style:font-name-complex="Times New Roman" fo:font-style="italic" style:font-style-asian="italic"/>
    </style:style>
    <style:style style:name="T2296" style:parent-style-name="Policepardéfaut" style:family="text">
      <style:text-properties style:font-name-complex="Times New Roman"/>
    </style:style>
    <style:style style:name="T2297" style:parent-style-name="Policepardéfaut" style:family="text">
      <style:text-properties style:font-name-complex="Times New Roman"/>
    </style:style>
    <style:style style:name="T2298" style:parent-style-name="Policepardéfaut" style:family="text">
      <style:text-properties style:font-name-complex="Times New Roman" fo:font-style="italic" style:font-style-asian="italic"/>
    </style:style>
    <style:style style:name="T2299" style:parent-style-name="Policepardéfaut" style:family="text">
      <style:text-properties style:font-name-complex="Times New Roman" fo:font-style="italic" style:font-style-asian="italic"/>
    </style:style>
    <style:style style:name="T2300" style:parent-style-name="Policepardéfaut" style:family="text">
      <style:text-properties style:font-name-complex="Times New Roman"/>
    </style:style>
    <style:style style:name="T2301" style:parent-style-name="Policepardéfaut" style:family="text">
      <style:text-properties style:font-name-complex="Times New Roman"/>
    </style:style>
    <style:style style:name="T2302" style:parent-style-name="Policepardéfaut" style:family="text">
      <style:text-properties style:font-name-complex="Times New Roman" fo:font-style="italic" style:font-style-asian="italic"/>
    </style:style>
    <style:style style:name="T2303" style:parent-style-name="quote.c" style:family="text">
      <style:text-properties fo:font-style="italic" style:font-style-asian="italic"/>
    </style:style>
    <style:style style:name="T2304" style:parent-style-name="Lienhypertexte" style:family="text">
      <style:text-properties style:font-name-complex="Times New Roman"/>
    </style:style>
    <style:style style:name="T2305" style:parent-style-name="Lienhypertexte" style:family="text">
      <style:text-properties style:font-name-complex="Times New Roman"/>
    </style:style>
    <style:style style:name="T2306" style:parent-style-name="Lienhypertexte" style:family="text">
      <style:text-properties style:font-name-complex="Times New Roman"/>
    </style:style>
    <style:style style:name="T2307" style:parent-style-name="Lienhypertexte" style:family="text">
      <style:text-properties style:font-name-complex="Times New Roman"/>
    </style:style>
    <style:style style:name="T2308" style:parent-style-name="Policepardéfaut" style:family="text">
      <style:text-properties style:font-name-complex="Times New Roman"/>
    </style:style>
    <style:style style:name="T2309" style:parent-style-name="Policepardéfaut" style:family="text">
      <style:text-properties style:font-name-complex="Times New Roman" fo:font-style="italic" style:font-style-asian="italic"/>
    </style:style>
    <style:style style:name="T2310" style:parent-style-name="Policepardéfaut" style:family="text">
      <style:text-properties style:font-name-complex="Times New Roman" fo:font-style="italic" style:font-style-asian="italic"/>
    </style:style>
    <style:style style:name="T2311" style:parent-style-name="Policepardéfaut" style:family="text">
      <style:text-properties style:font-name-complex="Times New Roman"/>
    </style:style>
    <style:style style:name="T2312" style:parent-style-name="Policepardéfaut" style:family="text">
      <style:text-properties style:font-name-complex="Times New Roman"/>
    </style:style>
    <style:style style:name="T2313" style:parent-style-name="Policepardéfaut" style:family="text">
      <style:text-properties style:font-name-complex="Times New Roman" fo:font-style="italic" style:font-style-asian="italic"/>
    </style:style>
    <style:style style:name="T2314" style:parent-style-name="Policepardéfaut" style:family="text">
      <style:text-properties style:font-name-complex="Times New Roman" fo:font-style="italic" style:font-style-asian="italic"/>
    </style:style>
    <style:style style:name="T2315" style:parent-style-name="Policepardéfaut" style:family="text">
      <style:text-properties style:font-name-complex="Times New Roman"/>
    </style:style>
    <style:style style:name="T2316" style:parent-style-name="Lienhypertexte" style:family="text">
      <style:text-properties style:font-name-complex="Times New Roman" fo:font-style="italic" style:font-style-asian="italic" fo:language="en" fo:country="US"/>
    </style:style>
    <style:style style:name="T2317" style:parent-style-name="Lienhypertexte" style:family="text">
      <style:text-properties style:font-name-complex="Times New Roman" fo:language="en" fo:country="US"/>
    </style:style>
    <style:style style:name="T2318" style:parent-style-name="Lienhypertexte" style:family="text">
      <style:text-properties style:font-name-complex="Times New Roman" fo:language="en" fo:country="US"/>
    </style:style>
    <style:style style:name="T2319" style:parent-style-name="Lienhypertexte" style:family="text">
      <style:text-properties style:font-name-complex="Times New Roman" fo:language="en" fo:country="US"/>
    </style:style>
    <style:style style:name="T2320" style:parent-style-name="Policepardéfaut" style:family="text">
      <style:text-properties style:font-name-complex="Times New Roman" fo:language="en" fo:country="US"/>
    </style:style>
    <style:style style:name="T2321" style:parent-style-name="Policepardéfaut" style:family="text">
      <style:text-properties style:font-name-complex="Times New Roman" fo:font-style="italic" style:font-style-asian="italic" fo:language="en" fo:country="US"/>
    </style:style>
    <style:style style:name="T2322" style:parent-style-name="Policepardéfaut" style:family="text">
      <style:text-properties style:font-name-complex="Times New Roman" fo:language="en" fo:country="US"/>
    </style:style>
    <style:style style:name="T2323" style:parent-style-name="Policepardéfaut" style:family="text">
      <style:text-properties style:font-name-complex="Times New Roman" fo:font-style="italic" style:font-style-asian="italic"/>
    </style:style>
    <style:style style:name="T2324" style:parent-style-name="Policepardéfaut" style:family="text">
      <style:text-properties style:font-name-complex="Times New Roman" fo:font-style="italic" style:font-style-asian="italic"/>
    </style:style>
    <style:style style:name="T2325" style:parent-style-name="Policepardéfaut" style:family="text">
      <style:text-properties style:font-name-complex="Times New Roman" fo:font-style="italic" style:font-style-asian="italic"/>
    </style:style>
    <style:style style:name="T2326" style:parent-style-name="Policepardéfaut" style:family="text">
      <style:text-properties style:font-name-complex="Times New Roman"/>
    </style:style>
    <style:style style:name="T2327" style:parent-style-name="Policepardéfaut" style:family="text">
      <style:text-properties style:font-name-complex="Times New Roman" fo:font-style="italic" style:font-style-asian="italic"/>
    </style:style>
    <style:style style:name="T2328" style:parent-style-name="Policepardéfaut" style:family="text">
      <style:text-properties style:font-name-complex="Times New Roman" fo:font-style="italic" style:font-style-asian="italic"/>
    </style:style>
    <style:style style:name="T2329" style:parent-style-name="Policepardéfaut" style:family="text">
      <style:text-properties style:font-name-complex="Times New Roman"/>
    </style:style>
    <style:style style:name="T2330" style:parent-style-name="Policepardéfaut" style:family="text">
      <style:text-properties style:font-name-complex="Times New Roman"/>
    </style:style>
    <style:style style:name="T2331" style:parent-style-name="Policepardéfaut" style:family="text">
      <style:text-properties style:font-name-complex="Times New Roman" fo:font-style="italic" style:font-style-asian="italic"/>
    </style:style>
    <style:style style:name="T2332" style:parent-style-name="quote.c" style:family="text">
      <style:text-properties fo:font-style="italic" style:font-style-asian="italic"/>
    </style:style>
    <style:style style:name="T2333" style:parent-style-name="quote.c" style:family="text">
      <style:text-properties fo:font-style="italic" style:font-style-asian="italic"/>
    </style:style>
    <style:style style:name="T2334" style:parent-style-name="quote.c" style:family="text">
      <style:text-properties fo:font-style="italic" style:font-style-asian="italic"/>
    </style:style>
    <style:style style:name="T2335" style:parent-style-name="quote.c" style:family="text">
      <style:text-properties fo:font-style="italic" style:font-style-asian="italic"/>
    </style:style>
    <style:style style:name="T2336" style:parent-style-name="quote.c" style:family="text">
      <style:text-properties fo:font-style="italic" style:font-style-asian="italic"/>
    </style:style>
    <style:style style:name="T2337" style:parent-style-name="quote.c" style:family="text">
      <style:text-properties fo:font-style="italic" style:font-style-asian="italic"/>
    </style:style>
    <style:style style:name="T2338" style:parent-style-name="Lienhypertexte" style:family="text">
      <style:text-properties style:font-name-complex="Times New Roman"/>
    </style:style>
    <style:style style:name="T2339" style:parent-style-name="Lienhypertexte" style:family="text">
      <style:text-properties style:font-name-complex="Times New Roman"/>
    </style:style>
    <style:style style:name="T2340" style:parent-style-name="Lienhypertexte" style:family="text">
      <style:text-properties style:font-name-complex="Times New Roman"/>
    </style:style>
    <style:style style:name="T2341" style:parent-style-name="Lienhypertexte" style:family="text">
      <style:text-properties style:font-name-complex="Times New Roman"/>
    </style:style>
    <style:style style:name="T2342" style:parent-style-name="Policepardéfaut" style:family="text">
      <style:text-properties style:font-name-complex="Times New Roman"/>
    </style:style>
    <style:style style:name="T2343" style:parent-style-name="Policepardéfaut" style:family="text">
      <style:text-properties style:font-name-complex="Times New Roman"/>
    </style:style>
    <style:style style:name="T2344" style:parent-style-name="Policepardéfaut" style:family="text">
      <style:text-properties style:font-name-complex="Times New Roman" fo:font-style="italic" style:font-style-asian="italic"/>
    </style:style>
    <style:style style:name="T2345" style:parent-style-name="Policepardéfaut" style:family="text">
      <style:text-properties style:font-name-complex="Times New Roman"/>
    </style:style>
    <style:style style:name="T2346" style:parent-style-name="Policepardéfaut" style:family="text">
      <style:text-properties style:font-name-complex="Times New Roman" fo:font-style="italic" style:font-style-asian="italic"/>
    </style:style>
    <style:style style:name="T2347" style:parent-style-name="Policepardéfaut" style:family="text">
      <style:text-properties style:font-name-complex="Times New Roman" fo:font-style="italic" style:font-style-asian="italic"/>
    </style:style>
    <style:style style:name="T2348" style:parent-style-name="Policepardéfaut" style:family="text">
      <style:text-properties style:font-name-complex="Times New Roman"/>
    </style:style>
    <style:style style:name="T2349" style:parent-style-name="Policepardéfaut" style:family="text">
      <style:text-properties style:font-name-complex="Times New Roman"/>
    </style:style>
    <style:style style:name="T2350" style:parent-style-name="Policepardéfaut" style:family="text">
      <style:text-properties style:font-name-complex="Times New Roman" fo:font-style="italic" style:font-style-asian="italic"/>
    </style:style>
    <style:style style:name="T2351" style:parent-style-name="title" style:family="text">
      <style:text-properties fo:font-style="normal" style:font-style-asian="normal"/>
    </style:style>
    <style:style style:name="T2352" style:parent-style-name="title" style:family="text">
      <style:text-properties fo:font-style="normal" style:font-style-asian="normal"/>
    </style:style>
    <style:style style:name="T2353" style:parent-style-name="Policepardéfaut" style:family="text">
      <style:text-properties fo:color="#0070C0"/>
    </style:style>
    <style:style style:name="T2354" style:parent-style-name="Policepardéfaut" style:family="text">
      <style:text-properties fo:color="#0070C0"/>
    </style:style>
    <style:style style:name="T2355" style:parent-style-name="Policepardéfaut" style:family="text">
      <style:text-properties fo:color="#0070C0"/>
    </style:style>
    <style:style style:name="T2356" style:parent-style-name="Policepardéfaut" style:family="text">
      <style:text-properties style:font-name-complex="Times New Roman"/>
    </style:style>
    <style:style style:name="T2357" style:parent-style-name="Policepardéfaut" style:family="text">
      <style:text-properties fo:color="#0070C0"/>
    </style:style>
    <style:style style:name="T2358" style:parent-style-name="Policepardéfaut" style:family="text">
      <style:text-properties fo:color="#0070C0"/>
    </style:style>
    <style:style style:name="T2359" style:parent-style-name="Policepardéfaut" style:family="text">
      <style:text-properties style:text-position="super 66.6%"/>
    </style:style>
    <style:style style:name="T2360" style:parent-style-name="Policepardéfaut" style:family="text">
      <style:text-properties fo:color="#0070C0"/>
    </style:style>
    <style:style style:name="T2361" style:parent-style-name="Policepardéfaut" style:family="text">
      <style:text-properties fo:color="#0070C0"/>
    </style:style>
    <style:style style:name="T2362" style:parent-style-name="Policepardéfaut" style:family="text">
      <style:text-properties fo:color="#0070C0"/>
    </style:style>
    <style:style style:name="T2363" style:parent-style-name="Policepardéfaut" style:family="text">
      <style:text-properties fo:color="#0070C0"/>
    </style:style>
    <style:style style:name="T2364" style:parent-style-name="title" style:family="text">
      <style:text-properties fo:font-style="normal" style:font-style-asian="normal"/>
    </style:style>
    <style:style style:name="T2365" style:parent-style-name="title" style:family="text">
      <style:text-properties fo:font-style="normal" style:font-style-asian="normal"/>
    </style:style>
    <style:style style:name="T2366" style:parent-style-name="Policepardéfaut" style:family="text">
      <style:text-properties fo:color="#0070C0"/>
    </style:style>
    <style:style style:name="T2367" style:parent-style-name="Policepardéfaut" style:family="text">
      <style:text-properties fo:color="#0070C0"/>
    </style:style>
    <style:style style:name="T2368" style:parent-style-name="Policepardéfaut" style:family="text">
      <style:text-properties fo:color="#0070C0"/>
    </style:style>
    <style:style style:name="T2369" style:parent-style-name="Policepardéfaut" style:family="text">
      <style:text-properties fo:color="#0070C0"/>
    </style:style>
    <style:style style:name="T2370" style:parent-style-name="Policepardéfaut" style:family="text">
      <style:text-properties fo:color="#0070C0"/>
    </style:style>
    <style:style style:name="T2371" style:parent-style-name="Policepardéfaut" style:family="text">
      <style:text-properties fo:color="#0070C0"/>
    </style:style>
  </office:automatic-styles>
  <office:body>
    <office:text text:use-soft-page-breaks="true">
      <text:p text:style-name="P1">title :<text:s/>Traité élémentaire, théorique et pratique de l’art de la danse</text:p>
      <text:p text:style-name="P2">creator : Carlo Blasis</text:p>
      <text:p text:style-name="P3">editor : Arianna B. Fabbricatore</text:p>
      <text:p text:style-name="P4">editor : OBVIL</text:p>
      <text:p text:style-name="P5">copyeditor :<text:s/>Arianna Fabbricatore (relecture,<text:s/>édition,<text:s/>stylage sémantique)<text:s/>Delphine Maître (OCR)</text:p>
      <text:p text:style-name="P6">publisher : Université Paris-Sorbonne, LABEX OBVIL</text:p>
      <text:p text:style-name="P7">issued : 2019</text:p>
      <text:p text:style-name="P8">idno : http://obvil.sorbonne-universite.site/corpus/danse/blasis_traite-elementaire/</text:p>
      <text:p text:style-name="P9">source :<text:s/>Blasis, Carlo (1795-1878),<text:span text:style-name="T10"><text:s/></text:span><text:span text:style-name="T11">Traité élémentaire</text:span>,<text:s/><text:span text:style-name="T12">théorique et pratique de l</text:span><text:span text:style-name="T13">’</text:span><text:span text:style-name="T14">art de la dans</text:span><text:span text:style-name="T15">e :</text:span><text:span text:style-name="T16"><text:s/>contenant les développements et les démonstrations des principes généraux et particuliers</text:span>,<text:s/><text:span text:style-name="T17">qui doivent guider le danseur</text:span>,<text:s/>Milan, J. Beati et A. Tenenti, 1820, 124 p.-XIV f. de<text:s/>planc. :<text:s/>fig. et portraits.<text:s/>PDF :<text:s/><text:a xlink:href="http://gallica.bnf.fr/ark:/12148/bpt6k6546277m" office:target-frame-name="_top" xlink:show="replace"><text:span text:style-name="Lienhypertexte">Gallica</text:span></text:a>.</text:p>
      <text:p text:style-name="P18">created :<text:s/>1820</text:p>
      <text:p text:style-name="P19">language : fre</text:p>
      <text:h text:style-name="Titre1" text:outline-level="1">[Épigraphe]</text:h>
      <text:p text:style-name="P20">C’est en vain qu’aujourd’hui des chants mélodieux</text:p>
      <text:p text:style-name="P21">Sur la Scène appellent les<text:s/>Grâces,</text:p>
      <text:p text:style-name="P22">Si la danse n’amuse, et ne charme les yeux,</text:p>
      <text:p text:style-name="P23">L’ennui suit les plaisirs, et vole sur leurs traces.</text:p>
      <text:p text:style-name="bibl"><text:span text:style-name="T24">Fuselier</text:span>.</text:p>
      <text:h text:style-name="Titre1" text:outline-level="1">[Frontispice]</text:h>
      <text:p text:style-name="Corpsdetexte">graphic<text:s/>blasis_traite-elementaire_img01</text:p>
      <text:h text:style-name="Titre1" text:outline-level="1"><text:bookmark-start text:name="bookmark1"/><text:bookmark-end text:name="bookmark1"/><text:s/>Épître<text:s/>à Monsieur<text:s/><text:span text:style-name="T25">F</text:span><text:span text:style-name="T26">. A. </text:span><text:span text:style-name="T27">Blasis</text:span><text:bookmark-start text:name="bookmark2"/><text:bookmark-end text:name="bookmark2"/><text:s/>mon Père,<text:s/></text:h>
      <text:p text:style-name="h1.sub">ci-devant membre du<text:s/><text:span text:style-name="T28">Conservatoire de Naples</text:span>, et<text:s/><text:soft-page-break/>directeur de la Section philharmonique de la Société du Muséum d’instruction publique de Bordeaux</text:p>
      <text:p text:style-name="Corpsdetexte">[1]<text:s/>Des amis qui s’intéressent à mon ouvrage, désiraient que j’en fisse hommage à quelque personne dont le nom servirait à l’honorer. Ils me faisaient même entrevoir qu’un Mécène généreux, en l’acceptant, laisserait gage de plus de sa bienveillance à l’auteur<text:bookmark-start text:name="bookmark3"/><text:bookmark-end text:name="bookmark3"/>.</text:p>
      <text:p text:style-name="Corpsdetexte"><text:s/>[2]<text:s/>J’ai réfléchi sur ces avantages, que le public apprécie toujours assez juste pour ce qu’ils valent, et je me suis dit :<text:s/>Le nom d’un favori des Muses, distingué par d’excellents<text:s/>ouvrages, n’est-il pas assez illustre pour orner la tête d’un ouvrage consacré aux arts ?<text:s/>On ne doutera pas d’ailleurs qu’il n’ait su en apprécier le mérite, les difficultés et l’utilité.</text:p>
      <text:p text:style-name="Corpsdetexte">[3]<text:s/>Quant au bienfait, très<text:s/>incertain souvent, et quelquefois acheté par des complaisances en faveur de l’adulation, n’en ai-je pas reçu d’avance un assez grand, assez délicatement accordé, pour ne pas balancer dans le choix de mon Mécène ?</text:p>
      <text:p text:style-name="Corpsdetexte">[4]<text:s/>J’ai donc écarté les idées de mes amis, que je remercie cependant, et je suis descendu dans mon propre<text:s/>cœur.</text:p>
      <text:p text:style-name="Corpsdetexte">[5]<text:s/>C’est à vous, respectable et tendre<text:s/><text:s/>Père, que je dois, après la vie, une éducation, dont peut être je n’ai pas retiré tout le fruit que votre sollicitude attendait.<text:s/>C’est à vous que je dois une partie des connaissances que je possède. C’est à vos conseils que je rapporte tout ce que j’ai pu faire ou dire de bien. Quel autre trésor un mortel, quel qu’il soit, peut-il m’offrir qui égale celui-là ?</text:p>
      <text:p text:style-name="Corpsdetexte">[3]<text:s/>Les connaissances profondes en musique<text:s/>dont vous êtes doué, les ouvrages lyriques, applaudis du public, que vous avez produits pour la scène, placent<text:s/>votre nom à côté des artistes dont la mémoire sera chère aux amis des arts et de l’harmonie. Eh bien !<text:s/>Ce sera sous votre nom, que le public, indulgent pour votre fils, votre élève, recevra cet ouvrage ;<text:s/>et cette dédicace sera le sentiment profond de la<text:s/><text:s/>reconnaissance, du respect et de l’amour, etc., etc.,<text:s/>de</text:p>
      <text:p text:style-name="signed">Votre Fils affectionné<text:line-break/>Charles Blasis<text:bookmark-start text:name="bookmark4"/><text:bookmark-end text:name="bookmark4"/>.</text:p>
      <text:h text:style-name="Titre1" text:outline-level="1"><text:bookmark-start text:name="bookmark5"/><text:bookmark-start text:name="bookmark6"/><text:bookmark-end text:name="bookmark5"/><text:bookmark-end text:name="bookmark6"/>Avant-propos</text:h>
      <text:p text:style-name="quote">« Le chant, si naturel à<text:s/>l’homme, ne pouvant manquer de le séduire, lui a inspiré, en se développant, des gestes relatifs aux sons différents dont il était déjà composé. Le corps s’est alors agité, les bras se sont ouverts ou resserrés, les pieds ont formé des pas lents ou rapides, les traits du visage ont participé à ces mouvements, tout le corps enfin a répondu par des<text:s/>positions, des sauts et des attitudes, aux sons dont les oreilles étaient frappées ;<text:s/>et c’est ainsi que le chant, qui était l’Expression d’un sentiment, en a fait développer une seconde qui existait chez l’homme, à laquelle on a donné le nom de Danse ou de Ballet. Telles sont ses deux causes primitives :</text:p>
      <text:p text:style-name="quote">« On voit par<text:s/>là, que le chant et la danse ne sont pas moins naturels à l’homme<text:s/>que la voix et le geste, et que l’une et l’autre<text:s/><text:s/>n’ont été, pour ainsi dire, que les<text:s/>instruments<text:s/>qui leur ont donné lieu. Depuis qu’il existe des hommes, il y a eu, sans doute, des chants et des danses ;<text:s/>on a chanté et dansé depuis la création jusqu’à nous, et il est vraisemblable que les hommes chanteront et danseront jusqu’à la destruction totale de tous les êtres créés. »</text:p>
      <text:soft-page-break/>
      <text:p text:style-name="bibl">(<text:span text:style-name="title">Dizion</text:span><text:span text:style-name="title">ario delle Arti</text:span><text:span text:style-name="title"><text:s/>e de’ Mest</text:span><text:span text:style-name="title">ieri</text:span><text:s/>del<text:s/><text:span text:style-name="T29">Griselini</text:span><text:span text:style-name="Appelnotedebasdep."><text:note text:note-class="footnote" text:id="_ftn0"><text:note-citation>1</text:note-citation><text:note-body><text:p text:style-name="Notedebasdepage"><text:s/>[NdE] Francesco Grisellini,<text:s/><text:span text:style-name="T30">Dizionario delle Arti e de’ Mestieri</text:span><text:s/>[…], Venezia, Modesto Fenzo, 1768, vol. 2, p. 87-88, art. « Ballerino ». PDF :<text:s/><text:a xlink:href="https://books.google.fr/books?id=CWE4AAAAMAAJ&amp;printsec=frontcover&amp;hl=fr&amp;source=gbs_ge_summary_r&amp;cad=0#v=onepage&amp;q&amp;f=false" office:target-frame-name="_top" xlink:show="replace"><text:span text:style-name="Lienhypertexte">Google</text:span></text:a>.</text:p></text:note-body></text:note></text:span>.)<text:s/></text:p>
      <text:p text:style-name="Corpsdetexte">[1]<text:s/>Le chant et la danse une fois connus, ces arts servirent à célébrer l’Être Suprême.<text:s/>Les<text:s/><text:span text:style-name="T31">Égyptiens</text:span>, les<text:s/><text:span text:style-name="T32">Grecs</text:span>, les<text:s/><text:span text:style-name="T33">Romains</text:span>, et même les<text:s/><text:span text:style-name="T34">Juifs</text:span>, les employèrent dans leurs rites religieux, et ensuite les introduisirent dans les fêtes et les<text:s/>divertissements<text:s/>publics. Peu à<text:s/>peu on dansa sur les<text:s/>théâtres,<text:s/>et les<text:s/><text:span text:style-name="T35">Grecs</text:span><text:s/>mêlèrent des danses à leurs tragédies et à leurs comédies ;<text:s/>les<text:s/><text:span text:style-name="T36">Romains</text:span><text:s/>imitèrent cet exemple jusqu’au temps<text:s/>d’<text:span text:style-name="T37">Auguste</text:span>,<text:s/>qui régala son peuple<text:s/>par des spectacles représentant<text:s/>des actions héroïques ou comiques, exprimées par les gestes et par des danses, qu’exécutaient<text:s/><text:span text:style-name="T38">Pylade</text:span><text:s/>et<text:s/><text:span text:style-name="T39">Bathyle</text:span>, les deux premiers instituteurs de l’art des pantomimes.<text:s/><text:span text:style-name="T40">Trajan</text:span><text:s/>bannit ces belles<text:s/><text:s/>représentations théâtrales qui reparurent encore longtemps après lui ;<text:s/>mais accompagnées des obscénités qui avaient engagé cet empereur à les défendre.<text:bookmark-start text:name="bookmark7"/><text:bookmark-end text:name="bookmark7"/><text:s/>Alors les pontifes chrétiens imitèrent l’exemple de<text:s/><text:span text:style-name="T41">Trajan</text:span>. Après bien des siècles,<text:s/><text:span text:style-name="T42">Bergonce de Botta</text:span><text:s/>(Voir<text:s/>la<text:s/><text:a xlink:href="file:///D:/github/danse/src/renvoi_1-n23" office:target-frame-name="_top" xlink:show="replace"><text:span text:style-name="Lienhypertexte">note 23 du chapitre</text:span><text:span text:style-name="Lienhypertexte"><text:s/></text:span><text:span text:style-name="Lienhypertexte">premier</text:span></text:a>), dans une fête<text:s/>magnifique,<text:s/>fit renaître les ballets, et il trouva des imitateurs dans toute l’<text:span text:style-name="T43">Italie</text:span>. Cependant la décadence de certaines puissances dans ce royaume, fit encore éprouver une chute à la danse et aux ballets ;<text:s/>les<text:s/><text:span text:style-name="T44">Italiens</text:span><text:s/>perdirent leur goût pour ces spectacles ;<text:s/>mais<text:s/><text:span text:style-name="T45">Louis </text:span><text:span text:style-name="T46">XIV</text:span><text:s/>en embellit la cour de<text:s/><text:span text:style-name="T47">France</text:span>. Les ballets, sous ce<text:s/>prince,<text:s/>reprirent tout leur éclat, avec la pompe que pouvait y ajouter un monarque<text:s/>magnifique,<text:s/>commandant à une nation opulente et avide de plaisirs ;<text:s/>et on créa des spectacles<text:s/>étonnants<text:s/>par leur magie et leur richesse, lesquels ont été depuis perfectionnés jusqu’au dernier degré, par les artistes qui honorent le siècle présent.</text:p>
      <text:p text:style-name="Corpsdetexte">[2]<text:s/>Le<text:s/>très<text:s/>petit nombre d’ouvrages que l’on a écrit sur la<text:s/>danse,<text:s/>et le peu de valeur de quelques-uns m’ont encouragé à publier<text:s/><text:s/>ce Traité<text:span text:style-name="Appelnotedebasdep."><text:note text:note-class="footnote" text:id="_ftn1"><text:note-citation>2</text:note-citation><text:note-body><text:p text:style-name="Notedebasdepage"><text:s/>[NdA]<text:s/>La majeure partie des écrivains dont je parle, sont, à la vérité, de très bons littérateurs, mais qui n’ont jamais été danseurs : ce sont des gens, comme dit plaisamment<text:s/><text:span text:style-name="T48">Berchoux</text:span> :</text:p><text:p text:style-name="quote.l">« . . . . connus par leur science</text:p><text:p text:style-name="quote.l">« Qui, sans être danseurs, parlent beaucoup de danse. »</text:p><text:p text:style-name="Notedebasdepage">Je crois que les écrits de ces hommes, qui ont employé tant de veilles pour l’amour de l’art de Terpsicore qu’ils ignoraient, nous sont parfaitement inutiles. Il aurait beaucoup mieux valu pour nous, que ces ouvrages composés pour la simple poétique de l’art, eussent été remplacés par quelque bon traité théorique, sur le mécanisme de la danse, écrit par un<text:s/><text:span text:style-name="T49">Dauberval</text:span>, un<text:s/><text:span text:style-name="T50">Gardel</text:span>, un<text:s/><text:span text:style-name="T51">Vestris</text:span>, ou par quelque autre grand maître.</text:p><text:p text:style-name="quote">« Je voudrais, dit le sage<text:s/><text:span text:style-name="T52">Montaigne</text:span>, que chacun écrivit ce qu’il sait, et autant qu’il en sait. »</text:p></text:note-body></text:note></text:span>.<text:s/>Peut-être que l’étude réfléchie que j’ai faite sur cet art, que je professe, l’application, les soins que j’ai mis pour tâcher de rendre mon ouvrage utile et<text:s/>intéressant, ne seront pas tout à<text:s/>fait vains ;<text:s/>du moins si mes faibles espérances sont<text:s/><text:s/>détruites, j’aurai toujours la satisfaction d’avoir été le premier à donner les<text:s/>documents<text:s/>de l’art du danseur, en attendant qu’un autre, plus éclairé, marchant sur mes traces, atteigne, par des moyens plus efficaces, le but que j’aurai placé dans cette carrière.</text:p>
      <text:p text:style-name="Corpsdetexte"><text:bookmark-start text:name="bookmark8"/><text:bookmark-end text:name="bookmark8"/>[3]<text:s/><text:span text:style-name="T53">Noverre</text:span>, le restaurateur des ballets d’action et de l’art de la pantomime, a posé les principes qui doivent guider le maître de ballet, c’est-à-dire les compositeurs ;<text:s/>il a prescrit des règles aux mimes ;<text:s/>il a aussi écrit sur l’art, proprement dit, de la danse ;<text:s/>mais ses instructions à cet égard, se bornent à quelque conseil sur la poétique de l’art et à quelques légères observations sur son mécanisme. Les excellentes lettres de cet artiste célèbre, sur les ballets,<text:s/><text:soft-page-break/>ont été écrites particulièrement pour le<text:s/>compositeur,<text:s/>et ne devraient jamais sortir de ses mains ;<text:s/>c’est cet ouvrage qui apprendra aux artistes danseurs les véritables règles dramatiques, et la manière simple d’intéresser dans une action pantomime<text:span text:style-name="Appelnotedebasdep."><text:note text:note-class="footnote" text:id="_ftn2"><text:note-citation>3</text:note-citation><text:note-body><text:p text:style-name="Notedebasdepage"><text:s/>[NdA]<text:s/>On pourrait aussi citer à certains maîtres de ballets, qui par leurs ouvrages prouvent combien la lecture de<text:s/><text:span text:style-name="T54">Noverre</text:span><text:s/>leur est étrangère, ces mots de<text:s/><text:span text:style-name="T55">Dauberval</text:span> :<text:s/><text:span text:style-name="quote.c">« Je conçois que la multiplicité des décorations et des effets mécaniques peut éblouir la multitude ; mais j’ose dédaigner ce moyen, quand il ne tient pas essentiellement au sujet ; c’est la pantomime et la danse que je traite ; je veux laisser tout l’honneur du succès à ces deux arts ; il ne me suffit pas de plaire aux yeux, je veux intéresser le cœur. »</text:span></text:p></text:note-body></text:note></text:span>.</text:p>
      <text:p text:style-name="Corpsdetexte">[4]<text:s/>Je pense que quand même<text:s/><text:span text:style-name="T56">Noverre</text:span><text:s/>aurait parlé de tout ce qui concerne le mécanisme, et même le charme de la danse, son ouvrage ne serait pas pour nous aujourd’hui d’une bien grande utilité ;<text:s/>car notre art, depuis l’époque<text:s/>où<text:s/>il a écrit, est entièrement changé<text:span text:style-name="Appelnotedebasdep."><text:note text:note-class="footnote" text:id="_ftn3"><text:note-citation>4</text:note-citation><text:note-body><text:p text:style-name="Notedebasdepage"><text:s/>[NdA]<text:s/>Voyez la<text:s/><text:a xlink:href="file:///D:/github/danse/src/renvoi_7-n1" office:target-frame-name="_top" xlink:show="replace"><text:span text:style-name="Lienhypertexte">note (I) du chap. VII</text:span></text:a>.</text:p></text:note-body></text:note></text:span>.</text:p>
      <text:p text:style-name="Corpsdetexte">[5]<text:s/>J’ose donc espérer que les instructions, les leçons que je vais donner, provenant des écoles des plus grands maîtres, qui ont fait faire à la danse moderne des progrès immenses, et qui l’ont tant embellie,<text:s/>pourront d’autant plus faciliter les<text:s/>élèves dans leurs études, que j’ai, à l’aide d’un travail assidu,<text:s/>fait d’après les vrais principes, par ma propre expérience, et par l’observation des plus<text:s/>excellents<text:s/>modèles que j’ai eu sous les yeux, appliqué à mes leçons de nouveaux moyens d’enseignement, et des démonstrations rigoureusement exactes.</text:p>
      <text:p text:style-name="Corpsdetexte">[6]<text:s/>Peut-être que mon zèle,<text:s/>réuni à mes<text:s/>efforts, m’obtiendra l’indulgence publique, et que les jeunes danseurs me sauront gré de l’intérêt que je prends à leurs progrès. Je crois aussi que les artistes formés et accoutumés aux<text:s/>applaudissements, verront avec plaisir l’hommage que je rends à un art si aimable, si gracieux, si séduisant, en démontrant de combien de charmes et d’éclat il est accompagné, et toute la perfection dont il peut être encore susceptible, lorsqu’il est exempt de tous les défauts dont le tachent, dont le dégradent l’ignorance et le mauvais goût,<text:s/>tant des artistes médiocres que des spectateurs sans connaissance. La danse est en effet un art difficile, et qui ne peut pas être apprécié par tout le monde ;<text:s/>car nous voyons<text:s/>très<text:s/>souvent de mauvais sauteurs<text:s/><text:span text:style-name="quote.c">« </text:span><text:span text:style-name="quote.c">plaire à un public aveugle par des tours de force, par des gambades et par de ridicules pirouettes</text:span><text:span text:style-name="quote.c"> »</text:span><text:span text:style-name="quote.c"> </text:span>;<text:s/>tandis qu’un véritable danseur, qui danse en suivant toutes les règles, qui se dessine avec sentiment, avec intelligence, avec grâce, et qui donne de<text:s/>l’âme, de l’expression à ses mouvements, à ses pas, de la souplesse et une délicate légèreté à sa danse<text:s/>en général, ne produit de vives sensations que sur les gens de goût, les seuls<text:s/>(en trop petit nombre malheureusement)<text:s/>qui puissent bien sentir tout ce qu’il vaut. Au théâtre, ainsi qu’ailleurs, le vulgaire ignorant se méprend bien souvent lorsqu’il juge les artistes d’un talent réel ;<text:s/>cependant</text:p>
      <text:p text:style-name="quote.l">« <text:span text:style-name="T57">Ingiusta lode non è stabil mai,</text:span> <text:span text:style-name="Appelnotedebasdep."><text:note text:note-class="footnote" text:id="_ftn4"><text:note-citation text:label=""></text:note-citation><text:note-body><text:p text:style-name="Notedebasdepage"><text:s/>[NdA]<text:s/>(*)<text:s/><text:span text:style-name="T58">Tous les passages italiens insérés dans cet ouvrage</text:span>,<text:s/><text:span text:style-name="T59">se trouveront à la fin traduits,</text:span><text:s/><text:span text:style-name="T60">pour la commodité des lecteurs</text:span>,<text:s/><text:span text:style-name="T61">à qui cette langue n’est pas familière</text:span>.</text:p></text:note-body></text:note></text:span></text:p>
      <text:p text:style-name="quote.l">« <text:span text:style-name="T62">E basta un solo per chiarirne cento</text:span><text:span text:style-name="Appelnotedebasdep."><text:note text:note-class="footnote" text:id="_ftn5"><text:note-citation>5</text:note-citation><text:note-body><text:p text:style-name="quote"><text:s/>[NdA]<text:s/>Soffre, è vero, il povero popolo anch’esso di quando in quando le sue epidemie ; ma non mai per sua colpa. Ed essendo sempre le cagioni di queste accidentali, passaggiere, particolari ed esterne, possono alterarne per qualche tempo ed in qualche luogo il giudizio, ma non già farlo cambiare di natura. V’è purtroppo chi abusando dell’innocenza del popolo, per usurparne il voto, ad onta del merito e della ragione, sa destramente valersi della naturale imitatrice inclinazione di questo a dir ciò che altri dice, ed a correre dove altri corre ; del rispettoso assenso di lui al giudizio de’ dotti e de’ grandi, che suppone di se più saggi, e dell’ascendente che hanno in esso, perchè più facili a concepirsi i piaceri degli occhi sopra quelli della mente e del cuore : ma molto breve è la vita di cotesti ingannevoli, artificiosi prestigi. Sono fantasmi che poco tempo resistono contro la luce del vero.</text:p><text:p text:style-name="bibl"><text:span text:style-name="T63">Metastasio</text:span>.</text:p></text:note-body></text:note></text:span><text:span text:style-name="T64">.</text:span> »</text:p>
      <text:soft-page-break/>
      <text:p text:style-name="Corpsdetexte">[6]<text:bookmark-start text:name="bookmark10"/><text:bookmark-end text:name="bookmark10"/><text:s/><text:span text:style-name="quote.c">« </text:span><text:span text:style-name="quote.c">L’approbation et les suffrages<text:s/></text:span><text:span text:style-name="quote.c">des hommes qui se distinguent d</text:span><text:span text:style-name="quote.c">ans les arts, les seuls juges à considérer, doivent servir à perfectionner<text:s/></text:span><text:span text:style-name="quote.c">l’homme</text:span><text:span text:style-name="quote.c"><text:s/>à talent, qui ne doit avoir que du mépris pour les louanges que les so</text:span><text:span text:style-name="quote.c">ts prodiguent au charlatanisme. »</text:span><text:s/>Le<text:s/>bandeau de l’ignorance tombe enfin, et le vrai mérite, qui a eu le courage de lutter<text:s/>longtemps contre elle, et de mépriser ses<text:s/>arrêts,<text:s/>finit par être reconnu. Heureux les<text:s/>arts,<text:s/>s’écriait un ancien, s’ils n’étaient jugés que par les savants. Il serait à souhaiter que les hommes à talent n’eussent pour juges que ceux dont l’opinion a pour base le<text:s/>sentiment,<text:s/>l’intelligence,<text:s/>et non de certains partisans, et la nombreuse troupe des Midas,</text:p>
      <text:p text:style-name="P65">« Connaisseurs aux belles oreilles ».</text:p>
      <text:p text:style-name="Corpsdetexte">[7]<text:s/>Pour mieux parvenir au but que je me suis proposé de la formation d’un bon danseur, je joins aux préceptes que contient mon Traité, des figures que j’ai fait dessiner d’après moi-même ;<text:s/>elles représentent les positions du corps, des<text:s/>bras,<text:s/>des jambes ;<text:s/>les différentes poses, les attitudes et les arabesques. Les élèves ayant ces exemples sous les yeux, comprendront facilement les principes théoriques que je leur enseigne :</text:p>
      <text:p text:style-name="quote.l">« <text:span text:style-name="T66">Segnius irritant animos demissa per aurem</text:span></text:p>
      <text:p text:style-name="quote.l">« <text:span text:style-name="T67">Quam qu</text:span><text:span text:style-name="T68">æ</text:span><text:span text:style-name="T69"><text:s/>sunt oculis subject</text:span><text:span text:style-name="T70">a fidelibus</text:span><text:span text:style-name="T71">…</text:span> »</text:p>
      <text:p text:style-name="noindent">et pour que leur exécution soit parfaite, je leur<text:s/>trace,<text:s/>sur les principales positions de ces figures, des lignes, qui fixeront la<text:s/><text:bookmark-start text:name="bookmark11"/><text:bookmark-end text:name="bookmark11"/>véritable manière de se poser, et de se dessiner dans les diverses attitudes de la danse.</text:p>
      <text:p text:style-name="Corpsdetexte">[8]<text:s/>Ce sera aux élèves à bien étudier ces lignes géométriques, en observant leur diversité<text:span text:style-name="Appelnotedebasdep."><text:note text:note-class="footnote" text:id="_ftn6"><text:note-citation>6</text:note-citation><text:note-body><text:p text:style-name="Notedebasdepage"><text:s/>[NdA]<text:s/>Si je formais une école de Danse, je mettrais de suite en pratique ce moyen que j’ai imaginé, que je crois essentiellement utile, et que tout professeur, sans être obligé de savoir dessiner, peut employer, c’est-à-dire, que je formerais pour les élèves une espèce d’abécédaire composé de lignes droites, pour toutes les positions de leurs membres, donnant à ces lignes et à leurs combinaisons respectives, les dénominations adoptées par les géomètres, savoir de<text:s/><text:span text:style-name="T72">perpendiculaires</text:span>, d’<text:span text:style-name="T73">horizontales</text:span>, d’<text:span text:style-name="T74">obliques</text:span>, d’<text:span text:style-name="T75">angles droits</text:span>,<text:s/><text:span text:style-name="T76">aigus</text:span>,<text:s/><text:span text:style-name="T77">obtus</text:span>, etc. Langage que je crois même indispensable dans nos leçons, en traçant sur l’ardoise ces figures par des lignes droites, comme dans l’exemple donné ici : cent élèves à la fois, ayant les yeux fixés sur ce modèle, concevront de suite, ensemble, et très facilement, leurs positions, leurs attitudes, sans que le maître soit obligé de s’<text:span text:style-name="T78">époumoner</text:span><text:s/>par des discours longs à chacun d’eux. En outre de cela, les plus diligents de ces écoliers pourraient copier, sur de petites ardoises, ces mêmes figures, et les emporter, pour les étudier chez eux, comme l’enfant qui commence à syllaber, étudie dans son<text:s/><text:span text:style-name="T79">abécédaire</text:span>, sans avoir près de lui le maître… et son fouet.</text:p><text:p text:style-name="P80">Voyez les planches<text:s/>[<text:a xlink:href="file:///D:/github/danse/src/renvoi_pl6" office:target-frame-name="_top" xlink:show="replace"><text:span text:style-name="Lienhypertexte">fig. </text:span><text:span text:style-name="T81">i</text:span><text:span text:style-name="Lienhypertexte"><text:s/>et 3, pl. VI</text:span></text:a>].</text:p><text:p text:style-name="Notedebasdepage">graphic<text:s/>blasis_traite-elementaire_img02</text:p></text:note-body></text:note></text:span>. Lorsqu’ils seront parvenus à s’assujettir à ce travail,<text:s/>que j’oserai dire mathématique,<text:s/>à cause de sa rigueur, ils seront sûrs de se bien placer, et ils donneront des preuves qu’ils sortent d’une bonne école, dans laquelle ils ont acquis un goût pur<text:span text:style-name="Appelnotedebasdep."><text:note text:note-class="footnote" text:id="_ftn7"><text:note-citation>7</text:note-citation><text:note-body><text:p text:style-name="Notedebasdepage"><text:s/>[NdA]<text:s/>J’ai préféré ce nouveau moyen, certainement plus sûr et plus efficace, à celui d’une longue et fatigante description des mouvements de la danse, qui ne ferait souvent qu’embarrasser et confondre l’esprit de l’élève. Les figures sont dessinées par M<text:span text:style-name="T82">r</text:span>. <text:span text:style-name="T83">Casartelli</text:span>, et gravées par M<text:span text:style-name="T84">r</text:span>. <text:span text:style-name="T85">Rados</text:span>.</text:p></text:note-body></text:note></text:span>.<text:bookmark-start text:name="bookmark12"/><text:bookmark-end text:name="bookmark12"/></text:p>
      <text:soft-page-break/>
      <text:p text:style-name="Corpsdetexte">[9]<text:bookmark-start text:name="bookmark13"/><text:bookmark-end text:name="bookmark13"/><text:s/>On ne saurait trop recommander aux jeunes gens qui se destinent à cet art<text:s/>d’imitation,<text:s/>la vue des chefs-d’œuvre de la peinture et de la sculpture, surtout dans l’antique :<text:s/>ces enfants immortels du génie des beaux-arts, ces modèles du beau idéal, formeront leur goût. Un danseur qui ne sait point se dessiner, et qui par conséquent manque de cette grâce qui séduit, qui charme, ne sera point regardé comme un artiste, et<text:s/><text:span text:style-name="T86">ne pourra jamais intéresser ni plaire</text:span>.</text:p>
      <text:h text:style-name="Titre1" text:outline-level="1"><text:bookmark-start text:name="bookmark14"/><text:bookmark-start text:name="bookmark15"/><text:bookmark-end text:name="bookmark14"/><text:bookmark-end text:name="bookmark15"/>Chapitre premier.<text:s/><text:line-break/>Instructions générales aux élèves</text:h>
      <text:p text:style-name="Corpsdetexte">[1]<text:s/>Jeunes gens, qui entreprenez la carrière de la danse, et qui<text:s/>désirez ardemment<text:span text:style-name="T87"><text:note text:note-class="footnote" text:id="_ftn8"><text:note-citation>8</text:note-citation><text:note-body><text:p text:style-name="Notedebasdepage"><text:s/>[NdA]<text:s/>Il faut se livrer avec transport à l’étude de l’art qu’on veut professer ; sans cela on sera confondu dans la foule des artistes médiocres, ou l’on manquera le but, sans jamais obtenir de succès.</text:p><text:p text:style-name="P88">« <text:span text:style-name="T89">Soyez plutôt maçon, si c’est votre talent.</text:span> »</text:p><text:p text:style-name="bibl"><text:span text:style-name="T90">Boileau</text:span>.</text:p><text:p text:style-name="Notedebasdepage">On ne deviendra jamais danseur sans le désir ardent de l’être.</text:p></text:note-body></text:note></text:span><text:s/>de la fournir<text:s/>et de voir couronner vos<text:s/>succès,<text:s/>livrez-vous<text:s/>aux soins d’un maître expérimenté dans son art<text:span text:style-name="Appelnotedebasdep."><text:note text:note-class="footnote" text:id="_ftn9"><text:note-citation>9</text:note-citation><text:note-body><text:p text:style-name="Notedebasdepage"><text:s/>[NdA]<text:s/>On ne saurait trop prendre de précautions en choisissant un maître. Tous ceux qui enseignent la danse ne sont pas sortis d’une bonne école, et très peu encore se sont distingués dans l’exécution de leur art. Un simple théoricien ne suffit pas pour l’exacte démonstration des principes de la danse. Des maîtres médiocres, au lieu d’augmenter le nombre des bons danseurs, ne font que le diminuer ; car tout dépend des premiers éléments ; un mauvais pli une fois pris, il est presque impossible de l’effacer. J’ai même vu parmi les bons maîtres quelques-uns avoir la manie d’innover, et se former diverses manières de démontrer et de faire exécuter, prétendant par là refondre les vrais documents de l’art, qu’ils ne faisaient que détruire.</text:p></text:note-body></text:note></text:span> ;<text:s/></text:p>
      <text:p text:style-name="quote.l">« <text:span text:style-name="T91">Chi ben<text:s/></text:span><text:span text:style-name="T92">principia ha la metà dell</text:span><text:span text:style-name="T93">’</text:span><text:span text:style-name="T94"><text:s/>opra</text:span> »</text:p>
      <text:p text:style-name="bibl"><text:span text:style-name="T95">Guarini</text:span>.</text:p>
      <text:p text:style-name="Corpsdetexte">[2]<text:s/><text:span text:style-name="T96">Armez-vous</text:span><text:span text:style-name="T97"><text:s/>de courage, et soyez constants au travail</text:span><text:span text:style-name="T98"> ;</text:span><text:span text:style-name="T99"><text:s/>je ne peux vous donner de meilleur conseil, dans cet art, que celui que donnait un grand peintre a ses élèves</text:span><text:span text:style-name="T100"> :</text:span></text:p>
      <text:p text:style-name="quote.l">« <text:span text:style-name="T101">Nulla dies sine linea.</text:span> »</text:p>
      <text:p text:style-name="noindent">ne restez pas vingt-quatre heures seulement sans vous exercer ;<text:s/>l’écolier qui interrompt ses études fréquemment, nuit considérablement à ses progrès, et ne pourra jamais<text:s/>acquérir ce qu’il aura perdu<text:span text:style-name="Appelnotedebasdep."><text:note text:note-class="footnote" text:id="_ftn10"><text:note-citation>10</text:note-citation><text:note-body><text:p text:style-name="Notedebasdepage"><text:s/>[NdA]<text:s/>Cependant un travail trop forcé est nuisible ; il énerve, et il peut être même préjudiciable à la santé.</text:p><text:p text:style-name="P102">« <text:span text:style-name="T103">L’excès en tout est un défaut.</text:span> »</text:p></text:note-body></text:note></text:span>. Soyez<text:s/>sobres ;<text:s/>ne vous livrez à aucun autre exercice qu’à celui de la danse ;<text:s/>ne vous abandonnez pas aux plaisirs ;<text:s/>pour être admis à la cour de Terpsicore, cette déesse exige qu’on se<text:s/>sacrifie entièrement à elle<text:span text:style-name="Appelnotedebasdep."><text:note text:note-class="footnote" text:id="_ftn11"><text:note-citation>11</text:note-citation><text:note-body><text:p text:style-name="Notedebasdepage"><text:s/>[NdA]<text:s/>L’escrime, l’équitation, la course, etc., sont des exercices contraires au danseur.</text:p></text:note-body></text:note></text:span>. Il est difficile de réussir dans notre art, qui<text:s/><text:soft-page-break/>présente bien des obstacles à surmonter ;<text:s/>car annonceriez-vous dès l’âge le plus<text:s/>tendre,<text:s/>des formes aussi belles,<text:s/>aussi parfaites que celles de l’<text:span text:style-name="title">Apollon</text:span><text:s/>ou de l’<text:span text:style-name="title">Antinoü</text:span><text:span text:style-name="title">s</text:span><text:span text:style-name="Appelnotedebasdep."><text:note text:note-class="footnote" text:id="_ftn12"><text:note-citation>12</text:note-citation><text:note-body><text:p text:style-name="Notedebasdepage"><text:s/>[NdA]<text:s/>L<text:span text:style-name="T104">’</text:span><text:span text:style-name="title">Apollon du Belvédère</text:span>, le<text:s/><text:span text:style-name="title">Laocoon</text:span>, la<text:s/><text:span text:style-name="title">Vénus de Médicis</text:span>, le<text:s/><text:span text:style-name="title">Mercure</text:span><text:s/>que l’on appelle l’<text:span text:style-name="title">Antinoüs</text:span>, et quelques autres chefs-d’œuvre les plus étonnants de la sculpture grecque, sont des modèles sublimes de la perfection des formes humaines et de l’expression la plus naturelle.</text:p><text:p text:style-name="P105">« <text:span text:style-name="T106">Spesso vinta da lor cedè natura.</text:span> »</text:p><text:p text:style-name="bibl"><text:span text:style-name="T107">Metastasio</text:span>.</text:p></text:note-body></text:note></text:span>, et joignissiez-vous à de si rares avantages les dispositions les plus heureuses, vous ne parviendrez qu’imparfaitement, sans un pénible travail, et sans une étude réfléchie sous<text:s/>la direction d’un bon maître<text:span text:style-name="Appelnotedebasdep."><text:note text:note-class="footnote" text:id="_ftn13"><text:note-citation>13</text:note-citation><text:note-body><text:p text:style-name="Notedebasdepage"><text:s/>[NdA]<text:s/>L’art de la danse est très exigeant : malgré les dons de la nature, qui lui sont nécessaires, on ne peut réussir complètement sans les raisons que j’ai données.</text:p><text:p text:style-name="quote.l">« <text:span text:style-name="T108">Non giova che tu sia bello e leggiadro :</text:span></text:p><text:p text:style-name="quote.l">« <text:span text:style-name="T109">Sotto quel bello son bruttezze ascose.</text:span> »</text:p><text:p text:style-name="bibl"><text:span text:style-name="T110">Riccoboni</text:span>.</text:p><text:p text:style-name="Notedebasdepage">Il faut travailler sans cesse et doubler l’exercice pour acquérir un vrai talent. Il faut encore étudier lors même qu’on sera tout à fait formé ; et il importe de se maintenir souvent en équilibre ; car sans cela on le perdrait. Dans l’art du chant la chose est différente ; une belle voix, de la facilité naturelle dans le gosier, et quelques années d’un travail peu fatigant, suffiront pour faire parvenir l’élève au but qu’il s’est proposé. Madame<text:s/><text:span text:style-name="T111">Catalani</text:span><text:s/>en offre un exemple fameux. Dans la musique, dans la peinture, etc., l’on n’a pas besoin d’un travail aussi opiniâtre pour conserver ce que l’on sait. L’art du danseur, comme tous ceux d’exercice, ne jouit pas de cet avantage.</text:p></text:note-body></text:note></text:span>.</text:p>
      <text:p text:style-name="Corpsdetexte">[3]<text:s/><text:span text:style-name="T112">Dans vos exercices, dans la<text:s/></text:span><text:span text:style-name="T113">leçon</text:span><text:span text:style-name="Appelnotedebasdep."><text:note text:note-class="footnote" text:id="_ftn14"><text:note-citation>14</text:note-citation><text:note-body><text:p text:style-name="Notedebasdepage"><text:s/>[NdA]<text:s/>Voyez la<text:s/><text:a xlink:href="file:///D:/github/danse/src/renvoi_9-n5" office:target-frame-name="_top" xlink:show="replace"><text:span text:style-name="Lienhypertexte">note (5) du chapitre IX</text:span></text:a>.</text:p></text:note-body></text:note></text:span><text:span text:style-name="T114">, soignez également vos jambes, de sorte que l’une dans son exécution ne le cède point</text:span><text:span text:style-name="T115"><text:s/></text:span><text:span text:style-name="T116">à l</text:span><text:span text:style-name="T117">’</text:span><text:span text:style-name="T118">autre. J’aime</text:span><text:span text:style-name="T119"><text:s/></text:span><text:span text:style-name="T120">à les voir</text:span><text:span text:style-name="T121"><text:s/></text:span><text:span text:style-name="T122">lutter</text:span><text:span text:style-name="T123"><text:s/></text:span><text:span text:style-name="T124">d’égale force</text:span><text:span text:style-name="T125">,</text:span><text:span text:style-name="T126"><text:s/>et que toutes deux me prouvent<text:s/></text:span><text:span text:style-name="T127">qu’elles</text:span><text:span text:style-name="T128"><text:s/>ont vaincu les grandes difficultés.</text:span><text:bookmark-start text:name="bookmark16"/><text:bookmark-end text:name="bookmark16"/><text:s/><text:span text:style-name="T129">Je compare le danseur qui ne danse que d’une<text:s/></text:span><text:span text:style-name="T130">jambe,</text:span><text:span text:style-name="T131"><text:s/>à un peintre qui ne saurait dessiner ses figures que d’un seul côté</text:span><text:span text:style-name="T132"> :</text:span><text:span text:style-name="T133"><text:s/>des danseurs et des peintres aussi bornés que<text:s/></text:span><text:span text:style-name="T134">ceux-là</text:span><text:span text:style-name="T135"><text:s/>dans leur art, ne pourront jamais être considérés comme des artistes.</text:span></text:p>
      <text:p text:style-name="Corpsdetexte">[4]<text:s/><text:span text:style-name="T136">Soignez la tenue du corps et le port des bras</text:span><text:span text:style-name="T137"> ;</text:span><text:span text:style-name="T138"><text:s/>il faut que leurs mou</text:span><text:span text:style-name="T139">vements</text:span><text:span text:style-name="T140"><text:s/></text:span><text:span text:style-name="T141">soient</text:span><text:span text:style-name="T142"><text:s/>doux, gracieux et toujours d’accord avec ceux des jambes. Il doit exister sans cesse une parfaite harmonie dans l</text:span><text:span text:style-name="T143">’</text:span><text:span text:style-name="T144">exécution entre toutes les parties du corps, et c’est cet ensemble charmant qui fera apprécier le mérite d’un véritable danseur.</text:span></text:p>
      <text:p text:style-name="Corpsdetexte">[5]<text:s/><text:span text:style-name="T145">Mettez tous vos soins à acquérir de l’aplomb et un parfait équilibr</text:span><text:span text:style-name="T146">e ;</text:span><text:span text:style-name="T147"><text:s/>attachez-vous à la correction et à la précision dans votre dans</text:span><text:span text:style-name="T148">e ;</text:span><text:span text:style-name="T149"><text:s/>que tous vos temps<text:s/></text:span><text:span text:style-name="T150">soient</text:span><text:span text:style-name="T151"><text:s/>réglés d</text:span><text:span text:style-name="T152">’</text:span><text:span text:style-name="T153">après les meilleurs principes que vous avez<text:s/></text:span><text:span text:style-name="T154">reçus,</text:span><text:span text:style-name="T155"><text:s/>et que l’exécution de vos pas soit toujours élégante et gracieuse.</text:span><text:span text:style-name="T156"><text:s/></text:span><text:span text:style-name="T157">Dessinez-vous avec<text:s/></text:span><text:span text:style-name="T158">goût</text:span><text:span text:style-name="T159"><text:s/>et<text:s/></text:span><text:span text:style-name="T160">naturellement,</text:span><text:span text:style-name="T161"><text:s/>dans la moindre des poses. Il faut que le danseur puisse, à chaque instant, servir de modèle au peintre et au sculpteur. C’est peut-être le plus haut<text:s/></text:span><text:span text:style-name="T162">degré</text:span><text:span text:style-name="T163"><text:s/>de perfection</text:span><text:bookmark-start text:name="bookmark17"/><text:bookmark-start text:name="bookmark18"/><text:bookmark-end text:name="bookmark17"/><text:bookmark-end text:name="bookmark18"/><text:s/><text:span text:style-name="T164">auq</text:span><text:span text:style-name="T165">uel doit atteindre l</text:span><text:span text:style-name="T166">’</text:span><text:span text:style-name="T167">artiste</text:span><text:span text:style-name="T168"><text:note text:note-class="footnote" text:id="_ftn15"><text:note-citation>15</text:note-citation><text:note-body><text:p text:style-name="Notedebasdepage"><text:s/>[NdA]<text:s/>À la fin d’un raisonnement académique sur la danse que j’eus avec M. <text:span text:style-name="T169">Gardel</text:span>, ce grand artiste m’a dit que pour connaître un bon danseur il fallait l’arrêter au moment d’une position, d’une attitude quelconque, et l’examiner : que l’œil même devait l’arrêter, pour ainsi dire, dans l’instant où il s’est enlevé, pour battre quelque Temps ; si alors cet artiste se trouve placé dans les vrais principes, et que son corps, ses bras, ses jambes forment un ensemble harmonieux, agréable et digne d’être dessiné, le danseur a réussi et mérite la palme. M. <text:span text:style-name="T170">Gardel</text:span><text:s/>par cette observation montre jusqu’où va son savoir et prouve combien l’art de la danse est difficile. Tous ceux qui professent cet état ne peuvent point dire<text:s/></text:p><text:p text:style-name="P171">« <text:span text:style-name="T172">Anch’ io son pittore.</text:span> »</text:p></text:note-body></text:note></text:span><text:span text:style-name="T173">. Mettez de l</text:span><text:span text:style-name="T174">’</text:span><text:span text:style-name="T175">expression, de<text:s/></text:span><text:span text:style-name="T176">l’âme</text:span><text:span text:style-name="T177">,<text:s/></text:span><text:soft-page-break/><text:span text:style-name="T178">de l</text:span><text:span text:style-name="T179">’</text:span><text:span text:style-name="T180">abandon dans vos<text:s/></text:span><text:span text:style-name="T181">attitudes,</text:span><text:span text:style-name="T182"><text:s/>dans vos<text:s/></text:span><text:span text:style-name="T183">arabesq</text:span><text:bookmark-start text:name="bookmark19"/><text:bookmark-end text:name="bookmark19"/><text:span text:style-name="T184">ues</text:span><text:span text:style-name="Appelnotedebasdep."><text:note text:note-class="footnote" text:id="_ftn16"><text:note-citation>16</text:note-citation><text:note-body><text:p text:style-name="Notedebasdepage"><text:s/>[NdA]<text:s/><text:span text:style-name="T185">Arabica ornamenta</text:span><text:s/>(latin), terme de peinture : ce sont ces ornements composés de plantes, d’arbustes, de branches légères et de fleurs, dont l’artiste forme des tableaux, et décore des compartiments, des frises ou des panneaux. Terme d’architecture : rinceaux d’où sortent des feuillages de caprice. On croit que ce goût a été apporté par les<text:s/><text:span text:style-name="T186">Maures</text:span>, ou<text:s/><text:span text:style-name="T187">Arabes</text:span>, d’où ce genre d’ornement a pris son nom.</text:p><text:p text:style-name="Notedebasdepage">Nos maîtres d’école de danse auront aussi introduit dans l’art cette expression, à raison des tableaux ressemblants aux arabesques de la peinture, par les groupes qu’ils ont formé de danseurs et de danseuses, s’entrelaçant de mille manières, avec des guirlandes, des couronnes, des cerceaux ornés de fleurs, et mélangés quelquefois d’instruments antiques propres à la pastorale ; et ces attitudes qui rappellent les belles Bacchantes que l’on voit sur les bas-reliefs antiques ; par leur légèreté presque aérienne, à laquelle se réunit eu même temps la vigueur et le contraste des oppositions, ont en quelque sorte rendu naturel à notre art le mot<text:s/><text:span text:style-name="T188">arabesque</text:span>. Je puis me flatter d’avoir été le premier à donner raison de cette expression, qui sans cela, placée dans notre bouche, pourrait apprêter à rire aux peintres, à qui elle avait appartenu toute entière.</text:p></text:note-body></text:note></text:span><text:span text:style-name="T189"><text:s/></text:span><text:span text:style-name="T190">et dans vos groupes</text:span><text:span text:style-name="T191"> ;</text:span></text:p>
      <text:p text:style-name="quote"><text:s/>« Siano le attitudini degli uomini con le loro membra in tal modo disposte, che con quelle si dimostri l’intenzione del<text:s/><text:bookmark-start text:name="bookmark22"/><text:bookmark-end text:name="bookmark22"/>loro animo<text:span text:style-name="Appelnotedebasdep."><text:note text:note-class="footnote" text:id="_ftn17"><text:note-citation>17</text:note-citation><text:note-body><text:p text:style-name="Notedebasdepage"><text:s/>[NdA]<text:s/><text:span text:style-name="title">Trattato della Pittura</text:span>. C’est, peut-être, le plus bel ouvrage que nous ayons sur cet art divin.<text:s/><text:span text:style-name="T192">Léonard de Vinci</text:span>, son auteur, fut un de ces êtres extraordinaires, qui sont si rarement privilégiés de la nature. II était musicien,<text:span text:style-name="T193"><text:s/></text:span>poète, mécanicien, géomètre, mathématicien, architecte, ingénieur hydraulique, excellent dans l’art de modeler les figures et l’un des plus grands peintres dont s’honore l’<text:span text:style-name="T194">Italie</text:span>. Son tableau de la ITA<text:span text:style-name="title">Cène</text:span>, qui n’est connu que sous son nom, est regardé comme l’un des chefs-d’œuvre de la peinture.</text:p></text:note-body></text:note></text:span>. »</text:p>
      <text:p text:style-name="Corpsdetexte">[6]<text:bookmark-start text:name="bookmark23"/><text:bookmark-end text:name="bookmark23"/><text:s/><text:span text:style-name="T195">Ces paroles du grand<text:s/></text:span><text:span text:style-name="T196">Léonard</text:span><text:span text:style-name="T197"><text:s/>doivent être gravées dans la m</text:span><text:span text:style-name="T198">émoire du danseur et du mime</text:span><text:span text:style-name="T199"><text:note text:note-class="footnote" text:id="_ftn18"><text:note-citation>18</text:note-citation><text:note-body><text:p text:style-name="quote.l"><text:s/>[NdA]<text:s/>« Les gestes et les pas, d’un mutuel accord,</text:p><text:p text:style-name="quote.l">« Peignent (<text:span text:style-name="T200">de l’âme</text:span>) la même ivresse et le même transport. »</text:p><text:p text:style-name="bibl"><text:span text:style-name="T201">Dorat</text:span>.</text:p></text:note-body></text:note></text:span><text:span text:style-name="T202">, aussi bien que dans celle du peintre qu’a voulu i</text:span><text:span text:style-name="T203">nstruire cet artiste sublime</text:span><text:span text:style-name="T204"><text:note text:note-class="footnote" text:id="_ftn19"><text:note-citation>19</text:note-citation><text:note-body><text:p text:style-name="Notedebasdepage"><text:s/>[NdA]<text:s/>Je pourrais ajouter que le danseur qui aura été assez heureux pour joindre à l’étude de son art celle du dessin, sous un maître éclairé, qui surtout l’applique à la connaissance du beau idéal, que ce danseur, dis-je, à mérite égal en dons naturels, et de ceux qu’il aura acquis dans une bonne école de danse, s’il est placé dans les mêmes circonstances que ses émules, aura toujours sur eux une grande supériorité.</text:p></text:note-body></text:note></text:span><text:span text:style-name="T205">.</text:span></text:p>
      <text:p text:style-name="Corpsdetexte">[7]<text:bookmark-start text:name="bookmark24"/><text:bookmark-end text:name="bookmark24"/><text:s/><text:span text:style-name="T206">Celui qui</text:span><text:span text:style-name="T207"><text:s/>aura mis en usage ces conseils</text:span><text:span text:style-name="T208">, sera en droit de<text:s/></text:span><text:span text:style-name="T209">plaire</text:span><text:span text:style-name="T210"><text:s/>et possédera tout le charme de son<text:s/></text:span><text:span text:style-name="T211">art</text:span><text:span text:style-name="T212"><text:s/>qui consiste à intéresser le spectateur, en lui faisant</text:span><text:span text:style-name="T213"><text:s/>éprouver de douces émotions</text:span><text:span text:style-name="T214"><text:s/>et en livrant son<text:s/></text:span><text:span text:style-name="T215">âme</text:span><text:span text:style-name="T216"><text:s/>au plaisir et à la joie.</text:span></text:p>
      <text:p text:style-name="Corpsdetexte">[8]<text:s/><text:span text:style-name="T217">Soyez vigoureux, mais sans roideu</text:span><text:span text:style-name="T218">r</text:span><text:span text:style-name="T219"> ;</text:span><text:span text:style-name="T220"><text:s/>que votre entrechat soit croisé, et passé avec franchise et netteté. Travaillez pour acquérir une élévation facile</text:span><text:span text:style-name="T221"> ;</text:span><text:span text:style-name="T222"><text:s/>c’est une belle qualité chez le<text:s/></text:span><text:span text:style-name="T223">danseur,</text:span><text:span text:style-name="T224"><text:s/>et qui lui est nécessaire pour l’exécution des temps de force et de vigueur. Si vous vous procurez de la vivacité, elle donnera du brillant à vos pas, et vous enchanterez les yeux. Soyez léger le plus que vous pourrez</text:span><text:span text:style-name="T225"> ;</text:span><text:span text:style-name="T226"><text:s/>le spectateur veut trouver dans un danseur quelque<text:s/></text:span><text:soft-page-break/><text:span text:style-name="T227">chose d’aérie</text:span><text:span text:style-name="T228">n</text:span><text:span text:style-name="T229"> ;</text:span><text:span text:style-name="T230"><text:s/>celui qui est pesant et lourd, ne produit qu’un vilain effet, et trop éloigné de ce que l’on attend de lui.<text:s/></text:span><text:span text:style-name="T231">Étu</text:span><text:span text:style-name="T232">diez le<text:s/></text:span><text:span text:style-name="T233">ballon</text:span><text:span text:style-name="T234"> ;</text:span><text:span text:style-name="T235"><text:s/>j’aime à vous voir parfois bondir dans un<text:s/></text:span><text:span text:style-name="T236">pas</text:span><text:span text:style-name="T237"><text:s/>et faire preuve d’agilité, de souplesse</text:span><text:span text:style-name="T238"> ;</text:span><text:span text:style-name="T239"><text:s/>que je puisse croire que vous effleurez à peine la<text:s/></text:span><text:span text:style-name="T240">terre,</text:span><text:span text:style-name="T241"><text:s/>que vous êtes prêt à vous envoler dans les airs.</text:span></text:p>
      <text:p text:style-name="Corpsdetexte">[9]<text:s/><text:span text:style-name="T242">Dans vos pirouettes observez l’équilibre le plus parfait, et soyez toujours bien placé en les commençant, en les tournant et en</text:span><text:span text:style-name="T243"><text:s/></text:span><text:span text:style-name="T244">les terminant. Arrêtez-les avec aplomb et assurance</text:span><text:span text:style-name="T245"> ;</text:span><text:span text:style-name="T246"><text:s/>que le dessin de la position de votre corps, de vos<text:s/></text:span><text:span text:style-name="T247">bras,</text:span><text:span text:style-name="T248"><text:s/>de vos jambes soit correct, et prononcé avec grâce. On ne saurait trop vous recommander de<text:s/></text:span><text:span text:style-name="T249">filer</text:span><text:span text:style-name="T250"><text:s/>délicatement la pirouette sur la point</text:span><text:span text:style-name="T251">e ;</text:span><text:span text:style-name="T252"><text:s/>ce qui présente la plus</text:span><text:span text:style-name="T253"><text:s/>agréable exécution, et en même<text:s/></text:span><text:span text:style-name="T254">temps la plus parfait</text:span><text:span text:style-name="T255">e ;</text:span><text:span text:style-name="T256"><text:s/>car rien n’est plus rebutant à voir qu</text:span><text:span text:style-name="T257">’</text:span><text:span text:style-name="T258">un mauvais danseur qui tournaille tantôt sur la pointe et tantôt sur le<text:s/></text:span><text:span text:style-name="T259">talon,</text:span><text:span text:style-name="T260"><text:s/>et qui sautille par secousses à chacun des tours de sa pirouette.</text:span></text:p>
      <text:p text:style-name="Corpsdetexte">[10]<text:s/><text:span text:style-name="T261">Il faut<text:s/></text:span><text:span text:style-name="T262">prouver,</text:span><text:span text:style-name="T263"><text:s/>par de la facilité et de l’aisance dans l’exécution générale de votre danse, que vous avez vaincu les plus grandes difficultés de votre art, et que cet exercice vous est naturel</text:span><text:span text:style-name="T264"> :</text:span><text:span text:style-name="T265"><text:s/>le comble<text:s/></text:span><text:span text:style-name="T266">de l</text:span><text:span text:style-name="T267">’</text:span><text:span text:style-name="T268">art est de cacher l</text:span><text:span text:style-name="T269">’</text:span><text:span text:style-name="T270">art</text:span><text:span text:style-name="T271"><text:note text:note-class="footnote" text:id="_ftn20"><text:note-citation>20</text:note-citation><text:note-body><text:p text:style-name="Notedebasdepage"><text:s/>[NdA]<text:s/><text:span text:style-name="T272">Riccoboni</text:span><text:s/>dans son<text:s/><text:span text:style-name="title">Arte rappresentativa</text:span> :</text:p><text:p text:style-name="quote.l">« …<text:s/><text:span text:style-name="T273">niente è più nocivo e più molesto</text:span></text:p><text:p text:style-name="quote.l">« ……<text:s/><text:span text:style-name="T274">che il far conoscer l’arte</text:span></text:p><text:p text:style-name="quote.l">« <text:span text:style-name="T275">In ciò che d’esser finto è manifesto.</text:span> »</text:p><text:p text:style-name="Notedebasdepage">Précepte excellent pour les acteurs de tout genre.<text:s/></text:p></text:note-body></text:note></text:span><text:span text:style-name="T276">. Une fois possesseur de cette qualité, qui est le dernier degré</text:span><text:span text:style-name="T277"><text:s/></text:span><text:span text:style-name="T278">de la perfection, vous réunirez tous les<text:s/></text:span><text:span text:style-name="T279">suffrages,</text:span><text:span text:style-name="T280"><text:s/>et mériterez le glorieux nom de grand artiste.</text:span></text:p>
      <text:p text:style-name="Corpsdetexte">[11]<text:s/><text:span text:style-name="T281">Voyez avec attention, examinez beaucoup, et avec<text:s/></text:span><text:span text:style-name="T282">maturité,</text:span><text:span text:style-name="T283"><text:s/>écoutez tous les avis</text:span><text:span text:style-name="T284"> ;</text:span><text:span text:style-name="T285"><text:s/>un mauvais danseur peut parfois avoir dans son exécution quelque chose de bon qui vous soit utile, et que vous ignoriez. Un figurant médiocre</text:span><text:span text:style-name="T286">,</text:span><text:span text:style-name="T287"><text:s/>et même un homme sans avoir un goût parfait</text:span><text:span text:style-name="T288">,</text:span><text:span text:style-name="T289"><text:s/>pourront vous donner un conseil salutair</text:span><text:span text:style-name="T290">e ;</text:span></text:p>
      <text:p text:style-name="quote.l">« Écoutez tout le monde, assidu consultant ;</text:p>
      <text:p text:style-name="quote.l">Un fat quelquefois ouvre un avis important. »</text:p>
      <text:p text:style-name="bibl"><text:span text:style-name="T291">Boileau</text:span>.</text:p>
      <text:p text:style-name="noindent">ce sera à vous ensuite à savoir en faire usage. Ne craignez pas de fatiguer votre maître par des demandes, par des questions ;<text:s/>raisonnez librement avec lui sur votre art ;<text:s/>dussiez-vous vous tromper, ne rougissez jamais de vos erreurs en le<text:s/>consultant,<text:s/>mais sachez profiter de ses conseils, et mettez-les aussitôt en<text:s/>exécution,<text:s/>pour les imprimer dans votre esprit.</text:p>
      <text:p text:style-name="quote.l">« ………<text:s/>Aimez qu’on vous censure,</text:p>
      <text:p text:style-name="quote.l">« Et, souple à la raison, corrigez sans murmure<text:span text:style-name="T292">.</text:span> »</text:p>
      <text:p text:style-name="bibl"><text:span text:style-name="T293">Boileau</text:span>.</text:p>
      <text:p text:style-name="Corpsdetexte">[12]<text:s/><text:span text:style-name="T294">Ne vous écartez jamais des vrais principes</text:span><text:span text:style-name="T295"> ;</text:span><text:span text:style-name="T296"><text:s/></text:span><text:span text:style-name="T297">soyez amant du beau</text:span><text:span text:style-name="T298">,</text:span><text:span text:style-name="T299"><text:s/>et gardez-vous de vous laisser entraîner par l</text:span><text:span text:style-name="T300">’</text:span><text:span text:style-name="T301">exe</text:span><text:span text:style-name="T302">mple de quelque mauvais danseur</text:span><text:span text:style-name="T303"><text:s/>qui sera en possession de plaire à un public aveuglé, par des tours de force, des gambades</text:span><text:span text:style-name="T304">,</text:span><text:span text:style-name="T305"><text:s/>et par de ridicules pirouettes. Le triomphe de ces misérables artistes ne sera pas de longue<text:s/></text:span><text:span text:style-name="T306">durée,</text:span></text:p>
      <text:p text:style-name="quote.l">«              …………<text:s/><text:span text:style-name="T307">Che non è assai</text:span></text:p>
      <text:p text:style-name="quote.l">« <text:span text:style-name="T308">Piacere a sciocchi o a qualche donnicciuola</text:span><text:span text:style-name="T309">.</text:span> »</text:p>
      <text:soft-page-break/>
      <text:p text:style-name="bibl"><text:span text:style-name="T310">Riccoboni</text:span>.</text:p>
      <text:p text:style-name="noindent">le bon et le vrai doivent l’emporter à la fin.</text:p>
      <text:p text:style-name="Corpsdetexte">[13]<text:s/><text:span text:style-name="T311">L’approbation et les suffrages des hommes qui se distinguent dans les arts</text:span><text:span text:style-name="T312">,</text:span><text:span text:style-name="T313"><text:s/>les seuls juges à considérer, doivent servir à perfectionner l’homme à talent, qui ne doit avoir que du mépris pour les louanges que les sots prodiguent au charlatanisme.</text:span></text:p>
      <text:p text:style-name="Corpsdetexte">[14]<text:s/><text:span text:style-name="T314">Appliquez-vous à ne pas confondre le genre</text:span><text:span text:style-name="T315"> ;</text:span><text:span text:style-name="T316"><text:s/>il n</text:span><text:span text:style-name="T317">’</text:span><text:span text:style-name="T318">y a rien de plus mauvais goût qu’un danseur d</text:span><text:span text:style-name="T319">’</text:span><text:span text:style-name="T320">une taille majestueuse</text:span><text:span text:style-name="T321"><text:s/>et propre au genre<text:s/></text:span><text:span text:style-name="T322">sérieux</text:span><text:span text:style-name="T323">, qui vient danser, dans un ballet comique, un pas villageoi</text:span><text:span text:style-name="T324">s :</text:span><text:span text:style-name="T325"><text:s/>comme il n’est aussi rien de plus ridicule qu</text:span><text:span text:style-name="T326">’</text:span><text:span text:style-name="T327">un danseur d’une<text:s/></text:span><text:span text:style-name="T328">très<text:s/></text:span><text:span text:style-name="T329">petite taille, d’une structure ramassée, qui a la prétention de s’affubler d’un habit héroïque, et qui cherche à se dessiner dans un<text:s/></text:span><text:span text:style-name="T330">adagio</text:span><text:span text:style-name="T331">.</text:span><text:span text:style-name="T332"><text:s/>Les anciens</text:span><text:span text:style-name="T333"><text:s/></text:span><text:span text:style-name="T334">eux-mêmes nous ont donné l</text:span><text:span text:style-name="T335">’</text:span><text:span text:style-name="T336">exemple de cette sévérité par la finesse de leur goût. Le trait suivant en fournit la preuve. Un mime d</text:span><text:span text:style-name="T337">’</text:span><text:span text:style-name="T338">une petite taille représentait à<text:s/></text:span><text:span text:style-name="T339">Antioche</text:span><text:span text:style-name="T340"><text:s/>le rôle d’</text:span><text:span text:style-name="T341">Hector</text:span><text:span text:style-name="T342"> </text:span><text:span text:style-name="T343">;</text:span><text:span text:style-name="T344"><text:s/>le public s</text:span><text:span text:style-name="T345">’</text:span><text:span text:style-name="T346">écria<text:s/></text:span><text:span text:style-name="T347">Astyanatem videmus, ubi Hector est</text:span><text:span text:style-name="T348"> </text:span><text:span text:style-name="T349">?</text:span><text:span text:style-name="Appelnotedebasdep."><text:note text:note-class="footnote" text:id="_ftn21"><text:note-citation>21</text:note-citation><text:note-body><text:p text:style-name="Notedebasdepage"><text:s/>[NdA]<text:s/>Je ne blâme vraiment la confusion des genres, que parce que des artistes médiocres, voulant singer le plus cher des favoris de Terpsicore, ne font autre chose qu’anéantir et dégrader l’art de la danse. Je veux bien que celui qui a la stature et qui possède les dispositions et les moyens qui ont distingué, plus que tout autre, M. <text:span text:style-name="T350">Vestris</text:span>, se livre à tous les genres ; le travail et les bonnes leçons le feront parvenir ; mais que celui qui est doué d’une taille avantageuse adopte absolument la danse noble, et que celui qui n’a qu’une taille moyenne, se livre au demi-caractère, aux pas d’agilité et au genre pastoral. Il faut aussi que les danseurs costumés à la grecque ou à la romaine, dansent différemment lorsqu’ils portent un habit moderne ou celui d’un villageois.</text:p></text:note-body></text:note></text:span><text:span text:style-name="T351"><text:s/></text:span><text:span text:style-name="T352">Ce serait une chose plaisante que celle de voir un mime représentant l’un des plus illustres personnages de l’antiquité, avec les manières naïves et badines qui caractérisent</text:span><text:span text:style-name="T353"><text:s/></text:span><text:span text:style-name="T354">l</text:span><text:span text:style-name="T355">’</text:span><text:span text:style-name="T356">habitant des campagnes. Le danseur et le mime doivent consulter leur physique et leurs habitudes corporelles pour se couvrir du costume des<text:s/></text:span><text:span text:style-name="T357">différents</text:span><text:span text:style-name="T358"><text:s/>personnages</text:span><text:span text:style-name="T359"><text:s/>qu’ils veulent représenter.</text:span></text:p>
      <text:p text:style-name="quote.l">« Tout sujet doit avoir sa couleur et son nom. »</text:p>
      <text:p text:style-name="bibl"><text:span text:style-name="T360">Horace</text:span>.</text:p>
      <text:p text:style-name="Corpsdetexte">[15]<text:s/><text:span text:style-name="T361">Les plus grands<text:s/></text:span><text:span text:style-name="T362">artistes,</text:span><text:span text:style-name="T363"><text:s/>soit peintres</text:span><text:span text:style-name="T364">,</text:span><text:span text:style-name="T365"><text:s/>soit<text:s/></text:span><text:span text:style-name="T366">poètes,</text:span><text:span text:style-name="T367"><text:s/>ou musiciens,</text:span><text:span text:style-name="T368"><text:s/>se sont bien gardé</text:span><text:span text:style-name="T369">s de confondre le caractère et l’expression des divers personnages</text:span><text:span text:style-name="T370"> ;</text:span><text:span text:style-name="T371"><text:s/>ils se sont toujours attachés à la distinction<text:s/></text:span><text:span text:style-name="T372">ces</text:span><text:span text:style-name="T373"><text:s/>genres. En les imitant</text:span><text:span text:style-name="T374">,</text:span><text:span text:style-name="T375"><text:s/>faites preuve d’un bon goût, et vous serez alors des artistes.</text:span></text:p>
      <text:p text:style-name="Corpsdetexte">[16]<text:s/><text:span text:style-name="T376">Étudiez</text:span><text:span text:style-name="T377"><text:s/>bien la composition des pas</text:span><text:span text:style-name="T378"><text:note text:note-class="footnote" text:id="_ftn22"><text:note-citation>22</text:note-citation><text:note-body><text:p text:style-name="Notedebasdepage"><text:s/>[NdA]<text:s/>Le Pas se prend en général pour une composition faite sur un air ; ainsi on dit : il a fait un beau pas sur une telle<text:s/><text:span text:style-name="T379">chaconne</text:span>, sur une telle<text:s/><text:span text:style-name="T380">gigue</text:span>. On fait des pas pour être exécutés par plusieurs personnes ; des Pas de deux, de trois, de quatre, de cinq, etc.</text:p></text:note-body></text:note></text:span><text:span text:style-name="T381"> :</text:span><text:span text:style-name="T382"><text:s/>cherchez la nouveauté dans les<text:s/></text:span><text:span text:style-name="T383">enchaînements,</text:span><text:span text:style-name="T384"><text:s/>dans les figures, dans les a</text:span><text:span text:style-name="T385">ttitudes et dans les groupes</text:span><text:span text:style-name="T386"><text:note text:note-class="footnote" text:id="_ftn23"><text:note-citation>23</text:note-citation><text:note-body><text:p text:style-name="quote"><text:s/>[NdA]<text:s/>« La variété est un des charmes de la nature ; et vous ne pouvez plaire longtemps aux spectateurs qu’en variant vos<text:s/>compositions. »</text:p><text:p text:style-name="bibl"><text:span text:style-name="T387">Dauberval</text:span>.</text:p><text:p text:style-name="Notedebasdepage">Les enchaînements sont innombrables. Chaque danseur a sa manière particulière d’allier et de varier ses temps (<text:span text:style-name="T388">a</text:span>) et ses pas (<text:span text:style-name="T389">b</text:span>). Chaque danseur doit avoir son style. Soyez original, si vous aspirez à être un jour quelque chose. Sans cela, soyez sûr de n’être jamais rien.</text:p><text:p text:style-name="quote">« Il en est de la danse comme de la<text:s/>musique, et des danseurs comme des musiciens ; notre art n’est pas plus riche en pas fondamentaux que la musique l’est en notes ; mais nous avons des octaves, des rondes, des blanches, des noires, des croches, des temps à compter, et une mesure à suivre ; ce mélange d’un petit nombre de pas et d’une petite quantité de notes, offre une multitude d’enchaînements et de traits variés ; le goût et le génie trouvent toujours une source de nouveautés en arrangeant et en retournant cette petite portion de notes et de pas de mille sens et de mille manières différentes ; ce sont donc ces pas lents et soutenus, ces pas vifs, précipités, et ces temps plus ou moins ouverts, qui forment cette diversité continuelle (<text:span text:style-name="T390">c</text:span>). »</text:p><text:p text:style-name="bibl">[NdE J. G. <text:span text:style-name="T391">Noverre</text:span>,<text:s/>art. « Courante »,<text:s/><text:span text:style-name="title">Encyclopédie méthodique. Arts académiques</text:span><text:span text:style-name="T392">, Paris, Panckoucke, Liège, Plomteux, 1786, p. </text:span><text:a xlink:href="https://gallica.bnf.fr/ark:/12148/bpt6k9779019b/f432.item" office:target-frame-name="_top" xlink:show="replace"><text:span text:style-name="Lienhypertexte">416</text:span></text:a> ; voir<text:s/><text:span text:style-name="title">Lettres sur la danse</text:span>, XII,<text:s/><text:a xlink:href="file:///D:/github/danse/src/renvoi_noverre-1760-360" office:target-frame-name="_top" xlink:show="replace"><text:span text:style-name="Lienhypertexte">éd. de 1760, p. 360-361</text:span></text:a>.]</text:p><text:p text:style-name="Notedebasdepage"><text:s/>(<text:span text:style-name="T393">a</text:span>) On appelle temps un mouvement de jambe.</text:p><text:p text:style-name="Notedebasdepage"><text:span text:style-name="T394">(</text:span><text:span text:style-name="T395">b</text:span><text:span text:style-name="T396">)</text:span><text:span text:style-name="T397"><text:s/></text:span><text:span text:style-name="T398">Pas</text:span><text:span text:style-name="T399"><text:s/>se dit des différentes manières de former et de conduire<text:s/></text:span><text:span text:style-name="T400">ses pas</text:span><text:span text:style-name="T401">, en marchant et en sautant, soit en face ou en tournant.</text:span></text:p><text:p text:style-name="Notedebasdepage"><text:span text:style-name="T402">(</text:span><text:span text:style-name="T403">c</text:span><text:span text:style-name="T404">) Ces notes marquées avec des guillemets sont extraites de<text:s/></text:span><text:span text:style-name="T405">l’ITA</text:span><text:span text:style-name="T406">Encyclopédie</text:span><text:span text:style-name="T407"> ; l’article qui les a fourni, est le seul de l’ouvrage où l’on traite de la danse, qui puisse être utile aux jeunes danseurs d’aujourd’hui. Ces observations, à l’égard du mécanisme de certaines parties de l’art, et surtout celles faites sur les constructions physiques des sujets, sont remplies de justesse.)</text:span></text:p></text:note-body></text:note></text:span><text:span text:style-name="T408">. En composant</text:span><text:bookmark-start text:name="bookmark28"/><text:bookmark-start text:name="bookmark29"/><text:bookmark-end text:name="bookmark28"/><text:bookmark-end text:name="bookmark29"/><text:span text:style-name="T409">, en<text:s/></text:span><text:span text:style-name="T410">réglant soyez<text:s/></text:span><text:soft-page-break/><text:span text:style-name="T411">peintre</text:span><text:span text:style-name="T412"> ;</text:span><text:span text:style-name="T413"><text:s/>que tout dans votre tableau soit en<text:s/></text:span><text:span text:style-name="T414">harmonie,</text:span><text:span text:style-name="T415"><text:s/>et que les effets</text:span><text:span text:style-name="T416"><text:s/></text:span><text:bookmark-start text:name="bookmark30"/><text:bookmark-start text:name="bookmark31"/><text:bookmark-end text:name="bookmark30"/><text:bookmark-end text:name="bookmark31"/><text:span text:style-name="T417">principaux ai</text:span><text:span text:style-name="T418">ent une vive expression qu’accompagne une<text:s/></text:span><text:span text:style-name="T419">grâce</text:span><text:span text:style-name="T420"><text:s/>séduisante. La musique doit être sans cesse d’accord avec votre<text:s/></text:span><text:bookmark-start text:name="bookmark32"/><text:bookmark-end text:name="bookmark32"/><text:span text:style-name="T421">danse</text:span><text:span text:style-name="T422"> ;</text:span><text:span text:style-name="T423"><text:s/>c’est cet ensemble charmant, qui entraîne tous les cœurs</text:span><text:span text:style-name="T424"><text:note text:note-class="footnote" text:id="_ftn24"><text:note-citation>24</text:note-citation><text:note-body><text:p text:style-name="Notedebasdepage"><text:s/>[NdA]<text:s/>Ce charme qui naît de l’harmonie des mouvements de la musique et des mouvements du danseur, enchaîne ceux même qui ont l’oreille la plus ingrate et la moins susceptible de l’impression de la musique.</text:p><text:p text:style-name="quote">« Ces deux arts sont frères, et se tiennent par la main ; les accents tendres et harmonieux de l’un excitent les mouvements agréables et expressifs de l’autre ; leurs effets réunis offrent aux yeux et aux oreilles des tableaux animés ; ces sons portent au cœur les images intéressantes qui les ont affectés ; le cœur les communique à l’âme ; et le plaisir qui résulte de l’harmonie et de l’intelligence de ces deux arts, enchaîne le spectateur, et lui fait éprouver ce que la volupté a de plus séduisant. »</text:p><text:p text:style-name="bibl">[NdE J. G. <text:span text:style-name="T425">Noverre</text:span>,<text:s/>art. « Courante »,<text:s/><text:span text:style-name="title">Encyclopédie méthodique. Arts académiques</text:span><text:span text:style-name="T426">, Paris, Panckoucke, Liège, Plomteux, 1786, p. </text:span><text:a xlink:href="https://gallica.bnf.fr/ark:/12148/bpt6k9779019b/f432.item" office:target-frame-name="_top" xlink:show="replace"><text:span text:style-name="Lienhypertexte">416</text:span></text:a> ; voir<text:s/><text:span text:style-name="title">Lettres sur la danse</text:span>, XII,<text:s/><text:a xlink:href="file:///D:/github/danse/src/renvoi_noverre-1760-356" office:target-frame-name="_top" xlink:show="replace"><text:span text:style-name="Lienhypertexte">éd. de 1760, p. 356</text:span></text:a>.]</text:p><text:p text:style-name="quote">La musique d’un<text:s/><text:span text:style-name="T427">pas</text:span><text:s/>ou d’un ballet doit avoir encore plus de cadence et d’accent que la musique vocale, parce qu’elle est chargée de signifier plus de choses ; que c’est à elle seule d’inspirer au danseur, au mime, la chaleur et l’expression que le chanteur peut tirer des paroles, et qu’il faut de plus qu’elle supplée dans le langage de l’âme et des expressions tout ce que la danse ne peut dire aux yeux du spectateur</text:p><text:p text:style-name="bibl">(J.-J. <text:span text:style-name="T428">Rousseau</text:span>,<text:s/><text:span text:style-name="title">Dict. de Musique</text:span>).</text:p><text:p text:style-name="Notedebasdepage">La pantomime exprime beaucoup sans doute, mais sans l’accent et le sentiment des sons mélodieux de la musique, elle ne peut nous toucher et nous émouvoir entièrement.</text:p></text:note-body></text:note></text:span><text:span text:style-name="T429">.</text:span></text:p>
      <text:p text:style-name="Corpsdetexte">[17]<text:bookmark-start text:name="bookmark33"/><text:bookmark-end text:name="bookmark33"/><text:s/><text:span text:style-name="T430">Je terminerai mes instructions par recommander aux jeunes élèves l’étude indispensable du dessin et de la musique</text:span><text:span text:style-name="T431"> ;</text:span><text:span text:style-name="T432"><text:s/>rien ne sera plus utile à leur art. Dessinateurs, ils y gagneront des manières gracieuses et élégantes de se poser, de se développer avec</text:span><text:bookmark-start text:name="bookmark34"/><text:bookmark-end text:name="bookmark34"/><text:span text:style-name="T433"><text:s/></text:span><text:span text:style-name="T434">aisanc</text:span><text:span text:style-name="T435">e :</text:span><text:span text:style-name="T436"><text:s/>music</text:span><text:span text:style-name="T437">iens, ils auront un tact plus sû</text:span><text:span text:style-name="T438">r qu’aucun autr</text:span><text:span text:style-name="T439">e ;</text:span><text:span text:style-name="T440"><text:s/>leur oreille les rendra maîtres du<text:s/></text:span><text:soft-page-break/><text:span text:style-name="T441">mouvement, de l</text:span><text:span text:style-name="T442">a mesure, et leurs pas cadencés</text:span><text:span text:style-name="T443"><text:note text:note-class="footnote" text:id="_ftn25"><text:note-citation>25</text:note-citation><text:note-body><text:p text:style-name="quote"><text:s/>[NdA]<text:s/>La cadence (<text:span text:style-name="T444">a</text:span>) est une qualité de la bonne musique qui donne à ceux qui l’exécutent un sentiment vif de la mesure, en sorte qu’ils la marquent et la sentent tomber à propos, sans qu’ils y pensent, et comme par un instinct. Cette qualité est surtout<text:s/>requise<text:s/>dans les airs à danser.<text:s/><text:span text:style-name="T445">Ce<text:s/></text:span><text:span text:style-name="T446">menuet</text:span><text:span text:style-name="T447"><text:s/>marque bien la cadenc</text:span>e (<text:span text:style-name="T448">b</text:span>),<text:s/><text:span text:style-name="T449">cette<text:s/></text:span><text:span text:style-name="T450">chaconne</text:span><text:span text:style-name="T451"><text:s/>manque de cadence</text:span>.</text:p><text:p text:style-name="quote"><text:span text:style-name="T452">Cadence</text:span><text:s/>signifie encore la conformité des pas du danseur avec la mesure marquée par l’instrument. Mais il faut observer que la<text:s/><text:span text:style-name="T453">cadence</text:span><text:s/>ne se<text:s/>marque<text:s/>pas toujours comme se bat la mesure. Ainsi le maître de musique marque le mouvement du<text:s/><text:span text:style-name="T454">menuet</text:span><text:s/>en frappant au commencement de chaque mesure ; au lieu que le maître à danser ne bat que de deux en deux mesures, parce qu’il en faut autant pour former les quatre pas du<text:s/><text:span text:style-name="T455">menuet</text:span>.</text:p><text:p text:style-name="bibl">(J.-J. <text:span text:style-name="T456">Rousseau</text:span>,<text:s/><text:span text:style-name="title">Dict. de Musique</text:span>).</text:p><text:p text:style-name="Notedebasdepage">(<text:span text:style-name="T457">a</text:span>)<text:span text:style-name="T458"><text:s/></text:span>On appelle aussi<text:s/><text:span text:style-name="T459">cadence</text:span><text:s/>ce battement de gosier, que les<text:s/><text:span text:style-name="T460">Italiens</text:span><text:s/>appellent<text:s/><text:span text:style-name="T461">trillo</text:span>. Les finales des phrases musicales s’appellent<text:s/><text:span text:style-name="T462">cadences</text:span>.</text:p><text:p text:style-name="Notedebasdepage">(<text:span text:style-name="T463">b</text:span>)<text:span text:style-name="T464"><text:s/></text:span>Le<text:s/><text:span text:style-name="T465">Menuet</text:span>, la<text:s/><text:span text:style-name="T466">Chaconne</text:span><text:s/>et la<text:s/><text:span text:style-name="T467">Gigue</text:span>, sont les plus beaux genres de pas de la danse de nos anciens maîtres.</text:p></text:note-body></text:note></text:span><text:span text:style-name="T468"><text:s/></text:span><text:span text:style-name="T469">se marieront parfaitement</text:span><text:span text:style-name="T470"><text:s/></text:span><text:bookmark-start text:name="bookmark35"/><text:bookmark-start text:name="bookmark36"/><text:bookmark-end text:name="bookmark35"/><text:bookmark-end text:name="bookmark36"/><text:span text:style-name="T471">au rythme de l</text:span><text:span text:style-name="T472">’</text:span><text:span text:style-name="T473">air</text:span><text:span text:style-name="Appelnotedebasdep."><text:note text:note-class="footnote" text:id="_ftn26"><text:note-citation>26</text:note-citation><text:note-body><text:p text:style-name="quote"><text:s/>[NdA]<text:s/>Rythme c’est, dans la définition la plus générale, la proportion qu’ont entre elles les parties d’un même tout. C’est en musique la différence du mouvement qui résulte de la vitesse ou de la lenteur, de la longueur ou de la brièveté des temps.</text:p><text:p text:style-name="quote">C’est la<text:s/>définition<text:s/>de<text:s/><text:span text:style-name="T474">Platon</text:span>.</text:p><text:p text:style-name="bibl">(J.-J. <text:span text:style-name="T475">Rousseau</text:span>,<text:s/><text:span text:style-name="title">Dict. de Musique</text:span>.)</text:p><text:p text:style-name="quote"><text:span text:style-name="T476">Ritmo</text:span>, voce greca che significa<text:s/><text:span text:style-name="T477">numero</text:span>. « Il numero si forma della distinzione, o battuta degl’ intervalli eguali o diversi. »</text:p><text:p text:style-name="bibl"><text:span text:style-name="T478">Cicerone</text:span>.</text:p><text:p text:style-name="P479">Il ritmo è la più sensibile distinzione dei componimenti musicali : poiché le infinite diverse combinazioni de’ vari tempi, de’ quali esso variamente si forma, producono le sensibili infinite diversità d’una dall’altra aria, o dell’uno dall’altro motivo, pensiero, idea, soggetto, o comunque voglia chiamarsi, e per ciò disse<text:s/><text:span text:style-name="T480">Virgilio</text:span> :</text:p><text:p text:style-name="P481">« Dell’aria io ben mi sovverrei<text:s/>se in mente avessi le parole. »</text:p><text:p text:style-name="P482">Con cotesto<text:s/><text:span text:style-name="T483">numero</text:span><text:s/>o sia ritmo (che noi sogliamo regolare con la battuta),<text:s/><text:span text:style-name="T484">possono i ballerini, senza soccorso di armonia</text:span><text:s/>(cioè di canto o di suono),<text:s/><text:span text:style-name="T485">eseguire le loro imitazioni</text:span>. E per ciò<text:s/><text:span text:style-name="T486">Ovidio</text:span><text:s/>chiama non già<text:s/><text:span text:style-name="T487">armoniose</text:span>, ma bensì<text:s/><text:span text:style-name="T488">numerose</text:span><text:s/>le braccia di un’eccellente ballerina.</text:p><text:p text:style-name="P489">« Quella incanta col gesto, a tempo alterna</text:p><text:p text:style-name="P490">« Le braccia<text:s/>numerose : e il molle fianco</text:p><text:p text:style-name="P491">« Con arte<text:s/>lusinghiera inclina e volge. »</text:p><text:p text:style-name="P492">(<text:span text:style-name="T493">Metastasio</text:span>,<text:s/><text:span text:style-name="title">Consideraz. sulla Poet. d’Aristot.</text:span>).</text:p></text:note-body></text:note></text:span><text:span text:style-name="T494">. Ils trouveront aussi plus de facilité s’ils veulent composer,</text:span><text:span text:style-name="T495"><text:s/></text:span><text:bookmark-start text:name="bookmark37"/><text:bookmark-end text:name="bookmark37"/><text:span text:style-name="T496">et leurs compositions ne manqueront pas d’être plus correctes.</text:span></text:p>
      <text:p text:style-name="quote.l">« ……………<text:s/>Terpsicore<text:span text:style-name="Appelnotedebasdep."><text:note text:note-class="footnote" text:id="_ftn27"><text:note-citation>27</text:note-citation><text:note-body><text:p text:style-name="Notedebasdepage"><text:s/>[NdA]<text:s/>Le nom de cette Muse qui préside à la danse est composé de deux mots grecs, dont le premier (terpein) signifie<text:s/><text:span text:style-name="T497">réjouir</text:span>, et l’autre (choros)<text:s/><text:span text:style-name="T498">chœur</text:span>, danse.</text:p><text:p text:style-name="quote.l">« Terpsicore excitée, au bruit des instruments</text:p><text:p text:style-name="quote.l">« Joint à des pas<text:s/>légers de justes mouvements. »</text:p><text:p text:style-name="bibl"><text:span text:style-name="T499">Danchet</text:span>.</text:p></text:note-body></text:note></text:span>…</text:p>
      <text:soft-page-break/>
      <text:p text:style-name="quote.l">« D’Euterpe<text:span text:style-name="Appelnotedebasdep."><text:note text:note-class="footnote" text:id="_ftn28"><text:note-citation>28</text:note-citation><text:note-body><text:p text:style-name="Notedebasdepage"><text:s/>[NdA]<text:s/>Le nom d’Euterpe, du grec (Eu, terpein)<text:s/><text:span text:style-name="T500">Bien</text:span>,<text:s/><text:span text:style-name="T501">Charmer</text:span>, signifie<text:s/><text:span text:style-name="T502">plaisir</text:span> : cette Muse préside à la musique.</text:p><text:p text:style-name="quote.l">« Euterpe a de la flûte animé les doux sons,</text:p><text:p text:style-name="quote.l">« Aux plaisirs innocents consacré ses chansons. »</text:p><text:p text:style-name="bibl"><text:span text:style-name="T503">Danchet</text:span>.</text:p></text:note-body></text:note></text:span><text:s/>aimable sœur, comme Euterpe on<text:s/>l’encense,</text:p>
      <text:p text:style-name="quote.l">« Et mariant sa marche au son des instruments,</text:p>
      <text:p text:style-name="quote.l">« Elle a le même trône, et les mêmes amants.</text:p>
      <text:p text:style-name="quote.l">« L’illusion la suit ;<text:s/>éloquente et muette,</text:p>
      <text:p text:style-name="quote.l">« Elle est des passions la mobile<text:s/>interprète<text:span text:style-name="Appelnotedebasdep."><text:note text:note-class="footnote" text:id="_ftn29"><text:note-citation>29</text:note-citation><text:note-body><text:p text:style-name="quote"><text:s/>[NdA]<text:s/>La pantomime exprime avec rapidité les mouvements de l’âme ; elle est le langage de tous les peuples, de tous les âges, de tous les temps ; elle peint même mieux que la parole, une douleur extrême, ou une joie excessive.</text:p><text:p text:style-name="bibl"><text:span text:style-name="T504">Dauberval</text:span>.</text:p><text:p text:style-name="quote.l">« Polymnie (<text:span text:style-name="T505">a</text:span>) a du geste enseigné le langage,</text:p><text:p text:style-name="quote.l">« Et l’art de s’exprimer des yeux et du visage. »</text:p><text:p text:style-name="bibl"><text:span text:style-name="T506">Danchet</text:span>.</text:p><text:p text:style-name="Notedebasdepage">(<text:span text:style-name="T507">a</text:span>)<text:span text:style-name="T508"><text:s/></text:span>Cette Muse inventa aussi la Chironomie, qui signifie art de faire avec grâce les gestes et les mouvements du corps, de<text:s/><text:span text:style-name="T509">cheir</text:span>, main, et de<text:s/><text:span text:style-name="T510">nomos</text:span>, loi.</text:p></text:note-body></text:note></text:span> :</text:p>
      <text:p text:style-name="quote.l">« Elle parle à mon<text:s/>âme, elle parle à mes sens,</text:p>
      <text:p text:style-name="quote.l">« Et je vois dans ses yeux des tableaux<text:s/>agissants.</text:p>
      <text:p text:style-name="quote.l">« Le voile ingénieux de ses allégories</text:p>
      <text:p text:style-name="quote.l">« Cache des vérités par ce voile embellies.</text:p>
      <text:p text:style-name="quote.l">« Rivale de l’histoire, elle raconte aux yeux :</text:p>
      <text:p text:style-name="quote.l">« Je revois les amours, les faits de nos aïeux :</text:p>
      <text:p text:style-name="quote.l">« Elle sait m’inspirer leur belliqueuse ivresse.</text:p>
      <text:p text:style-name="quote.l">« J’admire leurs exploits, et je plains leur faiblesse<text:span text:style-name="Appelnotedebasdep."><text:note text:note-class="footnote" text:id="_ftn30"><text:note-citation>30</text:note-citation><text:note-body><text:p text:style-name="Notedebasdepage"><text:s/>[NdA]<text:s/><text:span text:style-name="T511">Dorat</text:span><text:s/>a fait avec justice l’éloge de la danse, de la pantomime et du ballet, où :</text:p><text:p text:style-name="quote.l">« Là pour nous enchanter tout est mis en usage,</text:p><text:p text:style-name="quote.l">« Tout prend un corps, une âme, un esprit, un visage. »</text:p><text:p text:style-name="Notedebasdepage">Le poète a rendu hommage à l’art choréographique des<text:s/><text:span text:style-name="T512">Noverre</text:span>, des<text:s/><text:span text:style-name="T513">Dauberval</text:span><text:s/>et des<text:s/><text:span text:style-name="T514">Gardel</text:span>, dont l’origine, ainsi que celle des Opéras et des spectacles, se doit à<text:s/><text:span text:style-name="T515">Bergonce de Botta</text:span>, gentilhomme de<text:s/><text:span text:style-name="T516">Lombardie</text:span>, qui signala son goût par une fête éclatante qu’il prépara dans<text:s/><text:span text:style-name="T517">Tortone</text:span><text:s/>pour<text:s/><text:span text:style-name="T518">Galeas, duc de Milan</text:span>, et pour<text:s/><text:span text:style-name="T519">Isabelle d’Aragon</text:span>, sa nouvelle épouse. Ce fut vers la fin du<text:s/><text:span text:style-name="T520">xv</text:span><text:span text:style-name="T521">e</text:span> siècle. (Voyez ITA<text:a xlink:href="file:///D:/github/danse/src/renvoi-encyclopedie-ballet" office:target-frame-name="_top" xlink:show="replace"><text:span text:style-name="Lienhypertexte">Art. Ballet, ITAEncyclopédie</text:span></text:a>).</text:p></text:note-body></text:note></text:span>… »</text:p>
      <text:p text:style-name="bibl"><text:span text:style-name="T522">Dorat</text:span>.</text:p>
      <text:h text:style-name="Titre1" text:outline-level="1"><text:bookmark-start text:name="bookmark39"/><text:bookmark-end text:name="bookmark39"/><text:soft-page-break/>Chapitre second.<text:s/><text:line-break/>Étude des jambes</text:h>
      <text:p text:style-name="Corpsdetexte">[1]<text:s/><text:span text:style-name="T523">L</text:span><text:span text:style-name="T524">’</text:span><text:span text:style-name="T525">é</text:span><text:span text:style-name="T526">tude principale qu’exigent les jambes</text:span><text:span text:style-name="T527">,</text:span><text:span text:style-name="T528"><text:s/></text:span><text:span text:style-name="T529">est celle de parvenir à les tourner entièrement. Tâchez d’acquérir de la facilité dans les<text:s/></text:span><text:span text:style-name="T530">hanches,</text:span><text:span text:style-name="T531"><text:s/>pour que le mouvement des cuisses soit libre, et pour que les genoux se placent en dehors</text:span><text:span text:style-name="T532"> ;</text:span><text:span text:style-name="T533"><text:s/>les développés seront faits avec aisance et grâce. Un exercice continuel et raisonné vous y fera parvenir.</text:span></text:p>
      <text:p text:style-name="Corpsdetexte">[2]<text:s/><text:span text:style-name="T534">Un danseur qui<text:s/></text:span><text:span text:style-name="T535">n</text:span><text:span text:style-name="T536">’</text:span><text:span text:style-name="T537">est pas en dehors</text:span><text:span text:style-name="T538"><text:s/>dans toutes ces parties, et qui est serré des hanches, n’est pas beaucoup<text:s/></text:span><text:span text:style-name="T539">estimé,</text:span><text:span text:style-name="T540"><text:s/>et l’exécution de sa danse perd de son prix.</text:span></text:p>
      <text:p text:style-name="Corpsdetexte">[3]<text:s/><text:span text:style-name="T541">Il y a des jeunes gens qui sont disposés</text:span><text:span text:style-name="T542"><text:s/></text:span><text:span text:style-name="T543">naturellement<text:s/></text:span><text:span text:style-name="T544">en dehors</text:span><text:span text:style-name="T545"> ;</text:span><text:span text:style-name="T546"><text:s/>qui ont les hanches ouvertes, les genoux et les pieds tournés en dehors</text:span><text:span text:style-name="T547"> ;</text:span><text:span text:style-name="T548"><text:s/>ces principales qualités facilitent l’étude du danseur, et il réussira avec beaucoup d’avantage</text:span><text:span text:style-name="T549"> ;</text:span><text:span text:style-name="T550"><text:s/>mais celui<text:s/></text:span><text:span text:style-name="T551">qui est naturellement en dedans</text:span><text:span text:style-name="T552">, malgré le travail le plus opiniâtre, échouera dans son entreprise. Ses pieds peuvent encore se tourner, et les pointes se baisser à moitié, mais les hanches et les genoux resteront to</text:span><text:span text:style-name="T553">ujours dans leur état primitif</text:span><text:span text:style-name="T554"><text:note text:note-class="footnote" text:id="_ftn31"><text:note-citation>31</text:note-citation><text:note-body><text:p text:style-name="Notedebasdepage"><text:s/>[NdA]<text:s/>Pour éviter ces grands inconvénients à ceux qui désirent devenir des danseurs, on ne saurait trop examiner leur structure et leurs formes, avant de les destiner à l’art de la danse, dans lequel on ne peut réussir sans les dons de la nature.</text:p></text:note-body></text:note></text:span><text:span text:style-name="T555">.</text:span></text:p>
      <text:p text:style-name="Corpsdetexte">[4]<text:s/><text:span text:style-name="T556">Rien n’est plus agréable à voir qu’un danseur qui possède les belles qualités dont j’ai parlé, et qui vous montre sans cesse un pied bien attaché, et dont les pointes sont fermes et basses.</text:span></text:p>
      <text:p text:style-name="Corpsdetexte">[5]<text:s/><text:span text:style-name="T557">(</text:span><text:span text:style-name="T558">a</text:span><text:span text:style-name="T559">)</text:span><text:span text:style-name="T560"><text:note text:note-class="footnote" text:id="_ftn32"><text:note-citation>32</text:note-citation><text:note-body><text:p text:style-name="Notedebasdepage"><text:s/>[NdA] (<text:span text:style-name="T561">a</text:span>) Nous observerons ici que tous les articles marqués d’une étoile * et qui se trouvent plusieurs fois dans cet ouvrage, n’ont été répétés que par rapport à la nécessité de les rappeler dans ces passages, sans renvoyer le lecteur aux chapitres qui les renferme.</text:p></text:note-body></text:note></text:span><text:span text:style-name="T562"><text:s/>*</text:span><text:span text:style-name="T563">Dans vos exercices, dans la<text:s/></text:span><text:span text:style-name="T564">leçon</text:span><text:span text:style-name="T565">,</text:span><text:span text:style-name="T566"><text:s/></text:span><text:bookmark-start text:name="bookmark40"/><text:bookmark-end text:name="bookmark40"/><text:span text:style-name="T567">soignez également vos<text:s/></text:span><text:span text:style-name="T568">jambes,</text:span><text:span text:style-name="T569"><text:s/>de sorte que l’une dans son exécution ne se cède point à l’autre. J’aime à les voir lutter d’égale force, et que toutes deux me prouvent<text:s/></text:span><text:span text:style-name="T570">qu’elles</text:span><text:span text:style-name="T571"><text:s/>ont<text:s/></text:span><text:span text:style-name="T572">vaincu les grandes difficultés.</text:span><text:span text:style-name="T573">*</text:span></text:p>
      <text:p text:style-name="Corpsdetexte">[6]<text:s/><text:span text:style-name="T574">Dans votre étude soignez les cou</text:span><text:span text:style-name="T575">s-</text:span><text:span text:style-name="T576">de-pied</text:span><text:span text:style-name="T577"> ;</text:span><text:span text:style-name="T578"><text:s/>gardez-vous de les lâcher, ce serait un grand défaut, ainsi que d</text:span><text:span text:style-name="T579">’</text:span><text:span text:style-name="T580">avoir les pointes hautes ou inégales</text:span><text:span text:style-name="T581"> ;</text:span><text:span text:style-name="T582"><text:s/>mettez de la souplesse, de la</text:span><text:span text:style-name="T583"><text:s/>grâce dans leurs mou</text:span><text:span text:style-name="T584">vements</text:span><text:span text:style-name="T585"><text:note text:note-class="footnote" text:id="_ftn33"><text:note-citation>33</text:note-citation><text:note-body><text:p text:style-name="label"><text:s/>[NdA]<text:s/>Mouvements des jambes.</text:p><text:p text:style-name="Notedebasdepage">Le<text:s/><text:span text:style-name="T586">mouvement du cou-de-pied</text:span><text:s/>est celui qui consiste dans l’élévation et l’abaissement de la pointe du pied. De tous les<text:s/><text:span text:style-name="T587">mouvements</text:span>, c’est le plus nécessaire parce qu’il soutient le corps entier dans son équilibre. Si vous sautez, le cou-de-pied, par sa force, vous relève avec vivacité, et vous fait tomber sur les pointes.</text:p><text:p text:style-name="Notedebasdepage">Le<text:s/><text:span text:style-name="T588">mouvement</text:span><text:s/>du genou ne diffère de celui du cou-de-pied qu’en ce qu’il n’est parfait qu’autant que la jambe est étendue et la pointe basse. Il est inséparable du<text:s/><text:span text:style-name="T589">mouvement</text:span><text:s/>du cou-de-pied.</text:p><text:p text:style-name="Notedebasdepage">Le<text:s/><text:span text:style-name="T590">mouvement</text:span><text:s/>de la hanche est un<text:s/><text:span text:style-name="T591">mouvement</text:span><text:s/>qui conduit celui du cou-de-pied et du genou. Il est impossible que les genoux et les pieds se meuvent, si les hanches ne se tournent pas les premières. Il y a des pas où la hanche seule agit, comme dans les entrechats et les battements tendus, etc.</text:p></text:note-body></text:note></text:span><text:span text:style-name="T592">, et</text:span><text:span text:style-name="T593"><text:s/></text:span><text:bookmark-start text:name="bookmark41"/><text:bookmark-end text:name="bookmark41"/><text:span text:style-name="T594">fortifiez-les pour les temps de vivacité, de vigueur et d</text:span><text:span text:style-name="T595">’</text:span><text:span text:style-name="T596">élévation. Des danseurs qui n’ont pas une élévation naturelle, ou qui sont faibles des jarrets doivent avoir recours aux cou</text:span><text:span text:style-name="T597">s-</text:span><text:span text:style-name="T598">de-pied</text:span><text:span text:style-name="T599"> ;</text:span><text:span text:style-name="T600"><text:s/>ils pourront en obtenir quelque avantage compensateu</text:span><text:span text:style-name="T601">r </text:span><text:span text:style-name="T602">; mais</text:span><text:span text:style-name="T603"><text:s/>cela demande un grand travail, qui ne soit jamais interrompu par un jour de relâch</text:span><text:span text:style-name="T604">e :</text:span><text:span text:style-name="T605"><text:s/>ils parviendront aussi à acquérir de la vigueur, et plus encore de la vivacité. Attachez-vous<text:s/></text:span><text:soft-page-break/><text:span text:style-name="T606">surtout à gagner de l’aplomb, et soyez inébranlable dans l’exécution générale de votre danse.</text:span></text:p>
      <text:p text:style-name="Corpsdetexte">[7]<text:s/><text:span text:style-name="T607">Les développés des jambes doivent être faciles, moe</text:span><text:span text:style-name="T608">lleux et faits avec élégance</text:span><text:span text:style-name="T609"><text:note text:note-class="footnote" text:id="_ftn34"><text:note-citation>34</text:note-citation><text:note-body><text:p text:style-name="quote"><text:s/>[NdA]<text:s/>« Quantité de danseurs s’imaginent qu’il n’est question que de plier le genou très bas, pour être<text:s/><text:span text:style-name="T610">liant</text:span><text:s/>et<text:s/><text:span text:style-name="T611">moelleux </text:span>; mais ils se trompent à coup sûr ; car la flexion trop outrée donne de la sécheresse à la danse. On peut être très doux et<text:s/><text:span text:style-name="T612">saccader</text:span><text:s/>tous les mouvements, en pliant bas comme en ne pliant pas. La raison en est simple, naturelle et évidente, lorsque l’on considère que les temps et les mouvements du danseur sont exactement subordonnés aux temps et aux mouvements de la musique. En partant de ce principe, il n’est pas douteux que fléchissant les genoux plus bas qu’il ne faut, relativement à l’air sur lequel on danse, la mesure alors traîne, languit et se perd. Pour regagner le temps que la flexion lente et outrée a fait perdre, et pour le rattraper, il faut que l’extension soit prompte ; et c’est ce passage subit et soudain de la flexion à l’extension, qui donne à l’exécution une sécheresse et une dureté tout aussi choquantes et aussi désagréables, que celles qui résultent de la roideur. </text:p><text:p text:style-name="quote">« Le moelleux dépend en partie de la flexion proportionnée des genoux ; mais ce mouvement n’est pas suffisant ; il faut encore que les cous-de-pied fassent ressort, et que les reins servent, pour ainsi dire, de contrepoids à la machine pour que ces ressorts baissent et haussent avec douceur, et<text:s/>qu’ils<text:s/>accompagnent et soient en harmonie avec le contour<text:span text:style-name="T613">. »</text:span></text:p><text:p text:style-name="bibl">[NdE J. G. <text:span text:style-name="T614">Noverre</text:span>,<text:s/>art. « Courante »,<text:s/><text:span text:style-name="title">Encyclopédie méthodique. Arts académiques</text:span><text:span text:style-name="T615">, Paris, Panckoucke, Liège, Plomteux, 1786, p. </text:span><text:a xlink:href="https://gallica.bnf.fr/ark:/12148/bpt6k9779019b/f431.item" office:target-frame-name="_top" xlink:show="replace"><text:span text:style-name="Lienhypertexte">41</text:span><text:span text:style-name="Lienhypertexte">5</text:span></text:a> ; voir<text:s/><text:span text:style-name="title">Lettres sur la danse</text:span>, XII,<text:s/><text:a xlink:href="file:///D:/github/danse/src/renvoi_noverre-1760-347" office:target-frame-name="_top" xlink:show="replace"><text:span text:style-name="Lienhypertexte">éd. de 1760, p. 3</text:span><text:span text:style-name="Lienhypertexte">47-349</text:span></text:a>.]</text:p></text:note-body></text:note></text:span><text:span text:style-name="T616"> ;</text:span><text:s/><text:span text:style-name="T617">il faut que leurs mou</text:span><text:span text:style-name="T618">vements</text:span><text:span text:style-name="T619"><text:s/>s’opèrent toujours suivant les<text:s/></text:span><text:span text:style-name="T620">règles,</text:span><text:span text:style-name="T621"><text:s/>et que leur dessin gracieux soit sans cesse en harmonie avec la p</text:span><text:span text:style-name="T622">osition du corps et des bras</text:span><text:span text:style-name="T623"><text:note text:note-class="footnote" text:id="_ftn35"><text:note-citation>35</text:note-citation><text:note-body><text:p text:style-name="Notedebasdepage"><text:s/>[NdA]<text:s/>Si le danseur est long de buste, il doit s’appliquer à lever les jambes plus haut qu’à l’ordinaire ; par ce moyen il fera disparaître le défaut qui existe dans la longueur de sa construction ; et s’il est court de buste, il doit sans cesse maintenir ses jambes au-dessous de la hauteur que prescrit la règle commune.</text:p><text:p text:style-name="P624">(Voyez en même temps la<text:s/><text:a xlink:href="file:///D:/github/danse/src/renvoi_p59-n1" office:target-frame-name="_top" xlink:show="replace"><text:span text:style-name="Lienhypertexte">note (I), pag. 59</text:span></text:a>.)</text:p></text:note-body></text:note></text:span><text:span text:style-name="T625">.</text:span></text:p>
      <text:p text:style-name="Corpsdetexte">[8]<text:bookmark-start text:name="bookmark42"/><text:bookmark-end text:name="bookmark42"/><text:s/><text:span text:style-name="T626">Dans les pas, dans les temps de vigueur, mettez de la force et de l</text:span><text:span text:style-name="T627">’</text:span><text:span text:style-name="T628">énergie</text:span><text:span text:style-name="T629"> ;</text:span><text:span text:style-name="T630"><text:s/>mais prenez garde que ces qualités ne dégénèrent en défauts, c</text:span><text:span text:style-name="T631">’</text:span><text:span text:style-name="T632">est-à-dire par de la roideur, et par une pénible et désagréable tension de nerfs.</text:span></text:p>
      <text:p text:style-name="Corpsdetexte">[9]<text:s/><text:span text:style-name="T633">Le sujet qui est<text:s/></text:span><text:span text:style-name="T634">arqué</text:span><text:span text:style-name="T635"><text:s/>doit s’exercer continuellement à tendre les genoux, et à leur donner du moelleux et de la souplesse</text:span><text:span text:style-name="T636">,<text:s/></text:span><text:span text:style-name="T637">pour faire<text:s/></text:span><text:span text:style-name="T638">disparaitre</text:span><text:span text:style-name="T639"><text:s/>la roideur qui lui sera naturelle</text:span><text:span text:style-name="T640"> ;</text:span><text:span text:style-name="T641"><text:s/>cependant un tel danseur ne réussira jamais<text:s/></text:span><text:span text:style-name="T642">complètement</text:span><text:span text:style-name="T643"><text:s/>dans la danse noble</text:span><text:span text:style-name="T644"> ;</text:span><text:span text:style-name="T645"><text:s/>il faut alors qu</text:span><text:span text:style-name="T646">’</text:span><text:span text:style-name="T647">il s’adonne au demi-caractère, et peut-être ferait-il beaucoup mieux d’embrasser le genre villageois, et de s’étudier dans les pas caractéristiques.</text:span></text:p>
      <text:p text:style-name="Corpsdetexte">[10]<text:s/><text:span text:style-name="T648">Le<text:s/></text:span><text:span text:style-name="T649">jarreté</text:span><text:span text:style-name="T650"><text:s/>doit s’appliquer toujours à ployer un peu ses genoux, et à ne jamais les maintenir tendu</text:span><text:span text:style-name="T651">s ;</text:span><text:span text:style-name="T652"><text:s/>surtout dans les temps de vigueur et dans l’entrechat (à la fin des<text:s/></text:span><text:span text:style-name="T653">développements</text:span><text:span text:style-name="T654">,</text:span><text:span text:style-name="T655"><text:s/>des pas, des attitudes ou des poses, cette règle veut des exceptions).</text:span></text:p>
      <text:p text:style-name="Corpsdetexte">[11]<text:s/><text:span text:style-name="T656">La construction du<text:s/></text:span><text:span text:style-name="T657">jarreté</text:span><text:span text:style-name="T658"><text:s/>est la plus agréable,</text:span><text:span text:style-name="T659"><text:s/></text:span><text:span text:style-name="T660">et est assez convenable au genre sérieux et au demi-caractère. Un danseur<text:s/></text:span><text:span text:style-name="T661">jarre</text:span><text:span text:style-name="T662">té</text:span><text:span text:style-name="T663"><text:s/>sera en général beaucoup plus adroit que le danseur<text:s/></text:span><text:span text:style-name="T664">arqué</text:span><text:span text:style-name="T665"> ;</text:span><text:span text:style-name="T666"><text:s/>il aura plus<text:s/></text:span><text:span text:style-name="T667">d’aisance,</text:span><text:span text:style-name="T668"><text:s/>plus de grâce d</text:span><text:span text:style-name="T669">ans l</text:span><text:span text:style-name="T670">’</text:span><text:span text:style-name="T671">exécution</text:span><text:span text:style-name="T672"> ;</text:span><text:span text:style-name="T673"><text:s/>ses mou</text:span><text:span text:style-name="T674">vements</text:span><text:span text:style-name="T675"><text:s/>seront faciles et délicats</text:span><text:span text:style-name="T676"> ;</text:span><text:span text:style-name="T677"><text:s/>mais il n’aura pas toute cette force qui dégénère parfois en roideur, et que l’on trouve presque toujours chez le s</text:span><text:span text:style-name="T678">econd</text:span><text:span text:style-name="T679"><text:note text:note-class="footnote" text:id="_ftn36"><text:note-citation>36</text:note-citation><text:note-body><text:p text:style-name="Notedebasdepage"><text:s/>[NdA]<text:s/>Comme cet artiste n’aura pas aussi une grande vigueur, il sera obligé alors, comme je l’ai déjà dit, de recourir aux moyens qu’offrent les cous-de-pied quoique son entrechat ne soit pas aussi brillant, il sera plus correct et plus gracieux.</text:p><text:p text:style-name="P680">(Voyez<text:s/><text:a xlink:href="file:///D:/github/danse/src/renvoi_6-entrechat" office:target-frame-name="_top" xlink:show="replace"><text:span text:style-name="Lienhypertexte">chap.  6, Entrechat</text:span></text:a>.)</text:p></text:note-body></text:note></text:span><text:span text:style-name="T681">. Ce danseur pourra même prétendre à parvenir<text:s/></text:span><text:soft-page-break/><text:span text:style-name="T682">dans tous les genres qu’il adoptera, pourvu que la hauteur de<text:s/></text:span><text:span text:style-name="T683">sa stature ne s’y oppose pas</text:span><text:span text:style-name="T684"><text:note text:note-class="footnote" text:id="_ftn37"><text:note-citation>37</text:note-citation><text:note-body><text:p text:style-name="quote"><text:s/>[NdA]<text:s/>« Un homme est<text:s/><text:span text:style-name="T685">jarreté</text:span>, lorsque ses hanches sont étroites et en dedans, ses cuisses rapprochées l’une de l’autre, ses genoux gros et si serrés qu’ils se touchent et se collent étroitement, quoique ses pieds soient distants l’un de l’autre, ce qui forme à peu près la figure d’un triangle, depuis les genoux jusqu’aux pieds ; on observera encore un volume énorme dans les chevilles intérieures, une forte élévation dans le cou-de-pied, et le<text:s/><text:span text:style-name="T686">tendon d’Achille</text:span><text:s/>est en lui non seulement grêle et mince, mais il est même fort éloigné de l’articulation ».</text:p><text:p text:style-name="bibl">[NdE J. G. <text:span text:style-name="T687">Noverre</text:span>,<text:s/>art. « Courante »,<text:s/><text:span text:style-name="title">Encyclopédie méthodique. Arts académiques</text:span><text:span text:style-name="T688">, Paris, Panckoucke, Liège, Plomteux, 1786, p. </text:span><text:a xlink:href="https://gallica.bnf.fr/ark:/12148/bpt6k9779019b/f425.item" office:target-frame-name="_top" xlink:show="replace"><text:span text:style-name="Lienhypertexte">4</text:span><text:span text:style-name="Lienhypertexte">09</text:span></text:a> ; voir<text:s/><text:span text:style-name="title">Lettres sur la danse</text:span>, XII,<text:s/><text:a xlink:href="file:///D:/github/danse/src/renvoi_noverre-1760-296-297" office:target-frame-name="_top" xlink:show="replace"><text:span text:style-name="Lienhypertexte">éd. de 1760, p. 29</text:span><text:span text:style-name="Lienhypertexte">6</text:span></text:a><text:span text:style-name="Lienhypertexte">-297</text:span>.]</text:p><text:p text:style-name="P689">(Voyez<text:s/><text:a xlink:href="file:///D:/github/danse/src/renvoi_pl3" office:target-frame-name="_top" xlink:show="replace"><text:span text:style-name="Lienhypertexte">planc. III, fig. 5</text:span></text:a>.)</text:p><text:p text:style-name="quote">« Le danseur<text:s/><text:span text:style-name="T690">arqué</text:span><text:s/>est celui chez qui on remarque le défaut contraire. Ce défaut règne également depuis la hanche jusqu’aux pieds ; car ces parties décrivent une ligne qui donne en quelque sorte la figure d’un arc ; en effet les hanches sont évasées, et les cuisses et les genoux sont ouverts, de manière que le jour qui doit se rencontrer<text:s/>naturellement<text:s/>entre quelques-unes de ces parties des extrémités inférieures lorsqu’elles sont jointes, perce dans la totalité, et paraît beaucoup plus considérable qu’il ne devrait l’être. Les personnes ainsi construites ont d’ailleurs le pied long et plat, la cheville extérieure saillante, et le<text:s/><text:span text:style-name="T691">tendon d’Achille</text:span><text:s/>gros et rapproché de l’articulation ».</text:p><text:p text:style-name="bibl">[NdE J. G. <text:span text:style-name="T692">Noverre</text:span>,<text:s/>art. « Courante »,<text:s/><text:span text:style-name="title">Encyclopédie méthodique. Arts académiques</text:span><text:span text:style-name="T693">, Paris, Panckoucke, Liège, Plomteux, 1786, p. </text:span><text:a xlink:href="https://gallica.bnf.fr/ark:/12148/bpt6k9779019b/f425.item" office:target-frame-name="_top" xlink:show="replace"><text:span text:style-name="Lienhypertexte">4</text:span><text:span text:style-name="Lienhypertexte">09</text:span></text:a> ; voir<text:s/><text:span text:style-name="title">Lettres sur la danse</text:span>, XII,<text:s/><text:a xlink:href="file:///D:/github/danse/src/renvoi_noverre-1760-297" office:target-frame-name="_top" xlink:show="replace"><text:span text:style-name="Lienhypertexte">éd. de 1760, p. </text:span><text:span text:style-name="Lienhypertexte">297-298</text:span></text:a>.]</text:p><text:p text:style-name="P694">(Voyez<text:s/><text:a xlink:href="file:///D:/github/danse/src/renvoi_pl3" office:target-frame-name="_top" xlink:show="replace"><text:span text:style-name="Lienhypertexte">planc. III, fig. 4</text:span></text:a>.)</text:p><text:p text:style-name="quote">« Ces deux défauts diamétralement opposés l’un à l’autre, prouvent avec plus de force que tous les discours, que les leçons, qui conviennent au premier, seraient nuisibles au second, et que l’étude de deux danseurs, aussi différents par la taille et par la forme, ne peut être la même. Celui qui est<text:s/><text:span text:style-name="T695">jarreté<text:s/></text:span>doit s’appliquer continuellement à éloigner les parties trop resserrées ; le premier moyen pour y réussir, est de tourner les cuisses en dehors, et de les mouvoir, dans ce sens, en profitant de la liberté du mouvement de rotation du<text:s/><text:span text:style-name="T696">fémur</text:span><text:s/>dans la cavité<text:s/><text:span text:style-name="T697">cotyloïde<text:s/></text:span>des os des hanches. Aidé par cet exercice, les genoux suivront la même direction, et rentreront, pour ainsi dire, dans leur place. La<text:s/><text:span text:style-name="T698">rotule</text:span><text:s/>qui semble destinée à limiter le rejet du genou trop en arrière de l’articulation, tombera perpendiculairement sur la pointe du pied ; et la cuisse et la jambe ne sortant plus de la ligne, en décriront alors une droite qui assurera la fermeté et la stabilité du tronc.</text:p><text:p text:style-name="quote">« Le second remède à employer, est de conserver une flexion continuelle dans l’articulation des genoux, et de paraître extrêmement tendu sans l’être en effet ; c’est là l’ouvrage du temps et de l’habitude ; lorsqu’elle est fortement contractée, il est comme impossible de reprendre sa position naturelle et vicieuse, sans des efforts qui causent dans ces parties un engourdissement et une douleur insupportables. Ceux qui sont<text:s/><text:span text:style-name="T699">arqués</text:span>, ne<text:s/>doivent<text:s/>s’attacher qu’à rapprocher les parties trop distantes, pour diminuer le vide qui se rencontre principalement entre les genoux ; ils n’ont pas moins besoin que les autres de l’exercice qui meut les cuisses en dehors, et il leur est même moins facile de déguiser leurs défauts. Communément ils sont forts et vigoureux, ils ont par conséquent moins de souplesse dans les muscles, et leurs articulations jouent avec moins d’aisance. On comprend au surplus que si ce vice de conformation provenait de la difformité des os, tout ce travail serait inutile, et les efforts de l’art impuissants. J’ai dit que les danseurs<text:s/><text:span text:style-name="T700">jarretés</text:span><text:s/>doivent conserver une petite flexion dans l’exécution ; ceux-ci, par la raison contraire, doivent être exactement tendus, et croiser leurs temps bien plus étroitement, afin que la réunion des parties puisse diminuer le jour ou l’intervalle qui les sépare naturellement. »</text:p><text:p text:style-name="bibl">[NdE J. G. <text:span text:style-name="T701">Noverre</text:span>,<text:s/>art. « Courante »,<text:s/><text:span text:style-name="title">Encyclopédie méthodique. Arts académiques</text:span><text:span text:style-name="T702">, Paris, Panckoucke, Liège, Plomteux, 1786, p. </text:span><text:a xlink:href="https://gallica.bnf.fr/ark:/12148/bpt6k9779019b/f425.item" office:target-frame-name="_top" xlink:show="replace"><text:span text:style-name="Lienhypertexte">4</text:span><text:span text:style-name="Lienhypertexte">09</text:span></text:a> ; voir<text:s/><text:span text:style-name="title">Lettres sur la danse</text:span>, XII,<text:s/><text:a xlink:href="file:///D:/github/danse/src/renvoi_noverre-1760-298" office:target-frame-name="_top" xlink:show="replace"><text:span text:style-name="Lienhypertexte">éd. de 1760, p. </text:span><text:span text:style-name="Lienhypertexte">298-304</text:span></text:a>.]</text:p></text:note-body></text:note></text:span><text:span text:style-name="T703">.</text:span></text:p>
      <text:p text:style-name="Liste"><text:bookmark-start text:name="bookmark44"/><text:bookmark-end text:name="bookmark44"/><text:soft-page-break/>[12]<text:s/><text:span text:style-name="T704">Simple position des Jambes</text:span>,<text:s/><text:a xlink:href="file:///D:/github/danse/src/renvoi_pl1" office:target-frame-name="_top" xlink:show="replace"><text:span text:style-name="Lienhypertexte">fig. </text:span><text:span text:style-name="T705">i</text:span><text:span text:style-name="Lienhypertexte">,</text:span><text:span text:style-name="Lienhypertexte"><text:s/></text:span><text:span text:style-name="Lienhypertexte">planc. </text:span><text:span text:style-name="Lienhypertexte">I.</text:span></text:a></text:p>
      <text:p text:style-name="P706">Premières positions de la danse</text:p>
      <text:p text:style-name="Liste"><text:span text:style-name="T707">Première position</text:span>,<text:s/><text:a xlink:href="file:///D:/github/danse/src/renvoi_pl1" office:target-frame-name="_top" xlink:show="replace"><text:span text:style-name="Lienhypertexte">fig. </text:span><text:span text:style-name="T708">i</text:span><text:span text:style-name="Lienhypertexte">,</text:span><text:span text:style-name="Lienhypertexte"><text:s/></text:span><text:span text:style-name="Lienhypertexte">pl</text:span><text:span text:style-name="Lienhypertexte">anc</text:span><text:span text:style-name="Lienhypertexte">. </text:span><text:span text:style-name="Lienhypertexte">I</text:span></text:a>.</text:p>
      <text:p text:style-name="Liste"><text:span text:style-name="T709">Seconde<text:s/></text:span><text:span text:style-name="T710">position</text:span>,<text:s/><text:a xlink:href="file:///D:/github/danse/src/renvoi_pl2" office:target-frame-name="_top" xlink:show="replace"><text:span text:style-name="Lienhypertexte">fig. </text:span><text:span text:style-name="T711">ii</text:span><text:span text:style-name="Lienhypertexte">,</text:span><text:span text:style-name="Lienhypertexte"><text:s/>planc. </text:span><text:span text:style-name="Lienhypertexte">II</text:span></text:a>.</text:p>
      <text:p text:style-name="Liste"><text:bookmark-start text:name="bookmark45"/><text:bookmark-end text:name="bookmark45"/><text:span text:style-name="T712">Seconde position sur les pointes</text:span>,<text:s/><text:a xlink:href="file:///D:/github/danse/src/renvoi_pl2" office:target-frame-name="_top" xlink:show="replace"><text:span text:style-name="Lienhypertexte">fig. </text:span><text:span text:style-name="Lienhypertexte">3,</text:span><text:span text:style-name="Lienhypertexte"><text:s/>planc. </text:span><text:span text:style-name="Lienhypertexte">II</text:span></text:a>.</text:p>
      <text:p text:style-name="Liste"><text:bookmark-start text:name="bookmark46"/><text:bookmark-end text:name="bookmark46"/><text:span text:style-name="T713">Troisième<text:s/></text:span><text:span text:style-name="T714">position</text:span>,<text:s/><text:a xlink:href="file:///D:/github/danse/src/renvoi_pl1" office:target-frame-name="_top" xlink:show="replace"><text:span text:style-name="Lienhypertexte">fig. </text:span><text:span text:style-name="Lienhypertexte">3,</text:span><text:span text:style-name="Lienhypertexte"><text:s/>planc. I</text:span></text:a>.</text:p>
      <text:p text:style-name="Liste"><text:span text:style-name="T715">Quatrième position (vue de<text:s/></text:span><text:span text:style-name="T716">profil)</text:span>,<text:s/><text:a xlink:href="file:///D:/github/danse/src/renvoi_pl2" office:target-frame-name="_top" xlink:show="replace"><text:span text:style-name="Lienhypertexte">fig. </text:span><text:span text:style-name="T717">i</text:span><text:span text:style-name="Lienhypertexte">,</text:span><text:span text:style-name="Lienhypertexte"><text:s/>planc. </text:span><text:span text:style-name="Lienhypertexte">II</text:span></text:a>.</text:p>
      <text:p text:style-name="Liste"><text:span text:style-name="T718">Cinquième position</text:span>,<text:s/><text:a xlink:href="file:///D:/github/danse/src/renvoi_pl1" office:target-frame-name="_top" xlink:show="replace"><text:span text:style-name="Lienhypertexte">fig. </text:span><text:span text:style-name="Lienhypertexte">4,</text:span><text:span text:style-name="Lienhypertexte"><text:s/>planc. I</text:span></text:a>.</text:p>
      <text:p text:style-name="Liste"><text:span text:style-name="T719">Cinquième position sur les pointes</text:span>,<text:s/><text:a xlink:href="file:///D:/github/danse/src/renvoi_pl1" office:target-frame-name="_top" xlink:show="replace"><text:span text:style-name="Lienhypertexte">fig. </text:span><text:span text:style-name="Lienhypertexte">5,</text:span><text:span text:style-name="Lienhypertexte"><text:s/>planc. </text:span><text:span text:style-name="Lienhypertexte">I</text:span></text:a>.</text:p>
      <text:p text:style-name="Corpsdetexte"><text:span text:style-name="T720">N.-B.</text:span><text:span text:style-name="T721"><text:s/>À</text:span><text:span text:style-name="T722"><text:s/>la seconde<text:s/></text:span><text:span text:style-name="T723">position,</text:span><text:span text:style-name="T724"><text:s/>la distance qui existe d’</text:span><text:span text:style-name="T725">un talon à l’autre n’e</text:span><text:span text:style-name="T726">st que de la longueur du pied. À</text:span><text:span text:style-name="T727"><text:s/>la troisième position, les pieds ne doivent être croisés qu</text:span><text:span text:style-name="T728">’</text:span><text:span text:style-name="T729">à moitié.</text:span></text:p>
      <text:p text:style-name="Liste"><text:span text:style-name="T730">Ployé à la première position</text:span>,<text:s/><text:a xlink:href="file:///D:/github/danse/src/renvoi_pl2" office:target-frame-name="_top" xlink:show="replace"><text:span text:style-name="Lienhypertexte">fig. </text:span><text:span text:style-name="Lienhypertexte">4,</text:span><text:span text:style-name="Lienhypertexte"><text:s/>planc. </text:span><text:span text:style-name="Lienhypertexte">II</text:span></text:a>.</text:p>
      <text:p text:style-name="Corpsdetexte"><text:span text:style-name="T731">N.-B.</text:span><text:span text:style-name="T732"><text:s/>On a omis, pour ne pas multiplier les planches, les positions sur les pointes, de la première, de la troisième et de la quatrième</text:span><text:span text:style-name="T733"> ;</text:span><text:span text:style-name="T734"><text:s/>ainsi que les ployés des quatre autres premières positions de la danse</text:span><text:span text:style-name="T735"> ;</text:span><text:span text:style-name="T736"><text:s/>ces positions sont<text:s/></text:span><text:span text:style-name="T737">très<text:s/></text:span><text:span text:style-name="T738">faciles, et l’on peut, sans les figures, en concevoir et en produire l’effet.</text:span></text:p>
      <text:p text:style-name="Liste"><text:span text:style-name="T739">Manière de se tenir en s</text:span><text:span text:style-name="T740">’</text:span><text:span text:style-name="T741">exerçant</text:span>,<text:s/><text:a xlink:href="file:///D:/github/danse/src/renvoi_pl2" office:target-frame-name="_top" xlink:show="replace"><text:span text:style-name="Lienhypertexte">fig. </text:span><text:span text:style-name="Lienhypertexte">5,</text:span><text:span text:style-name="Lienhypertexte"><text:s/>planc. II</text:span></text:a>.</text:p>
      <text:p text:style-name="Liste"><text:span text:style-name="T742">Construction physique du<text:s/></text:span><text:span text:style-name="T743">jarreté</text:span>,<text:s/><text:a xlink:href="file:///D:/github/danse/src/renvoi_pl3" office:target-frame-name="_top" xlink:show="replace"><text:span text:style-name="Lienhypertexte">fig. </text:span><text:span text:style-name="Lienhypertexte">5,</text:span><text:span text:style-name="Lienhypertexte"><text:s/>planc. </text:span><text:span text:style-name="Lienhypertexte">III</text:span></text:a>.</text:p>
      <text:p text:style-name="Liste"><text:span text:style-name="T744">Construction physique de l</text:span><text:span text:style-name="T745">’</text:span><text:span text:style-name="T746">arqué</text:span>,<text:s/><text:a xlink:href="file:///D:/github/danse/src/renvoi_pl3" office:target-frame-name="_top" xlink:show="replace"><text:span text:style-name="Lienhypertexte">fig. </text:span><text:span text:style-name="Lienhypertexte">4,</text:span><text:span text:style-name="Lienhypertexte"><text:s/></text:span><text:span text:style-name="Lienhypertexte">planc. </text:span><text:span text:style-name="Lienhypertexte">III</text:span></text:a>.</text:p>
      <text:p text:style-name="Corpsdetexte"><text:span text:style-name="T747">N.-B.</text:span><text:span text:style-name="T748"><text:s/>Le dessinateur a un peu exagéré les contours de ces figures, pour faire mieux sentir à l’élève les défauts de ces constructions.</text:span></text:p>
      <text:p text:style-name="Liste"><text:span text:style-name="T749">Danseur à la seconde en l</text:span><text:span text:style-name="T750">’</text:span><text:span text:style-name="T751">air</text:span><text:span text:style-name="T752">,<text:s/></text:span><text:span text:style-name="T753">et sur le talon</text:span>,<text:s/><text:a xlink:href="file:///D:/github/danse/src/renvoi_pl2" office:target-frame-name="_top" xlink:show="replace"><text:span text:style-name="Lienhypertexte">fig. </text:span><text:span text:style-name="Lienhypertexte">5,</text:span><text:span text:style-name="Lienhypertexte"><text:s/>planc. </text:span><text:span text:style-name="Lienhypertexte">II</text:span></text:a></text:p>
      <text:p text:style-name="Liste"><text:span text:style-name="T754">Danseur à la seconde en l</text:span><text:span text:style-name="T755">’</text:span><text:span text:style-name="T756">air</text:span><text:span text:style-name="T757">,<text:s/></text:span><text:span text:style-name="T758">et sur les</text:span><text:bookmark-start text:name="bookmark47"/><text:bookmark-end text:name="bookmark47"/><text:span text:style-name="T759"><text:s/></text:span><text:span text:style-name="T760">pointes</text:span>,<text:s/><text:a xlink:href="file:///D:/github/danse/src/renvoi_pl6" office:target-frame-name="_top" xlink:show="replace"><text:span text:style-name="Lienhypertexte">fig. </text:span><text:span text:style-name="T761">i</text:span><text:span text:style-name="Lienhypertexte">,</text:span><text:span text:style-name="Lienhypertexte"><text:s/>planc. </text:span><text:span text:style-name="Lienhypertexte">VI</text:span></text:a>.</text:p>
      <text:p text:style-name="Liste"><text:span text:style-name="T762">Danseur à la seconde en<text:s/></text:span><text:span text:style-name="T763">l’air</text:span><text:span text:style-name="T764">,</text:span><text:span text:style-name="T765"><text:s/>en avant (vu de profil)</text:span>,<text:s/><text:a xlink:href="file:///D:/github/danse/src/renvoi_pl4" office:target-frame-name="_top" xlink:show="replace"><text:span text:style-name="Lienhypertexte">fig. </text:span><text:span text:style-name="T766">i</text:span><text:span text:style-name="Lienhypertexte">,</text:span><text:span text:style-name="Lienhypertexte"><text:s/>planc. </text:span><text:span text:style-name="Lienhypertexte">IV</text:span></text:a>.</text:p>
      <text:p text:style-name="Liste"><text:span text:style-name="T767">Danseur à la quatrième en<text:s/></text:span><text:span text:style-name="T768">l’air,</text:span><text:span text:style-name="T769"><text:s/>en avant</text:span><text:span text:style-name="T770">,</text:span><text:span text:style-name="T771"><text:s/>sur les pointes (vu de<text:s/></text:span><text:span text:style-name="T772">face)</text:span>,<text:s/><text:a xlink:href="file:///D:/github/danse/src/renvoi_pl4" office:target-frame-name="_top" xlink:show="replace"><text:span text:style-name="Lienhypertexte">fig. </text:span><text:span text:style-name="Lienhypertexte">3,<text:s/></text:span><text:span text:style-name="Lienhypertexte">planc. </text:span><text:span text:style-name="Lienhypertexte">IV</text:span></text:a>.</text:p>
      <text:p text:style-name="Liste"><text:span text:style-name="T773">Danseur à la<text:s/></text:span><text:span text:style-name="T774">quatrième</text:span><text:span text:style-name="T775">,<text:s/></text:span><text:span text:style-name="T776">en l</text:span><text:span text:style-name="T777">’</text:span><text:span text:style-name="T778">air, derrière (vu de profil)</text:span>,<text:s/><text:a xlink:href="file:///D:/github/danse/src/renvoi_pl4" office:target-frame-name="_top" xlink:show="replace"><text:span text:style-name="Lienhypertexte">fig. </text:span><text:span text:style-name="Lienhypertexte">3,</text:span><text:span text:style-name="Lienhypertexte"><text:s/>planc. </text:span><text:span text:style-name="Lienhypertexte">IV</text:span></text:a>.</text:p>
      <text:p text:style-name="Liste"><text:span text:style-name="T779">Positions des jambes dans les<text:s/></text:span><text:span text:style-name="T780">poses,</text:span><text:span text:style-name="T781"><text:s/>et dans différentes attitudes</text:span>,<text:s/><text:a xlink:href="file:///D:/github/danse/src/renvoi_pl5" office:target-frame-name="_top" xlink:show="replace"><text:span text:style-name="Lienhypertexte">planc. </text:span><text:span text:style-name="Lienhypertexte">V</text:span></text:a>,<text:s/><text:a xlink:href="file:///D:/github/danse/src/renvoi_pl6" office:target-frame-name="_top" xlink:show="replace"><text:span text:style-name="Lienhypertexte">VI</text:span></text:a>,<text:s/><text:a xlink:href="file:///D:/github/danse/src/renvoi_pl7" office:target-frame-name="_top" xlink:show="replace"><text:span text:style-name="Lienhypertexte">VII</text:span></text:a>,<text:s/><text:a xlink:href="file:///D:/github/danse/src/renvoi_pl8" office:target-frame-name="_top" xlink:show="replace"><text:span text:style-name="Lienhypertexte">VIII</text:span></text:a><text:s/>et<text:s/><text:a xlink:href="file:///D:/github/danse/src/renvoi_pl9" office:target-frame-name="_top" xlink:show="replace"><text:span text:style-name="Lienhypertexte">IX</text:span></text:a>.</text:p>
      <text:p text:style-name="Liste"><text:span text:style-name="T782">Positions des jambes dans les<text:s/></text:span><text:span text:style-name="T783">arabesques</text:span>,<text:s/><text:a xlink:href="file:///D:/github/danse/src/renvoi_pl10" office:target-frame-name="_top" xlink:show="replace"><text:span text:style-name="Lienhypertexte">planc. </text:span><text:span text:style-name="Lienhypertexte">X</text:span></text:a>,<text:s/><text:a xlink:href="file:///D:/github/danse/src/renvoi_pl11" office:target-frame-name="_top" xlink:show="replace"><text:span text:style-name="Lienhypertexte">XI</text:span></text:a><text:s/>et<text:s/><text:a xlink:href="file:///D:/github/danse/src/renvoi_pl12" office:target-frame-name="_top" xlink:show="replace"><text:span text:style-name="Lienhypertexte">XII</text:span></text:a>.</text:p>
      <text:p text:style-name="Corpsdetexte"><text:span text:style-name="T784">N.-B.</text:span><text:span text:style-name="T785"><text:s/>Dans les arabesques, et dans diverses<text:s/></text:span><text:span text:style-name="T786">attitudes,</text:span><text:span text:style-name="T787"><text:s/>les pieds ne doivent pas être entièrement tourné</text:span><text:span text:style-name="T788">s ;</text:span><text:span text:style-name="T789"><text:s/>sans cela ces positions n’auraient point de<text:s/></text:span><text:span text:style-name="T790">grâce</text:span><text:span text:style-name="T791">.</text:span></text:p>
      <text:h text:style-name="Titre1" text:outline-level="1"><text:bookmark-start text:name="bookmark48"/><text:bookmark-end text:name="bookmark48"/><text:soft-page-break/>Chapitre troisième.<text:s/><text:line-break/>Étude du corps</text:h>
      <text:p text:style-name="Corpsdetexte">[1]<text:s/><text:span text:style-name="T792">Il faut que le corps<text:s/></text:span><text:span text:style-name="T793">soit toujours droit,</text:span><text:span text:style-name="T794"><text:s/></text:span><text:span text:style-name="T795">et d</text:span><text:span text:style-name="T796">’aplomb sur les jambes, excepté<text:s/></text:span><text:span text:style-name="T797">dans quelques attitudes,</text:span><text:span text:style-name="T798"><text:s/></text:span><text:span text:style-name="T799">et principalement dans</text:span><text:span text:style-name="T800"><text:s/></text:span><text:span text:style-name="T801">les<text:s/></text:span><text:span text:style-name="T802">arabesques</text:span><text:span text:style-name="T803">, où il<text:s/></text:span><text:span text:style-name="T804">faut le<text:s/></text:span><text:span text:style-name="T805">pencher,</text:span><text:span text:style-name="T806"><text:s/>le</text:span><text:span text:style-name="T807"><text:s/></text:span><text:span text:style-name="T808">jeter</text:span><text:span text:style-name="T809"><text:s/>en avant ou en<text:s/></text:span><text:span text:style-name="T810">arrière,</text:span><text:span text:style-name="T811"><text:s/>selon la position</text:span><text:span text:style-name="T812"> ;</text:span><text:span text:style-name="T813"><text:s/>cependant il faut qu’il se trouve sans cesse assis sur les hanches, en équilibre sur ses pivots. Faites ressortir la<text:s/></text:span><text:span text:style-name="T814">poitrine,</text:span><text:span text:style-name="T815"><text:s/>rentrez le plus que vous pourrez la ceinture, cambrez-vous un pe</text:span><text:span text:style-name="T816">u, et raffermissez les reins</text:span><text:span text:style-name="T817"><text:note text:note-class="footnote" text:id="_ftn38"><text:note-citation>38</text:note-citation><text:note-body><text:p text:style-name="quote"><text:s/>[NdA]<text:s/>« On ne peut être excellent danseur, sans être ferme sur ses reins, eût-on même toutes les qualités essentielles à la perfection de cet art. Cette force est, sans contredit, un don de la nature. N’est-elle pas cultivée par les soins d’un maître habile ? Elle cesse dès lors d’être utile. Nous voyons journellement des danseurs fort vigoureux, qui n’ont ni<text:s/><text:span text:style-name="T818">aplomb</text:span>, ni fermeté, et dont l’exécution est<text:s/><text:span text:style-name="T819">déhanchée</text:span>. Nous en rencontrons d’autres, au contraire, qui n’étant point nés avec cette force, sont, pour ainsi dire, assis solidement sur leurs hanches, qui ont la ceinture assurée et les reins fermes. L’art chez eux a suppléé à la nature, parce qu’ils ont eu le bonheur de rencontrer d’excellents maîtres, qui leur ont démontré que lorsqu’on<text:s/><text:span text:style-name="T820">abandonne les reins</text:span>, il est impossible de se soutenir dans une ligne droite et perpendiculaire ; que l’on se dessine de mauvais goût, que la vacillation et l’instabilité de cette partie s’opposent à l’<text:span text:style-name="T821">aplomb</text:span><text:s/>et à la fermeté ; qu’ils impriment un défaut désagréable dans la ceinture ; que l’affaissement du corps ôte aux parties inférieures la liberté dont elles ont besoin pour se mouvoir avec aisance ; que le corps dans cette situation est comme indéterminé dans sa position ; qu’il entraîne souvent les jambes ; qu’il perd à chaque instant le centre de gravité, et qu’il ne retrouve enfin son équilibre qu’après des<text:s/>efforts<text:s/>et des contorsions, qui ne peuvent s’associer aux mouvements gracieux de la danse. »</text:p><text:p text:style-name="bibl">[NdE J. G. <text:span text:style-name="T822">Noverre</text:span>,<text:s/>art. « Courante »,<text:s/><text:span text:style-name="title">Encyclopédie méthodique. Arts académiques</text:span><text:span text:style-name="T823">, Paris, Panckoucke, Liège, Plomteux, 1786, p. </text:span><text:a xlink:href="https://gallica.bnf.fr/ark:/12148/bpt6k9779019b/f430.item" office:target-frame-name="_top" xlink:show="replace"><text:span text:style-name="Lienhypertexte">4</text:span><text:span text:style-name="Lienhypertexte">14</text:span></text:a> ; voir<text:s/><text:span text:style-name="title">Lettres sur la danse</text:span>, XII,<text:s/><text:a xlink:href="file:///D:/github/danse/src/renvoi_noverre-1760-345" office:target-frame-name="_top" xlink:show="replace"><text:span text:style-name="Lienhypertexte">éd. de 1760, p. 3</text:span><text:span text:style-name="Lienhypertexte">4</text:span><text:span text:style-name="Lienhypertexte">5</text:span><text:span text:style-name="Lienhypertexte">-34</text:span><text:span text:style-name="Lienhypertexte">6</text:span></text:a>.]</text:p></text:note-body></text:note></text:span><text:span text:style-name="T824"> ;</text:span><text:span text:style-name="T825"><text:s/>il faut que les épaules</text:span><text:span text:style-name="T826"><text:s/></text:span><text:bookmark-start text:name="bookmark49"/><text:bookmark-end text:name="bookmark49"/><text:span text:style-name="T827">soient</text:span><text:span text:style-name="T828"><text:s/>basses, que la tête soit<text:s/></text:span><text:span text:style-name="T829">élevée,</text:span><text:span text:style-name="T830"><text:s/>et que le regard soit aimable.</text:span></text:p>
      <text:p text:style-name="Corpsdetexte">[2]<text:s/><text:span text:style-name="T831">Le danseur, pour se rendre agréable à</text:span><text:span text:style-name="T832"><text:s/></text:span><text:bookmark-start text:name="bookmark50"/><text:bookmark-end text:name="bookmark50"/><text:span text:style-name="T833">l’</text:span><text:span text:style-name="T834">œil</text:span><text:span text:style-name="T835"><text:s/>du spectateur, doit toujours, sans affectation maniérée cependant, se complaire lui-même dans son<text:s/></text:span><text:span text:style-name="T836">maintien,</text:span><text:span text:style-name="T837"><text:s/>dans la tournure de son corps, dans l’heureux développement de ses membres, et dans l’élégance de ses positions</text:span><text:span text:style-name="T838"> ;</text:span><text:span text:style-name="T839"><text:s/>on lui saura gré du soin qu’il prendra à faire briller en lui tous ces avantages.</text:span></text:p>
      <text:p text:style-name="Corpsdetexte">[3]<text:s/><text:span text:style-name="T840">Un<text:s/></text:span><text:span text:style-name="T841">beau-haut</text:span><text:span text:style-name="T842"><text:s/>du corps est une des parties essentielles qui constitue le mérite de l’</text:span><text:span text:style-name="T843">artiste. Effacez votre buste</text:span><text:span text:style-name="T844"><text:note text:note-class="footnote" text:id="_ftn39"><text:note-citation>39</text:note-citation><text:note-body><text:p text:style-name="Notedebasdepage"><text:s/>[NdA]<text:s/>Les statuaires, les peintres, les antiquaires donnent à cette partie supérieure du corps le nom de<text:s/><text:span text:style-name="T845">Torse</text:span> ; mais nous sommes obligés ici de nous servir des termes usités le plus généralement dans nos écoles de danse.</text:p></text:note-body></text:note></text:span><text:span text:style-name="T846"><text:s/>avec<text:s/></text:span><text:span text:style-name="T847">élégance,</text:span><text:span text:style-name="T848"><text:s/>donnez-</text:span><text:span text:style-name="T849">lui,</text:span><text:span text:style-name="T850"><text:s/>dans ses oppositions et dans ses mou</text:span><text:span text:style-name="T851">vements</text:span><text:span text:style-name="T852">, de la grâce, de la souplesse, de<text:s/></text:span><text:span text:style-name="T853">l’abandon,</text:span><text:span text:style-name="T854"><text:s/>sans jamais lui faire perdre la beauté de sa pose, en conservant rigoureusement la pureté du dessin.</text:span></text:p>
      <text:p text:style-name="Corpsdetexte">[4]<text:s/><text:span text:style-name="T855">Les épaule</text:span><text:span text:style-name="T856">s, la tête et le<text:s/></text:span><text:span text:style-name="T857">buste,</text:span><text:span text:style-name="T858"><text:s/>doivent être soutenus, et ornés par les mou</text:span><text:span text:style-name="T859">vements</text:span><text:span text:style-name="T860"><text:s/>des<text:s/></text:span><text:span text:style-name="T861">bras,</text:span><text:span text:style-name="T862"><text:s/>et ils doivent les suivre avec<text:s/></text:span><text:span text:style-name="T863">grâce,</text:span><text:span text:style-name="T864"><text:s/>pour que tout l’ensemble pr</text:span><text:span text:style-name="T865">ésente une agréable harmonie</text:span><text:span text:style-name="T866"><text:note text:note-class="footnote" text:id="_ftn40"><text:note-citation>40</text:note-citation><text:note-body><text:p text:style-name="Notedebasdepage"><text:s/>[NdA]<text:s/>Les mouvements des jambes, comme l’apprend le chapitre précédent, doivent nécessairement participer de cet ensemble harmonieux.</text:p></text:note-body></text:note></text:span><text:span text:style-name="T867">.</text:span></text:p>
      <text:p text:style-name="Corpsdetexte">[5]<text:bookmark-start text:name="bookmark51"/><text:bookmark-end text:name="bookmark51"/><text:s/><text:span text:style-name="T868">Dans l</text:span><text:span text:style-name="T869">’</text:span><text:span text:style-name="T870">exécution des pas, il faut que le corps soit tranquille,<text:s/></text:span><text:span text:style-name="T871">inébranlable,</text:span><text:span text:style-name="T872"><text:s/>ferme, sans<text:s/></text:span><text:soft-page-break/><text:span text:style-name="T873">roideur, mais</text:span><text:span text:style-name="T874"><text:s/>flexible suivant tous les mou</text:span><text:span text:style-name="T875">vements</text:span><text:span text:style-name="T876"><text:s/>des jambes et des bras. Celui qui pendant sa danse ferait mouvoir le corps par<text:s/></text:span><text:span text:style-name="T877">secousses,</text:span><text:span text:style-name="T878"><text:s/>qui hausserait ses épaules par le<text:s/></text:span><text:span text:style-name="T879">contrecoup</text:span><text:span text:style-name="T880"><text:s/>des jambes, qui plierait ou lâcherait les<text:s/></text:span><text:span text:style-name="T881">reins,</text:span><text:span text:style-name="T882"><text:s/>pour faciliter l</text:span><text:span text:style-name="T883">’</text:span><text:span text:style-name="T884">exécution des temps, et qui, par les grimaces de sa figure, nous démontrerait toute la peine que lui coûte son travail, serait un objet absolument ridicul</text:span><text:span text:style-name="T885">e ;</text:span><text:span text:style-name="T886"><text:s/>le nom de<text:s/></text:span><text:span text:style-name="T887">grotesque</text:span><text:span text:style-name="T888"><text:s/>lui siérai</text:span><text:span text:style-name="T889">t mieux que celui de danseur</text:span><text:span text:style-name="T890"><text:note text:note-class="footnote" text:id="_ftn41"><text:note-citation>41</text:note-citation><text:note-body><text:p text:style-name="Notedebasdepage"><text:s/>[NdA]<text:s/>J’ai été souvent témoin de ce désordre, et il doit être attribué à la négligence des maîtres, qui livrent trop tôt leurs écoliers à eux-mêmes, et qui s’empressent de les voir se montrer sur le théâtre, avant d’avoir accompli leurs études. Quelquefois aussi le public, par de trop complaisants applaudissements, ou par défaut de connaissances et de goût, augmente la tourbe de cette espèce de sauteurs, qui se persuade avoir<text:s/>atteint le but de l’art, parce</text:p><text:p text:style-name="quote.l">« Que le vulgaire s’extasie</text:p><text:p text:style-name="quote.l">« Aux tours de force, aux entrechats !… »</text:p><text:p text:style-name="bibl"><text:span text:style-name="T891">l’Hospital</text:span>.</text:p><text:p text:style-name="Notedebasdepage">On devrait bannir de la scène ces méchants danseurs, qui n’ont d’autre talent que celui d’entretenir le mauvais goût.</text:p></text:note-body></text:note></text:span><text:span text:style-name="T892">.</text:span></text:p>
      <text:p text:style-name="Liste">[6]<text:bookmark-start text:name="bookmark52"/><text:bookmark-start text:name="bookmark53"/><text:bookmark-end text:name="bookmark52"/><text:bookmark-end text:name="bookmark53"/><text:s/><text:span text:style-name="T893">Simple position du<text:s/></text:span><text:span text:style-name="T894">corps</text:span>,<text:s/><text:a xlink:href="file:///D:/github/danse/src/renvoi_pl1" office:target-frame-name="_top" xlink:show="replace"><text:span text:style-name="Lienhypertexte">fig. </text:span><text:span text:style-name="T895">i</text:span><text:span text:style-name="Lienhypertexte">,</text:span><text:span text:style-name="Lienhypertexte"><text:s/>planc. </text:span><text:span text:style-name="Lienhypertexte">I</text:span></text:a>.</text:p>
      <text:p text:style-name="Liste"><text:span text:style-name="T896">Épaulement</text:span>,<text:s/><text:span text:style-name="T897">opposition</text:span><text:span text:style-name="T898"><text:s/>du<text:s/></text:span><text:span text:style-name="T899">corps</text:span>,<text:s/><text:a xlink:href="file:///D:/github/danse/src/renvoi_pl1" office:target-frame-name="_top" xlink:show="replace"><text:span text:style-name="Lienhypertexte">fig. </text:span><text:span text:style-name="Lienhypertexte">3 et </text:span><text:span text:style-name="Lienhypertexte">4,</text:span><text:span text:style-name="Lienhypertexte"><text:s/>planc. </text:span><text:span text:style-name="Lienhypertexte">I</text:span></text:a>.</text:p>
      <text:p text:style-name="Liste"><text:span text:style-name="T900">Positions du corps dans les<text:s/></text:span><text:span text:style-name="T901">poses</text:span><text:span text:style-name="T902">,<text:s/></text:span><text:span text:style-name="T903">et dans les différentes attitudes</text:span><text:span text:style-name="T904">,</text:span><text:span text:style-name="T905"><text:s/></text:span><text:a xlink:href="file:///D:/github/danse/src/renvoi_pl5" office:target-frame-name="_top" xlink:show="replace"><text:span text:style-name="T906">planc. </text:span><text:span text:style-name="T907">V</text:span></text:a><text:span text:style-name="T908">,<text:s/></text:span><text:a xlink:href="file:///D:/github/danse/src/renvoi_pl6" office:target-frame-name="_top" xlink:show="replace"><text:span text:style-name="T909">VI</text:span></text:a><text:span text:style-name="T910">,</text:span><text:span text:style-name="T911"><text:s/></text:span><text:a xlink:href="file:///D:/github/danse/src/renvoi_pl7" office:target-frame-name="_top" xlink:show="replace"><text:span text:style-name="T912">VII</text:span></text:a><text:span text:style-name="T913">,</text:span><text:span text:style-name="T914"><text:s/></text:span><text:a xlink:href="file:///D:/github/danse/src/renvoi_pl8" office:target-frame-name="_top" xlink:show="replace"><text:span text:style-name="T915">VIII</text:span></text:a><text:span text:style-name="T916"><text:s/>et<text:s/></text:span><text:a xlink:href="file:///D:/github/danse/src/renvoi_pl9" office:target-frame-name="_top" xlink:show="replace"><text:span text:style-name="T917">IX</text:span></text:a><text:span text:style-name="T918">.</text:span><text:bookmark-start text:name="bookmark54"/><text:bookmark-end text:name="bookmark54"/></text:p>
      <text:p text:style-name="Liste"><text:span text:style-name="T919">Positions du corps dans les<text:s/></text:span><text:span text:style-name="T920">arabesques</text:span><text:span text:style-name="T921">,</text:span><text:span text:style-name="T922"><text:s/></text:span><text:a xlink:href="file:///D:/github/danse/src/renvoi_pl10" office:target-frame-name="_top" xlink:show="replace"><text:span text:style-name="T923">planc. </text:span><text:span text:style-name="T924">X</text:span></text:a><text:span text:style-name="T925">,<text:s/></text:span><text:a xlink:href="file:///D:/github/danse/src/renvoi_pl11" office:target-frame-name="_top" xlink:show="replace"><text:span text:style-name="T926">XI</text:span></text:a><text:span text:style-name="T927"><text:s/>et<text:s/></text:span><text:a xlink:href="file:///D:/github/danse/src/renvoi_pl12" office:target-frame-name="_top" xlink:show="replace"><text:span text:style-name="T928">XII</text:span></text:a><text:span text:style-name="T929">.</text:span></text:p>
      <text:p text:style-name="Corpsdetexte"><text:span text:style-name="T930">N.-B.</text:span><text:span text:style-name="T931"><text:s/>Dans les arabesques, le corps s’éloigne de la perpendiculaire, et doit se p</text:span><text:span text:style-name="T932">encher avec un agréable abandon.</text:span></text:p>
      <text:h text:style-name="Titre1" text:outline-level="1">Chapitre quatrième.<text:s/><text:line-break/>Étude des bras</text:h>
      <text:p text:style-name="Corpsdetexte">[1]<text:s/><text:span text:style-name="T933">L</text:span><text:bookmark-start text:name="bookmark57"/><text:bookmark-end text:name="bookmark57"/><text:span text:style-name="T934">a position, les oppositions</text:span><text:span text:style-name="T935"><text:note text:note-class="footnote" text:id="_ftn42"><text:note-citation>42</text:note-citation><text:note-body><text:p text:style-name="quote"><text:s/>[NdA]<text:s/>« De tous les mouvements qui se font en dansant, c’est l’opposition ou contraste du bras au pied, qui nous est la plus naturelle, et à laquelle on fait le moins d’attention.</text:p><text:p text:style-name="quote">« Par exemple, regardez marcher différentes personnes, vous verrez que lorsqu’elles portent le pied droit en avant, ce sera le bras gauche<text:s/>qui<text:s/>s’opposera naturellement ; ce qui me paraît être une règle certaine. C’est de cette même règle que les habiles danseurs ont conduit leurs bras ; l’opposition du bras au pied, qui est, que lorsque vous avez le pied droit devant, c’est le bras gauche qui doit être opposé (<text:span text:style-name="T936">a</text:span>). »</text:p><text:p text:style-name="bibl">[NdE J. G. <text:span text:style-name="T937">Noverre</text:span>,<text:s/>art. « Bras »,<text:s/><text:span text:style-name="title">Encyclopédie méthodique. Arts académiques</text:span><text:span text:style-name="T938">, Paris, Panckoucke, Liège, Plomteux, 1786, p. </text:span><text:a xlink:href="https://gallica.bnf.fr/ark:/12148/bpt6k9779019b/f392.item" office:target-frame-name="_top" xlink:show="replace"><text:span text:style-name="Lienhypertexte">376</text:span></text:a>.]</text:p><text:p text:style-name="Notedebasdepage">(<text:span text:style-name="T939">a</text:span>) Il nous semble que l’explication de l’Opposition, donnée par<text:s/><text:span text:style-name="T940">Noverre</text:span>, dont nous nous faisons ici une juste autorité, ne présente pas toute la clarté que ce sujet exige. Aussi l’avons-nous vue toujours être elle-même un objet de controverse parmi les artistes. Essayons de la rendre moins obscure. L’opposition d’une partie d’un corps solide quelconque, qui se meut, à une autre partie, est une loi d’équilibre qui divise les forces gravitantes. C’est ce que nous dit<text:s/><text:span text:style-name="T941">Noverre</text:span><text:s/>dans l’exemple qu’il apporte de la marche de l’homme ; ainsi quand il ajoute que l’<text:span text:style-name="T942">Opposition</text:span><text:s/>est, lorsque l’homme, ou le danseur, a le pied droit devant, c’est-à-dire qu’il le porte en avant, il veut indiquer que le bras gauche doit, pour balancer la déclinaison de la ligne du centre de gravité, se porter en même temps en avant ; ce qui donne de plus au danseur infiniment de grâce, parce qu’il doit toujours éviter l’uniformité des lignes, comme la peinture le recommande à ses élèves. (Voyez Exemples d’opposition,<text:s/><text:a xlink:href="file:///D:/github/danse/src/renvoi_pl1" office:target-frame-name="_top" xlink:show="replace"><text:span text:style-name="Lienhypertexte">fig. 3, planc. I</text:span></text:a> ;<text:s/><text:a xlink:href="file:///D:/github/danse/src/renvoi_pl4" office:target-frame-name="_top" xlink:show="replace"><text:span text:style-name="Lienhypertexte">fig. 4, planc. IV</text:span></text:a> ; toutes les figures,<text:s/><text:a xlink:href="file:///D:/github/danse/src/renvoi_pl8" office:target-frame-name="_top" xlink:show="replace"><text:span text:style-name="Lienhypertexte">planc. VIII</text:span></text:a>).</text:p></text:note-body></text:note></text:span><text:span text:style-name="T943">, et surtout</text:span><text:span text:style-name="T944"><text:s/></text:span><text:bookmark-start text:name="bookmark58"/><text:bookmark-start text:name="bookmark59"/><text:bookmark-end text:name="bookmark58"/><text:bookmark-end text:name="bookmark59"/><text:span text:style-name="T945">les m</text:span><text:span text:style-name="T946">ou</text:span><text:span text:style-name="T947">vements</text:span><text:span text:style-name="T948"><text:s/>ou le port des bras</text:span><text:span text:style-name="T949"><text:note text:note-class="footnote" text:id="_ftn43"><text:note-citation>43</text:note-citation><text:note-body><text:p text:style-name="label"><text:s/>[NdA]<text:s/>Mouvements des bras.</text:p><text:p text:style-name="Notedebasdepage">Le mouvement du poignet se prend de deux manières, savoir du haut en bas, et du bas en haut. Lorsque vous voulez prendre du haut en bas, il faut laisser plier le poignet en dedans, faisant un rond de la main, qui de ce même mouvement se remet dans la première situation où elle était : mais il faut prendre garde de ne point trop plier le poignet ; car il paraîtrait cassé. Quant au second mouvement, qui se prend du bas en haut, il faut plier le poignet en l’arrondissant, puis laisser retourner la main en haut, faisant un demi-tour, et par ce mouvement la main se trouve à la première position des bras.</text:p><text:p text:style-name="Notedebasdepage">Le coude, comme le poignet, a son mouvement de haut en bas, et de bas en haut, avec cette différence, que lorsque vous pliez les coudes, les poignets les accompagnent ; ce qui empêche que les<text:s/><text:span text:style-name="T950">bras</text:span><text:s/>ne soient roides, et ce qui leur donne beaucoup de grâce. Néanmoins il ne faut pas tant plier le poignet, parce qu’il paraîtrait outré, et il en est de même des jambes, quand vous pliez le genou ; c’est le cou-de-pied qui achève le mouvement, en relevant le pas ; et il en est de même du coude avec le poignet.</text:p><text:p text:style-name="Notedebasdepage">Ainsi pour les mouvoir de haut en bas, les bras étant placés, il faut plier le coude et le poignet : et lorsque les bras sont pliés, vous achevez de les étendre. Ensuite ils se remettent dans la situation où ils étaient. Lorsque vous prenez un mouvement des poignets, ils doivent se plier et s’étendre de même que lorsqu’ils se plient avec les coudes.</text:p><text:p text:style-name="Notedebasdepage">Quant au second mouvement qui se prend de bas en haut, les mains se trouvant en dessous, il faut plier les poignets et les coudes en faisant seulement un cercle, et en observant que les deux bras doivent se plier également l’un contre l’autre, et, revenir à leur première attitude.</text:p></text:note-body></text:note></text:span><text:span text:style-name="T951">, sont,<text:s/></text:span><text:soft-page-break/><text:span text:style-name="T952">peut-être, les parties les plus difficiles</text:span><text:span text:style-name="T953"><text:s/></text:span><text:bookmark-start text:name="bookmark60"/><text:bookmark-end text:name="bookmark60"/><text:span text:style-name="T954">de la<text:s/></text:span><text:span text:style-name="T955">danse,</text:span><text:span text:style-name="T956"><text:s/>et qui demandent un grand</text:span><text:span text:style-name="T957"><text:s/></text:span><text:span text:style-name="T958">travail</text:span><text:span text:style-name="T959"><text:s/>et un soin extrême. Le da</text:span><text:span text:style-name="T960">nseur qui placera bien ses bras</text:span><text:span text:style-name="T961"><text:s/>et qui les fera mouvoir<text:s/></text:span><text:span text:style-name="T962">gracieusement,</text:span><text:span text:style-name="T963"><text:s/>selon toutes les règles de l</text:span><text:span text:style-name="T964">’</text:span><text:span text:style-name="T965">art, décéléra une bonne école et l</text:span><text:span text:style-name="T966">’</text:span><text:span text:style-name="T967">exécutio</text:span><text:span text:style-name="T968">n de sa danse sera accomplie</text:span><text:span text:style-name="T969"><text:note text:note-class="footnote" text:id="_ftn44"><text:note-citation>44</text:note-citation><text:note-body><text:p text:style-name="Notedebasdepage"><text:s/>[NdA]<text:s/>Très peu de danseurs se sont distingués par la belle manière de faire agir les bras, Cela provient et de la médiocrité des principes qu’ont reçu les élèves, ou de leur négligence, parce qu’ils croient qu’en ayant une brillante exécution des jambes, ils peuvent se passer du bel ornement des bras, et s’exempter les difficultés de l’étude qu’ils exigent. Ces faibles artistes se trompent <text:span text:style-name="T970">;</text:span><text:s/>ils seront justement appréciés, et ne serviront qu’à grossir la foule des danseurs imparfaits. Il ne s’agit pas seulement de danser avec les jambes ; il faut aussi danser avec les bras et avec le corps.</text:p><text:p text:style-name="quote">« Les bras qui accompagnent bien le corps en dansant, font comme la bordure fait à u<text:bookmark-start text:name="bookmark61"/><text:bookmark-end text:name="bookmark61"/>n tableau ; car si elle n’est faite de façon qu’elle puisse convenir au tableau, quelque beau qu’il soit, il n’est pas si apparent : ainsi, quelque bien qu’un danseur fasse les pas, s’il n’a pas les bras doux et gracieux, sa danse ne paraîtra pas animée, et par conséquent fera le même effet que le tableau hors de sa bordure. »</text:p><text:p text:style-name="quote">[NdE J. G. <text:span text:style-name="T971">Noverre</text:span>,<text:s/>art. « Bras »,<text:s/><text:span text:style-name="title">Encyclopédie méthodique. Arts académiques</text:span><text:span text:style-name="T972">, Paris, Panckoucke, Liège, Plomteux, 1786, p. </text:span><text:a xlink:href="https://gallica.bnf.fr/ark:/12148/bpt6k9779019b/f390.item" office:target-frame-name="_top" xlink:show="replace"><text:span text:style-name="Lienhypertexte">374-375</text:span></text:a>.]</text:p></text:note-body></text:note></text:span><text:span text:style-name="T973">.</text:span></text:p>
      <text:p text:style-name="Corpsdetexte">[2]<text:s/><text:span text:style-name="T974">Si la nature ne vous a point favorisé,</text:span><text:span text:style-name="T975"><text:s/></text:span><text:span text:style-name="T976">en vous donnant de beaux bras arrondis et bien faits</text:span><text:span text:style-name="T977">,</text:span><text:span text:style-name="T978"><text:s/>vous ne sauriez alors trop vous livrer à l’étude, pour la forcer de suppléer à ses don</text:span><text:span text:style-name="T979">s</text:span><text:span text:style-name="T980"> :</text:span><text:span text:style-name="T981"><text:s/>mais par un exercice réfléchi vous pourrez parvenir à donner de l’élégance, de la grâce à des bras maigres, et vous ferez même disparaître leur longueur, en<text:s/></text:span><text:span text:style-name="T982">sachant les arrondir avec art</text:span><text:span text:style-name="T983"><text:note text:note-class="footnote" text:id="_ftn45"><text:note-citation>45</text:note-citation><text:note-body><text:p text:style-name="Notedebasdepage"><text:s/>[NdA]<text:s/>Il faut aussi savoir placer ses bras selon sa construction physique. Si le danseur a la taille courte, il doit porter en général ses bras plus haut que ne l’indiquent les règles reçues et, s’il a la taille longue, ils doivent être placés plus bas qu’à l’ordinaire.</text:p></text:note-body></text:note></text:span><text:span text:style-name="T984">.</text:span></text:p>
      <text:soft-page-break/>
      <text:p text:style-name="Corpsdetexte">[3]<text:s/><text:span text:style-name="T985">Un bon danseur doit tout entreprendre, pour corriger, ou pour cacher les défauts de sa constructio</text:span><text:span text:style-name="T986">n ;</text:span><text:span text:style-name="T987"><text:s/>c’est un des<text:s/></text:span><text:span text:style-name="T988">talents</text:span><text:span text:style-name="T989"><text:s/>que doit posséder celui qui veut mériter d’être rangé parmi les artistes. Il faut que les bras<text:s/></text:span><text:span text:style-name="T990">soient</text:span><text:span text:style-name="T991"><text:s/>sans cesse arrondis tellement, que la pointe des coudes soit invisible</text:span><text:span text:style-name="T992"> ;</text:span><text:span text:style-name="T993"><text:s/>sans cela, ils formeraient des angles, qui leur enlèveraient la grâce et le contour moelleux, qu’ils doivent toujours présenter</text:span><text:span text:style-name="T994"> ;</text:span><text:span text:style-name="T995"><text:s/>au lieu des lignes<text:s/></text:span><text:span text:style-name="T996">droites,</text:span><text:span text:style-name="T997"><text:s/>obliques</text:span><text:span text:style-name="T998">, ou courbées en demi-cercle</text:span><text:span text:style-name="T999"><text:note text:note-class="footnote" text:id="_ftn46"><text:note-citation>46</text:note-citation><text:note-body><text:p text:style-name="Notedebasdepage"><text:s/>[NdA]<text:s/>Voyez la<text:s/><text:a xlink:href="file:///D:/github/danse/src/renvoi_pl1" office:target-frame-name="_top" xlink:show="replace"><text:span text:style-name="Lienhypertexte">planc. I, fig. </text:span><text:span text:style-name="T1000">i</text:span><text:span text:style-name="Lienhypertexte">, 4 et 5</text:span></text:a>.</text:p></text:note-body></text:note></text:span><text:span text:style-name="T1001">, nous n’en verrions</text:span><text:span text:style-name="T1002"><text:s/></text:span><text:span text:style-name="T1003">que d’angulair</text:span><text:span text:style-name="T1004">es</text:span><text:span text:style-name="T1005"><text:s/>et dépourvues d’élégance</text:span><text:span text:style-name="T1006"><text:note text:note-class="footnote" text:id="_ftn47"><text:note-citation>47</text:note-citation><text:note-body><text:p text:style-name="Notedebasdepage"><text:s/>[NdA]<text:s/>Voyez la<text:s/><text:a xlink:href="file:///D:/github/danse/src/renvoi_pl3" office:target-frame-name="_top" xlink:show="replace"><text:span text:style-name="Lienhypertexte">planc. III, fig. </text:span><text:span text:style-name="T1007">i</text:span><text:span text:style-name="Lienhypertexte">, 2 et 3</text:span></text:a>.</text:p></text:note-body></text:note></text:span><text:span text:style-name="T1008">. Le danseur qui serait placé de cette manière, répugnerait au bon goût</text:span><text:span text:style-name="T1009"> ;</text:span><text:span text:style-name="T1010"><text:s/>et ses<text:s/></text:span><text:span text:style-name="T1011">positions,</text:span><text:span text:style-name="T1012"><text:s/>ses<text:s/></text:span><text:span text:style-name="T1013">attitudes,</text:span><text:span text:style-name="T1014"><text:s/>devenues grotesques et caricatures, seraient un objet de ri</text:span><text:span text:style-name="T1015">dicule pour le dessinateur.<text:s/></text:span></text:p>
      <text:p text:style-name="Corpsdetexte">[4]<text:s/><text:span text:style-name="T1016">La<text:s/></text:span><text:span text:style-name="T1017">saignée</text:span><text:span text:style-name="Appelnotedebasdep."><text:note text:note-class="footnote" text:id="_ftn48"><text:note-citation>48</text:note-citation><text:note-body><text:p text:style-name="Notedebasdepage"><text:s/>[NdA]<text:s/>Nous devrions dire le Point de réunion de l’<text:span text:style-name="T1018">humérus</text:span><text:s/>ou avant-bras, avec le<text:s/><text:span text:style-name="T1019">radius<text:s/></text:span>ou le bras, mais nos élèves le connaissent mieux par la désignation de la<text:s/><text:span text:style-name="T1020">Saignée</text:span>.</text:p></text:note-body></text:note></text:span><text:span text:style-name="T1021"><text:s/>doit être au niveau du creux de la main. Soutenez les<text:s/></text:span><text:span text:style-name="T1022">poignets</text:span><text:span text:style-name="T1023"><text:s/>et ne les pliez pas trop car ils paraîtraient cassé</text:span><text:span text:style-name="T1024">s :</text:span><text:span text:style-name="T1025"><text:s/>l’épaule doit être basse et toujours immobil</text:span><text:span text:style-name="T1026">e ;</text:span><text:span text:style-name="T1027"><text:s/>les coudes soutenus</text:span><text:span text:style-name="T1028"> </text:span><text:span text:style-name="T1029">et les doigts seront gracieusement réunis et groupés. Il</text:span><text:span text:style-name="T1030"><text:s/></text:span><text:span text:style-name="T1031">faut que la position et le port des bras</text:span><text:span text:style-name="T1032"><text:s/></text:span><text:span text:style-name="T1033">se montrent avec aisance et avec d</text:span><text:span text:style-name="T1034">ouceur. Bannissez-en la roideur</text:span><text:span text:style-name="T1035"><text:s/>et ne les abandonnez jamais à des mou</text:span><text:span text:style-name="T1036">vements</text:span><text:span text:style-name="T1037"><text:s/>exagérés. Ne les faites point mouvoir par secousses, ni par<text:s/></text:span><text:span text:style-name="T1038">saccades,</text:span><text:span text:style-name="T1039"><text:s/>ce serait un grand défaut qui dégraderait l’artiste le plus parfait dans l</text:span><text:span text:style-name="T1040">’</text:span><text:span text:style-name="T1041">exercice de ses jambes.</text:span></text:p>
      <text:p text:style-name="Liste">[5]<text:s/><text:span text:style-name="T1042">Simple position des bras</text:span>,<text:s/><text:a xlink:href="file:///D:/github/danse/src/renvoi_pl1" office:target-frame-name="_top" xlink:show="replace"><text:span text:style-name="Lienhypertexte">fig. </text:span><text:span text:style-name="T1043">i</text:span><text:span text:style-name="Lienhypertexte">,</text:span><text:span text:style-name="Lienhypertexte"><text:s/>planc. </text:span><text:span text:style-name="Lienhypertexte">I</text:span></text:a>.</text:p>
      <text:p text:style-name="Liste"><text:span text:style-name="T1044">Position du poignet et des<text:s/></text:span><text:span text:style-name="T1045">doigts</text:span>,<text:s/><text:a xlink:href="file:///D:/github/danse/src/renvoi_pl1" office:target-frame-name="_top" xlink:show="replace"><text:span text:style-name="Lienhypertexte">fig. </text:span><text:span text:style-name="T1046">i</text:span><text:span text:style-name="Lienhypertexte">,</text:span><text:span text:style-name="Lienhypertexte"><text:s/>planc. </text:span><text:span text:style-name="Lienhypertexte">I</text:span></text:a>.</text:p>
      <text:p text:style-name="Liste"><text:span text:style-name="T1047">Bras à la<text:s/></text:span><text:span text:style-name="T1048">seconde</text:span>,<text:s/><text:a xlink:href="file:///D:/github/danse/src/renvoi_pl1" office:target-frame-name="_top" xlink:show="replace"><text:span text:style-name="T1049">fig. </text:span><text:span text:style-name="T1050">i</text:span><text:span text:style-name="Lienhypertexte">,</text:span><text:span text:style-name="Lienhypertexte"><text:s/>planc. </text:span><text:span text:style-name="Lienhypertexte">I</text:span></text:a>.</text:p>
      <text:p text:style-name="Liste"><text:span text:style-name="T1051">Bras en opposition</text:span>,<text:s/><text:a xlink:href="file:///D:/github/danse/src/renvoi_pl1" office:target-frame-name="_top" xlink:show="replace"><text:span text:style-name="Lienhypertexte">fig. </text:span><text:span text:style-name="Lienhypertexte">4,</text:span><text:span text:style-name="Lienhypertexte"><text:s/>planc. </text:span><text:span text:style-name="Lienhypertexte">I</text:span></text:a>.</text:p>
      <text:p text:style-name="Liste"><text:span text:style-name="T1052">Bras Arrondis au-dessus de la tête</text:span>,<text:s/><text:a xlink:href="file:///D:/github/danse/src/renvoi_pl1" office:target-frame-name="_top" xlink:show="replace"><text:span text:style-name="Lienhypertexte">fig. </text:span><text:span text:style-name="Lienhypertexte">5,</text:span><text:span text:style-name="Lienhypertexte"><text:s/>planc. </text:span><text:span text:style-name="Lienhypertexte">I</text:span></text:a>.</text:p>
      <text:p text:style-name="Liste"><text:span text:style-name="T1053">Demi-bras</text:span>,<text:s/><text:a xlink:href="file:///D:/github/danse/src/renvoi_pl2" office:target-frame-name="_top" xlink:show="replace"><text:span text:style-name="Lienhypertexte">fig. </text:span><text:span text:style-name="Lienhypertexte">2,</text:span><text:span text:style-name="Lienhypertexte"><text:s/>planc. </text:span><text:span text:style-name="Lienhypertexte">II</text:span></text:a>.</text:p>
      <text:p text:style-name="Liste"><text:span text:style-name="T1054">Opposition des</text:span><text:span text:style-name="T1055"><text:s/>demi-bras</text:span>,<text:s/><text:a xlink:href="file:///D:/github/danse/src/renvoi_pl1" office:target-frame-name="_top" xlink:show="replace"><text:span text:style-name="Lienhypertexte">fig. </text:span><text:span text:style-name="Lienhypertexte">3,</text:span><text:span text:style-name="Lienhypertexte"><text:s/>planc. </text:span><text:span text:style-name="Lienhypertexte">I</text:span></text:a>.</text:p>
      <text:p text:style-name="Liste"><text:span text:style-name="T1056">Positions des bras dans les différentes attitudes</text:span>,<text:s/><text:a xlink:href="file:///D:/github/danse/src/renvoi_pl5" office:target-frame-name="_top" xlink:show="replace"><text:span text:style-name="Lienhypertexte">planc. </text:span><text:span text:style-name="Lienhypertexte">V</text:span></text:a>,<text:s/><text:a xlink:href="file:///D:/github/danse/src/renvoi_pl6" office:target-frame-name="_top" xlink:show="replace"><text:span text:style-name="Lienhypertexte">VI</text:span></text:a>,<text:s/><text:a xlink:href="file:///D:/github/danse/src/renvoi_pl7" office:target-frame-name="_top" xlink:show="replace"><text:span text:style-name="Lienhypertexte">VII</text:span></text:a>,<text:s/><text:a xlink:href="file:///D:/github/danse/src/renvoi_pl8" office:target-frame-name="_top" xlink:show="replace"><text:span text:style-name="Lienhypertexte">VIII</text:span></text:a><text:s/>et<text:s/><text:a xlink:href="file:///D:/github/danse/src/renvoi_pl9" office:target-frame-name="_top" xlink:show="replace"><text:span text:style-name="Lienhypertexte">IX</text:span></text:a>.</text:p>
      <text:p text:style-name="Liste"><text:span text:style-name="T1057">Positions des bras dans les<text:s/></text:span><text:span text:style-name="T1058">arabesques</text:span>,<text:s/><text:a xlink:href="file:///D:/github/danse/src/renvoi_pl10" office:target-frame-name="_top" xlink:show="replace"><text:span text:style-name="Lienhypertexte">planc. </text:span><text:span text:style-name="Lienhypertexte">X</text:span></text:a>,<text:s/><text:a xlink:href="file:///D:/github/danse/src/renvoi_pl11" office:target-frame-name="_top" xlink:show="replace"><text:span text:style-name="Lienhypertexte">XI</text:span></text:a><text:s/>et<text:s/><text:a xlink:href="file:///D:/github/danse/src/renvoi_pl12" office:target-frame-name="_top" xlink:show="replace"><text:span text:style-name="Lienhypertexte">XII</text:span></text:a>.</text:p>
      <text:p text:style-name="Corpsdetexte"><text:span text:style-name="T1059">N.-B.</text:span><text:span text:style-name="T1060"><text:s/>On doit remarquer que dans les arabesques la position des bras s’écarte de la règle commune, et c’est au goût du danseur à savoir les placer le plus gracieusement possible.</text:span></text:p>
      <text:p text:style-name="Liste"><text:span text:style-name="T1061">Position de la main dans différentes attitudes et dans les<text:s/></text:span><text:span text:style-name="T1062">arabesques</text:span>,<text:s/><text:a xlink:href="file:///D:/github/danse/src/renvoi_pl5" office:target-frame-name="_top" xlink:show="replace"><text:span text:style-name="Lienhypertexte">fig. </text:span><text:span text:style-name="Lienhypertexte">5,</text:span><text:span text:style-name="Lienhypertexte"><text:s/>planc. </text:span><text:span text:style-name="Lienhypertexte">V</text:span></text:a>.</text:p>
      <text:p text:style-name="Liste"><text:span text:style-name="T1063">Positions défectueuses des bras</text:span>,<text:s/><text:a xlink:href="file:///D:/github/danse/src/renvoi_pl3" office:target-frame-name="_top" xlink:show="replace"><text:span text:style-name="Lienhypertexte">fig. </text:span><text:span text:style-name="T1064">i</text:span><text:span text:style-name="Lienhypertexte">, 2 et 3,</text:span><text:span text:style-name="Lienhypertexte"><text:s/>planc. </text:span><text:span text:style-name="Lienhypertexte">III</text:span></text:a>.</text:p>
      <text:h text:style-name="Titre1" text:outline-level="1"><text:bookmark-start text:name="bookmark62"/><text:bookmark-start text:name="bookmark63"/><text:bookmark-end text:name="bookmark62"/><text:bookmark-end text:name="bookmark63"/>Chapitre cinquième.<text:s/><text:line-break/>Positions principales et leurs dérivés ;</text:h>
      <text:p text:style-name="h1.sub">Préparations, terminaisons des pas et des temps ; poses, attitudes, arabesques, groupes,<text:s/>attitudes<text:s/><text:soft-page-break/>de genre</text:p>
      <text:p text:style-name="Corpsdetexte">[1] * <text:span text:style-name="T1065">Soignez la tenue du corps et le port des bras</text:span><text:span text:style-name="T1066"> ;</text:span><text:span text:style-name="T1067"><text:s/>il faut que leurs mou</text:span><text:span text:style-name="T1068">vements</text:span><text:span text:style-name="T1069"><text:s/></text:span><text:span text:style-name="T1070">soient</text:span><text:span text:style-name="T1071"><text:s/>doux, gracieux, et toujours d</text:span><text:span text:style-name="T1072">’</text:span><text:span text:style-name="T1073">accord avec ceux des jambes. Il doit exister sans cesse une parfaite harmonie dans l’exécution de toutes les parties du corps</text:span><text:span text:style-name="T1074">. *</text:span></text:p>
      <text:p text:style-name="Corpsdetexte">[2] * <text:span text:style-name="T1075">Dessinez-vous avec goût et naturelleme</text:span><text:span text:style-name="T1076">nt dans la moindre des poses</text:span><text:span text:style-name="T1077"><text:note text:note-class="footnote" text:id="_ftn49"><text:note-citation>49</text:note-citation><text:note-body><text:p text:style-name="Notedebasdepage"><text:s/>[NdA]<text:s/>Remarquez que jusque dans la moindre des poses il faut épauler le corps, et surtout la tête (voyez la planc. V, etc.) ; car sans cela vous n’auriez aucune expression, et votre position ou attitude deviendrait fade. Dans quelques-unes des premières positions de la danse, la tête est placée en face ; ce sont des poses d’étude.</text:p><text:p text:style-name="label">Moti della testa.</text:p><text:p text:style-name="quote">« Non farai mai la testa dritta sopra le spalle, ma voltata in traverso, a destra o a sinistra, ancorchè elle guardino in su o in giù, o dritto, perchè gli è necessario fare i lor moti che mostrino vivacità desta e non addormentata. »</text:p><text:p text:style-name="bibl">[NdE<text:span text:style-name="T1078"><text:s/></text:span><text:span text:style-name="T1079">Léonard de</text:span><text:span text:style-name="T1080"><text:s/>Vinci</text:span>,<text:s/><text:span text:style-name="title">Traité de la peinture</text:span>, ch. CCXLII.]</text:p><text:p text:style-name="Notedebasdepage">Appliquez-vous à donner un parfait équilibre au corps ; et pour arriver à ce point certain, ne vous écartez pas de la perpendiculaire, qui doit prendre du centre des deux clavicules, et qui s’abaisserait, en traversant les chevilles des deux pieds. (Voyez les<text:s/><text:a xlink:href="file:///D:/github/danse/src/renvoi_pl1" office:target-frame-name="_top" xlink:show="replace"><text:span text:style-name="Lienhypertexte">fig. 4 et 5, planc. I</text:span></text:a> ;<text:s/><text:a xlink:href="file:///D:/github/danse/src/renvoi_pl2" office:target-frame-name="_top" xlink:show="replace"><text:span text:style-name="Lienhypertexte">fig. 5, planc. II</text:span></text:a> ;<text:s/><text:a xlink:href="file:///D:/github/danse/src/renvoi_pl4" office:target-frame-name="_top" xlink:show="replace"><text:span text:style-name="Lienhypertexte">fig. </text:span><text:span text:style-name="T1081">i</text:span><text:span text:style-name="Lienhypertexte">, planc. IV</text:span></text:a> ;<text:s/><text:a xlink:href="file:///D:/github/danse/src/renvoi_pl5" office:target-frame-name="_top" xlink:show="replace"><text:span text:style-name="Lienhypertexte">fig. </text:span><text:span text:style-name="T1082">i</text:span><text:span text:style-name="Lienhypertexte">, 2, 3 et 4, planc. V</text:span></text:a> ;<text:s/><text:a xlink:href="file:///D:/github/danse/src/renvoi_pl7" office:target-frame-name="_top" xlink:show="replace"><text:span text:style-name="Lienhypertexte">fig. 4, planc. VII</text:span></text:a>).<text:s/><text:a xlink:href="file:///D:/github/danse/src/renvoi_p52-n1" office:target-frame-name="_top" xlink:show="replace"><text:span text:style-name="Lienhypertexte">Voyez la note (I), pag. 52</text:span></text:a>.</text:p><text:p text:style-name="label">Dell’ attitudine.</text:p><text:p text:style-name="quote"><text:s/>« La fontanella della gola cade sopra il piede, e gittando un braccio innanzi, la fontanella esce di essi piedi ; e se la gamba getta indietro, la fontanella va innanzi, e cosi<text:s/>si rimuta in ogni attitudine. »</text:p><text:p text:style-name="bibl">[NdE<text:s/><text:span text:style-name="T1083">Léonard de</text:span><text:span text:style-name="T1084"><text:s/>Vinci</text:span><text:span text:style-name="T1085">,<text:s/></text:span><text:span text:style-name="title">Traité de la peinture</text:span><text:span text:style-name="T1086">,<text:s/></text:span>ch. CLXXXXII.]</text:p></text:note-body></text:note></text:span><text:span text:style-name="T1087"> ;</text:span><text:span text:style-name="T1088"><text:s/>il faut</text:span><text:bookmark-start text:name="bookmark64"/><text:bookmark-end text:name="bookmark64"/><text:span text:style-name="T1089"><text:s/></text:span><text:span text:style-name="T1090">que le danseur puisse, à chaque instant, servir de modèle au peintre, au sculpteur</text:span><text:span text:style-name="Appelnotedebasdep."><text:note text:note-class="footnote" text:id="_ftn50"><text:note-citation>50</text:note-citation><text:note-body><text:p text:style-name="Notedebasdepage"><text:s/>[NdA]<text:s/>Il faut que le danseur, tout en se plaçant gracieusement, s’attache, pour avoir de l’aplomb, à former un juste contrepoids des autres parties du corps pour se<text:s/>soutenir<text:s/>sur une seule jambe, et même pour être bien posé sur les deux. (Voyez les<text:s/><text:a xlink:href="file:///D:/github/danse/src/renvoi_pl8" office:target-frame-name="_top" xlink:show="replace"><text:span text:style-name="Lienhypertexte">planc. VIII</text:span></text:a>,<text:s/><text:a xlink:href="file:///D:/github/danse/src/renvoi_pl10" office:target-frame-name="_top" xlink:show="replace"><text:span text:style-name="Lienhypertexte">X</text:span></text:a>,<text:s/><text:a xlink:href="file:///D:/github/danse/src/renvoi_pl11" office:target-frame-name="_top" xlink:show="replace"><text:span text:style-name="Lienhypertexte">XI</text:span></text:a>,<text:s/><text:a xlink:href="file:///D:/github/danse/src/renvoi_pl12" office:target-frame-name="_top" xlink:show="replace"><text:span text:style-name="Lienhypertexte">XII</text:span></text:a>, etc.).</text:p><text:p text:style-name="label">Della ponderazione dell’uomo sopra i suoi piedi.</text:p><text:p text:style-name="quote">« Sempre il peso dell’ uomo che posa sopra una sola gamba, sarà diviso con egual parte opposita sopra il centro<text:s/>della<text:s/>gravità che sostiene. »</text:p><text:p text:style-name="bibl">[NdE<text:s/><text:span text:style-name="T1091">Léonard de</text:span><text:span text:style-name="T1092"><text:s/>Vinci</text:span><text:span text:style-name="T1093">,<text:s/></text:span><text:span text:style-name="title">Traité de la peinture</text:span><text:span text:style-name="T1094">,<text:s/></text:span>ch. CCI.]</text:p><text:p text:style-name="Notedebasdepage">(Voyez la<text:s/><text:a xlink:href="file:///D:/github/danse/src/renvoi_pl10" office:target-frame-name="_top" xlink:show="replace"><text:span text:style-name="Lienhypertexte">fìg. </text:span><text:span text:style-name="T1095">i</text:span><text:span text:style-name="Lienhypertexte">, planc. X</text:span></text:a>). Le centre de gravité de l’homme qui agit, doit exister sur la jambe qui est à terre. (Voyez la<text:s/><text:a xlink:href="file:///D:/github/danse/src/renvoi_pl8" office:target-frame-name="_top" xlink:show="replace"><text:span text:style-name="Lienhypertexte">fìg. </text:span><text:span text:style-name="T1096">i</text:span><text:span text:style-name="Lienhypertexte">, planc. VIII</text:span></text:a>, etc.)</text:p><text:p text:style-name="quote">« L’uomo che si muove avrà il centro della sua gravità sopra il centro della gamba che posa in terra. »</text:p><text:p text:style-name="bibl">[NdE<text:s/><text:span text:style-name="T1097">ibid.</text:span>]</text:p><text:p text:style-name="label">Della equiponderanza (contrepoids).</text:p><text:p text:style-name="quote">« Sempre la figura che sostiene il peso fuor di se e della linea centrale della sua quantità, debbe gettar tanto peso naturale o accidentale dall’opposita parte, che faccia equiponderanza de’ pesi intorno alla linea centrale che si parte dal centro della parte del piè che si posa, e passa per tutta la soma del peso sopra essa parte de’ piedi in terra posata. »</text:p><text:p text:style-name="bibl">[NdE<text:s/><text:span text:style-name="T1098">Léonard de</text:span><text:span text:style-name="T1099"><text:s/>Vinci</text:span><text:span text:style-name="T1100">,<text:s/></text:span><text:span text:style-name="title">Traité de la peinture</text:span><text:span text:style-name="T1101">,<text:s/></text:span>ch. CCVI.]</text:p><text:p text:style-name="Notedebasdepage">(Voyez la<text:s/><text:a xlink:href="file:///D:/github/danse/src/renvoi_pl8" office:target-frame-name="_top" xlink:show="replace"><text:span text:style-name="Lienhypertexte">fìg. 2, planc. VIII</text:span></text:a>, etc.)</text:p><text:p text:style-name="Notedebasdepage">Dans les attitudes qui se font dans l’instant où le danseur s’élève, ainsi que dans de certains arabesques penchés comme l’offre la<text:s/><text:a xlink:href="file:///D:/github/danse/src/renvoi_pl11" office:target-frame-name="_top" xlink:show="replace"><text:span text:style-name="Lienhypertexte">fig. 3, planc. XI</text:span></text:a>, on ne doit pas observer le centre de gravité qui existe dans les fig. des<text:s/><text:a xlink:href="file:///D:/github/danse/src/renvoi_pl1" office:target-frame-name="_top" xlink:show="replace"><text:span text:style-name="Lienhypertexte">planc. I</text:span></text:a>,<text:s/><text:a xlink:href="file:///D:/github/danse/src/renvoi_pl2" office:target-frame-name="_top" xlink:show="replace"><text:span text:style-name="Lienhypertexte">II</text:span></text:a>,<text:s/><text:a xlink:href="file:///D:/github/danse/src/renvoi_pl3" office:target-frame-name="_top" xlink:show="replace"><text:span text:style-name="Lienhypertexte">III</text:span></text:a>,<text:s/><text:a xlink:href="file:///D:/github/danse/src/renvoi_pl4" office:target-frame-name="_top" xlink:show="replace"><text:span text:style-name="Lienhypertexte">IV</text:span></text:a>, etc. (Voyez pour cette remarque la<text:s/><text:a xlink:href="file:///D:/github/danse/src/renvoi_pl9" office:target-frame-name="_top" xlink:show="replace"><text:span text:style-name="Lienhypertexte">fig. </text:span><text:span text:style-name="T1102">i</text:span><text:span text:style-name="Lienhypertexte">, planc. IX</text:span></text:a> ;<text:s/><text:a xlink:href="file:///D:/github/danse/src/renvoi_pl10" office:target-frame-name="_top" xlink:show="replace"><text:span text:style-name="Lienhypertexte">fig. </text:span><text:span text:style-name="T1103">i</text:span><text:span text:style-name="Lienhypertexte">, planc. X</text:span></text:a>, etc.)</text:p><text:p text:style-name="label">Della figura che va contro ’l vento.</text:p><text:p text:style-name="quote">« Sempre la figura che si<text:s/>muove<text:s/>contra ’l vento per qualunque linea, non osserva il centro della sua gravità con debita disposizione sopra il centro del suo sostentacolo. »</text:p><text:p text:style-name="bibl">[NdE<text:s/><text:span text:style-name="T1104">Léonard de</text:span><text:span text:style-name="T1105"><text:s/>Vinci</text:span><text:span text:style-name="T1106">,<text:s/></text:span><text:span text:style-name="title">Traité de la peinture</text:span><text:span text:style-name="T1107">,<text:s/></text:span>ch. CCXV.]</text:p><text:p text:style-name="Notedebasdepage">(Voyez<text:s/><text:a xlink:href="file:///D:/github/danse/src/renvoi_pl13" office:target-frame-name="_top" xlink:show="replace"><text:span text:style-name="Lienhypertexte">fig. 2, 4 et la fig. 3, dirigée du côté opposé, planc. XIII</text:span></text:a>.)</text:p></text:note-body></text:note></text:span><text:span text:style-name="T1108">. *</text:span></text:p>
      <text:soft-page-break/>
      <text:p text:style-name="Corpsdetexte">[3] * <text:span text:style-name="T1109">Mettez de l’expression de<text:s/></text:span><text:span text:style-name="T1110">l’âme</text:span><text:span text:style-name="T1111">, de</text:span><text:bookmark-start text:name="bookmark67"/><text:bookmark-start text:name="bookmark68"/><text:bookmark-end text:name="bookmark67"/><text:bookmark-end text:name="bookmark68"/><text:span text:style-name="T1112"><text:s/></text:span><text:span text:style-name="T1113">l’abandon dans vos attitudes, dans vos arabesques et</text:span><text:span text:style-name="T1114"><text:s/></text:span><text:span text:style-name="T1115">d</text:span><text:span text:style-name="T1116">ans vos groupes</text:span><text:span text:style-name="T1117"><text:note text:note-class="footnote" text:id="_ftn51"><text:note-citation>51</text:note-citation><text:note-body><text:p text:style-name="Notedebasdepage"><text:s/>[NdA]<text:s/>Voyez les<text:s/><text:a xlink:href="file:///D:/github/danse/src/renvoi_pl14" office:target-frame-name="_top" xlink:show="replace"><text:span text:style-name="Lienhypertexte">fig. </text:span><text:span text:style-name="T1118">1</text:span><text:span text:style-name="Lienhypertexte">, 2, 5, et la fig. 4, planc. XIV</text:span></text:a><text:s/>qui représentent le groupe principal d’une ITA<text:span text:style-name="title">Bacchanale</text:span><text:s/>que je composai la première année que je fus engagé au théâtre de la<text:s/><text:span text:style-name="T1119">Scala</text:span><text:s/>à<text:s/><text:span text:style-name="T1120">Milan</text:span>, théâtre fameux par la magnificence de ses spectacles, et par les grands talents qui s’y sont fait admirer.</text:p></text:note-body></text:note></text:span><text:span text:style-name="T1121">. *</text:span></text:p>
      <text:p text:style-name="Corpsdetexte">[4]<text:s/><text:span text:style-name="T1122">La position, que les danseurs appellent particulièrement l</text:span><text:span text:style-name="T1123">’</text:span><text:span text:style-name="T1124">attitude</text:span><text:span text:style-name="T1125">,</text:span><text:span text:style-name="T1126"><text:s/>est la plus belle de celles qui existent dans la danse, et la plus difficile dans son exécutio</text:span><text:span text:style-name="T1127">n ;</text:span><text:span text:style-name="T1128"><text:s/>elle est, à mon avis, une espèce d</text:span><text:span text:style-name="T1129">’</text:span><text:span text:style-name="T1130">imitation de celle que l’on admire dans le célèbre<text:s/></text:span><text:span text:style-name="title">Mercure</text:span><text:span text:style-name="T1131"><text:s/></text:span><text:span text:style-name="T1132">de<text:s/></text:span><text:span text:style-name="T1133">J. </text:span><text:span text:style-name="T1134">Bologne</text:span><text:span text:style-name="T1135"><text:note text:note-class="footnote" text:id="_ftn52"><text:note-citation>52</text:note-citation><text:note-body><text:p text:style-name="Notedebasdepage"><text:s/>[NdA]<text:s/>Voyez la<text:s/><text:a xlink:href="file:///D:/github/danse/src/renvoi_pl8" office:target-frame-name="_top" xlink:show="replace"><text:span text:style-name="Lienhypertexte">fig. </text:span><text:span text:style-name="T1136">i</text:span><text:span text:style-name="Lienhypertexte">, planc. VIII</text:span></text:a>, et la<text:s/><text:a xlink:href="file:///D:/github/danse/src/renvoi_pl8" office:target-frame-name="_top" xlink:show="replace"><text:span text:style-name="Lienhypertexte">fig. 2 de la même planche</text:span></text:a>, qui sert à nous la montrer de profil. Voyez en même temps la<text:s/><text:a xlink:href="file:///D:/github/danse/src/renvoi_pl9" office:target-frame-name="_top" xlink:show="replace"><text:span text:style-name="Lienhypertexte">fig. </text:span><text:span text:style-name="T1137">i</text:span><text:span text:style-name="Lienhypertexte"><text:s/>de la planc. IX</text:span></text:a><text:s/>représentant la statue de Mercure.</text:p></text:note-body></text:note></text:span><text:span text:style-name="T1138">. Le danseur qui se composera</text:span><text:s/><text:span text:style-name="T1139">bien dans l’attitude sera remarqué, et prouvera qu’il a acquis des connaissances nécessaires à son art.</text:span></text:p>
      <text:p text:style-name="Corpsdetexte">[5]<text:s/><text:span text:style-name="T1140">Rien n’est plus gracieux que ces attitudes charmantes que nous nommons<text:s/></text:span><text:span text:style-name="T1141">arabesques</text:span><text:span text:style-name="Appelnotedebasdep."><text:note text:note-class="footnote" text:id="_ftn53"><text:note-citation>53</text:note-citation><text:note-body><text:p text:style-name="Notedebasdepage"><text:s/>[NdA]<text:s/>Voyez la<text:s/><text:a xlink:href="file:///D:/github/danse/src/renvoi_p24-n2" office:target-frame-name="_top" xlink:show="replace"><text:span text:style-name="Lienhypertexte">note (2), pag. 24</text:span></text:a>.</text:p></text:note-body></text:note></text:span><text:span text:style-name="T1142"> ;</text:span><text:span text:style-name="T1143"><text:s/>les bas-reliefs antiques, quelques fragments de peintures grecques, ainsi que celles<text:s/></text:span><text:span text:style-name="T1144">à fresque</text:span><text:span text:style-name="T1145">,</text:span><text:span text:style-name="T1146"><text:s/>des loges du<text:s/></text:span><text:span text:style-name="T1147">Vatican</text:span><text:span text:style-name="T1148">, d</text:span><text:span text:style-name="T1149">’</text:span><text:span text:style-name="T1150">après les délicieux dessins de<text:s/></text:span><text:span text:style-name="T1151">Raphaël</text:span><text:span text:style-name="T1152">, nous en ont fourni l’idée</text:span><text:span text:style-name="T1153"><text:note text:note-class="footnote" text:id="_ftn54"><text:note-citation>54</text:note-citation><text:note-body><text:p text:style-name="Notedebasdepage"><text:s/>[NdA]<text:s/>Les artistes doivent aussi apprendre à se dessiner d’après ces sculptures et ces peintures, remplies d’esprit et de grâces ; c’est à cette source qu’il faut toujours recourir pour former son goût à l’élégance et à la pureté du dessin. Dans cette ITA<text:span text:style-name="title">Bacchanale</text:span>, dont j’ai parlé<text:s/>ci-dessus<text:s/><text:a xlink:href="file:///D:/github/danse/src/renvoi_p67-n1" office:target-frame-name="_top" xlink:show="replace"><text:span text:style-name="Lienhypertexte">note (I), p. 67</text:span></text:a>,<text:s/>j’introduisis avec succès, pour donner à mes tableaux plus de caractère, et pour la rendre plus vraie et plus piquante, des attitudes, des arabesques et des groupes que m’offrirent les peintures, les bronzes et les marbres qui nous sont parvenus des fouilles d’<text:span text:style-name="T1154">Herculanum</text:span><text:s/>(<text:span text:style-name="T1155">a</text:span>). Ces précieux monuments de l’antiquité, qui honorent le pinceau et le ciseau grec, doivent servir de modèles et d’études au peintre, au sculpteur, et peuvent aussi être très utiles à l’art du danseur.</text:p><text:p text:style-name="Notedebasdepage">(<text:span text:style-name="T1156">a</text:span>) Voyez la<text:s/><text:a xlink:href="file:///D:/github/danse/src/renvoi_pl14" office:target-frame-name="_top" xlink:show="replace"><text:span text:style-name="Lienhypertexte">fig. 4 de la planc. XIV</text:span></text:a>, groupe principal de la ITA<text:span text:style-name="title">Bacchanale</text:span>.</text:p></text:note-body></text:note></text:span><text:span text:style-name="T1157">.</text:span></text:p>
      <text:p text:style-name="Liste">[6]<text:s/><text:span text:style-name="T1158">Poses</text:span>,<text:s/><text:span text:style-name="T1159">préparations</text:span>,<text:s/><text:span text:style-name="T1160">et terminaisons des pas et des temps</text:span>,<text:s/><text:a xlink:href="file:///D:/github/danse/src/renvoi_pl4" office:target-frame-name="_top" xlink:show="replace"><text:span text:style-name="Lienhypertexte">fig. </text:span><text:span text:style-name="Lienhypertexte">4,</text:span><text:span text:style-name="Lienhypertexte"><text:s/>planc. </text:span><text:span text:style-name="Lienhypertexte">I</text:span><text:span text:style-name="Lienhypertexte">V</text:span></text:a> ;<text:s/><text:a xlink:href="file:///D:/github/danse/src/renvoi_pl5" office:target-frame-name="_top" xlink:show="replace"><text:span text:style-name="Lienhypertexte">fig. </text:span><text:span text:style-name="T1161">i</text:span><text:span text:style-name="Lienhypertexte">,<text:s/></text:span><text:span text:style-name="Lienhypertexte">2,</text:span><text:span text:style-name="Lienhypertexte"><text:s/>3 et 4,</text:span><text:span text:style-name="Lienhypertexte"><text:s/>planc. </text:span><text:span text:style-name="Lienhypertexte">V</text:span></text:a>.</text:p>
      <text:p text:style-name="Corpsdetexte"><text:span text:style-name="T1162">N.-B.</text:span><text:span text:style-name="T1163"><text:s/>On peut aussi terminer des pas et des<text:s/></text:span><text:span text:style-name="T1164">enchaînements</text:span><text:span text:style-name="T1165"><text:s/>en attitudes et en arabesques.</text:span></text:p>
      <text:p text:style-name="Liste"><text:span text:style-name="T1166">Attitudes différentes</text:span>,<text:s/><text:a xlink:href="file:///D:/github/danse/src/renvoi_pl6" office:target-frame-name="_top" xlink:show="replace"><text:span text:style-name="Lienhypertexte">planc. </text:span><text:span text:style-name="Lienhypertexte">VI</text:span></text:a><text:s/>et<text:s/><text:a xlink:href="file:///D:/github/danse/src/renvoi_pl7" office:target-frame-name="_top" xlink:show="replace"><text:span text:style-name="Lienhypertexte">VII</text:span></text:a>.</text:p>
      <text:p text:style-name="Liste"><text:span text:style-name="T1167">L</text:span><text:span text:style-name="T1168">’</text:span><text:span text:style-name="T1169">attitude</text:span>,<text:s/><text:a xlink:href="file:///D:/github/danse/src/renvoi_pl8" office:target-frame-name="_top" xlink:show="replace"><text:span text:style-name="Lienhypertexte">fig. </text:span><text:span text:style-name="T1170">i</text:span><text:span text:style-name="Lienhypertexte">,</text:span><text:span text:style-name="Lienhypertexte"><text:s/>planc. </text:span><text:span text:style-name="Lienhypertexte">VIII</text:span></text:a>.</text:p>
      <text:p text:style-name="Liste"><text:span text:style-name="T1171">L</text:span><text:span text:style-name="T1172">’</text:span><text:span text:style-name="T1173">attitude vue de profil</text:span>,<text:s/><text:a xlink:href="file:///D:/github/danse/src/renvoi_pl8" office:target-frame-name="_top" xlink:show="replace"><text:span text:style-name="Lienhypertexte">fig. </text:span><text:span text:style-name="T1174">i</text:span><text:span text:style-name="Lienhypertexte">,</text:span><text:span text:style-name="Lienhypertexte"><text:s/>planc. </text:span><text:span text:style-name="Lienhypertexte">VIII</text:span></text:a>.</text:p>
      <text:soft-page-break/>
      <text:p text:style-name="Liste"><text:span text:style-name="T1175">Manières diverses de se poser en<text:s/></text:span><text:span text:style-name="T1176">attitude</text:span>,<text:s/><text:a xlink:href="file:///D:/github/danse/src/renvoi_pl8" office:target-frame-name="_top" xlink:show="replace"><text:span text:style-name="Lienhypertexte">fig. </text:span><text:span text:style-name="Lienhypertexte">3 et 4,</text:span><text:span text:style-name="Lienhypertexte"><text:s/>planc. </text:span><text:span text:style-name="Lienhypertexte">VIII</text:span></text:a>.</text:p>
      <text:p text:style-name="Liste"><text:span text:style-name="T1177">Dérivés de l</text:span><text:span text:style-name="T1178">’</text:span><text:span text:style-name="T1179">attitude</text:span>,<text:s/><text:a xlink:href="file:///D:/github/danse/src/renvoi_pl9" office:target-frame-name="_top" xlink:show="replace"><text:span text:style-name="Lienhypertexte">fig. </text:span><text:span text:style-name="Lienhypertexte">2 et 3,</text:span><text:span text:style-name="Lienhypertexte"><text:s/>planc. </text:span><text:span text:style-name="Lienhypertexte">IX</text:span></text:a>.</text:p>
      <text:p text:style-name="Liste"><text:span text:style-name="T1180">Attitude</text:span>,<text:s/><text:span text:style-name="T1181">exemple</text:span>,<text:s/><text:span text:style-name="title">Mercure</text:span><text:span text:style-name="T1182"><text:s/>de<text:s/></text:span><text:span text:style-name="T1183">J</text:span><text:span text:style-name="T1184">. </text:span><text:span text:style-name="T1185">Bologne</text:span>,<text:s/><text:a xlink:href="file:///D:/github/danse/src/renvoi_pl9" office:target-frame-name="_top" xlink:show="replace"><text:span text:style-name="Lienhypertexte">fig. </text:span><text:span text:style-name="T1186">i</text:span><text:span text:style-name="Lienhypertexte">,</text:span><text:span text:style-name="Lienhypertexte"><text:s/>planc. </text:span><text:span text:style-name="Lienhypertexte">IX</text:span></text:a>.</text:p>
      <text:p text:style-name="Liste"><text:span text:style-name="T1187">Arabesques</text:span>,<text:s/><text:a xlink:href="file:///D:/github/danse/src/renvoi_pl10" office:target-frame-name="_top" xlink:show="replace"><text:span text:style-name="Lienhypertexte">planc. </text:span><text:span text:style-name="Lienhypertexte">X</text:span></text:a>,<text:s/><text:a xlink:href="file:///D:/github/danse/src/renvoi_pl11" office:target-frame-name="_top" xlink:show="replace"><text:span text:style-name="Lienhypertexte">XI</text:span></text:a><text:s/>et<text:s/><text:a xlink:href="file:///D:/github/danse/src/renvoi_pl12" office:target-frame-name="_top" xlink:show="replace"><text:span text:style-name="Lienhypertexte">XII</text:span></text:a>.</text:p>
      <text:p text:style-name="Liste"><text:span text:style-name="T1188">Arabesques sur les deux<text:s/></text:span><text:span text:style-name="T1189">pieds</text:span>,<text:s/><text:a xlink:href="file:///D:/github/danse/src/renvoi_pl7" office:target-frame-name="_top" xlink:show="replace"><text:span text:style-name="Lienhypertexte">fig. </text:span><text:span text:style-name="Lienhypertexte">4,</text:span><text:span text:style-name="Lienhypertexte"><text:s/>planc. </text:span><text:span text:style-name="Lienhypertexte">VII</text:span></text:a>.</text:p>
      <text:p text:style-name="Liste"><text:span text:style-name="T1190">Arabesques à dos tourné</text:span>,<text:s/><text:a xlink:href="file:///D:/github/danse/src/renvoi_pl11" office:target-frame-name="_top" xlink:show="replace"><text:span text:style-name="Lienhypertexte">fig. </text:span><text:span text:style-name="Lienhypertexte">3 et 4,</text:span><text:span text:style-name="Lienhypertexte"><text:s/>planc. </text:span><text:span text:style-name="Lienhypertexte">XI</text:span></text:a> ;<text:s/><text:a xlink:href="file:///D:/github/danse/src/renvoi_pl7" office:target-frame-name="_top" xlink:show="replace"><text:span text:style-name="Lienhypertexte">fig. </text:span><text:span text:style-name="Lienhypertexte">4,</text:span><text:span text:style-name="Lienhypertexte"><text:s/>planc. </text:span><text:span text:style-name="Lienhypertexte">VII</text:span></text:a>.</text:p>
      <text:p text:style-name="Liste"><text:span text:style-name="T1191">Groupes</text:span>,<text:s/><text:span text:style-name="T1192">attitudes de<text:s/></text:span><text:span text:style-name="T1193">genre</text:span>,<text:s/><text:a xlink:href="file:///D:/github/danse/src/renvoi_pl14" office:target-frame-name="_top" xlink:show="replace"><text:span text:style-name="Lienhypertexte">planc. </text:span><text:span text:style-name="Lienhypertexte">XIV</text:span></text:a>.</text:p>
      <text:p text:style-name="Corpsdetexte"><text:span text:style-name="T1194">N.-B.</text:span><text:span text:style-name="T1195"><text:s/>On a omis, par les motifs déjà exprimés, les attitudes, et certains arabesques posés à pied plat, ainsi que les mêmes arabesques sur les deux pieds, qui ne se font qu’en posant à terre la jambe, qui est en l’a</text:span><text:span text:style-name="T1196">ir, comme le représente la<text:s/></text:span><text:a xlink:href="file:///D:/github/danse/src/renvoi_pl7" office:target-frame-name="_top" xlink:show="replace"><text:span text:style-name="T1197">fig. </text:span><text:span text:style-name="T1198">4,</text:span><text:span text:style-name="T1199"><text:s/>planc. </text:span><text:span text:style-name="T1200">VII</text:span></text:a><text:span text:style-name="T1201">, qui dérive de<text:s/></text:span><text:span text:style-name="T1202">l’arabesque,</text:span><text:span text:style-name="T1203"><text:s/></text:span><text:a xlink:href="file:///D:/github/danse/src/renvoi_pl11" office:target-frame-name="_top" xlink:show="replace"><text:span text:style-name="T1204">fig. </text:span><text:span text:style-name="T1205">4,</text:span><text:span text:style-name="T1206"><text:s/>planc. </text:span><text:span text:style-name="T1207">XI</text:span></text:a><text:span text:style-name="T1208">.</text:span></text:p>
      <text:p text:style-name="P1209">On peut multiplier à l’infini les<text:s/>poses,<text:s/>les attitudes et les arabesques ;<text:s/>car un petit épaulement de corps, des oppositions de bras, ou de simples mouvements<text:s/>de<text:s/>jambes,<text:s/>où<text:s/>le tout ensemble est heureusement combiné, doivent en produire un<text:s/>très<text:s/>grand nombre.</text:p>
      <text:p text:style-name="Corpsdetexte"><text:span text:style-name="T1210">L’exécution gracieuse appartient toute au goût de<text:s/></text:span><text:span text:style-name="T1211">l’artiste,</text:span><text:span text:style-name="T1212"><text:s/>et c’est à lui à en savoir faire un bon usage, et à bien les approprier au genre et au caractère de sa danse. Ces attitudes modifiées sont<text:s/></text:span><text:span text:style-name="T1213">très<text:s/></text:span><text:span text:style-name="T1214">en usage dans les<text:s/></text:span><text:span text:style-name="T1215">enchaînements</text:span><text:span text:style-name="T1216"><text:s/>des gro</text:span><text:span text:style-name="T1217">upes,<text:s/></text:span><text:a xlink:href="file:///D:/github/danse/src/renvoi_pl14" office:target-frame-name="_top" xlink:show="replace"><text:span text:style-name="T1218">fig. </text:span><text:span text:style-name="T1219">i</text:span><text:span text:style-name="T1220">, 2</text:span><text:span text:style-name="T1221">, 3 et 4,</text:span><text:span text:style-name="T1222"><text:s/>planc. </text:span><text:span text:style-name="T1223">XIV</text:span></text:a><text:span text:style-name="T1224">.<text:s/></text:span><text:span text:style-name="quote.c">« </text:span><text:span text:style-name="quote.c">En composant, en<text:s/></text:span><text:span text:style-name="T1225">réglant</text:span><text:span text:style-name="quote.c">,</text:span><text:span text:style-name="quote.c"><text:s/>soyez peintr</text:span><text:span text:style-name="quote.c">e ;</text:span><text:span text:style-name="quote.c"><text:s/>que tout dans votre tableau soit en harmonie,</text:span><text:span text:style-name="quote.c"><text:s/>et que les effets principaux ai</text:span><text:span text:style-name="quote.c">ent une vive<text:s/></text:span><text:span text:style-name="quote.c">expression,</text:span><text:span text:style-name="quote.c"><text:s/>qu’accompag</text:span><text:span text:style-name="quote.c">ne une<text:s/></text:span><text:span text:style-name="quote.c">grâce</text:span><text:span text:style-name="quote.c"><text:s/>séduisante.</text:span><text:span text:style-name="quote.c"> »</text:span></text:p>
      <text:h text:style-name="Titre1" text:outline-level="1"><text:bookmark-start text:name="bookmark70"/><text:bookmark-end text:name="bookmark70"/>Chapitre sixième.<text:line-break/>Des temps, des pas, des enchaînements et de l’entrechat</text:h>
      <text:p text:style-name="Corpsdetexte">[1] * <text:span text:style-name="T1226">Attachez-vous à la correction et à la précision dans votre danse</text:span><text:span text:style-name="T1227"> ;</text:span><text:span text:style-name="T1228"><text:s/>que tous vos temps<text:s/></text:span><text:span text:style-name="T1229">soient</text:span><text:span text:style-name="T1230"><text:s/></text:span><text:span text:style-name="T1231">réglés</text:span><text:span text:style-name="T1232"><text:s/>d’après les meilleurs principes que vous avez reçus, et que l</text:span><text:span text:style-name="T1233">’</text:span><text:span text:style-name="T1234">exécution de vos pas soit</text:span><text:span text:style-name="T1235"><text:s/>toujours élégante et gracieuse</text:span><text:span text:style-name="T1236">. *</text:span></text:p>
      <text:p text:style-name="Corpsdetexte">[2]<text:s/><text:span text:style-name="T1237">Il faut que les mou</text:span><text:span text:style-name="T1238">vements</text:span><text:span text:style-name="T1239"><text:s/>des grands temps<text:s/></text:span><text:span text:style-name="T1240">soient</text:span><text:span text:style-name="T1241"><text:s/>larges, moelleux, et faits avec majesté, et qu’en les exécutant, le danseur montre une grande<text:s/></text:span><text:span text:style-name="T1242">précision,</text:span><text:span text:style-name="T1243"><text:s/>de la fermeté et de l’aplomb en les terminant. Dans les temps terre-à-terre, vous ne sauriez assez faire jouer le ressort des cou</text:span><text:span text:style-name="T1244">s-de-pied</text:span><text:span text:style-name="T1245">, pour en rendre l</text:span><text:span text:style-name="T1246">’</text:span><text:span text:style-name="T1247">exécution plus agréable et plus gracieuse, et renforcer et baisser les pointes pour la rendre vive et brillante.</text:span></text:p>
      <text:p text:style-name="Corpsdetexte">[3]<text:s/><text:span text:style-name="T1248">L’artiste doit s</text:span><text:span text:style-name="T1249">’</text:span><text:span text:style-name="T1250">attacher à nuancer ses pas le plus qu</text:span><text:span text:style-name="T1251">’</text:span><text:span text:style-name="T1252">il lui sera possible, et il faut que son exécution correcte en marque la</text:span><text:span text:style-name="T1253"><text:s/></text:span><text:span text:style-name="T1254">diversité</text:span><text:span text:style-name="T1255"> ;</text:span><text:span text:style-name="T1256"><text:s/>c’est-à-dire, que dans les pas d’aplomb et d’att</text:span><text:span text:style-name="T1257">itude il montre de la souplesse</text:span><text:span text:style-name="T1258"><text:s/>et se dessine scrupuleusement dans toutes les règles de l</text:span><text:span text:style-name="T1259">’</text:span><text:span text:style-name="T1260">ar</text:span><text:span text:style-name="T1261">t ;</text:span><text:span text:style-name="T1262"><text:s/>il faut que dans les pas d’élévations il déplo</text:span><text:span text:style-name="T1263">ie</text:span><text:span text:style-name="T1264"><text:s/>sans cesse un</text:span><text:span text:style-name="T1265">e</text:span><text:span text:style-name="T1266"><text:s/>m</text:span><text:span text:style-name="T1267">âle vigueur</text:span><text:span text:style-name="T1268"><text:s/>et que ses pas terre-à-terre viennent faire opposition à ces derniers</text:span><text:span text:style-name="T1269">,</text:span><text:span text:style-name="T1270"><text:s/>par l</text:span><text:span text:style-name="T1271">’</text:span><text:span text:style-name="T1272">agilité qu</text:span><text:span text:style-name="T1273">’</text:span><text:span text:style-name="T1274">il aura dans les jambes. Mais qu’il se rappelle que le choix des pas soit toujours propre au genre qu’il a<text:s/></text:span><text:span text:style-name="T1275">adopté</text:span><text:span text:style-name="T1276"><text:s/>et convenable à sa construction physique.</text:span></text:p>
      <text:p text:style-name="Corpsdetexte">[4]<text:s/><text:span text:style-name="T1277">Dans les<text:s/></text:span><text:span text:style-name="T1278">enchaînements</text:span><text:span text:style-name="T1279">,</text:span><text:span text:style-name="T1280"><text:s/>c’est la variété et la nouveauté qu</text:span><text:span text:style-name="T1281">’</text:span><text:span text:style-name="T1282">on doit rechercher</text:span><text:span text:style-name="T1283"> ;</text:span><text:span text:style-name="T1284"><text:s/>il faut que l’artiste en</text:span><text:span text:style-name="T1285"><text:s/>étud</text:span><text:span text:style-name="T1286">ie soigneusement la composition</text:span><text:span text:style-name="T1287"><text:s/>et que son goût lui indique l’art d</text:span><text:span text:style-name="T1288">’</text:span><text:span text:style-name="T1289">être<text:s/></text:span><text:soft-page-break/><text:span text:style-name="T1290">agréable. Ne mettez jamais dans un enchaînement de grands<text:s/></text:span><text:span text:style-name="T1291">temps,</text:span><text:span text:style-name="T1292"><text:s/>des pas de force, ou d’une élévation exagéré</text:span><text:span text:style-name="T1293">e ;</text:span><text:span text:style-name="T1294"><text:s/>évitez de<text:s/></text:span><text:span text:style-name="T1295">ralentir</text:span><text:span text:style-name="T1296"><text:s/>et de refroidir par des poses ou des<text:s/></text:span><text:span text:style-name="T1297">développements</text:span><text:span text:style-name="T1298">, l’effet d’un enchaînement de temps, de pas de vigueur, réglés sur un motif<text:s/></text:span><text:span text:style-name="T1299">musical, vif et précipité</text:span><text:span text:style-name="T1300"><text:note text:note-class="footnote" text:id="_ftn55"><text:note-citation>55</text:note-citation><text:note-body><text:p text:style-name="Notedebasdepage"><text:s/>[NdA]<text:s/>Voyez la<text:s/><text:a xlink:href="file:///D:/github/danse/src/renvoi_p52-n2" office:target-frame-name="_top" xlink:show="replace"><text:span text:style-name="Lienhypertexte">note (2), pag. 52</text:span></text:a>.</text:p></text:note-body></text:note></text:span><text:span text:style-name="T1301">.</text:span></text:p>
      <text:p text:style-name="Corpsdetexte">[5] * <text:span text:style-name="T1302">Soy</text:span><text:span text:style-name="T1303">ez vigoureux, mais sans roideur,</text:span><text:bookmark-start text:name="bookmark71"/><text:bookmark-end text:name="bookmark71"/><text:span text:style-name="T1304"><text:s/></text:span><text:span text:style-name="T1305">que votre entrechat</text:span><text:span text:style-name="T1306"><text:note text:note-class="footnote" text:id="_ftn56"><text:note-citation>56</text:note-citation><text:note-body><text:p text:style-name="Notedebasdepage"><text:s/>[NdA]<text:s/><text:span text:style-name="T1307">Entrechat :</text:span><text:s/>saut léger et brillant, pendant lequel les deux pieds du danseur se croisent rapidement, pour retomber à la cinquième position, ou en attitude sur une jambe (<text:span text:style-name="T1308">a</text:span>) ; comme dans l’entrechat à cinq, à sept, à neuf ; dans la<text:s/><text:span text:style-name="T1309">cabriole</text:span>, dans les<text:s/><text:span text:style-name="T1310">brisés</text:span>, etc., dans les<text:s/><text:span text:style-name="T1311">ronds de jambe en l’air</text:span>, etc. L’<text:span text:style-name="T1312">entrechat</text:span><text:s/>se prend sur place, par un<text:s/><text:span text:style-name="T1313">assemblé</text:span>, par un<text:s/><text:span text:style-name="T1314">coupé</text:span><text:s/>ou par un<text:s/><text:span text:style-name="T1315">jeté</text:span>. Le corps s’élance en l’air, et les jambes passent à la cinquième position. On passe des entrechats à quatre, à six, à huit, à dix, et même on peut les passer à douze. L’on a vu un danseur le<text:s/><text:span text:style-name="T1316">frotter</text:span><text:s/>jusqu’à quatorze ; mais ce sont des tours de force, toujours désagréables, et qui ne produisent autre chose que l’étonnement de la force musculaire du sauteur. Le danseur ne peut alors achever ses temps, et son corps, ébranlé par des mouvements aussi rapides, fait des contorsions qui blessent la vue. Les plus beaux<text:s/><text:span text:style-name="T1317">entrechats<text:s/></text:span>sont l’entrechat à six et l’entrechat à six ouvert, qui se fait en ouvrant le troisième temps (voyez<text:s/><text:a xlink:href="file:///D:/github/danse/src/renvoi_pl12" office:target-frame-name="_top" xlink:show="replace"><text:span text:style-name="Lienhypertexte">planc. XII, fig, 4</text:span></text:a>), et l’entrechat à huit.</text:p><text:p text:style-name="Notedebasdepage">Entrechats différents : entrechat à cinq dessus ; entrechat à cinq dessous ; brisé de côté, dessus et dessous ; en arrière et en avant ; entrechat à cinq de côté et en arrière ; sissonne battue en avant et sissonne battue derrière ; entrechat à quatre sur une jambe ; entrechat à sept en avant et en arrière ; la cabriole à un et à deux temps ; la cabriole italienne en avant et en arrière ; les deux ronds de jambe en dehors et en dedans, etc.</text:p><text:p text:style-name="Notedebasdepage">On fait aussi tous ces entrechats en tournant, excepté les brisés dont j’ai parlé, les entrechats à cinq de côté et en arrière, et la cabriole. L’entrechat à sept en avant est de ce nombre. L’entrechat à six se fait en tournant.</text:p><text:p text:style-name="label"><text:span text:style-name="T1318">Observations sur l’entrechat, et sur la manière de<text:s/></text:span><text:span text:style-name="T1319">battre</text:span><text:span text:style-name="T1320"><text:s/>et<text:s/></text:span><text:span text:style-name="T1321">croiser</text:span><text:span text:style-name="T1322"><text:s/>les temps, des danseurs<text:s/></text:span><text:span text:style-name="T1323">jarretés</text:span><text:span text:style-name="T1324"><text:s/>et<text:s/></text:span><text:span text:style-name="T1325">arqués</text:span>.</text:p><text:p text:style-name="label">Jarretés.</text:p><text:p text:style-name="Notedebasdepage">La contraction des muscles dans les efforts du saut roidit les articulations, et contraint chaque partie à rentrer dans sa place et à revenir à sa forme naturelle ; les genoux, ainsi forcés, se portent donc en dedans, ils reprennent leur volume ; ce volume met un obstacle aux battements de l’entrechat. Plus ces parties se joignent, et plus celles qui leur sont inférieures s’éloignent, les jambes ne pouvant ni battre ni croiser, restent comme immobiles au moment de l’action des genoux, qui roulent désagréablement l’un sur l’autre ; et l’entrechat n’étant ni<text:s/><text:span text:style-name="T1326">coupé</text:span>, ni<text:s/><text:span text:style-name="T1327">battu</text:span>, ni croisé par le bas, ne saurait avoir la vitesse et le brillant qui en font le mérite.</text:p><text:p text:style-name="Notedebasdepage">La<text:s/>manière<text:s/>d’étudier, comme je l’ai déjà dit au<text:s/><text:a xlink:href="file:///D:/github/danse/src/renvoi_2" office:target-frame-name="_top" xlink:show="replace"><text:span text:style-name="Lienhypertexte">chap. II,<text:s/></text:span><text:span text:style-name="T1328">Étude des jambes</text:span></text:a>, et le temps, parviennent à corriger ces défauts.</text:p><text:p text:style-name="label">Arqués.</text:p><text:p text:style-name="Notedebasdepage">Ils sont nerveux, vifs et brillants dans les choses qui tiennent plus de la force que de l’adresse ; nerveux et légers, attendu la direction de leurs<text:s/><text:span text:style-name="T1329">faisceaux musculeux</text:span>, et vu la consistance et la résistance de leurs<text:s/><text:span text:style-name="T1330">ligaments</text:span><text:s/>articulaires ; vifs parce qu’ils<text:s/><text:span text:style-name="T1331">croisent</text:span><text:s/>plus du bas que du haut, et qu’ayant, par cette raison, peu de chemin à faire pour battre les temps, ils les<text:s/><text:span text:style-name="T1332">passent</text:span><text:s/>avec plus de vitesse ; brillants parce que le jour perce entre les parties qui se<text:s/><text:span text:style-name="T1333">croisent</text:span><text:s/>et se<text:s/><text:span text:style-name="T1334">décroisent</text:span>. Ce jour est exactement le<text:s/><text:span text:style-name="T1335">clair-obscur</text:span><text:s/>de la danse ; car si les temps de l’entrechat ne sont ni<text:s/><text:span text:style-name="T1336">coupés</text:span><text:s/>ni<text:s/><text:span text:style-name="T1337">battus</text:span>, et qu’ils soient au contraire<text:s/><text:span text:style-name="T1338">frottés</text:span><text:s/>et<text:s/><text:span text:style-name="T1339">roulés</text:span><text:s/>l’un sur l’autre, il n’y aura point de<text:s/><text:span text:style-name="T1340">clair</text:span><text:s/>qui fasse valoir les ombres, et les jambes trop réunies n’offriront qu’une masse indistincte et sans effet. Les Arqués ont en général peu d’adresse, parce qu’ils comptent sur leur force, et que cette même force s’oppose en eux à la souplesse et à l’aisance.</text:p><text:p text:style-name="Notedebasdepage">(<text:span text:style-name="T1341">a</text:span>)<text:span text:style-name="T1342"><text:s/></text:span>On peut terminer tous les entrechats que l’on finit sur une jambe ; ainsi que les<text:s/><text:span text:style-name="T1343">ronds de jambe en l’air</text:span>, dans les attitudes et les arabesques qu’offrent les planches indiquées dans le chapitre précédent.</text:p></text:note-body></text:note></text:span><text:span text:style-name="T1344"><text:s/>soit croisé, et passe avec<text:s/></text:span><text:soft-page-break/><text:span text:style-name="T1345">franchise et netteté. Travaillez pour</text:span><text:span text:style-name="T1346"><text:s/></text:span><text:bookmark-start text:name="bookmark72"/><text:bookmark-start text:name="bookmark73"/><text:bookmark-end text:name="bookmark72"/><text:bookmark-end text:name="bookmark73"/><text:span text:style-name="T1347">acquérir une élévation facil</text:span><text:span text:style-name="T1348">e ;</text:span><text:span text:style-name="T1349"><text:s/>c’est une belle qualité chez le danseur qui lui est nécessair</text:span><text:bookmark-start text:name="bookmark74"/><text:bookmark-end text:name="bookmark74"/><text:span text:style-name="T1350">e</text:span><text:span text:style-name="T1351"><text:s/></text:span><text:bookmark-start text:name="bookmark75"/><text:bookmark-end text:name="bookmark75"/><text:span text:style-name="T1352">pour l</text:span><text:span text:style-name="T1353">’</text:span><text:span text:style-name="T1354">exécution des temps de force</text:span><text:bookmark-start text:name="bookmark76"/><text:bookmark-end text:name="bookmark76"/><text:s/><text:span text:style-name="T1355">et de vigueu</text:span><text:span text:style-name="T1356">r</text:span><text:span text:style-name="T1357"><text:note text:note-class="footnote" text:id="_ftn57"><text:note-citation>57</text:note-citation><text:note-body><text:p text:style-name="label"><text:s/>[NdA]<text:s/><text:span text:style-name="T1358">Observations sur ceux qui sautent.</text:span></text:p><text:p text:style-name="quote">« La natura opera ed insegna senza alcun discorso del saltatore, che quando vuol saltare, egli alza con impeto le braccia e le spalle, le quali seguitando l’impeto, si muovono insieme con gran parte del corpo, e levansi in alto, sino a tanto che il loro impeto in sè si consumi : il qual impeto è accompagnato dalla subita estensione del corpo incurvato nella schiena, e nella giuntura delle coscie, delle ginocchia e de’ piedi, la qual estensione è fatta per obbliquo, cioè innanzi ed all’insù ; e così il moto dedicato all’andare innanzi porta innanzi il corpo che salta, ed il moto di andare all’insù alza il corpo, e fagli fare grand’arco, ed aumenta il salto. »</text:p><text:p text:style-name="bibl">[NdE<text:s/><text:span text:style-name="T1359">Léonard de</text:span><text:span text:style-name="T1360"><text:s/>Vinci</text:span><text:span text:style-name="T1361">,<text:s/></text:span><text:span text:style-name="title">Traité de la peinture</text:span><text:span text:style-name="T1362">,<text:s/></text:span>ch. CCLXII.]</text:p><text:p text:style-name="Notedebasdepage">Léonard définit parfaitement l’action de l’homme qui saute et les moyens qu’il emploie pour s’élever de terre. Il nous démontre la force, l’impétuosité des mouvements des bras et des épaules, qui entraînent le corps, lequel déjà courbé et parfaitement posé sur les hanches et sur les genoux, ployés et préparés à prendre leur élan, que doit faciliter le ressort des cous-de-pied, saute et entraîne tous les autres membres, et s’élève de terre. Cependant le danseur qui s’élèverait et<text:s/><text:span text:style-name="quote.c">« qui pendant sa danse ferait mouvoir le corps par secousses, qui hausserait ses épaules par le contrecoup des jambes, qui plierait ou lâcherait les reins, pour faciliter l’exécution des temps d’élévation, serait blâmable (</text:span><text:a xlink:href="file:///D:/github/danse/src/renvoi_1" office:target-frame-name="_top" xlink:show="replace"><text:span text:style-name="Lienhypertexte">chap. I</text:span></text:a><text:span text:style-name="quote.c">). Il faut que le corps soit tranquille, inébranlable, et toujours posé gracieusement. »</text:span></text:p><text:p text:style-name="Notedebasdepage">Dans les entrechats et dans les temps d’élévation, on peut se dessiner presque dans toutes les attitudes et arabesques. Selon moi, les plus belles positions sont celles qu’offrent les<text:s/><text:a xlink:href="file:///D:/github/danse/src/renvoi_pl13" office:target-frame-name="_top" xlink:show="replace"><text:span text:style-name="Lienhypertexte">fig. </text:span><text:span text:style-name="T1363">i</text:span><text:span text:style-name="Lienhypertexte">, 2, 5 et 4 de la planc. XIII</text:span></text:a>. Position du danseur dans l’entrechat droit,<text:s/><text:a xlink:href="file:///D:/github/danse/src/renvoi_pl12" office:target-frame-name="_top" xlink:show="replace"><text:span text:style-name="Lienhypertexte">fig. 4, planc. XII</text:span></text:a>.</text:p><text:p text:style-name="Notedebasdepage">Entrechat et temps d’élévation, où le corps est penché en avant,<text:s/><text:a xlink:href="file:///D:/github/danse/src/renvoi_pl13" office:target-frame-name="_top" xlink:show="replace"><text:span text:style-name="Lienhypertexte">fig. 2 et 4, planc. XIII</text:span></text:a>. Entrechat et temps d’élévation, où le corps est penché en arrière, fig. 5, même planche.<text:s/><text:span text:style-name="T1364">É</text:span>lévation ordinaire du danseur, mesure de deux pieds,<text:s/><text:a xlink:href="file:///D:/github/danse/src/renvoi_pl12" office:target-frame-name="_top" xlink:show="replace"><text:span text:style-name="Lienhypertexte">fig. 5, planc. XII</text:span></text:a>.</text:p><text:p text:style-name="P1365">Observations physiques sur l’homme qui s’élève de terre.</text:p><text:p text:style-name="P1366">Come nel saltar dell’uomo in alto vi si trovano tre moti.</text:p><text:p text:style-name="quote">« Quando l’uomo salta<text:s/>in<text:s/>alto, la testa è tre volte più veloce che il calcagno del piede, innanzi che la punta del piede si spicchi da terra, è due volte più veloce che i fianchi ; e questo accade, perchè si disfanno in un medesimo tempo tre angoli, dei quali il superiore è quello dove il busto si con giunge con le coscie dinanzi, il secondo è quello dove le coscie di dietro si congiungono con le gambe di dietro, il terzo è dove la gamba dinanzi si congiunge con l’osso del piede. »</text:p><text:p text:style-name="bibl">(<text:span text:style-name="T1367">Leon.</text:span>,<text:s/><text:span text:style-name="title">Tratt</text:span><text:span text:style-name="title">.</text:span><text:span text:style-name="title"><text:s/>di Pittura</text:span>.)</text:p></text:note-body></text:note></text:span><text:span text:style-name="T1368">. Si vous vous procurez de la vivacité, elle donnera du brillant à</text:span><text:span text:style-name="T1369"><text:s/></text:span><text:bookmark-start text:name="bookmark77"/><text:bookmark-end text:name="bookmark77"/><text:span text:style-name="T1370">vos pas, et vous enchanterez les yeux. Soyez léger le plus que vous pourrez</text:span><text:span text:style-name="T1371"> ;</text:span><text:span text:style-name="T1372"><text:s/>le</text:span><text:span text:style-name="T1373"><text:s/></text:span><text:span text:style-name="T1374">spectateur veut trouver dans un danseur quelque chose d’aérien</text:span><text:span text:style-name="T1375"> ;</text:span><text:span text:style-name="T1376"><text:s/>celui qui est pesant et lourd, ne produit qu’un vilain effet, et trop éloigné de ce que l</text:span><text:span text:style-name="T1377">’</text:span><text:span text:style-name="T1378">on attend de lui. Étudiez le<text:s/></text:span><text:span text:style-name="T1379">ballon</text:span><text:span text:style-name="T1380"> ;</text:span><text:span text:style-name="T1381"><text:s/>j’aime à vous voir parfois bondir dans un pas, et faire preuve d’agilité, de souplesse</text:span><text:span text:style-name="T1382"> :</text:span><text:span text:style-name="T1383"><text:s/>que je puisse croire que vous effleurez à peine la terre, et que vous ê</text:span><text:span text:style-name="T1384">tes prêt à voler dans les airs</text:span><text:span text:style-name="T1385">. *</text:span></text:p>
      <text:p text:style-name="Liste"><text:bookmark-start text:name="bookmark78"/><text:bookmark-end text:name="bookmark78"/><text:span text:style-name="T1386">Attitudes du danseur dans les temps d</text:span><text:span text:style-name="T1387">’</text:span><text:span text:style-name="T1388">élévation et dans les entrechats</text:span>,<text:s/><text:a xlink:href="file:///D:/github/danse/src/renvoi_pl12" office:target-frame-name="_top" xlink:show="replace"><text:span text:style-name="T1389">fig. </text:span><text:span text:style-name="T1390">4,</text:span><text:span text:style-name="T1391"><text:s/>planc. </text:span><text:span text:style-name="T1392">XI</text:span><text:span text:style-name="T1393">I</text:span></text:a> ;<text:s/><text:a xlink:href="file:///D:/github/danse/src/renvoi_pl13" office:target-frame-name="_top" xlink:show="replace"><text:span text:style-name="T1394">fig. </text:span><text:span text:style-name="T1395">i</text:span><text:span text:style-name="T1396">,<text:s/></text:span><text:span text:style-name="T1397">2,</text:span><text:span text:style-name="T1398"><text:s/>3 et 4,</text:span><text:span text:style-name="T1399"><text:s/>planc. </text:span><text:span text:style-name="T1400">XIII</text:span></text:a>.</text:p>
      <text:p text:style-name="Liste"><text:bookmark-start text:name="bookmark80"/><text:bookmark-end text:name="bookmark80"/><text:soft-page-break/><text:span text:style-name="T1401">Élévation</text:span><text:span text:style-name="T1402"><text:s/>de deux pieds de<text:s/></text:span><text:span text:style-name="T1403">hauteur</text:span>,<text:s/><text:a xlink:href="file:///D:/github/danse/src/renvoi_pl12" office:target-frame-name="_top" xlink:show="replace"><text:span text:style-name="T1404">fig. </text:span><text:span text:style-name="T1405">5,</text:span><text:bookmark-start text:name="bookmark81"/><text:bookmark-end text:name="bookmark81"/><text:span text:style-name="T1406"><text:s/>planc. </text:span><text:span text:style-name="T1407">XII</text:span></text:a>.</text:p>
      <text:p text:style-name="Corpsdetexte"><text:span text:style-name="T1408">N.-B.</text:span><text:span text:style-name="T1409"><text:s/>Le danseur peut prendre dans l</text:span><text:span text:style-name="T1410">’</text:span><text:span text:style-name="T1411">instant de son élévation toute espèce d’attitude et d’arabesque, comme je l’ai déjà dit.</text:span></text:p>
      <text:h text:style-name="Titre1" text:outline-level="1"><text:bookmark-start text:name="bookmark82"/><text:bookmark-start text:name="bookmark83"/><text:bookmark-end text:name="bookmark82"/><text:bookmark-end text:name="bookmark83"/>Chapitre septième.<text:s/><text:line-break/>Des pirouettes ;</text:h>
      <text:p text:style-name="h1.sub">De la manière de les<text:s/>prendre ou<text:s/>préparer,<text:s/>de celle de les faire et de les filer ;<text:s/>des diverses positions ou attitudes que l’on peut avoir en tournant, et des différentes manières de<text:s/>les arrêter et de les terminer</text:p>
      <text:p text:style-name="Corpsdetexte">[1]<text:s/><text:span text:style-name="T1412">C</text:span><text:span text:style-name="T1413">’</text:span><text:bookmark-start text:name="bookmark84"/><text:bookmark-end text:name="bookmark84"/><text:span text:style-name="T1414">est aux progrès é</text:span><text:span text:style-name="T1415">tonnants de la danse moderne</text:span><text:span text:style-name="T1416"><text:note text:note-class="footnote" text:id="_ftn58"><text:note-citation>58</text:note-citation><text:note-body><text:p text:style-name="Notedebasdepage"><text:s/>[NdA]<text:s/>L’art de la danse a été porté par<text:s/><text:span text:style-name="T1417">Dauberval</text:span>,<text:s/><text:span text:style-name="T1418">Gardel</text:span>,<text:s/><text:span text:style-name="T1419">Vestris</text:span>, et quelque autre grand artiste, à un si haut degré de perfection, qu’elle a dû surprendre<text:s/><text:span text:style-name="T1420">Noverre</text:span><text:s/>lui-même (<text:span text:style-name="T1421">a</text:span>). Les artistes du siècle passé sont inférieurs à ceux des dernières années de la même époque et à tous ceux du commencement de celui-ci. On ne peut s’empêcher d’admirer la rapidité des progrès qu’a faits l’art moderne. Nos danseurs possèdent un goût plus épuré, leur danse est remplie de grâces et de charmes (qualités qui n’ont jamais existé chez nos anciens artistes), les plus beaux temps d’aplomb, d’équilibre, étaient ignorés ; les poses gracieuses, les belles attitudes, les séduisants arabesques, n’étaient pas en usage. L’exécution vigoureuse et brillante, la multiplicité des pas, la variété des enchaînements, les différentes pirouettes, n’embellissaient pas encore l’art naissant ; et l’exécution de l’artiste était bornée par la plus grande simplicité (<text:span text:style-name="T1422">b</text:span>).</text:p><text:p text:style-name="Notedebasdepage">Il faut avouer cependant, en faveur des anciens danseurs, de nos premiers maîtres, qu’ils se sont distingués dans le genre grave ou sérieux, beaucoup plus que nous et que les<text:s/><text:span text:style-name="T1423">Dupré</text:span>, et<text:s/><text:span text:style-name="T1424">Vestris père</text:span>, ont été les modèles les plus parfaits de ce genre si vanté, et qu’ils ont eu très peu de bons imitateurs (voyez la<text:s/><text:a xlink:href="file:///D:/github/danse/src/renvoi_p89-n3" office:target-frame-name="_top" xlink:show="replace"><text:span text:style-name="Lienhypertexte">note (I), pag. 89</text:span></text:a>). Il est vrai que ces danseurs n’avaient pas une exécution variée, et qu’ils n’étaient pas féconds en pas, mais ils étaient parfaits dans le peu qu’ils faisaient. Maintenant que l’art de la danse est si compliqué, et que presque tous les élèves de nos jours se destinent à tous les genres, il est difficile de trouver un artiste parfait.</text:p><text:p text:style-name="P1425">« Qui trop embrasse mal étreint. »</text:p><text:p text:style-name="Notedebasdepage">(<text:span text:style-name="T1426">a</text:span>) Ce grand talent a dû en avoir la preuve convaincante ; il s’est trouvé aussi à la plus belle époque des progrès de la danse, et il n’y a que très peu d’années qu’il est mort.</text:p><text:p text:style-name="Notedebasdepage">(<text:span text:style-name="T1427">b</text:span>) Pour vous satisfaire pleinement, et pour vous donner des preuves certaines de ce que j’avance à l’égard des danseurs anciens et modernes, lisez dans l’ITA<text:span text:style-name="T1428">Encyclopédie</text:span><text:s/>les articles sur la danse, rédigés par<text:s/><text:span text:style-name="T1429">Noverre</text:span>.</text:p></text:note-body></text:note></text:span><text:span text:style-name="T1430"><text:s/>que nous devons les pirouettes</text:span><text:span text:style-name="T1431"> ;</text:span><text:span text:style-name="T1432"><text:s/></text:span><text:span text:style-name="T1433">nos anciens danseurs, ainsi que<text:s/></text:span><text:span text:style-name="T1434">Noverre</text:span><text:span text:style-name="T1435">, ne les connaissaient point, et ils pensaient</text:span><text:bookmark-start text:name="bookmark85"/><text:bookmark-end text:name="bookmark85"/><text:span text:style-name="T1436"><text:s/></text:span><text:span text:style-name="T1437">qu’il était impossible de surpasser les trois tours sur le cou</text:span><text:span text:style-name="T1438">-</text:span><text:span text:style-name="T1439">de-</text:span><text:span text:style-name="T1440">pied. Les meilleurs danseurs d’à<text:s/></text:span><text:span text:style-name="T1441">présent prouvent le contraire. L</text:span><text:span text:style-name="T1442">’</text:span><text:span text:style-name="T1443">exécution actuelle des diverses pirouettes est vraiment extraordinaire, en ce qu’on est parvenu à faire l’aplomb le mieux conservé, et à maintenir le corps dans<text:s/></text:span><text:soft-page-break/><text:span text:style-name="T1444">l’équilib</text:span><text:span text:style-name="T1445">re le plus parfait</text:span><text:span text:style-name="T1446"><text:note text:note-class="footnote" text:id="_ftn59"><text:note-citation>59</text:note-citation><text:note-body><text:p text:style-name="Notedebasdepage"><text:s/>[NdA]<text:s/>Les jeunes danseurs sentiront parfaitement ce que je dis ; ils sauront déjà ce qu’il en coûte pour parvenir seulement à se soutenir sur une jambe, et puis après sur la pointe du pied ; et quel travail il faut ensuite pour tourner dans une position quelconque, sans jamais ébranler aucune partie du corps.</text:p></text:note-body></text:note></text:span><text:span text:style-name="T1447">. L’on</text:span><text:span text:style-name="T1448"><text:s/>devrait peut-être regarder<text:s/></text:span><text:span text:style-name="T1449">M</text:span><text:span text:style-name="T1450">M</text:span><text:span text:style-name="T1451">. </text:span><text:span text:style-name="T1452">Gardel</text:span><text:span text:style-name="T1453"><text:s/>et<text:s/></text:span><text:span text:style-name="T1454">Vestris</text:span><text:span text:style-name="T1455"><text:s/>comme les inventeurs des pirouettes</text:span><text:span text:style-name="T1456"> ;</text:span><text:span text:style-name="T1457"><text:s/>ce dernier est celui qui, en les pe</text:span><text:span text:style-name="T1458">rfectionnant, les a multipliées</text:span><text:span text:style-name="T1459"><text:s/>et les a mises plus à la mode. D’autres excellents danseurs ont encore enchéri sur lui, et en ont fait de<text:s/></text:span><text:span text:style-name="T1460">surprenantes,</text:span><text:span text:style-name="T1461"><text:s/>presque dans toutes les manières.</text:span></text:p>
      <text:p text:style-name="Corpsdetexte">[2]<text:s/><text:span text:style-name="T1462">Une pirouette de trois à quatre<text:s/></text:span><text:span text:style-name="T1463">tours,</text:span><text:span text:style-name="T1464"><text:s/>filée à la seconde et arrêtée dans la même position, ou en attitude, est la preuve du plus grand aplomb que le danseur puisse avoir. Rien dans la danse ne surpasse cette difficulté.</text:span></text:p>
      <text:p text:style-name="Corpsdetexte">[3]<text:s/><text:span text:style-name="T1465">La pirouette demande un grand travail. L’homme que la nature aura favorisé dans sa<text:s/></text:span><text:span text:style-name="T1466">construction,</text:span><text:span text:style-name="T1467"><text:s/>parviendra à les exécuter avec<text:s/></text:span><text:span text:style-name="T1468">grâce</text:span><text:span text:style-name="T1469"> ;</text:span><text:span text:style-name="T1470"><text:s/>mais celui qui sera serré des<text:s/></text:span><text:span text:style-name="T1471">hanches</text:span><text:span text:style-name="T1472"><text:s/>et qui se trouvera gêné dans le développement des jambes, ne réussira que<text:s/></text:span><text:span text:style-name="T1473">faiblement</text:span><text:span text:style-name="T1474"><text:s/>et ne pourra bien tourner que sur le cou</text:span><text:span text:style-name="T1475">-</text:span><text:span text:style-name="T1476">de-pied</text:span><text:span text:style-name="T1477"> ;</text:span><text:span text:style-name="T1478"><text:s/>il faut qu</text:span><text:span text:style-name="T1479">’</text:span><text:span text:style-name="T1480">il abandonne les grandes pirouettes. Le danseur d’une construction trop vigoureuse ou arquée</text:span><text:span text:style-name="T1481">,</text:span><text:span text:style-name="T1482"><text:s/>éprouvera le même sort</text:span><text:span text:style-name="T1483"> ;</text:span><text:span text:style-name="T1484"><text:s/>la force musculaire lui enlèvera<text:s/></text:span><text:span text:style-name="T1485">l</text:span><text:span text:style-name="T1486">a souplesse, le moelleux des jambes, et la tranquillité que doit avoir le corps</text:span><text:span text:style-name="T1487">,</text:span><text:span text:style-name="T1488"><text:s/>pour conserver un parfait équilibre. Les jarretés et les constructions délicates l</text:span><text:span text:style-name="T1489">’</text:span><text:span text:style-name="T1490">emportent sur ces dernier</text:span><text:span text:style-name="T1491">s ;</text:span><text:span text:style-name="T1492"><text:s/>ils auront plus de<text:s/></text:span><text:span text:style-name="T1493">douceur,</text:span><text:span text:style-name="T1494"><text:s/>plus de facil</text:span><text:span text:style-name="T1495">ité dans les membres</text:span><text:span text:style-name="T1496"><text:s/>et seront beaucoup plus tournés. Il faut être<text:s/></text:span><text:span text:style-name="T1497">très<text:s/></text:span><text:span text:style-name="T1498">en<text:s/></text:span><text:span text:style-name="T1499">dehors</text:span><text:span text:style-name="T1500"><text:s/>pour devenir un bon Pirouetteur (qu’on nous permette ces expressions<text:s/></text:span><text:span text:style-name="T1501">d’école)</text:span><text:span text:style-name="T1502">.</text:span></text:p>
      <text:p text:style-name="Corpsdetexte"><text:bookmark-start text:name="bookmark86"/><text:bookmark-end text:name="bookmark86"/><text:span text:style-name="T1503">[4] * </text:span><text:span text:style-name="T1504">Dans vos pirouettes, observez l’équilibre</text:span><text:s/><text:span text:style-name="T1505">le plus parfait</text:span><text:span text:style-name="T1506"><text:note text:note-class="footnote" text:id="_ftn60"><text:note-citation>60</text:note-citation><text:note-body><text:p text:style-name="quote"><text:span text:style-name="quote.c"><text:s/></text:span>[NdA]<text:s/>« La plante du pied est la vraie base sur laquelle porte toute notre machine. Un sculpteur courrait risque de perdre son ouvrage s’il ne l’étayait que sur un corps rond et mouvant ; la chute de la statue serait inévitable ; elle se romprait et se briserait infailliblement. Le danseur, par la même raison, doit se servir de tous les doigts de ses pieds, comme d’autant de branches, dont l’écartement sur le sol, augmentant l’espace de son appui, affermit et maintient son corps dans l’équilibre juste et convenable ; s’il néglige de les étendre ; s’il ne mord en quelque façon la planche, pour se cramponner et se tenir ferme, il s’ensuivra une foule d’accidents. Le pied perdra sa forme naturelle, il vacillera sans cesse et du côté du petit doigt au pouce et du pouce au petit doigt : cette espèce de roulis occasionné par la forme convexe que l’extrémité du pied prend dans cette position, s’oppose à toute stabilité ; les chevilles chancellent, et l’aplomb se perd. »</text:p><text:p text:style-name="bibl">[NdE J. G. <text:span text:style-name="T1507">Noverre</text:span>,<text:s/>art. « Courante »,<text:s/><text:span text:style-name="title">Encyclopédie méthodique. Arts académiques</text:span><text:span text:style-name="T1508">, Paris, Panckoucke, Liège, Plomteux, 1786, p. </text:span><text:a xlink:href="https://gallica.bnf.fr/ark:/12148/bpt6k9779019b/f428.item" office:target-frame-name="_top" xlink:show="replace"><text:span text:style-name="Lienhypertexte">412</text:span></text:a><text:span text:style-name="T1509"> ; voir<text:s/></text:span><text:span text:style-name="title">Lettres sur la danse</text:span>, XII,<text:s/><text:a xlink:href="file:///D:/github/danse/src/renvoi_noverre-1760-328" office:target-frame-name="_top" xlink:show="replace"><text:span text:style-name="Lienhypertexte">éd. de 1760, p. 328</text:span><text:span text:style-name="Lienhypertexte">-3</text:span><text:span text:style-name="Lienhypertexte">29</text:span></text:a>.]</text:p></text:note-body></text:note></text:span><text:span text:style-name="T1510">, et soyez toujours</text:span><text:span text:style-name="T1511"><text:s/>bien placé en les commençant</text:span><text:span text:style-name="T1512"><text:note text:note-class="footnote" text:id="_ftn61"><text:note-citation>61</text:note-citation><text:note-body><text:p text:style-name="Notedebasdepage"><text:s/>[NdA]<text:s/>Voyez la<text:s/><text:a xlink:href="file:///D:/github/danse/src/renvoi_pl7" office:target-frame-name="_top" xlink:show="replace"><text:span text:style-name="Lienhypertexte">planc. VII, fig. 3</text:span></text:a>. Il faut que le corps soit bien assuré sur ses jambes dans cette position et que les bras soient prêts à donner le mouvement et la force au corps pour le faire tourner, et qu’en même temps il prennent leur position, servent de<text:s/><text:span text:style-name="T1513">balancier</text:span><text:s/>pour conserver l’équilibre de toutes les parties du corps qui se trouvent appuyées sur une seule jambe, et sur l’extrémité de la pointe (<text:span text:style-name="T1514">a</text:span>).</text:p><text:p text:style-name="Notedebasdepage">(<text:span text:style-name="T1515">a</text:span>) Avant de préparer la pirouette en dehors ou en dedans, le danseur peut rester placé dans toutes les attitudes ou arabesques qui terminent son enchaînement. Cependant les positions les plus usitées, et celles qui facilitent la préparation de la pirouette, parce que le corps se trouve droit, et qu’il est déjà en aplomb sur les jambes, sont les positions,<text:s/><text:a xlink:href="file:///D:/github/danse/src/renvoi_pl1" office:target-frame-name="_top" xlink:show="replace"><text:span text:style-name="Lienhypertexte">fig. 3, 4 et 5, planc. </text:span><text:span text:style-name="T1516">I</text:span></text:a><text:span text:style-name="T1517"> ;<text:s/></text:span><text:a xlink:href="file:///D:/github/danse/src/renvoi_pl4" office:target-frame-name="_top" xlink:show="replace"><text:span text:style-name="T1518">fig. 4, planc. IV</text:span></text:a><text:span text:style-name="T1519"> ;<text:s/></text:span><text:a xlink:href="file:///D:/github/danse/src/renvoi_pl5" office:target-frame-name="_top" xlink:show="replace"><text:span text:style-name="T1520">fig. </text:span><text:span text:style-name="T1521">i</text:span><text:span text:style-name="T1522"><text:s/>et 4, planc. V</text:span></text:a><text:span text:style-name="T1523"> ;<text:s/></text:span><text:a xlink:href="file:///D:/github/danse/src/renvoi_pl6" office:target-frame-name="_top" xlink:show="replace"><text:span text:style-name="T1524">fig. </text:span><text:span text:style-name="T1525">i</text:span><text:span text:style-name="Lienhypertexte">, planc. VI</text:span></text:a> ;<text:s/><text:a xlink:href="file:///D:/github/danse/src/renvoi_pl8" office:target-frame-name="_top" xlink:show="replace"><text:span text:style-name="T1526">fig. </text:span><text:span text:style-name="T1527">i</text:span><text:span text:style-name="Lienhypertexte">, planc. VIII</text:span></text:a>.</text:p></text:note-body></text:note></text:span><text:span text:style-name="T1528">,</text:span><text:span text:style-name="T1529"><text:s/>en</text:span><text:bookmark-start text:name="bookmark88"/><text:bookmark-end text:name="bookmark88"/><text:span text:style-name="T1530"><text:s/></text:span><text:span text:style-name="T1531">les tournant</text:span><text:span text:style-name="T1532"><text:note text:note-class="footnote" text:id="_ftn62"><text:note-citation>62</text:note-citation><text:note-body><text:p text:style-name="Notedebasdepage"><text:s/>[NdA]<text:s/>Les positions, les attitudes du danseur, les plus connues et les plus usitées dans les pirouettes, sont à la seconde (voyez<text:s/><text:a xlink:href="file:///D:/github/danse/src/renvoi_pl6" office:target-frame-name="_top" xlink:show="replace"><text:span text:style-name="Lienhypertexte">planc. VI,<text:s/></text:span><text:span text:style-name="T1533">fig. </text:span><text:span text:style-name="T1534">i</text:span></text:a>), en attitude (voyez<text:s/><text:a xlink:href="file:///D:/github/danse/src/renvoi_pl8" office:target-frame-name="_top" xlink:show="replace"><text:span text:style-name="Lienhypertexte">planc. VIII,<text:s/></text:span><text:span text:style-name="T1535">fig. </text:span><text:span text:style-name="T1536">i</text:span></text:a>) et sur le cou-de-pied (voyez<text:s/><text:a xlink:href="file:///D:/github/danse/src/renvoi_pl9" office:target-frame-name="_top" xlink:show="replace"><text:span text:style-name="Lienhypertexte">planc. IX, fig. 4</text:span></text:a>). Pourquoi les danseurs en général sont-ils aussi limités que cela dans la manière de se poser en tournant ? Car lorsque l’artiste est parvenu à<text:s/><text:span text:style-name="T1537">filer</text:span>, à pirouetter, le travail peut aussi le faire parvenir à tourner en arabesque, ou dans quelque autre attitude différente ; j’ai été le premier à m’écarter de la règle commune, et ayant de la facilité pour pirouetter, j’ai réussi avec quelque succès dans ces nouvelles pirouettes, dont la première est de filer trois tours, par exemple à la seconde, et de placer ensuite la jambe et les bras dans la position de l’arabesque qu’offrent la<text:s/><text:a xlink:href="file:///D:/github/danse/src/renvoi_pl10" office:target-frame-name="_top" xlink:show="replace"><text:span text:style-name="Lienhypertexte">fig. 4 de la planc. X</text:span></text:a>, et de tourner trois ou quatre tours dans cette attitude en l’arrêtant dans la même position. L’exécution parfaite de cette pirouette est d’un effet très agréable et très gracieux.</text:p><text:p text:style-name="Notedebasdepage">Une autre pirouette qui est d’une grande difficulté, et qui est d’un très bel effet, est cette autre que j’ai faite : pour cela, après avoir filé à la seconde, il faut filer dans la position de l’arabesque à dos tourné, que représente la<text:s/><text:a xlink:href="file:///D:/github/danse/src/renvoi_pl11" office:target-frame-name="_top" xlink:show="replace"><text:span text:style-name="Lienhypertexte">fig. 3 de la planc. XI</text:span></text:a>.</text:p><text:p text:style-name="Notedebasdepage">Le corps doit alors être bien allongé et bien penché, et les bras et la tête doivent gracieusement accompagner le mouvement. Cette pirouette a quelque chose qui étonne ; car le corps du danseur est si<text:s/>penché, que l’on dirait qu’à chaque tour qu’il fait il est prêt à tomber, ou qu’on croirait qu’il y a quelque chose d’incompréhensible qui le soutient, parce que la position du corps, des bras, de la jambe qui est en l’air, et la vitesse avec laquelle on tourne, dissimule le centre de gravité. Cette pirouette, selon moi, est la plus difficile de toutes celles que l’on peut faire. J’ai aussi tourné dans l’attitude fig. 4 de la<text:s/><text:a xlink:href="file:///D:/github/danse/src/renvoi_pl8" office:target-frame-name="_top" xlink:show="replace"><text:span text:style-name="Lienhypertexte">planc. VIII</text:span></text:a>. Cette pirouette est d’un grand effet. La position angulaire du bras droit doit ajouter au brillant de la pirouette. On peut s’en servir dans un pas de caractère.</text:p><text:p text:style-name="Notedebasdepage">Dans un rôle de<text:s/><text:span text:style-name="T1538">Mercure</text:span><text:s/>que je représentais, je pris, en pirouettant, l’attitude de la statue de<text:s/><text:span text:style-name="T1539">J</text:span><text:span text:style-name="T1540">. </text:span><text:span text:style-name="T1541">Bologne</text:span><text:s/>(voyez la<text:s/><text:a xlink:href="file:///D:/github/danse/src/renvoi_pl9" office:target-frame-name="_top" xlink:show="replace"><text:span text:style-name="T1542">fig. </text:span><text:span text:style-name="T1543">i</text:span><text:span text:style-name="Lienhypertexte">, planc. IX</text:span></text:a>) ; cette belle position est très difficile ; et si l’on n’est point cambré naturellement, on n’y réussira pas, et elle ne pourra même produire aucun effet. Il faut que le corps soit très penché en avant, et que le bras droit se développe presque en entier. La jambe qui est en attitude doit se plier, et par son mouvement elle doit accompagner le contour arrondi de la position du corps. Afin de rendre cette attitude encore plus gracieuse pour un danseur, on doit étendre le bras<text:s/>gauche<text:s/>qui tient le caducée ; en enlevant cet angle que produit l’action du bras, cela rend la pirouette beaucoup plus agréable. Dans le geste indicatif de l’action, cette pose est remplie de vérité, et ne doit pas être modifiée.</text:p><text:p text:style-name="Notedebasdepage">Je terminerai cette note sur les pirouettes, en disant à l’élève qu’il peut tourner dans toutes sortes d’attitudes et d’arabesques, pourvu que le dessin de son corps, de ses bras et de ses jambes soit gracieux et facile, et que le mouvement de toutes les parties du corps soit naturel, et dénué d’une<text:s/>pénible<text:s/>et désagréable affectation.</text:p><text:p text:style-name="Notedebasdepage">En terminant, on peut arrêter les pirouettes dans toute sorte de poses, d’attitudes et<text:s/>d’arabesques. Genres différents de pirouettes : pirouette à petits battements sur le cou-de-pied ; à<text:s/><text:span text:style-name="T1544">rond de jambe</text:span> ; à la seconde ; à la seconde avec grand<text:s/><text:span text:style-name="T1545">rond-de-jambe</text:span> ; avec fouetté ; pirouette en attitude, en arabesque ; pirouette sur le cou-de-pied ; pirouette en dedans à la seconde ; sur le cou-de-pied et en attitude ; pirouette renversée, pirouettes composées, etc.</text:p></text:note-body></text:note></text:span><text:span text:style-name="T1546"><text:s/>et en les terminant. Arrêtez-les</text:span><text:span text:style-name="T1547"><text:s/></text:span><text:span text:style-name="T1548">avec aplomb et<text:s/></text:span><text:soft-page-break/><text:span text:style-name="T1549">assurance</text:span><text:span text:style-name="T1550"> ;</text:span><text:span text:style-name="T1551"><text:s/>que</text:span><text:span text:style-name="T1552"><text:s/></text:span><text:bookmark-start text:name="bookmark90"/><text:bookmark-start text:name="bookmark91"/><text:bookmark-end text:name="bookmark90"/><text:bookmark-end text:name="bookmark91"/><text:span text:style-name="T1553">le dessin de la position de votre<text:s/></text:span><text:span text:style-name="T1554">corps,<text:s/></text:span><text:span text:style-name="T1555">de vos bras, de vos jambes soit correct, et prononcé avec grâce. On ne saurait trop vous recommander de filer délicatement la pirouette sur la point</text:span><text:span text:style-name="T1556">e ;</text:span><text:span text:style-name="T1557"><text:s/>ce qui présente la plus agréable<text:s/></text:span><text:span text:style-name="T1558">exécution,</text:span><text:span text:style-name="T1559"><text:s/>et en même<text:s/></text:span><text:span text:style-name="T1560">temps la plus parfait</text:span><text:span text:style-name="T1561">e ;</text:span><text:span text:style-name="T1562"><text:s/>car rien n’est plus rebutant à voir qu’un mauvais danseur, qui<text:s/></text:span><text:span text:style-name="T1563">tournaille</text:span><text:span text:style-name="T1564"><text:s/>tantôt sur la pointe, et tantôt sur le<text:s/></text:span><text:span text:style-name="T1565">talon,</text:span><text:span text:style-name="T1566"><text:s/>et qui sautille par secousses à chacun des tours de la pirouette</text:span><text:span text:style-name="T1567">. *</text:span></text:p>
      <text:p text:style-name="Liste"><text:span text:style-name="T1568">Position du danseur en prenant les pirouettes en dehors</text:span>,<text:s/><text:a xlink:href="file:///D:/github/danse/src/renvoi_pl7" office:target-frame-name="_top" xlink:show="replace"><text:span text:style-name="Lienhypertexte">fig. </text:span><text:span text:style-name="Lienhypertexte">3,</text:span><text:span text:style-name="Lienhypertexte"><text:s/>planc. </text:span><text:span text:style-name="Lienhypertexte">VII</text:span></text:a>.</text:p>
      <text:p text:style-name="Corpsdetexte"><text:span text:style-name="T1569">N.-B.</text:span><text:span text:style-name="T1570"><text:s/>Les pieds doivent être placés entre la seconde et la quatrième position.</text:span></text:p>
      <text:p text:style-name="Liste"><text:span text:style-name="T1571">Position du danseur en prenant les pirouettes en<text:s/></text:span><text:span text:style-name="T1572">dedans</text:span>,<text:s/><text:a xlink:href="file:///D:/github/danse/src/renvoi_pl7" office:target-frame-name="_top" xlink:show="replace"><text:span text:style-name="Lienhypertexte">fig. </text:span><text:span text:style-name="Lienhypertexte">4</text:span><text:span text:style-name="Lienhypertexte">,</text:span><text:span text:style-name="Lienhypertexte"><text:s/>planc. </text:span><text:span text:style-name="Lienhypertexte">VII</text:span></text:a>.</text:p>
      <text:h text:style-name="Titre1" text:outline-level="1"><text:bookmark-start text:name="bookmark92"/><text:bookmark-start text:name="bookmark93"/><text:bookmark-end text:name="bookmark92"/><text:bookmark-end text:name="bookmark93"/>Chapitre huitième.<text:s/><text:line-break/>Danseur sérieux, danseur<text:s/>demi-caractère.<text:s/><text:soft-page-break/>Danseur comique</text:h>
      <text:p text:style-name="Corpsdetexte">[1]<text:s/><text:span text:style-name="T1573">Celui qui se destinera à la danse sérieuse ou héroïque, doit posséder une belle taille et de belles formes</text:span><text:span text:style-name="T1574"> ;</text:span><text:span text:style-name="T1575"><text:s/>son genre de danse exige absol</text:span><text:span text:style-name="T1576">ument ces qualités physiques</text:span><text:span text:style-name="T1577"><text:note text:note-class="footnote" text:id="_ftn63"><text:note-citation>63</text:note-citation><text:note-body><text:p text:style-name="Notedebasdepage"><text:s/>[NdA]<text:s/>Des statures d’homme ou de femme, qui se rapprocheraient de celles de l’<text:span text:style-name="title">Apollon</text:span><text:s/>ou de l’<text:span text:style-name="title">Antinoüs</text:span>, et de la<text:s/><text:span text:style-name="title">Vénus de Troade</text:span><text:s/>ou de la<text:s/><text:span text:style-name="title">Diane</text:span>, seraient parfaitement adaptées à la danse noble ou sérieuse ; mais elles ne conviendraient pas au genre<text:s/><text:span text:style-name="T1578">demi-caractère</text:span><text:s/>et villageois ; elles auraient trop de noblesse et de majesté. (Voyez la<text:s/><text:a xlink:href="file:///D:/github/danse/src/renvoi_pl14" office:target-frame-name="_top" xlink:show="replace"><text:span text:style-name="Lienhypertexte">planc. XIV,<text:s/></text:span><text:span text:style-name="T1579">fig. </text:span><text:span text:style-name="T1580">i</text:span></text:a>).</text:p></text:note-body></text:note></text:span><text:span text:style-name="T1581">.<text:s/></text:span><text:span text:style-name="T1582">Son port</text:span><text:span text:style-name="T1583">,</text:span><text:span text:style-name="T1584"><text:s/>son maintien doivent être élevés</text:span><text:span text:style-name="T1585">,</text:span><text:span text:style-name="T1586"><text:s/>élégants, nobles et majestueux, sans affectation. Le sérieux est le genre le plus difficile de la dans</text:span><text:span text:style-name="T1587">e ;</text:span><text:span text:style-name="T1588"><text:s/>il demande un grand travail, et n’est véritablement apprécié que par les connaisseurs et les gens de goût.</text:span><text:s/><text:span text:style-name="T1589">L’artiste qui s’y distingue mérite le plus d</text:span><text:span text:style-name="T1590">’</text:span><text:span text:style-name="T1591">éloges. L’exécution parfaite d’un<text:s/></text:span><text:span text:style-name="T1592">adagio</text:span><text:span text:style-name="T1593"><text:s/></text:span><text:span text:style-name="T1594">est le<text:s/></text:span><text:span text:style-name="T1595">nec plus ultra</text:span><text:span text:style-name="T1596"><text:s/>de l’art, et je la regarde comme la</text:span><text:span text:style-name="T1597"><text:s/>pierre de touche du danseur</text:span><text:span text:style-name="T1598"><text:note text:note-class="footnote" text:id="_ftn64"><text:note-citation>64</text:note-citation><text:note-body><text:p text:style-name="Notedebasdepage"><text:s/>[NdA]<text:s/>Il est malheureux que le plus beau genre de danse soit maintenant si négligé ; et je le crois même entièrement perdu. La confusion des genres qui ternit l’art de la danse, le peu de constance des danseurs pour l’étude, et le goût corrompu du public dans certains théâtres, en sont les véritables causes. Nos maîtres se sont parfaitement distingués dans ce genre, et n’ont pas eu beaucoup de successeurs (voyez la<text:s/><text:a xlink:href="file:///D:/github/danse/src/renvoi_p78-n1" office:target-frame-name="_top" xlink:show="replace"><text:span text:style-name="Lienhypertexte">note (I), pag. 79</text:span></text:a>). Je ne connais qu’un danseur capable de se montrer avec avantage dans cette danse : mais qu’il ne se livre pas, par trop de complaisance, à plaire à d’ignorants spectateurs. Ce serait pourtant à l’artiste qu’il appartiendrait de ramener le public au goût du beau, du vrai, en persistant dans l’exécution des vrais principes de l’art. Dans l’un des journaux de<text:s/><text:span text:style-name="T1599">Paris</text:span><text:s/>qui parlait de mes débuts à l’<text:span text:style-name="T1600">Académie royale de musique</text:span>, dans le genre sérieux, on disait, à l’égard de ce genre de danse :<text:s/><text:span text:style-name="quote.c">« Depuis longtemps la danse noble et sérieuse est singulièrement dédaignée ; je ne conçois guères en effet que l’on puisse danser sans être gai. Cependant le genre grave a aussi ses attraits particuliers. De belles poses, de beaux mouvements, donnent à l’art de la danse une importance qui, sous le rapport de l’imitation, se rapproche de l’art du sculpteur. Les anciens cultivaient et aimaient beaucoup ces sortes de récréations ; nous les dédaignons parce que nous sommes fort éloignés de la perfection à laquelle les<text:s/></text:span><text:span text:style-name="T1601">Grecs</text:span><text:span text:style-name="quote.c">, et surtout les<text:s/></text:span><text:span text:style-name="T1602">Romains</text:span><text:span text:style-name="quote.c">, étaient parvenus. Leurs jeux mimiques avaient quelque analogie avec notre danse grave ; et c’est une raison pour encourager le petit nombre des artistes qui se livreront à de pareils exercices. Peut-être nous procureraient-ils un jour des jouissances qui nous sont encore inconnues. »</text:span></text:p><text:p text:style-name="Notedebasdepage">Cette dernière phrase prouve combien est véritable la décadence du beau genre sérieux, puisque les<text:s/><text:span text:style-name="T1603">jouissances</text:span><text:s/>que cette danse peut promettre, sont<text:s/><text:span text:style-name="T1604">inconnues</text:span><text:s/>aux spectateurs d’aujourd’hui.</text:p></text:note-body></text:note></text:span><text:span text:style-name="T1605">.<text:s/></text:span></text:p>
      <text:p text:style-name="Corpsdetexte">[2]<text:bookmark-start text:name="bookmark94"/><text:bookmark-end text:name="bookmark94"/><text:s/><text:span text:style-name="T1606">Un danseur sérieux doit être parfaitement tourné, avoir de beaux cou</text:span><text:span text:style-name="T1607">s-de-pied</text:span><text:span text:style-name="T1608">, et une grande facilité dans les hanches</text:span><text:span text:style-name="T1609"> ;</text:span><text:span text:style-name="T1610"><text:s/>sans ces qualités</text:span><text:span text:style-name="T1611"><text:s/>qui lui sont indispensables, il ne parviendra pas dans le genre qu’il a adopté. Dans les autres genres de danse, il n’est pas aussi essentiel de posséder en perfection les qualités et les moyens dont je viens de parler</text:span><text:span text:style-name="T1612"> ;</text:span><text:span text:style-name="T1613"><text:s/>on n’exige pas d’un danseur de demi-caractère ou comique la même</text:span><text:span text:style-name="T1614"><text:s/></text:span><text:bookmark-start text:name="bookmark95"/><text:bookmark-end text:name="bookmark95"/><text:span text:style-name="T1615">correction que l’on veut trouver dans le danseur héroïque. L</text:span><text:span text:style-name="T1616">’</text:span><text:span text:style-name="T1617">artiste dont je parle, doit se distinguer en tenant la partie supérieure du corps bien placée, par des mou</text:span><text:span text:style-name="T1618">vements</text:span><text:span text:style-name="T1619"><text:s/>de bras parfaitement combinés, et par le beau f</text:span><text:span text:style-name="T1620">ini des principes de son école.</text:span></text:p>
      <text:p text:style-name="Corpsdetexte">[3]<text:s/><text:span text:style-name="T1621">Les beaux développés, les grands temps, et les plus beaux pas de la danse, appartiennent à ce genre</text:span><text:span text:style-name="T1622"> ;</text:span><text:span text:style-name="T1623"><text:s/>le danseur doit fixer l’attention du spectateur par la beauté du dessin, par la correction de ses poses, de ses attitudes et de ses arabesques. Les plus belles pirouettes filées à la seconde, en attitudes et sur le cou</text:span><text:span text:style-name="T1624">-</text:span><text:span text:style-name="T1625">de-pied</text:span><text:span text:style-name="T1626"> ;</text:span><text:span text:style-name="T1627"><text:s/>les temps d’élévation, de vigueur, et un bel en</text:span><text:span text:style-name="T1628">trechat, sont de son ressort</text:span><text:span text:style-name="T1629"><text:note text:note-class="footnote" text:id="_ftn65"><text:note-citation>65</text:note-citation><text:note-body><text:p text:style-name="Notedebasdepage"><text:s/>[NdA]<text:s/>On voit par là que l’exécution du danseur sérieux d’aujourd’hui est beaucoup plus compliquée que celle des anciens et que cet artiste doit posséder bien des qualités.</text:p></text:note-body></text:note></text:span><text:span text:style-name="T1630">.</text:span></text:p>
      <text:soft-page-break/>
      <text:p text:style-name="Corpsdetexte">[4]<text:s/><text:span text:style-name="T1631">Le danseur demi-caractère doit être d’une stature moyenne, avoir des formes élancées et élégantes. Une taille comme celle du<text:s/></text:span><text:span text:style-name="T1632">ITA</text:span><text:span text:style-name="title">Mercure</text:span><text:span text:style-name="T1633">, ou de l’</text:span><text:span text:style-name="T1634">ITA</text:span><text:span text:style-name="title">Hébé</text:span><text:span text:style-name="T1635"><text:s/>de<text:s/></text:span><text:span text:style-name="T1636">Canova</text:span><text:span text:style-name="T1637"><text:note text:note-class="footnote" text:id="_ftn66"><text:note-citation>66</text:note-citation><text:note-body><text:p text:style-name="Notedebasdepage"><text:s/>[NdA]<text:s/>Je ne puis m’empêcher de rendre ici un pur hommage à ce grand sculpteur, le<text:s/><text:span text:style-name="T1638">Praxitèle</text:span>, et peut-être le<text:s/><text:span text:style-name="T1639">Phidias</text:span><text:s/>de notre siècle. Ses talents placent son nom à côté de ceux des<text:s/><text:span text:style-name="T1640">Michel-Ange</text:span>, des<text:s/><text:span text:style-name="T1641">Fiamingo</text:span>, des<text:s/><text:span text:style-name="T1642">Algardi</text:span>, et de tous les autres artistes sublimes qu’a produit la glorieuse<text:s/><text:span text:style-name="T1643">Italie</text:span>.<text:s/><text:span text:style-name="T1644">Canova</text:span><text:s/>tient lui seul le sceptre de la sculpture moderne ; ses nombreux ouvrages, épars par toute l’<text:span text:style-name="T1645">Europe</text:span>, se distinguent par le moelleux des contours, par une expression infinie, par une douce naïveté, par une grâce naturelle, et par le charme d’une suavité rare qui attire et séduit tous ceux qui ont le plaisir de voir sa<text:s/><text:span text:style-name="title">Hébé</text:span>, sa<text:s/><text:span text:style-name="title">Madelaine</text:span>, son<text:s/><text:span text:style-name="title">Pâris</text:span>, sa<text:s/><text:span text:style-name="title">Vénus</text:span>, son<text:s/><text:span text:style-name="title">Amour et Psyché</text:span>, son<text:s/><text:span text:style-name="title">Dédale</text:span>, sa<text:s/><text:span text:style-name="title">Danseuse</text:span>, sa<text:s/><text:span text:style-name="title">Muse</text:span>, etc. (<text:span text:style-name="T1646">a</text:span>). Après avoir été charmé par la facilité, par la pureté, par la délicatesse et la légèreté du travail qui règne dans ces délicieuses<text:s/>statues, admirez le grand et le sublime de l’art dans son<text:s/><text:span text:style-name="title">Hercule terrassant Lychas</text:span>, dans son<text:s/><text:span text:style-name="title">Thésée vainqueur des Centaures</text:span>, et dans quelque autre ouvrage de ce genre que son génie a produit. La statue de Mme <text:span text:style-name="title">Letizia</text:span><text:s/>se fait remarquer par la belle simplicité qui caractérise le ciseau grec.</text:p><text:p text:style-name="quote.l">(<text:span text:style-name="T1647">a</text:span>) « Il ne manque rien à ces charmantes sculptures,</text:p><text:p text:style-name="quote.l">………………………………………………………</text:p><text:p text:style-name="quote.l">Ni le mélange exquis des plus aimables choses,</text:p><text:p text:style-name="quote.l">Ni ce charme secret, dont l’œil est enchanté,</text:p><text:p text:style-name="quote.l">Ni la grâce plus belle encor que la beauté. »</text:p><text:p text:style-name="bibl"><text:span text:style-name="T1648">La Fontaine</text:span>.</text:p></text:note-body></text:note></text:span><text:span text:style-name="T1649">,</text:span><text:span text:style-name="T1650"><text:s/></text:span><text:bookmark-start text:name="bookmark96"/><text:bookmark-end text:name="bookmark96"/><text:span text:style-name="T1651">serait convenable au genre demi-caractère ou mixt</text:span><text:span text:style-name="T1652">e ;</text:span><text:span text:style-name="T1653"><text:s/>celui ou celle qui auront le</text:span><text:span text:style-name="T1654"><text:s/></text:span><text:bookmark-start text:name="bookmark97"/><text:bookmark-end text:name="bookmark97"/><text:span text:style-name="T1655">bonheur de posséder ces avantages physiques, brilleront dans ce genre charmant de la danse.</text:span></text:p>
      <text:p text:style-name="Corpsdetexte">[5]<text:s/><text:span text:style-name="T1656">Le demi-caractère est un<text:s/></text:span><text:span text:style-name="T1657">mélange</text:span><text:span text:style-name="T1658"><text:s/>des divers genres de la danse. Le sujet qui s’y destine peut se permettre l</text:span><text:span text:style-name="T1659">’</text:span><text:span text:style-name="T1660">exécution de tous les<text:s/></text:span><text:span text:style-name="T1661">temps,</text:span><text:span text:style-name="T1662"><text:s/>de tous les pas que l</text:span><text:span text:style-name="T1663">’</text:span><text:span text:style-name="T1664">art nous apprend. Cependant, sa manière doit être toujours noble et élégante, et ses temps d’abandon, d</text:span><text:span text:style-name="T1665">’</text:span><text:span text:style-name="T1666">élans doivent être faits avec retenue et en conservant, sans cesse, une aimable dignité. Il doit éviter les grands temps du genre sérieux. Ce danseur ne réussira entièrement que dans les pas de<text:s/></text:span><text:span text:style-name="T1667">Mercure</text:span><text:span text:style-name="T1668">, de<text:s/></text:span><text:span text:style-name="T1669">Paris</text:span><text:span text:style-name="T1670">, de<text:s/></text:span><text:span text:style-name="T1671">Zéphire</text:span><text:span text:style-name="T1672">, d’un<text:s/></text:span><text:span text:style-name="T1673">Faune</text:span><text:span text:style-name="T1674">, et dans la danse, et dans les manières gracieuses d</text:span><text:span text:style-name="T1675">’un élégant<text:s/></text:span><text:span text:style-name="T1676">Troubadour</text:span><text:span text:style-name="T1677">, etc.</text:span><text:span text:style-name="T1678"><text:note text:note-class="footnote" text:id="_ftn67"><text:note-citation>67</text:note-citation><text:note-body><text:p text:style-name="Notedebasdepage"><text:s/>[NdA]<text:s/>Dans le genre demi-caractère, M. <text:span text:style-name="T1679">Vestris</text:span><text:s/>était surprenant ; très peu de danseurs l’ont égalé ; comme M. <text:span text:style-name="T1680">Gardel</text:span><text:s/>était admirable dans le genre sérieux.</text:p></text:note-body></text:note></text:span></text:p>
      <text:p text:style-name="Corpsdetexte">[6]<text:s/><text:span text:style-name="T1681">L</text:span><text:span text:style-name="T1682">e danseur d’une taille médiocre<text:s/></text:span><text:span text:style-name="T1683">et d’une construction vigoureusement ramassée, s’adonnera au genre comique, pastoral ou villageoi</text:span><text:span text:style-name="T1684">s ;</text:span><text:span text:style-name="T1685"><text:s/>et si à ces formes, presque athlétiques, il joignait une taille moyenne, il se disti</text:span><text:span text:style-name="T1686">nguera parfaitement dans les pas<text:s/></text:span><text:bookmark-start text:name="bookmark98"/><text:bookmark-end text:name="bookmark98"/><text:span text:style-name="T1687">de caractère, dont la plupart tiennent du genre comique. Selon<text:s/></text:span><text:span text:style-name="T1688">moi,</text:span><text:span text:style-name="T1689"><text:s/>le type de ce genre est l</text:span><text:span text:style-name="T1690">’</text:span><text:span text:style-name="T1691">imitation de ces mou</text:span><text:span text:style-name="T1692">vements</text:span><text:span text:style-name="T1693"><text:s/>naturels qui ont formé ce qu’on a appelé les danses dans tous les temps et chez tous les peuples. Imiter</text:span><text:span text:style-name="T1694">,</text:span><text:span text:style-name="T1695"><text:s/>contrefaire, tout en dansant, les pas, les attitudes, les manières ingénues</text:span><text:span text:style-name="T1696">,</text:span><text:span text:style-name="T1697"><text:s/>badines, et parfois grossières de l’habitant d</text:span><text:span text:style-name="T1698">es campagnes</text:span><text:span text:style-name="T1699"><text:s/>qui, au son de ses instrumen</text:span><text:span text:style-name="T1700">t</text:span><text:span text:style-name="T1701">s rustiques</text:span><text:span text:style-name="T1702">,</text:span><text:span text:style-name="T1703"><text:s/>se livre sans nulle retenue aux plaisirs de la danse et à des jeux que partage</text:span><text:span text:style-name="T1704">,</text:span><text:span text:style-name="T1705"><text:s/>avec une gaieté franche</text:span><text:span text:style-name="T1706">,</text:span><text:span text:style-name="T1707"><text:s/>sa compagne chérie ou son amante, c’est offrir le tableau du genre pastoral. L’élève pour y bien parvenir doit étudier la nature et les meilleurs peintres qui se sont<text:s/></text:span><text:span text:style-name="T1708">plu</text:span><text:span text:style-name="T1709"><text:s/>à nous en</text:span><text:span text:style-name="T1710"><text:s/>rendre sensibles les images</text:span><text:span text:style-name="T1711"><text:note text:note-class="footnote" text:id="_ftn68"><text:note-citation>68</text:note-citation><text:note-body><text:p text:style-name="Notedebasdepage"><text:s/>[NdA]<text:s/>C’est dans les rôles et dans les pas villageois, que M. <text:span text:style-name="T1712">Vestris</text:span><text:s/>a montré des talents bien supérieurs à tous les autres. Dans ce genre, il s’est entièrement modelé sur la nature, et il n’a jamais eu de rivaux. Depuis sa retraite, je n’ai pas encore vu un berger dans aucun ballet villageois.</text:p><text:p text:style-name="Notedebasdepage">J’observerai que dans cet ouvrage lorsqu’il est question de monsieur<text:s/><text:span text:style-name="T1713">Vestris</text:span>, je parle toujours (excepté dans la<text:s/><text:a xlink:href="file:///D:/github/danse/src/renvoi_p79-n1" office:target-frame-name="_top" xlink:show="replace"><text:span text:style-name="Lienhypertexte">note (I), p. 79</text:span></text:a>, où je cite son père), de M. <text:span text:style-name="T1714">Auguste Vestris</text:span>, à qui nous ne pouvons encore comparer aucun danseur, et que les<text:s/><text:span text:style-name="T1715">Français</text:span><text:s/>regrettent de ne plus voir sur leur théâtre, de ce danseur que son père, qui ne connaissait dans l’<text:span text:style-name="T1716">Europe</text:span><text:s/>que trois grands hommes, Lui,<text:s/><text:span text:style-name="T1717">Frédéric</text:span><text:s/>et<text:s/><text:span text:style-name="T1718">Voltaire</text:span>, appelait le<text:s/><text:span text:style-name="T1719">Dieu de la danse</text:span>.</text:p></text:note-body></text:note></text:span><text:span text:style-name="T1720">.</text:span></text:p>
      <text:soft-page-break/>
      <text:p text:style-name="Corpsdetexte">[7]<text:s/><text:span text:style-name="T1721">Les autres danseurs de caractères comiques, dont j’ai déjà parlé, s’étudieront dans les pas caractéristiques. Ils doivent se rendre</text:span><text:span text:style-name="T1722"><text:s/></text:span><text:span text:style-name="T1723">esclaves de l</text:span><text:span text:style-name="T1724">’</text:span><text:span text:style-name="T1725">imitation la plus sévère des danses particulières à chaque<text:s/></text:span><text:span text:style-name="T1726">peuple</text:span><text:span text:style-name="T1727"><text:s/></text:span><text:span text:style-name="T1728">et</text:span><text:span text:style-name="T1729">,</text:span><text:span text:style-name="T1730"><text:s/>tout en dansant, donner à leurs pas et</text:span><text:span text:style-name="T1731"><text:s/></text:span><text:span text:style-name="T1732">à leurs attitudes</text:span><text:span text:style-name="T1733"><text:s/>le genre et le caractère des danses</text:span><text:span text:style-name="T1734"><text:s/>nationales qu</text:span><text:span text:style-name="T1735">’</text:span><text:span text:style-name="T1736">ils exécutent</text:span><text:span text:style-name="T1737"><text:note text:note-class="footnote" text:id="_ftn69"><text:note-citation>69</text:note-citation><text:note-body><text:p text:style-name="Notedebasdepage"><text:s/>[NdA]<text:s/>Les danses de caractère les plus connues sont : la<text:s/><text:span text:style-name="T1738">Provençale</text:span>, le<text:s/><text:span text:style-name="T1739">Bolero</text:span>, la<text:s/><text:span text:style-name="T1740">Tarantelle</text:span>, la<text:s/><text:span text:style-name="T1741">Russe</text:span>, l’<text:span text:style-name="T1742">Écossaise</text:span>, l’<text:span text:style-name="T1743">Allemande</text:span>, la<text:s/><text:span text:style-name="T1744">Tyrolienne</text:span>, la<text:s/><text:span text:style-name="T1745">Cosaque</text:span>, la<text:s/><text:span text:style-name="T1746">Fourlane</text:span>, etc. Le<text:s/><text:span text:style-name="T1747">pas Chinois</text:span>, les<text:s/><text:span text:style-name="T1748">pas de Sabotiers</text:span>, l’<text:span text:style-name="T1749">Anglaise</text:span>, les<text:s/><text:span text:style-name="T1750">pas de caricature</text:span>, etc., sont du bas comique.</text:p></text:note-body></text:note></text:span><text:span text:style-name="T1751">. Chez ces danseurs on n’exige pas encore toute la correction des danseurs de demi-caractère.</text:span></text:p>
      <text:p text:style-name="Liste"><text:span text:style-name="T1752">Genre sérieux</text:span>,<text:s/><text:a xlink:href="file:///D:/github/danse/src/renvoi_pl14" office:target-frame-name="_top" xlink:show="replace"><text:span text:style-name="Lienhypertexte">fig</text:span><text:span text:style-name="Lienhypertexte">. </text:span><text:span text:style-name="T1753">i</text:span><text:span text:style-name="Lienhypertexte">,</text:span><text:span text:style-name="Lienhypertexte"><text:s/>planc. </text:span><text:span text:style-name="Lienhypertexte">XIV</text:span></text:a>.</text:p>
      <text:p text:style-name="Liste"><text:span text:style-name="T1754">Genre demi-</text:span><text:span text:style-name="T1755">caractère</text:span>,<text:s/><text:a xlink:href="file:///D:/github/danse/src/renvoi_pl14" office:target-frame-name="_top" xlink:show="replace"><text:span text:style-name="Lienhypertexte">fig. </text:span><text:span text:style-name="Lienhypertexte">2,</text:span><text:span text:style-name="Lienhypertexte"><text:s/>planc. </text:span><text:span text:style-name="Lienhypertexte">XIV</text:span></text:a>.</text:p>
      <text:p text:style-name="Liste"><text:span text:style-name="T1756">Genre<text:s/></text:span><text:span text:style-name="T1757">comique</text:span>,<text:s/><text:a xlink:href="file:///D:/github/danse/src/renvoi_pl14" office:target-frame-name="_top" xlink:show="replace"><text:span text:style-name="Lienhypertexte">fig. </text:span><text:span text:style-name="Lienhypertexte">3,</text:span><text:span text:style-name="Lienhypertexte"><text:s/>planc. </text:span><text:span text:style-name="Lienhypertexte">XIV</text:span></text:a>.</text:p>
      <text:p text:style-name="Liste"><text:span text:style-name="T1758">Exemple de composition de groupes</text:span><text:span text:style-name="T1759"> ;</text:span><text:span text:style-name="T1760"><text:s/></text:span><text:span text:style-name="T1761">attitudes de genre et tableau principal d</text:span><text:span text:style-name="T1762">’</text:span><text:span text:style-name="T1763">une<text:s/></text:span><text:span text:style-name="title">Bacchanale</text:span>,<text:s/><text:a xlink:href="file:///D:/github/danse/src/renvoi_pl14" office:target-frame-name="_top" xlink:show="replace"><text:span text:style-name="Lienhypertexte">fig. </text:span><text:span text:style-name="Lienhypertexte">4,</text:span><text:span text:style-name="Lienhypertexte"><text:s/>planc. </text:span><text:span text:style-name="Lienhypertexte">XIV</text:span></text:a>.</text:p>
      <text:p text:style-name="Liste">L’explication des planches par ordre se trouve à la fin du Traité.</text:p>
      <text:h text:style-name="Titre1" text:outline-level="1">Chapitre neuvième.<text:s/><text:line-break/>Le maître</text:h>
      <text:p text:style-name="Corpsdetexte">[1]<text:s/><text:span text:style-name="T1764">Il faut qu</text:span><text:span text:style-name="T1765">’</text:span><text:span text:style-name="T1766">un danseur, élevé à la meilleure école, parvienne au premier rang par son exécution. Celui qui de l’art de la danse ne possède que la théorie, ne sera jam</text:span><text:span text:style-name="T1767">ais un parfait démonstrateur</text:span><text:span text:style-name="T1768"><text:note text:note-class="footnote" text:id="_ftn70"><text:note-citation>70</text:note-citation><text:note-body><text:p text:style-name="Notedebasdepage"><text:s/>[NdA]<text:s/>J’en ai moi-même eu la preuve convaincante. Après avoir reçu les premiers principes de danse et avoir travaillé pendant quelque temps à l’école d’un coryphée, je fus prendre des leçons de M. <text:span text:style-name="T1769">Dutarque</text:span>, maître de ballet. Mes parents me trouvant des dispositions, et voulant accélérer mes progrès, me mirent entre les mains de cet artiste, élevé à l’école des grands maîtres, et qui s’était déjà distingué comme premier danseur.<text:s/><text:span text:style-name="T1770">À</text:span><text:s/>peine commencé-je à étudier sous sa direction, que je fus obligé de tout apprendre de nouveau, et d’oublier le peu que je savais. Je trouvai en lui une autre manière de démontrer dans ses leçons, et l’art de la danse me parut changé. J’y découvris un charme séduisant, mais avec de nouvelles difficultés, et la manière de les surmonter m’encouragea dans le travail, en me faisant espérer que mes efforts ne seraient pas inutiles. Des voyages dans les principales villes, de<text:s/><text:span text:style-name="T1771">Bordeaux</text:span><text:s/>(<text:span text:style-name="T1772">a</text:span>), de<text:s/><text:span text:style-name="T1773">Marseille</text:span>, etc., me firent acquérir de nouvelles connaissances dans mon art (le danseur doit beaucoup voir et bien examiner), et ce fut à l’<text:span text:style-name="T1774">Opéra de Paris</text:span>, le plus beau temple qu’on ait élevé à Terpsicore, que je vis jusqu’à quel haut degré était porté l’art de la danse (<text:span text:style-name="T1775">b</text:span>). M.<text:s/><text:span text:style-name="T1776">Gardel</text:span>, le premier des choréographes modernes, me montra par ses productions toutes les richesses de ce beau talent, et ce fut encouragé et aidé par ses conseils, que j’ai dansé à l’<text:span text:style-name="T1777">Académie Royale de Musique</text:span>.</text:p><text:p text:style-name="Notedebasdepage">(<text:span text:style-name="T1778">a</text:span>)<text:s/><text:span text:style-name="T1779">Bordeaux</text:span><text:s/>est, après<text:s/><text:span text:style-name="T1780">Paris</text:span>, la première ville de France ou s’exécutent de grands ballets. Son superbe théâtre a presque toujours possédé de bons compositeurs et a fourni d’excellents danseurs même à l’<text:span text:style-name="T1781">Opéra de Paris</text:span>. Depuis quelques années cette ville a donné trois ou quatre danseurs, qui ont tenu ou qui tiennent encore les premières places à<text:s/><text:span text:style-name="T1782">l’</text:span><text:span text:style-name="T1783">Académie Royale de Musique</text:span>.</text:p><text:p text:style-name="Notedebasdepage">Un journaliste disait, au sujet de mes débuts à l’opéra :<text:s/><text:span text:style-name="T1784">Le<text:s/></text:span><text:span text:style-name="T1785">théâtre de Bordeaux</text:span><text:span text:style-name="quote.c"><text:s/>est destiné à nous approvisionner de danseurs.</text:span></text:p><text:p text:style-name="Notedebasdepage">Un autre journaliste de la province écrivait :<text:s/><text:span text:style-name="T1786">Notre<text:s/></text:span><text:span text:style-name="T1787">grand théâtre de Bordeaux</text:span><text:span text:style-name="T1788"><text:s/>paraît être désormais le dernier échelon pour s’élever à cet Olympe</text:span><text:s/>(le<text:s/><text:span text:style-name="T1789">grand opéra</text:span>). Que ceci soit dit en faveur du<text:s/><text:span text:style-name="T1790">théâtre de Bordeaux</text:span>, qui présentement possède encore quelque bon sujet, dirigé par M. <text:span text:style-name="T1791">Blache</text:span>, l’un des meilleurs maîtres de ballet.</text:p><text:p text:style-name="Notedebasdepage">(<text:span text:style-name="T1792">b</text:span>) Il est essentiel pour un jeune danseur de passer quelque temps à l’<text:span text:style-name="T1793">école de Paris</text:span> ; c’est là qu’il se perfectionnera dans son art.</text:p></text:note-body></text:note></text:span><text:span text:style-name="T1794">. Il faut</text:span><text:span text:style-name="T1795"><text:s/></text:span><text:span text:style-name="T1796">avoir été premier danseur pour être un bon maître</text:span><text:span text:style-name="T1797"> ;</text:span><text:span text:style-name="T1798"><text:s/>tout autre sans cela<text:s/></text:span><text:soft-page-break/><text:span text:style-name="T1799">n</text:span><text:span text:style-name="T1800">’</text:span><text:span text:style-name="T1801">enseignera que par routine, machinalement, et n’aura jamais rien de certain dans ses leçons et dans la manière de les démontrer.</text:span><text:span text:style-name="T1802"><text:s/></text:span><text:span text:style-name="T1803">Il ne donnera point les vrais moyens d</text:span><text:span text:style-name="T1804">’</text:span><text:span text:style-name="T1805">exécuter, et par conséquent de réussir et</text:span><text:span text:style-name="T1806"><text:s/></text:span><text:span text:style-name="T1807">de se distinguer dans l’art qu’il enseigne. Un élève qui sortira des mains d’un tel maître, manquera d’abord de perfection, il ne<text:s/></text:span><text:span text:style-name="T1808">possé</text:span><text:span text:style-name="T1809">dera</text:span><text:span text:style-name="T1810"><text:s/>pas l’esprit de son art, sa danse sera froide, sans expression, sans<text:s/></text:span><text:span text:style-name="T1811">âme</text:span><text:span text:style-name="T1812"><text:s/>et sans grâce. Il n’offrira qu’un tableau manquant de correction dans le dessin, d</text:span><text:span text:style-name="T1813">’</text:span><text:span text:style-name="T1814">un<text:s/></text:span><text:span text:style-name="T1815">très<text:s/></text:span><text:span text:style-name="T1816">faible coloris, et qui n’aura ni dégradations ni clair-obscur. Si donc ces qualités essentielles à la<text:s/></text:span><text:span text:style-name="T1817">peinture,</text:span><text:span text:style-name="T1818"><text:s/>comme à la danse, n’existent pas, l’ouvrage ne pourra</text:span><text:span text:style-name="T1819"><text:s/>jamais intéresser ni plaire</text:span><text:span text:style-name="T1820"><text:note text:note-class="footnote" text:id="_ftn71"><text:note-citation>71</text:note-citation><text:note-body><text:p text:style-name="Notedebasdepage"><text:s/>[NdA]<text:s/>J’ai connu des artistes sortis d’une bonne école, et qui, par quelques circonstances, n’ayant pu parvenir au premier rang et occuper la place des premiers danseurs, se sont adonnés à la démonstration de leur art et ont fourni de très bons élèves. Mais de pareils maîtres sont en trop petit nombre, et la majeure partie est incapable, par les raisons que j’ai déjà alléguées, de créer un danseur<text:s/><text:span text:style-name="T1821">fini</text:span>.</text:p></text:note-body></text:note></text:span><text:span text:style-name="T1822">.</text:span></text:p>
      <text:p text:style-name="Corpsdetexte">[2]<text:s/><text:span text:style-name="T1823">Le maître qui a exercé son art, et à qui une longue expérience donne des moyens plus étendus, ayant à former un danseur, examinera premièrement si la construction physique du jeune élève est disposée</text:span><text:span text:style-name="T1824"><text:s/>pour l</text:span><text:span text:style-name="T1825">’</text:span><text:span text:style-name="T1826">exercice de la danse</text:span><text:span text:style-name="T1827"><text:note text:note-class="footnote" text:id="_ftn72"><text:note-citation>72</text:note-citation><text:note-body><text:p text:style-name="Notedebasdepage"><text:s/>[NdA]<text:s/>L’âge de huit ans est le plus propre aux premiers exercices du danseur ; le jeune élève comprendra facilement la démonstration ; et le maître pouvant juger de son physique, l’instruira avec plus de fruit.</text:p></text:note-body></text:note></text:span><text:span text:style-name="T1828">, et si en grandissant il pourra faire pompe d’une taille élégante, de formes bien faites et gracieuses</text:span><text:span text:style-name="T1829"> ;</text:span><text:span text:style-name="T1830"><text:s/>car sans ces dons naturels</text:span><text:span text:style-name="T1831"><text:s/>et sans des dispositions qui puissent p</text:span><text:span text:style-name="T1832">romettre de rapides progrès, l’</text:span><text:span text:style-name="T1833">écolier n’</text:span><text:span text:style-name="T1834">acquerra</text:span><text:span text:style-name="T1835"><text:s/>jamais ni un grand talent, ni une haute réputation.</text:span></text:p>
      <text:p text:style-name="quote.l">                « <text:span text:style-name="T1836">…</text:span><text:span text:style-name="T1837"><text:s/>se</text:span><text:span text:style-name="T1838"><text:s/></text:span><text:span text:style-name="T1839">adeguat</text:span><text:span text:style-name="T1840">a</text:span></text:p>
      <text:p text:style-name="P1841">Non avrà la figura,<text:s/>non imprenda</text:p>
      <text:p text:style-name="quote.l"><text:span text:style-name="T1842">Un</text:span><text:span text:style-name="T1843">’</text:span><text:span text:style-name="T1844"><text:s/></text:span><text:span text:style-name="T1845">arte sì gentile e delicata</text:span><text:span text:style-name="Appelnotedebasdep."><text:note text:note-class="footnote" text:id="_ftn73"><text:note-citation>73</text:note-citation><text:note-body><text:p text:style-name="Notedebasdepage"><text:s/>[NdA]<text:s/>Un grand acteur disait :<text:s/><text:span text:style-name="T1846">On ne peut se distinguer au théâtre que lorsqu’on est aidé par la nature.</text:span><text:s/>Ces mots dictés par l’expérience sont pleins de vérité.</text:p></text:note-body></text:note></text:span><text:span text:style-name="T1847">.</text:span> »</text:p>
      <text:p text:style-name="bibl"><text:span text:style-name="T1848">Riccob</text:span><text:span text:style-name="T1849">oni</text:span><text:span text:style-name="Appelnotedebasdep."><text:note text:note-class="footnote" text:id="_ftn74"><text:note-citation>74</text:note-citation><text:note-body><text:p text:style-name="Notedebasdepage"><text:s/>[NdE]<text:s/>Luigi<text:span text:style-name="T1850"><text:s/></text:span><text:span text:style-name="T1851">Riccoboni</text:span><text:span text:style-name="T1852">,<text:s/></text:span><text:span text:style-name="title">Dell’Arte rappresentativa</text:span>, éd. Valentina Gallo, IRPMF, 2006 (1<text:span text:style-name="T1853">re</text:span> éd. Londres, 1728), ch. II, v. 10-12.<text:s/></text:p></text:note-body></text:note></text:span>.</text:p>
      <text:p text:style-name="Corpsdetexte">[3]<text:bookmark-start text:name="bookmark101"/><text:bookmark-end text:name="bookmark101"/><text:s/><text:span text:style-name="T1854">À</text:span><text:span text:style-name="T1855"><text:s/>peine le maître aura-t-il dégrossi l</text:span><text:span text:style-name="T1856">’</text:span><text:span text:style-name="T1857">élève par les premiers exercices, qu</text:span><text:span text:style-name="T1858">’il devra lui<text:s/></text:span><text:span text:style-name="T1859">apprendre la<text:s/></text:span><text:span text:style-name="T1860">leçon</text:span><text:span text:style-name="Appelnotedebasdep."><text:note text:note-class="footnote" text:id="_ftn75"><text:note-citation>75</text:note-citation><text:note-body><text:p text:style-name="Notedebasdepage"><text:s/>[NdA]<text:s/>L’enchaînement des exercices élémentaires, et des principaux pas de la danse, s’appelle la<text:s/><text:span text:style-name="T1861">leçon</text:span>.</text:p><text:p text:style-name="Notedebasdepage">Les ployés dans toutes les positions, les grands et les petits battements, les<text:s/><text:span text:style-name="T1862">ronds de jambe</text:span><text:s/>à terre et en l’air et les petits battements sur le cou-de-pied sont les exercices du danseur. Ce travail, qui se fait d’abord en se tenant, se répète ensuite sans aucun soutien. Il faut que l’élève parvienne par ce moyen à acquérir de l’aplomb. Les temps de courante simples et composés ; les coupés à la première, à la seconde, et composés ; les attitudes, les grands ronds de jambe, les temps de<text:s/><text:span text:style-name="T1863">chaconne</text:span>, les grands fouettés en face et en tournant, les quart de tour, les pas de bourrée, et les temps des diverses pirouettes, suivent les premiers exercices. Ces temps de la belle danse formeront le danseur, et le feront parvenir. La leçon se ferme par tourner les pirouettes, par des temps terre à terre, et par des temps de vigueur.</text:p><text:p text:style-name="Notedebasdepage">Cependant après que l’élève sera parvenu à bien danser la<text:s/><text:span text:style-name="T1864">leçon</text:span>, il n’a pas encore atteint le but qu’il doit s’être proposé ; il faut, pour qu’il soit un danseur<text:s/><text:span text:style-name="T1865">fini</text:span>, qu’il cherche à perdre cet air d’écolier, qu’il aura nécessairement, en se livrant avec sûreté dans son exécution, et qu’il montre qu’il est passé maître ; il faut aussi qu’il cherche à plaire le plus qu’il pourra ; qu’il charme par la grâce, par un aimable abandon, par une danse toujours animée, expressive, qui entraîne le spectateur, et le ravisse délicieusement. Voilà l’artiste achevé.</text:p></text:note-body></text:note></text:span><text:span text:style-name="T1866"><text:s/>et le perfectionner</text:span><text:span text:style-name="T1867"><text:s/></text:span><text:bookmark-start text:name="bookmark102"/><text:bookmark-end text:name="bookmark102"/><text:span text:style-name="T1868">par les temps<text:s/></text:span><text:span text:style-name="T1869">d’école,</text:span><text:span text:style-name="T1870"><text:s/>par les principaux pas de la<text:s/></text:span><text:soft-page-break/><text:span text:style-name="T1871">danse, et alors lui indiquer et lui faire adopter le genre de danse qui est convenable à ses<text:s/></text:span><text:span text:style-name="T1872">dispositions,</text:span><text:span text:style-name="T1873"><text:s/>à sa construction physique et à son sexe.</text:span></text:p>
      <text:p text:style-name="Corpsdetexte">[4]<text:s/><text:span text:style-name="T1874">L’homme doit avoir une manière de danser qui diffère de celle de la femme</text:span><text:span text:style-name="T1875"> ;</text:span><text:span text:style-name="T1876"><text:s/>les temps de vigueur, de force</text:span><text:span text:style-name="T1877"><text:s/>et l’exécution hardie, majestueuse du premier, ne<text:s/></text:span><text:span text:style-name="T1878">siéraient</text:span><text:span text:style-name="T1879"><text:s/>point à la seconde, qui ne doit plaire et briller, que par des mou</text:span><text:span text:style-name="T1880">vements</text:span><text:span text:style-name="T1881"><text:s/>gracieux et souples, par de jolis pas terre-à-terre, et par une décente volupté dans<text:s/></text:span><text:span text:style-name="T1882">ses attitudes</text:span><text:span text:style-name="T1883"><text:note text:note-class="footnote" text:id="_ftn76"><text:note-citation>76</text:note-citation><text:note-body><text:p text:style-name="Notedebasdepage"><text:s/>[NdA]<text:s/>Je connais un maître qui jouit à<text:s/><text:span text:style-name="T1884">Paris</text:span><text:s/>d’une grande réputation, et qui a le défaut de faire danser les hommes de la même manière que dansent les femmes, de sorte que tous ses élèves sont maniérés et affectent une sorte de grâce qui a quelque chose de répugnant.</text:p></text:note-body></text:note></text:span><text:span text:style-name="T1885">.</text:span></text:p>
      <text:p text:style-name="Corpsdetexte">[5]<text:bookmark-start text:name="bookmark103"/><text:bookmark-end text:name="bookmark103"/><text:s/><text:span text:style-name="T1886">Ceux qui possèdent une belle taille seront destinés, par le maître, au genre sérieux, à la danse noble. Celui ou celle qui n</text:span><text:span text:style-name="T1887">’</text:span><text:span text:style-name="T1888">offrira qu’une stature moyenne avec des formes élancées et<text:s/></text:span><text:span text:style-name="T1889">délicates,</text:span><text:span text:style-name="T1890"><text:s/>sera livré au genre demi-caractère ou mixte. Tous ceux d</text:span><text:span text:style-name="T1891">’</text:span><text:span text:style-name="T1892">une taille plus que médiocre</text:span><text:span text:style-name="T1893"><text:s/>et d</text:span><text:span text:style-name="T1894">’</text:span><text:span text:style-name="T1895">une construction forte et ramassée, s’adonneront au genre comique et aux pas caractéristiques. Le maître doit terminer ses instructions et ses leçons, en donnant à l</text:span><text:span text:style-name="T1896">’</text:span><text:span text:style-name="T1897">élève l’esprit, le sentiment, le charme de son art, pour<text:s/></text:span><text:span text:style-name="T1898">en faire un artiste accompli</text:span><text:span text:style-name="T1899"><text:note text:note-class="footnote" text:id="_ftn77"><text:note-citation>77</text:note-citation><text:note-body><text:p text:style-name="Notedebasdepage"><text:s/>[NdA]<text:s/>À l’âge où je suis, c’est-à-dire de vingt-trois à vingt-quatre ans, le danseur doit avoir acquis tout le mécanisme de son art, et il doit posséder l’exécution la plus brillante dont ses moyens seront susceptibles. Ce n’est pas dans l’art de la danse, que la valeur doit attendre<text:s/><text:span text:style-name="T1900">le nombre des années</text:span>. Le danseur arrivé à trente-six ans, et même à quarante, s’il s’est bien conservé, et s’il a eu une bonne école, peut encore briller au premier rang. Nous en avons eu des exemples.</text:p></text:note-body></text:note></text:span><text:span text:style-name="T1901">. Il faut qu’il lui démontre bien sa différence qu’il y a d’un genre de danse à</text:span><text:span text:style-name="T1902"><text:s/></text:span><text:bookmark-start text:name="bookmark104"/><text:bookmark-end text:name="bookmark104"/><text:span text:style-name="T1903">l’autre, qu’il en fixe bien précisément l</text:span><text:span text:style-name="T1904">’</text:span><text:span text:style-name="T1905">exécution</text:span><text:span text:style-name="T1906"><text:s/>et qu’enfin il apprenne à<text:s/></text:span><text:span text:style-name="T1907">l’écolier</text:span><text:span text:style-name="T1908"><text:s/>quelles sont les diverses manières de danser qu’exigeront l</text:span><text:span text:style-name="T1909">’</text:span><text:span text:style-name="T1910">habit et les costumes dont il devra s</text:span><text:span text:style-name="T1911">e revêtir selon l</text:span><text:span text:style-name="T1912">’</text:span><text:span text:style-name="T1913">occurrence</text:span><text:span text:style-name="T1914"><text:note text:note-class="footnote" text:id="_ftn78"><text:note-citation>78</text:note-citation><text:note-body><text:p text:style-name="Notedebasdepage"><text:s/>[NdA]<text:s/>Si l’élève se sent enclin à la composition, et qu’il paraisse montrer des dispositions pour imaginer, le maître savant dans son art doit le faire exercer dans la composition des pas et l’instruire dans le dessin et dans le beau de la choréographie.</text:p></text:note-body></text:note></text:span><text:span text:style-name="T1915">.</text:span></text:p>
      <text:h text:style-name="Titre1" text:outline-level="1"><text:bookmark-start text:name="bookmark105"/><text:bookmark-start text:name="bookmark106"/><text:bookmark-end text:name="bookmark105"/><text:bookmark-end text:name="bookmark106"/>Explication des planches</text:h>
      <text:h text:style-name="Titre2" text:outline-level="2">Planche<text:s/>I</text:h>
      <text:p text:style-name="Corpsdetexte">graphic_blasis_traite-elementaire_img03</text:p>
      <text:p text:style-name="Liste">Fig. <text:span text:style-name="T1916">i</text:span>. Première<text:s/>position,<text:s/>bras à la seconde.</text:p>
      <text:p text:style-name="Liste">Fig. 2. Position du poignet et des doigts.</text:p>
      <text:p text:style-name="Liste">Fig. 3. Opposition, épaulement du corps ;<text:s/>demi-bras en<text:s/>opposition,<text:s/>et jambes à la troisième position.</text:p>
      <text:p text:style-name="Liste">Fig. 4. Bras haut en opposition <text:span text:style-name="T1917">;</text:span><text:s/>jambes à la cinquième position.</text:p>
      <text:p text:style-name="Liste">Fig. 5. Bras arrondis<text:s/>au-dessus<text:s/>de la tête, et jambes à la cinquième position sur les pointes.</text:p>
      <text:h text:style-name="Titre2" text:outline-level="2">Planche<text:s/>II</text:h>
      <text:p text:style-name="Corpsdetexte">graphic_blasis_traite-elementaire_img04</text:p>
      <text:soft-page-break/>
      <text:p text:style-name="Liste">Fig. <text:span text:style-name="T1918">i</text:span>. Position du corps, des demi-bras et<text:s/>jambes à la quatrième position<text:s/>(vue<text:s/>de profil).</text:p>
      <text:p text:style-name="Liste">Fig. 2. Danseur à la seconde à<text:s/>terre,<text:s/>et position des demi-bras.</text:p>
      <text:p text:style-name="Liste">Fig. 3. Seconde position, sur les pointes.</text:p>
      <text:p text:style-name="Liste">Fig. 4. Ployé à la première position.</text:p>
      <text:p text:style-name="Liste">Fig. 5. Manière de se tenir du danseur<text:s/>en s’exerçant ;<text:s/>jambe placée à la seconde.</text:p>
      <text:p text:style-name="Corpsdetexte"><text:span text:style-name="T1919">N.-B.</text:span><text:span text:style-name="T1920"><text:s/></text:span><text:span text:style-name="T1921">On a omis</text:span><text:span text:style-name="T1922">,<text:s/></text:span><text:span text:style-name="T1923">pour ne pas multiplier les planches</text:span><text:span text:style-name="T1924">,<text:s/></text:span><text:span text:style-name="T1925">les positions sur les pointes de la première</text:span><text:span text:style-name="T1926">,<text:s/></text:span><text:span text:style-name="T1927">de la troisième et de la quatrième</text:span><text:span text:style-name="T1928">,<text:s/></text:span><text:span text:style-name="T1929">ainsi que les ployés des autres quatre premières positions de la danse</text:span><text:span text:style-name="T1930"> :</text:span><text:span text:style-name="T1931"><text:s/></text:span><text:span text:style-name="T1932">elles sont<text:s/></text:span><text:span text:style-name="T1933">très<text:s/></text:span><text:span text:style-name="T1934">faciles</text:span><text:span text:style-name="T1935">,</text:span><text:span text:style-name="T1936"><text:s/></text:span><text:span text:style-name="T1937">et l</text:span><text:span text:style-name="T1938">’</text:span><text:span text:style-name="T1939">on peut</text:span><text:span text:style-name="T1940"><text:s/></text:span><text:span text:style-name="T1941">sans les figures</text:span><text:span text:style-name="T1942">,<text:s/></text:span><text:span text:style-name="T1943">en concevoir et en produire l</text:span><text:span text:style-name="T1944">’</text:span><text:span text:style-name="T1945">effet</text:span><text:span text:style-name="T1946">.</text:span></text:p>
      <text:h text:style-name="Titre2" text:outline-level="2">Planche<text:s/>III</text:h>
      <text:p text:style-name="Corpsdetexte">graphic_blasis_traite-elementaire_img05</text:p>
      <text:p text:style-name="Liste">Fig. <text:span text:style-name="T1947">i</text:span>, 2 et 3. Positions défectueuses des bras.</text:p>
      <text:p text:style-name="Liste">Fig. 4 Défauts de la construction physique de l’<text:span text:style-name="T1948">arqué</text:span>.</text:p>
      <text:p text:style-name="Liste">Fig. 5. Défauts de la construction physique du<text:s/><text:span text:style-name="T1949">jarreté</text:span>.</text:p>
      <text:h text:style-name="Titre2" text:outline-level="2">Planche<text:s/>IV</text:h>
      <text:p text:style-name="Corpsdetexte">graphic_blasis_traite-elementaire_img06</text:p>
      <text:p text:style-name="Liste">Fig. <text:span text:style-name="T1950">i</text:span>. Position du danseur à la quatrième en<text:s/>avant-en l’air. Bras à la seconde (vue de<text:s/>profil).</text:p>
      <text:p text:style-name="Liste">Fig. 2.<text:s/>Même position, et sur la pointe. Bras en opposition<text:s/>(vue<text:s/>de<text:s/>face).</text:p>
      <text:p text:style-name="Liste">Fig. 3. Position à la quatrième derrière en l’air<text:s/>(vue<text:s/>du<text:s/>profil).</text:p>
      <text:p text:style-name="Liste">Fig. 4.<text:s/>Pose,<text:s/>préparation,<text:s/>terminaison des temps et des pas.</text:p>
      <text:h text:style-name="Titre2" text:outline-level="2">Planche<text:s/>V</text:h>
      <text:p text:style-name="Corpsdetexte">graphic_blasis_traite-elementaire_img07</text:p>
      <text:p text:style-name="Liste">Fig. <text:span text:style-name="T1951">i</text:span>,<text:s/>2,<text:s/>3 et 4. Poses,<text:s/>préparations,<text:s/>terminaisons des temps et des pas.</text:p>
      <text:p text:style-name="Liste">Fig. 5. Position différente de la main et du<text:s/>bras,<text:s/>dans certaines positions du danseur.</text:p>
      <text:h text:style-name="Titre2" text:outline-level="2">Planche<text:s/>VI</text:h>
      <text:p text:style-name="Corpsdetexte">graphic_blasis_traite-elementaire_img08</text:p>
      <text:p text:style-name="Liste">Fig. <text:span text:style-name="T1952">i</text:span>. Danseur à la seconde en l’air et sur la<text:s/>pointe.</text:p>
      <text:p text:style-name="Liste"><text:s/>Fig. 2, 3 et 4. Attitudes diverses, dérivés de la quatrième et de la seconde position.</text:p>
      <text:h text:style-name="Titre2" text:outline-level="2"><text:bookmark-start text:name="bookmark107"/><text:bookmark-end text:name="bookmark107"/>Planche<text:s/>VII</text:h>
      <text:p text:style-name="Corpsdetexte">graphic_blasis_traite-elementaire_img09</text:p>
      <text:p text:style-name="Liste">Fig. <text:span text:style-name="T1953">i</text:span><text:span text:style-name="T1954"><text:s/></text:span>et 2. Attitudes diverses ;<text:s/>dérivés de la<text:s/>quatrième position.</text:p>
      <text:p text:style-name="Liste">Fig. 3.<text:s/>Position du danseur en prenant les pirouettes en dehors.</text:p>
      <text:p text:style-name="Liste">Fig. 4.<text:s/>Position ou attitude du danseur en prenant les pirouettes en dedans. Arabesques sur les deux pieds.</text:p>
      <text:soft-page-break/>
      <text:h text:style-name="Titre2" text:outline-level="2">Planche<text:s/>VIII</text:h>
      <text:p text:style-name="Corpsdetexte">graphic_blasis_traite-elementaire_img10</text:p>
      <text:p text:style-name="Liste">Fig. <text:span text:style-name="T1955">i</text:span>. L’attitude.</text:p>
      <text:p text:style-name="Liste">Fig. 2.<text:s/>L’attitude<text:s/>(vue<text:s/>de<text:s/>profil).</text:p>
      <text:p text:style-name="Liste">Fig. 3 et 4. Manières différentes de se poser en attitude.</text:p>
      <text:h text:style-name="Titre2" text:outline-level="2">Planche<text:s/>IX</text:h>
      <text:p text:style-name="Corpsdetexte">graphic_blasis_traite-elementaire_img11</text:p>
      <text:p text:style-name="Liste">Fig. <text:span text:style-name="T1956">i</text:span>. Le<text:s/>ITA<text:span text:style-name="title">Mercure</text:span><text:s/>de<text:s/><text:span text:style-name="T1957">J. Bologn</text:span><text:span text:style-name="T1958">e</text:span>.</text:p>
      <text:p text:style-name="Liste">Fig. 2<text:s/>et 3. Dérivés de l’attitude.</text:p>
      <text:p text:style-name="Liste">Fig. 4.<text:s/>Position de<text:s/>la pirouette sur le cou-de-pied.</text:p>
      <text:h text:style-name="Titre2" text:outline-level="2">Planche<text:s/>X</text:h>
      <text:p text:style-name="Corpsdetexte">graphic_blasis_traite-elementaire_img12</text:p>
      <text:p text:style-name="Liste">Fig. <text:span text:style-name="T1959">i</text:span>,<text:s/>2,<text:s/>3 et 4. Arabesques.</text:p>
      <text:h text:style-name="Titre2" text:outline-level="2">Planche<text:s/>XI</text:h>
      <text:p text:style-name="Corpsdetexte">graphic_blasis_traite-elementaire_img13</text:p>
      <text:p text:style-name="Liste">Fig. <text:span text:style-name="T1960">i</text:span><text:s/>et 2. Arabesques.</text:p>
      <text:p text:style-name="Liste">Fig. 3 et 4. Arabesques à dos tourné.</text:p>
      <text:h text:style-name="Titre2" text:outline-level="2">Planche<text:s/>XII</text:h>
      <text:p text:style-name="Corpsdetexte">graphic_blasis_traite-elementaire_img14</text:p>
      <text:p text:style-name="Liste">Fig. <text:span text:style-name="T1961">i</text:span>, 2 et 3. Arabesques.</text:p>
      <text:p text:style-name="Liste">Fig. <text:span text:style-name="T1962">4. Position du<text:s/></text:span><text:span text:style-name="T1963">danseur dans les temps</text:span><text:span text:style-name="T1964"><text:s/>d’élévation</text:span><text:span text:style-name="T1965"><text:s/></text:span><text:span text:style-name="T1966">et dans les<text:s/></text:span><text:span text:style-name="T1967">entrechats.</text:span></text:p>
      <text:p text:style-name="Liste">Fig. <text:span text:style-name="T1968">5.<text:s/></text:span><text:span text:style-name="T1969">Élévation de</text:span><text:span text:style-name="T1970"><text:s/>deux pieds de<text:s/></text:span><text:span text:style-name="T1971">hauteur.</text:span></text:p>
      <text:h text:style-name="Titre2" text:outline-level="2">Planche<text:s/>XIII</text:h>
      <text:p text:style-name="Corpsdetexte">graphic_blasis_traite-elementaire_img15</text:p>
      <text:p text:style-name="Liste">Fig. <text:span text:style-name="T1972">i</text:span>, 2, 3 et 4. Attitudes du danseur dans les temps d’élévation et dans les entrechats.</text:p>
      <text:h text:style-name="Titre2" text:outline-level="2">Planche<text:s/>XIV</text:h>
      <text:p text:style-name="Corpsdetexte">graphic_blasis_traite-elementaire_img16</text:p>
      <text:p text:style-name="Liste">Fig. <text:span text:style-name="T1973">i</text:span>,<text:s/>2 et 3. Tailles d’homme et de femme<text:s/>pour les trois genres de danse.</text:p>
      <text:p text:style-name="Liste">Fig. <text:span text:style-name="T1974">i</text:span><text:span text:style-name="T1975">.<text:s/></text:span><text:span text:style-name="T1976">Danseur</text:span><text:span text:style-name="T1977"><text:s/></text:span><text:span text:style-name="T1978">sérieux.</text:span></text:p>
      <text:p text:style-name="Liste">Fig. <text:span text:style-name="T1979">2.<text:s/></text:span><text:span text:style-name="T1980">Danseur</text:span><text:span text:style-name="T1981"><text:s/></text:span><text:span text:style-name="T1982">demi-caractère.</text:span></text:p>
      <text:p text:style-name="Liste">Fig. <text:span text:style-name="T1983">3.<text:s/></text:span><text:span text:style-name="T1984">Danseur</text:span><text:span text:style-name="T1985"><text:s/></text:span><text:span text:style-name="T1986">comique.</text:span></text:p>
      <text:p text:style-name="Corpsdetexte">graphic_blasis_traite-elementaire_img17</text:p>
      <text:p text:style-name="Liste">Fig. <text:span text:style-name="T1987">i</text:span>, 2, 3 et 4. Attitudes de<text:s/>genre ;<text:s/>groupes,<text:s/>modifications, épaulements des attitudes dans les groupes ;<text:s/>costumes les mieux adaptés au danseur.</text:p>
      <text:p text:style-name="Liste">Fig. 1. Tunique grecque.</text:p>
      <text:soft-page-break/>
      <text:p text:style-name="Liste">Fig. 2. Troubadour espagnol.</text:p>
      <text:p text:style-name="Liste">Fig. 3. Villageois.</text:p>
      <text:p text:style-name="Liste">Fig. 4. Groupe principal d’une<text:s/>ITA<text:span text:style-name="title">Bacchanale</text:span><text:s/>de l’auteur.</text:p>
      <text:p text:style-name="Corpsdetexte"><text:span text:style-name="T1988">NB.<text:s/></text:span><text:span text:style-name="T1989">Nous croyons utile de rappeler ici à nos lecteurs</text:span><text:span text:style-name="T1990">, ce<text:s/></text:span><text:span text:style-name="T1991">que nous avons dit dans<text:s/></text:span><text:a xlink:href="file:///D:/github/danse/src/renvoi_5-nfin" office:target-frame-name="_top" xlink:show="replace"><text:span text:style-name="T1992">les deux dernières notes qui sont attachées au chap</text:span><text:span text:style-name="T1993">. </text:span><text:span text:style-name="T1994">V</text:span></text:a><text:span text:style-name="T1995">,<text:s/></text:span><text:span text:style-name="T1996">et nous les engageons<text:s/></text:span><text:span text:style-name="T1997">à</text:span><text:span text:style-name="T1998"><text:s/>s’y reporter</text:span><text:span text:style-name="T1999">.</text:span></text:p>
      <text:h text:style-name="Titre1" text:outline-level="1"><text:bookmark-start text:name="bookmark108"/><text:bookmark-start text:name="bookmark109"/><text:bookmark-end text:name="bookmark108"/><text:bookmark-end text:name="bookmark109"/>Appendice à<text:s/>l’ouvrage</text:h>
      <text:p text:style-name="Corpsdetexte">[1]<text:s/><text:span text:style-name="T2000">Quoique mon intention n’ait pas été de donner des leçons de danse comme à l</text:span><text:span text:style-name="T2001">’</text:span><text:span text:style-name="T2002">école, quoique les élèves pour lesquels j’ai écrit</text:span><text:span text:style-name="T2003"><text:s/>sachent<text:s/></text:span><text:span text:style-name="T2004">très<text:s/></text:span><text:span text:style-name="T2005">bien de quoi se composent les<text:s/></text:span><text:span text:style-name="T2006">éléments</text:span><text:span text:style-name="T2007"><text:s/>pratiques de cet art, j’ai pensé que cet appendice pourrait cependant être utile pour l’intelligence d’une grande partie des lecteurs qui le<text:s/></text:span><text:span text:style-name="T2008">parcourront</text:span><text:span text:style-name="T2009"><text:s/>comme amateurs. Il en est beaucoup, qui pleins de goût, qui doués de connaissances justes sur les beaux-arts, doivent cependant ignorer une quantité de détails dont l</text:span><text:span text:style-name="T2010">’</text:span><text:span text:style-name="T2011">artiste, dont le professeur doivent s</text:span><text:span text:style-name="T2012">’</text:span><text:span text:style-name="T2013">occuper sans cesse</text:span><text:span text:style-name="T2014"> ;</text:span><text:span text:style-name="T2015"><text:s/>or pour me rendre intelligible à tous, j’ai<text:s/></text:span><text:span text:style-name="T2016">dû</text:span><text:span text:style-name="T2017"><text:s/>ajouter ici u</text:span><text:span text:style-name="T2018">ne définition des principes méc</text:span><text:span text:style-name="T2019">aniques de la dans</text:span><text:span text:style-name="T2020">e :</text:span><text:span text:style-name="T2021"><text:s/>c’est-à-dire, je suppose que je parle à un<text:s/></text:span><text:span text:style-name="T2022">écolier</text:span><text:span text:style-name="T2023"><text:s/>qui ne sait encore comment il doit poser ses pieds, et je le mène rapidement, d’exercice en exercice, comme le géomètre d’axiome en axiome, à</text:span><text:span text:style-name="T2024"><text:s/>la connaissance exacte de tout</text:span><text:span text:style-name="T2025"><text:s/>ce qui constitue le mécanisme de la danse. Cet appendice apprendra aux gens du monde notre<text:s/></text:span><text:span text:style-name="T2026">vocabulaire,</text:span><text:span text:style-name="T2027"><text:s/>les définitions de chaque terme, et ne contribuera pas peu à éclairer leurs<text:s/></text:span><text:span text:style-name="T2028">jugements</text:span><text:span text:style-name="T2029"><text:s/>sur les danseurs qu</text:span><text:span text:style-name="T2030">’</text:span><text:span text:style-name="T2031">ils verront en scène.</text:span></text:p>
      <text:h text:style-name="Titre2" text:outline-level="2">Premiers exercices</text:h>
      <text:h text:style-name="Titre3" text:outline-level="3">Premières Positions</text:h>
      <text:p text:style-name="Corpsdetexte">[1]<text:s/>Dans la première on doit avoir les jambes fort étendues, les deux talons l’un près de l’autre, et les pieds<text:s/><text:span text:style-name="T2032">en<text:s/></text:span><text:span text:style-name="T2033">dehors</text:span><text:s/>également.<text:s/>Voyez la<text:s/><text:a xlink:href="file:///D:/github/danse/src/renvoi_pl1" office:target-frame-name="_top" xlink:show="replace"><text:span text:style-name="Lienhypertexte">fig. </text:span><text:span text:style-name="Lienhypertexte">1</text:span><text:span text:style-name="Lienhypertexte">,</text:span><text:span text:style-name="Lienhypertexte"><text:s/>planc. </text:span><text:span text:style-name="Lienhypertexte">I</text:span></text:a>. Dans la seconde<text:s/><text:span text:style-name="T2034">position</text:span><text:s/>les deux jambes sont écartées, mais seulement de la longueur du pied.<text:s/>Voyez<text:s/>la<text:s/><text:a xlink:href="file:///D:/github/danse/src/renvoi_pl1" office:target-frame-name="_top" xlink:show="replace"><text:span text:style-name="Lienhypertexte">fig. </text:span><text:span text:style-name="Lienhypertexte">2, planc. I</text:span></text:a>.<text:s/><text:span text:style-name="T2035">À</text:span><text:s/>la troisième les pieds sont croisés à moitié et se touchent. Voyez<text:s/>la<text:s/><text:a xlink:href="file:///D:/github/danse/src/renvoi_pl1" office:target-frame-name="_top" xlink:show="replace"><text:span text:style-name="Lienhypertexte">fig. </text:span><text:span text:style-name="Lienhypertexte">3,</text:span><text:span text:style-name="Lienhypertexte"><text:s/>planc. </text:span><text:span text:style-name="Lienhypertexte">I</text:span></text:a>. La quatrième<text:s/><text:span text:style-name="T2036">position</text:span><text:s/>est<text:s/>à peu près<text:s/>la même que les précédentes, excepté que les pieds<text:s/>se croisent sans se toucher. Voyez<text:s/>la<text:s/><text:a xlink:href="file:///D:/github/danse/src/renvoi_pl2" office:target-frame-name="_top" xlink:show="replace"><text:span text:style-name="T2037">fig. </text:span><text:span text:style-name="T2038">i</text:span><text:span text:style-name="Lienhypertexte">,</text:span><text:span text:style-name="Lienhypertexte"><text:s/>planc. </text:span><text:span text:style-name="Lienhypertexte">II</text:span></text:a>.<text:s/><text:span text:style-name="T2039">À</text:span><text:s/>la cinquième les<text:s/>pieds sont croisés en entier. Voyez<text:s/>la<text:s/><text:a xlink:href="file:///D:/github/danse/src/renvoi_pl1" office:target-frame-name="_top" xlink:show="replace"><text:span text:style-name="Lienhypertexte">fig. </text:span><text:span text:style-name="Lienhypertexte">4,</text:span><text:span text:style-name="Lienhypertexte"><text:s/>planc. </text:span><text:span text:style-name="Lienhypertexte">I</text:span></text:a>.</text:p>
      <text:p text:style-name="Corpsdetexte">[2]<text:s/>On doit ployer les genoux dans toutes ces positions, sans jamais lever les talons de<text:s/>terre. Voyez<text:s/>la<text:s/><text:a xlink:href="file:///D:/github/danse/src/renvoi_pl2" office:target-frame-name="_top" xlink:show="replace"><text:span text:style-name="Lienhypertexte">fig. </text:span><text:span text:style-name="Lienhypertexte">4,</text:span><text:span text:style-name="Lienhypertexte"><text:s/>planc. </text:span><text:span text:style-name="Lienhypertexte">II</text:span></text:a>. Pour donner de la souplesse et de la force aux cous-de-pied, ou doit exécuter toutes ces positions sur les pointes. Voyez la<text:s/><text:a xlink:href="file:///D:/github/danse/src/renvoi_pl1" office:target-frame-name="_top" xlink:show="replace"><text:span text:style-name="Lienhypertexte">fig. </text:span><text:span text:style-name="Lienhypertexte">5,</text:span><text:span text:style-name="Lienhypertexte"><text:s/>planc. </text:span><text:span text:style-name="Lienhypertexte">I</text:span></text:a>, et la<text:s/><text:a xlink:href="file:///D:/github/danse/src/renvoi_pl2" office:target-frame-name="_top" xlink:show="replace"><text:span text:style-name="Lienhypertexte">fig. </text:span><text:span text:style-name="Lienhypertexte">3,</text:span><text:span text:style-name="Lienhypertexte"><text:s/>planc. </text:span><text:span text:style-name="Lienhypertexte">II</text:span></text:a>.</text:p>
      <text:h text:style-name="Titre3" text:outline-level="3">Battements</text:h>
      <text:p text:style-name="Corpsdetexte">[3]<text:s/><text:span text:style-name="T2040">Battements</text:span>.<text:s/>Mouvements<text:s/>en l’air que l’on fait d’une jambe, pendant que le corps est posé sur l’autre. Il y en a de trois sortes, qui sont :<text:s/>les<text:s/><text:span text:style-name="T2041">grands<text:s/></text:span><text:span text:style-name="T2042">battements</text:span>,<text:s/>les<text:s/><text:span text:style-name="T2043">petits ba</text:span><text:span text:style-name="T2044">ttements</text:span>, et les<text:s/><text:span text:style-name="T2045">petits ba</text:span><text:span text:style-name="T2046">ttements sur le cou</text:span><text:span text:style-name="T2047">-</text:span><text:span text:style-name="T2048">de-pied</text:span>.</text:p>
      <text:p text:style-name="Corpsdetexte">[4]<text:s/>Les<text:s/><text:span text:style-name="T2049">grands b</text:span><text:span text:style-name="T2050">attements</text:span><text:s/>se font en détachant et en portant la jambe tendue jusqu’à la hauteur de<text:s/>la hanche.<text:s/>Voyez<text:s/>la<text:s/><text:a xlink:href="file:///D:/github/danse/src/renvoi_pl2" office:target-frame-name="_top" xlink:show="replace"><text:span text:style-name="Lienhypertexte">fig. </text:span><text:span text:style-name="Lienhypertexte">5,</text:span><text:span text:style-name="Lienhypertexte"><text:s/>planc. </text:span><text:span text:style-name="Lienhypertexte">II</text:span></text:a>.<text:s/>Cette même figure vous démontre de quelle manière on doit s’exercer en se tenant. Après le mouvement du<text:s/><text:span text:style-name="T2051">battement</text:span>, la jambe retombe à la cinquième<text:s/><text:span text:style-name="T2052">position<text:s/></text:span>d’où elle est partie. On les croise devant et derrière. Les<text:s/><text:span text:style-name="T2053">grands b</text:span><text:span text:style-name="T2054">attements</text:span><text:s/>vous tourneront entièrement<text:s/>et donneront de la facilité aux mouvements des<text:s/><text:soft-page-break/>hanches pour les développements et pour<text:s/>l’exécution des grands<text:s/>temps<text:span text:style-name="T2055"><text:note text:note-class="footnote" text:id="_ftn79"><text:note-citation>79</text:note-citation><text:note-body><text:p text:style-name="Notedebasdepage"><text:s/>On fait aussi des<text:s/><text:span text:style-name="T2056">grands battements</text:span><text:s/>en avant et en arrière. En avant, la jambe doit arriver à la même position qu’offre la<text:s/><text:a xlink:href="file:///D:/github/danse/src/renvoi_pl4" office:target-frame-name="_top" xlink:show="replace"><text:span text:style-name="T2057">fig. </text:span><text:span text:style-name="T2058">1</text:span><text:span text:style-name="Lienhypertexte"><text:s/>et 2 de la planc. IV</text:span></text:a>. En arrière, la position est celle de la<text:s/><text:a xlink:href="file:///D:/github/danse/src/renvoi_pl4" office:target-frame-name="_top" xlink:show="replace"><text:span text:style-name="Lienhypertexte">fig. 3 de la même planche</text:span></text:a>.</text:p></text:note-body></text:note></text:span>.</text:p>
      <text:p text:style-name="Corpsdetexte">[5]<text:s/>Les<text:s/><text:span text:style-name="T2059">petits ba</text:span><text:span text:style-name="T2060">ttements</text:span><text:s/>se font de la même manière, excepté qu’au lieu de lever la jambe à la seconde en l’air, il faut que le dégagement soit petit<text:s/>et que la pointe ne quitte point terre. Ces<text:s/><text:span text:style-name="T2061">battements</text:span><text:s/>délieront les jambes, parce que l’élève sera obligé de doubler le temps et le mouvement.</text:p>
      <text:p text:style-name="Corpsdetexte">[6]<text:s/>Les<text:s/><text:span text:style-name="T2062">petits ba</text:span><text:span text:style-name="T2063">ttements sur le cou</text:span><text:span text:style-name="T2064">-</text:span><text:span text:style-name="T2065">de-pied</text:span>. La hanche et le genou forment et disposent ces mouvements ;<text:s/>la hanche conduit la cuisse pour s’écarter ou pour s’approcher ;<text:s/>et le genou par sa flexion forme le<text:s/><text:span text:style-name="T2066">battement</text:span><text:s/>en croisant le bas de la jambe soit devant, soit derrière l’autre jambe qui est<text:s/>posée à terre. Supposez donc que vous soyez sur le pied gauche, la jambe droite à la seconde et la pointe appuyée à terre, il faut la croiser devant la gauche, en pliant le genou, et l’étendre en l’ouvrant à côté ;<text:s/>plier du même<text:s/>temps le genou en croisant derrière, puis l’étendre à côté, et continuer à faire plusieurs de ces battements de suite. Doublez peu à<text:s/>peu le mouvement jusqu’à ce que vous soyez parvenu, avec le<text:s/>temps,<text:s/>à les faire aussi vite qu’on ne puisse les compter. Ces<text:s/><text:span text:style-name="T2067">battements</text:span><text:s/>sont d’un<text:s/>très<text:s/>joli effet, et ils donnent de la vivacité et du brillant aux jambes<text:span text:style-name="T2068"><text:note text:note-class="footnote" text:id="_ftn80"><text:note-citation>80</text:note-citation><text:note-body><text:p text:style-name="Notedebasdepage"><text:s/>Ces petits battements doivent aussi se faire en s’élevant sur la pointe.</text:p></text:note-body></text:note></text:span>.</text:p>
      <text:h text:style-name="Titre3" text:outline-level="3">Rond de jambe</text:h>
      <text:p text:style-name="Corpsdetexte">[7]<text:s/>Pour commencer à faire les<text:s/><text:span text:style-name="T2069">ronds de jambe</text:span><text:span text:style-name="T2070"><text:s/>en dehors</text:span>, placez-vous dans la même position que vous prenez en commençant les<text:s/><text:span text:style-name="T2071">petits ba</text:span><text:span text:style-name="T2072">ttements</text:span>.<text:s/>Supposons la jambe gauche à terre et la droite à la seconde ;<text:s/>faites décrire à celle-ci un demi-cercle en arrière, qui se termine à la première position ;<text:s/>il faut que de là il continue et achève le rond, en finissant à l’endroit d’où il est parti ;<text:s/>c’est ce que nous appelions<text:s/><text:span text:style-name="T2073">rond de<text:s/></text:span><text:span text:style-name="T2074">jambes</text:span>.</text:p>
      <text:p text:style-name="Corpsdetexte">[8]<text:s/>Les<text:s/><text:span text:style-name="T2075">ronds de jambe</text:span><text:span text:style-name="T2076"><text:s/>en dedans</text:span><text:s/>se commencent à la même position, et la jambe au lieu de décrire un cercle,<text:s/>en le commençant en arrière,<text:s/><text:bookmark-start text:name="bookmark110"/><text:bookmark-end text:name="bookmark110"/>doit le commencer en avant. Après cela on doit exécuter les<text:s/>ronds de jambe<text:s/>en l’air que l’on fait en étant placé sur la pointe du pied qui porte le corps<text:span text:style-name="T2077"><text:note text:note-class="footnote" text:id="_ftn81"><text:note-citation>81</text:note-citation><text:note-body><text:p text:style-name="Notedebasdepage"><text:s/>J’ajoute ici une remarque sur la manière de marcher ; chose très utile à un danseur, dont la plupart ignorent ou négligent les principes, tout en dansant, ou en se présentant au public. C’est un grand défaut au théâtre, et qui choque les spectateurs ; car il leur fait perdre la charmante illusion de la danse, par la manière désagréable dont on marche dans les moments de repos ou dans l’instant que l’on se présente au public, pour l’exécution du pas.</text:p><text:p text:style-name="Notedebasdepage">La manière de bien<text:s/><text:span text:style-name="T2078">marcher</text:span><text:s/>est très utile, parce que d’elle dépendent les premiers principes que la danse inspire, qui est le bon air. Les jambes doivent être fort étendues dans leur temps, les hanches fort tournées en dehors, parce que les autres parties inférieures se tournent d’elles-mêmes, ce qui est incontestable. Le pas ne doit avoir que la longueur du pied. Ne mettez point de roideur dans le mouvement des jambes, et ne les écartez pas. Il faut aussi donner à sa manière de<text:s/><text:span text:style-name="T2079">marcher</text:span><text:s/>un temps qui ne soit ni trop vite ni trop lent. Ces deux extrémités choqueraient. Ayez la tête droite et la ceinture ferme ; c’est par ce moyen que le corps se maintiendra dans une situation avantageuse, et ne dandinera point. Avancez la poitrine, et laissez tomber les bras naturelle-mente à côté du corps. Pour ce qui regarde la position naturelle des bras voyez le<text:s/><text:a xlink:href="file:///D:/github/danse/src/renvoi_4-p57-n1" office:target-frame-name="_top" xlink:show="replace"><text:span text:style-name="Lienhypertexte">ch. IV, n. (I), p 57</text:span></text:a>.</text:p></text:note-body></text:note></text:span>.</text:p>
      <text:p text:style-name="Corpsdetexte">[9]<text:s/>On doit s’exercer d’abord en se tenant, et faire tous les exercices dont j’ai parlé, aussi bien d’une jambe que de l’autre. Après<text:s/>ce travail on répète les mêmes<text:s/>temps sans se tenir, pour acquérir l’équilibre et l’aplomb, qualités essentielles à un bon<text:s/>danseur. Par cette manière de s’exercer on gagne de la force et les moyens de réussir dans l’exécution de tous les pas. Le<text:s/><text:soft-page-break/>danseur doit répéter tous les jours ces exercices et ne jamais les négliger, crainte d’affaiblir<text:s/>son exécution. Eussiez-vous le talent de<text:s/><text:span text:style-name="T2080">Gosselin</text:span><text:span text:style-name="T2081"><text:note text:note-class="footnote" text:id="_ftn82"><text:note-citation>82</text:note-citation><text:note-body><text:p text:style-name="Notedebasdepage"><text:s/>Aucun danseur ni danseuse n’a autant approché de la perfection de la danse, comme M<text:span text:style-name="T2082">lle</text:span> <text:span text:style-name="T2083">Gosselin</text:span>, aussi elle dansait comme un ange (<text:span text:style-name="T2084">a</text:span>). Il n’y a que trois ans que cette jeune artiste n’est plus.</text:p><text:p text:style-name="Notedebasdepage">(<text:span text:style-name="T2085">a</text:span>) Le<text:s/><text:span text:style-name="T2086">Josepin</text:span><text:s/>disait :<text:s/><text:span text:style-name="T2087">nous autres nous peignons comme des hommes ;<text:s/></text:span><text:span text:style-name="T2088">le Guide</text:span><text:span text:style-name="T2089"><text:s/>peint comme un Ange</text:span>.</text:p></text:note-body></text:note></text:span>, vous devez étudier sans cesse.</text:p>
      <text:p text:style-name="Corpsdetexte">[10]<text:s/>Je vais ajouter à la fin de ces exercices du danseur,<text:s/>une remarque et un conseil que je crois pouvoir être fort utiles aux jeunes élèves, qui ayant déjà mis en usage les principes de la danse, s’adonneront à la composition des pas.<text:s/></text:p>
      <text:p text:style-name="Corpsdetexte">[11]<text:s/>Pour s’exercer et pour hâter les progrès dans la composition de la danse, pourquoi nos jeunes élèves ne<text:s/>suivraient-ils pas l’exemple de<text:s/><text:span text:style-name="T2090">Dupré</text:span> ?<text:s/>Cet artiste, qui avait l’habitude de danser en improvisant sur des airs inconnus,<text:s/>pour former son imagination à innover des pas et des<text:s/>enchaînements<text:s/>et pour habituer son oreille<text:s/>à<text:s/>saisir promptement le mouvement et le rythme de la musique.</text:p>
      <text:p text:style-name="Corpsdetexte">[12]<text:s/>Ce travail serait infiniment utile et servirait à développer le génie du jeune danseur. Ses premières compositions manqueraient, sans doute, de correction<text:s/>et parfois de grâce, mais après avoir<text:s/>formé le canevas, pour ainsi dire, du pas, il pourrait ensuite le corriger<text:s/>et y faire tous les changements convenables. Je me suis souvent plu à improviser<text:s/>et j’ai été assez heureux quelquefois pour produire des choses passables ;<text:s/>j’obtins par cet exercice beaucoup plus de facilité pour composer des pas que je devais exécuter en public ;<text:s/>ayant surtout quelque peu de temps pour les mieux combiner en les perfectionnant.</text:p>
      <text:p text:style-name="Corpsdetexte">[13]<text:s/>M. <text:span text:style-name="T2091">Gardel</text:span>, en me parlant de nos anciens artistes, me vanta cette manière de danser de<text:s/><text:span text:style-name="T2092">Dupré</text:span>, qui tout en se formant un excellent danseur, donnait un plus grand essor à son génie :<text:s/>ce conseil me frappa, je m’y attachai, et j’en fis l’essai sous les yeux de mon père. Pendant qu’il improvisait sur le piano-forte,<text:s/>je tâchais de<text:s/>suivre ses intentions musicales<text:s/>et de former des pas sur ses notes. Après quelque temps employé à cet<text:s/>exercice,<text:s/>je me risquai<text:s/>à<text:s/>essayer des pas de deux, de trois,<text:s/>réglés<text:s/>de cette manière, sur les mêmes motifs, dans ses opéras d’<text:span text:style-name="title">Omphale</text:span>,<text:s/>d’<text:span text:style-name="title">Achille</text:span>,<text:s/>de<text:s/><text:span text:style-name="title">Dibutade</text:span>, etc. :<text:s/>ces essais eurent le bonheur de ne pas déplaire.</text:p>
      <text:h text:style-name="Titre2" text:outline-level="2"><text:bookmark-start text:name="bookmark111"/><text:bookmark-start text:name="bookmark112"/><text:bookmark-end text:name="bookmark111"/><text:bookmark-end text:name="bookmark112"/>Traduction des passages italiens<text:s/>parsemés dans cet ouvrage</text:h>
      <text:p text:style-name="Corpsdetexte">[1]<text:s/><text:span text:style-name="T2093">Note</text:span>.<text:s/>Nous croyons faire plaisir à nos<text:s/>lecteurs,<text:s/>et aux élèves, dont le plus grand nombre, sans doute, ne connaît pas la langue italienne de leur donner le sens, ou la traduction<text:s/>littérale des citations que nous<text:s/>avons faites de divers morceaux, extraits d’auteurs italiens ;<text:s/>mais pour ne pas<text:s/>embarrasser<text:s/>notre discours et nos notes nous avons trouvé plus convenable de reporter<text:s/>à la fin ces traductions, que les lecteurs consulteront à leur loisir.</text:p>
      <text:p text:style-name="Corpsdetexte">[2]<text:s/><text:a xlink:href="file:///D:/github/danse/src/renvoi-croise" office:target-frame-name="_top" xlink:show="replace"><text:span text:style-name="T2094">Avant-propos</text:span><text:span text:style-name="T2095">,</text:span><text:span text:style-name="T2096"><text:s/>pag. </text:span><text:span text:style-name="T2097">12</text:span></text:a><text:span text:style-name="T2098">.<text:s/></text:span><text:span text:style-name="T2099">Ingiusta lode</text:span><text:span text:style-name="T2100">,<text:s/></text:span><text:span text:style-name="T2101">ec</text:span><text:span text:style-name="T2102">.</text:span><text:span text:style-name="T2103"><text:s/></text:span><text:span text:style-name="T2104">— </text:span><text:span text:style-name="quote.c">On ne doit pas s</text:span><text:span text:style-name="quote.c">’</text:span><text:span text:style-name="quote.c">appuyer sur une louange non méritée</text:span><text:span text:style-name="quote.c"> ;</text:span><text:span text:style-name="quote.c"><text:s/>car il ne faut qu’un homme de bon sens, pour détromper cent personnes qu</text:span><text:span text:style-name="quote.c">’</text:span><text:span text:style-name="quote.c">elle a séduit.</text:span></text:p>
      <text:p text:style-name="Corpsdetexte">[3]<text:s/><text:a xlink:href="file:///D:/github/danse/src/renvoi-croise" office:target-frame-name="_top" xlink:show="replace"><text:span text:style-name="T2105">Avant-propos</text:span><text:span text:style-name="T2106">,</text:span><text:span text:style-name="T2107"><text:s/>pag. </text:span><text:span text:style-name="T2108">12,<text:s/></text:span><text:span text:style-name="T2109">note (</text:span><text:span text:style-name="T2110">I)</text:span></text:a><text:span text:style-name="T2111">.<text:s/></text:span><text:span text:style-name="T2112">Soffre</text:span><text:span text:style-name="T2113">,<text:s/></text:span><text:span text:style-name="T2114">è vero</text:span><text:span text:style-name="T2115">,<text:s/></text:span><text:span text:style-name="T2116">e</text:span><text:span text:style-name="T2117">c</text:span><text:span text:style-name="T2118">.</text:span><text:span text:style-name="T2119"><text:s/></text:span><text:span text:style-name="T2120">— </text:span><text:span text:style-name="quote.c">Le pauvre public éprouve aussi de temps en temps quelque épidémie,</text:span><text:span text:style-name="quote.c"><text:s/></text:span><text:span text:style-name="quote.c">mais ce n</text:span><text:span text:style-name="quote.c">’</text:span><text:span text:style-name="quote.c">est pas sa faute. Car les causes en étant<text:s/></text:span><text:span text:style-name="quote.c">accidentelles,</text:span><text:span text:style-name="quote.c"><text:s/></text:span><text:span text:style-name="quote.c">particulières, de</text:span><text:span text:style-name="quote.c"><text:s/>peu de durée, et lui étant étrangère</text:span><text:span text:style-name="quote.c">s ;</text:span><text:span text:style-name="quote.c"><text:s/>elles peuvent bien</text:span><text:span text:style-name="quote.c"><text:s/>pendant quelque temps</text:span><text:span text:style-name="quote.c"><text:s/>et dans certaines circonst</text:span><text:span text:style-name="quote.c">ances, altérer son jugement, mai</text:span><text:span text:style-name="quote.c">s elles ne peuvent jamais le faire changer absolument. II n’y a que trop de gens qui</text:span><text:span text:style-name="quote.c">,</text:span><text:span text:style-name="quote.c"><text:s/>abusant de<text:s/></text:span><text:span text:style-name="quote.c">l’</text:span><text:span text:style-name="quote.c">ingénuité du peuple, pour s</text:span><text:span text:style-name="quote.c">’</text:span><text:span text:style-name="quote.c">emparer de son vœu</text:span><text:span text:style-name="quote.c">,</text:span><text:span text:style-name="quote.c"><text:s/>foulant aux pieds la raison</text:span><text:span text:style-name="quote.c"><text:s/>et outrageant le mérite, savent adroitement se servir du penchant naturel qu’a l’homme d</text:span><text:span text:style-name="quote.c">’</text:span><text:span text:style-name="quote.c">être imitat</text:span><text:span text:style-name="quote.c">eur, de courir où il voit les au</text:span><text:span text:style-name="quote.c">tres se porter, de répéter ce qu</text:span><text:span text:style-name="quote.c">’</text:span><text:span text:style-name="quote.c">il entend dire, surtout de la bouche des<text:s/></text:span><text:span text:style-name="quote.c">savants</text:span><text:span text:style-name="quote.c"><text:s/>ou des grands</text:span><text:span text:style-name="quote.c"><text:s/>qu</text:span><text:span text:style-name="quote.c">’</text:span><text:span text:style-name="quote.c">il suppose plus sages que lui, et aux<text:s/></text:span><text:span text:style-name="quote.c">opinions desquels il s</text:span><text:span text:style-name="quote.c">’</text:span><text:span text:style-name="quote.c">asservit<text:s/></text:span><text:soft-page-break/><text:span text:style-name="quote.c">par</text:span><text:span text:style-name="quote.c"><text:s/>cette raison, religieusement</text:span><text:span text:style-name="quote.c"> ;</text:span><text:span text:style-name="quote.c"><text:s/>et comme les plaisirs qui s’offr</text:span><text:span text:style-name="quote.c">ent aux yeux sont plus faciles à</text:span><text:span text:style-name="quote.c"><text:s/>comprendre que ceux qui frappent l</text:span><text:span text:style-name="quote.c">’</text:span><text:span text:style-name="quote.c">esprit, ces gens abusent de l</text:span><text:span text:style-name="quote.c">’</text:span><text:span text:style-name="quote.c">ascendant</text:span><text:span text:style-name="quote.c"><text:s/></text:span><text:span text:style-name="quote.c">qu’ils ont pris</text:span><text:span text:style-name="quote.c"> ;</text:span><text:span text:style-name="quote.c"><text:s/>mais ces prestiges artificieux et trompeurs n’ont pas une longue durée. Ce sont des Fantômes qui disparaissent promptement devant les lumières de la vérité.</text:span></text:p>
      <text:p text:style-name="Corpsdetexte">[4]<text:s/><text:a xlink:href="file:///D:/github/danse/src/renvoi-croise" office:target-frame-name="_top" xlink:show="replace"><text:span text:style-name="T2121">Avant-propos</text:span><text:span text:style-name="T2122">,<text:s/></text:span><text:span text:style-name="T2123">pag. </text:span><text:span text:style-name="T2124">1</text:span><text:span text:style-name="T2125">4,</text:span><text:span text:style-name="T2126"><text:s/></text:span><text:span text:style-name="T2127">note (</text:span><text:span text:style-name="T2128">I)</text:span></text:a><text:span text:style-name="T2129">.<text:s/></text:span><text:span text:style-name="T2130">Che poi</text:span><text:span text:style-name="T2131">,<text:s/></text:span><text:span text:style-name="T2132">ec</text:span><text:span text:style-name="T2133">.</text:span><text:span text:style-name="T2134"><text:s/>— </text:span><text:span text:style-name="quote.c">Q</text:span><text:span text:style-name="quote.c">ue le vulgaire aveugle adore en se prosternant.</text:span></text:p>
      <text:p text:style-name="Corpsdetexte">[5]<text:s/><text:a xlink:href="file:///D:/github/danse/src/renvoi-croise" office:target-frame-name="_top" xlink:show="replace"><text:span text:style-name="T2135">Pag. 19, ch. </text:span><text:span text:style-name="T2136">I</text:span></text:a><text:span text:style-name="T2137">,<text:s/></text:span><text:span text:style-name="T2138">Chi ben</text:span><text:span text:style-name="T2139">,</text:span><text:span text:style-name="T2140"><text:s/></text:span><text:span text:style-name="T2141">ec</text:span><text:span text:style-name="T2142">.</text:span><text:span text:style-name="T2143"><text:s/></text:span><text:span text:style-name="T2144">— </text:span><text:span text:style-name="quote.c">Celui qui commence bien a déjà rempli la moitié de son ouvrage.</text:span></text:p>
      <text:p text:style-name="Corpsdetexte">[6]<text:s/><text:a xlink:href="file:///D:/github/danse/src/renvoi-croise" office:target-frame-name="_top" xlink:show="replace"><text:span text:style-name="T2145">Ch. </text:span><text:span text:style-name="T2146">I,</text:span><text:span text:style-name="T2147"><text:s/>pag. 21, n. </text:span><text:span text:style-name="T2148">(2)</text:span></text:a><text:span text:style-name="T2149">.<text:s/></text:span><text:span text:style-name="T2150">Spesso vinta</text:span><text:span text:style-name="T2151">,<text:s/></text:span><text:span text:style-name="T2152">etc</text:span><text:span text:style-name="T2153">.<text:s/></text:span>— <text:span text:style-name="quote.c">Souvent la nature vaincue cède à leur supériorité.</text:span></text:p>
      <text:p text:style-name="Corpsdetexte">[7]<text:s/><text:a xlink:href="file:///D:/github/danse/src/renvoi-croise" office:target-frame-name="_top" xlink:show="replace"><text:span text:style-name="T2154">Ch. I, pag. </text:span><text:span text:style-name="T2155">22, n. </text:span><text:span text:style-name="T2156">(I)</text:span></text:a><text:span text:style-name="T2157">.<text:s/></text:span><text:span text:style-name="T2158">Non giova</text:span><text:span text:style-name="T2159">,<text:s/></text:span><text:span text:style-name="T2160">ec</text:span><text:span text:style-name="T2161">.</text:span><text:span text:style-name="T2162"><text:s/></text:span>— <text:span text:style-name="quote.c">Il ne suffit pas que tu sois beau et bien fait, ces beautés cachent quelquefois des défauts repoussan</text:span><text:span text:style-name="quote.c">t</text:span><text:span text:style-name="quote.c">s.</text:span></text:p>
      <text:p text:style-name="Corpsdetexte">[8]<text:s/><text:a xlink:href="file:///D:/github/danse/src/renvoi-croise" office:target-frame-name="_top" xlink:show="replace"><text:span text:style-name="T2163">Ch. I, pag. </text:span><text:span text:style-name="T2164">24,<text:s/></text:span><text:span text:style-name="T2165">n. </text:span><text:span text:style-name="T2166">(I)</text:span></text:a><text:span text:style-name="T2167">.<text:s/></text:span><text:span text:style-name="T2168">Anch</text:span><text:span text:style-name="T2169">’</text:span><text:span text:style-name="T2170">io</text:span><text:span text:style-name="T2171">,<text:s/></text:span><text:span text:style-name="T2172">ec</text:span><text:span text:style-name="T2173">.</text:span><text:span text:style-name="T2174"><text:s/></text:span><text:span text:style-name="T2175">—</text:span><text:span text:style-name="T2176"> </text:span><text:span text:style-name="quote.c">Et moi aussi je suis peintre.</text:span></text:p>
      <text:p text:style-name="Corpsdetexte">[9]<text:s/><text:a xlink:href="file:///D:/github/danse/src/renvoi-croise" office:target-frame-name="_top" xlink:show="replace"><text:span text:style-name="T2177">Ch. I, pag. </text:span><text:span text:style-name="T2178">25</text:span></text:a><text:span text:style-name="T2179">.<text:s/></text:span><text:span text:style-name="T2180">Siano le attitudini</text:span><text:span text:style-name="T2181">,<text:s/></text:span><text:span text:style-name="T2182">ec</text:span><text:span text:style-name="T2183">.</text:span><text:span text:style-name="T2184"><text:s/></text:span><text:span text:style-name="T2185">—</text:span><text:span text:style-name="T2186"> </text:span><text:span text:style-name="quote.c">Disposez l</text:span><text:span text:style-name="quote.c">es attitudes de vos personnages</text:span><text:span text:style-name="quote.c"><text:s/>et donnez à leurs membres un mouvement tel que cet accord fasse<text:s/></text:span><text:span text:style-name="quote.c">voir ce qui se passe dans leur â</text:span><text:span text:style-name="quote.c">me.</text:span></text:p>
      <text:p text:style-name="Corpsdetexte">[10]<text:s/><text:a xlink:href="file:///D:/github/danse/src/renvoi-croise" office:target-frame-name="_top" xlink:show="replace"><text:span text:style-name="T2187">Ch. I, pag. 28, n. </text:span><text:span text:style-name="T2188">(I)</text:span></text:a><text:span text:style-name="T2189">.<text:s/></text:span><text:span text:style-name="T2190">Niente è più nocivo</text:span><text:span text:style-name="T2191">,<text:s/></text:span><text:span text:style-name="T2192">ec</text:span><text:span text:style-name="T2193">.</text:span><text:span text:style-name="T2194"><text:s/>— </text:span><text:span text:style-name="quote.c">Rien n’est plus dangereux et plus insupportable que de laisser percer l</text:span><text:span text:style-name="quote.c">’</text:span><text:span text:style-name="quote.c">art dans ce que le spectateur sait qu’on veut feindre.</text:span></text:p>
      <text:p text:style-name="Corpsdetexte">[11]<text:s/><text:a xlink:href="file:///D:/github/danse/src/renvoi-croise" office:target-frame-name="_top" xlink:show="replace"><text:span text:style-name="T2195">Ch. I, pag. </text:span><text:span text:style-name="T2196">50</text:span></text:a><text:span text:style-name="T2197">.<text:s/></text:span><text:span text:style-name="T2198">Che non è assai</text:span><text:span text:style-name="T2199">,<text:s/></text:span><text:span text:style-name="T2200">ec</text:span><text:span text:style-name="T2201">.</text:span><text:span text:style-name="T2202"><text:s/></text:span><text:span text:style-name="T2203">—</text:span><text:span text:style-name="T2204"> </text:span><text:span text:style-name="quote.c">Ce n’est pas assez de plaire aux sots ou à quelques femmelettes.</text:span></text:p>
      <text:p text:style-name="Corpsdetexte">[12]<text:s/><text:a xlink:href="file:///D:/github/danse/src/renvoi-croise" office:target-frame-name="_top" xlink:show="replace"><text:span text:style-name="T2205">Ch. I, pag. 37, n. </text:span><text:span text:style-name="T2206">(I)</text:span></text:a><text:span text:style-name="T2207">.<text:s/></text:span><text:span text:style-name="T2208">Ritmo</text:span><text:span text:style-name="T2209"><text:s/>voce greca</text:span><text:span text:style-name="T2210">,<text:s/></text:span><text:span text:style-name="T2211">ec</text:span><text:span text:style-name="T2212">.</text:span><text:span text:style-name="T2213"><text:s/></text:span>—<text:span text:style-name="T2214"> </text:span></text:p>
      <text:p text:style-name="quote"><text:span text:style-name="quote.c">Ry</text:span><text:span text:style-name="quote.c">thme</text:span><text:span text:style-name="quote.c">,</text:span><text:span text:style-name="quote.c"><text:s/>mot grec</text:span><text:span text:style-name="quote.c"><text:s/>qui signifie Nombre. Le nombre<text:s/></text:span><text:span text:style-name="quote.c">est formé par la distinction, ou la mesure d’intervalles égaux ou<text:s/></text:span><text:span text:style-name="quote.c">différents</text:span><text:span text:style-name="quote.c">.</text:span></text:p>
      <text:p text:style-name="bibl"><text:span text:style-name="T2215">Cic</text:span><text:span text:style-name="T2216">éron</text:span>.</text:p>
      <text:p text:style-name="quote">Le Rythme est ce qui distingue plus sensiblement les compositions musicales ;<text:s/>parce que les combinaisons diverses et infinies des<text:s/>différents<text:s/>temps que la musique emprunte du Rythme avec une grande variété, produisent les différences sensibles d’un air avec un autre, ou de tel ou tel autre motif, d’une pensée, d’un trait, du sujet, sous quelque dénomination qu’on veuille les placer, ce qui a fait dire à<text:s/><text:span text:style-name="T2217">Virgile</text:span><text:s/>« Qu’il se<text:s/>rappellerait<text:s/>bien<text:s/>l’air<text:s/>s’il avait, les paroles présentes à l’<text:s/>esprit. »<text:s/>Avec ce Nombre ou Rythme (que nous réglons par la mesure), les danseurs peuvent, sans avoir besoin de l’harmonie<text:s/>(c’est-à-dire du chant ou du son d’un instrument), exécuter leurs imitations. C’est pour cela qu’<text:span text:style-name="T2218">Ovide</text:span><text:s/>donne aux bras d’une danseuse<text:s/>l’épithète<text:s/>de<text:s/><text:span text:style-name="T2219">Nombreux</text:span>,<text:s/>au lieu d’<text:span text:style-name="T2220">Harmonieux</text:span>.</text:p>
      <text:p text:style-name="quote"><text:span text:style-name="quote.c">« </text:span><text:span text:style-name="quote.c">Cette danseuse séduit par<text:s/></text:span><text:span text:style-name="quote.c">ses</text:span><text:span text:style-name="quote.c"><text:s/></text:span><text:span text:style-name="quote.c">gestes,</text:span><text:span text:style-name="quote.c"><text:s/>elle meut avec justesse ses bras<text:s/></text:span><text:span text:style-name="quote.c">nombreux</text:span><text:span text:style-name="quote.c"> :</text:span><text:span text:style-name="quote.c"><text:s/>en inclinant avec un art enchanteur et tournant avec souplesse son beau corps</text:span><text:span text:style-name="quote.c">. »</text:span></text:p>
      <text:p text:style-name="bibl"><text:span text:style-name="quote.c">(</text:span><text:span text:style-name="T2221">Mé</text:span><text:span text:style-name="T2222">tastase</text:span><text:span text:style-name="quote.c">,<text:s/></text:span><text:span text:style-name="title">Consi</text:span><text:span text:style-name="title">dérations sur l’art poétique d’</text:span><text:span text:style-name="title">Aristote</text:span><text:span text:style-name="quote.c">.)</text:span></text:p>
      <text:p text:style-name="Corpsdetexte">[13]<text:s/><text:a xlink:href="file:///D:/github/danse/src/renvoi-croise" office:target-frame-name="_top" xlink:show="replace"><text:span text:style-name="T2223">Ch</text:span><text:span text:style-name="T2224">. </text:span><text:span text:style-name="T2225">V,</text:span><text:span text:style-name="T2226"><text:s/>pag. 64, n. </text:span><text:span text:style-name="T2227">(I)</text:span></text:a><text:span text:style-name="T2228">.<text:s/></text:span><text:span text:style-name="T2229">Moti della testa</text:span><text:span text:style-name="T2230">.<text:s/></text:span><text:span text:style-name="T2231">Non farai</text:span><text:span text:style-name="T2232">,<text:s/></text:span><text:span text:style-name="T2233">ec</text:span><text:span text:style-name="T2234">.</text:span><text:span text:style-name="T2235"><text:s/></text:span><text:span text:style-name="T2236">—</text:span><text:span text:style-name="T2237"> </text:span><text:span text:style-name="quote.c">Ne mettez jamais la tête droite sur les épaules</text:span><text:span text:style-name="quote.c">,</text:span><text:span text:style-name="quote.c"><text:s/>mais un peu<text:s/></text:span><text:span text:style-name="quote.c">tournée</text:span><text:span text:style-name="quote.c"><text:s/>de côté à droite ou à gauche, soit que vous fassiez regarder votre figure en haut, ou en bas, ou devant elle, parce qu</text:span><text:span text:style-name="quote.c">’</text:span><text:span text:style-name="quote.c">il importe que vous donniez à vos têtes un mouvement qui annonce de la vivacité naturelle, et qu’elles ne paraissent pas endormies.</text:span></text:p>
      <text:p text:style-name="Corpsdetexte">[14]<text:s/><text:a xlink:href="file:///D:/github/danse/src/renvoi-croise" office:target-frame-name="_top" xlink:show="replace"><text:span text:style-name="T2238">Idem</text:span><text:span text:style-name="T2239">,</text:span><text:span text:style-name="T2240"><text:s/>pag. </text:span><text:span text:style-name="T2241">65</text:span></text:a><text:span text:style-name="T2242">. Dell’attitudine.<text:s/></text:span><text:span text:style-name="T2243">La fontanella</text:span><text:span text:style-name="T2244">,<text:s/></text:span><text:span text:style-name="T2245">ec</text:span><text:span text:style-name="T2246">.</text:span><text:span text:style-name="T2247"><text:s/></text:span><text:span text:style-name="T2248">—</text:span><text:span text:style-name="T2249"> </text:span><text:span text:style-name="T2250">De l</text:span><text:span text:style-name="T2251">’</text:span><text:span text:style-name="T2252">attitude</text:span><text:span text:style-name="T2253">.</text:span><text:span text:style-name="quote.c"><text:s/>La fossette du cou<text:s/></text:span><text:soft-page-break/><text:span text:style-name="quote.c">doit perpendiculairement correspondre au pied</text:span><text:span text:style-name="quote.c"> ;</text:span><text:span text:style-name="quote.c"><text:s/>si on place un bras en avant, elle sort de sa perpendiculaire sur les pieds</text:span><text:span text:style-name="quote.c"> ;</text:span><text:span text:style-name="quote.c"><text:s/>si une jambe se porte en arrière, la fossette est placée en avant, et elle change ainsi selon les diverses positions.</text:span></text:p>
      <text:p text:style-name="Corpsdetexte">[15]<text:s/><text:a xlink:href="file:///D:/github/danse/src/renvoi-croise" office:target-frame-name="_top" xlink:show="replace"><text:span text:style-name="T2254">Idem</text:span><text:span text:style-name="T2255">,<text:s/></text:span><text:span text:style-name="T2256">pag. </text:span><text:span text:style-name="T2257">66</text:span></text:a><text:span text:style-name="T2258">. Della p</text:span><text:span text:style-name="T2259">onderazione dell’u</text:span><text:span text:style-name="T2260">omo.<text:s/></text:span><text:span text:style-name="T2261">Sempre il peso</text:span><text:span text:style-name="T2262">.<text:s/></text:span><text:span text:style-name="T2263">—</text:span><text:span text:style-name="T2264"> </text:span><text:span text:style-name="T2265">D</text:span><text:span text:style-name="T2266">u centre de gravité de l</text:span><text:span text:style-name="T2267">’</text:span><text:span text:style-name="T2268">homme debout</text:span><text:span text:style-name="T2269">.</text:span><text:span text:style-name="quote.c"><text:s/>Le poids de l</text:span><text:span text:style-name="quote.c">’</text:span><text:span text:style-name="quote.c">homme qui repose sur une jambe seule, se partagera en proportion égale sur le point qui le soutient. L</text:span><text:span text:style-name="quote.c">’</text:span><text:span text:style-name="quote.c">homme qui se meut, aura son centre de gravité sur le milieu de la jambe qui pose entièrement à terre.</text:span></text:p>
      <text:p text:style-name="Corpsdetexte">[16]<text:s/><text:a xlink:href="file:///D:/github/danse/src/renvoi-croise" office:target-frame-name="_top" xlink:show="replace"><text:span text:style-name="T2270">Idem</text:span><text:span text:style-name="T2271">, pag. 66</text:span></text:a><text:span text:style-name="T2272">.<text:s/></text:span><text:span text:style-name="T2273">Dell</text:span><text:span text:style-name="T2274">’</text:span><text:span text:style-name="T2275">equiponderazione.<text:s/></text:span><text:span text:style-name="T2276">Sempre la<text:s/></text:span><text:span text:style-name="T2277">figura</text:span><text:span text:style-name="T2278">,</text:span><text:span text:style-name="T2279"><text:s/></text:span><text:span text:style-name="T2280">ec</text:span><text:span text:style-name="T2281">.</text:span><text:span text:style-name="T2282"><text:s/></text:span><text:span text:style-name="T2283">—</text:span><text:span text:style-name="T2284"> </text:span><text:span text:style-name="T2285">De l</text:span><text:span text:style-name="T2286">’</text:span><text:span text:style-name="T2287">équilibre</text:span><text:span text:style-name="T2288">.</text:span><text:span text:style-name="quote.c"><text:s/>La figure qui soutient un fardeau, placé hors de la ligne centrale de sa propre gravite, doit distribuer autant du poids accidentel que du sien propre vers la partie opposée, de manière à établir un équilibre autour de la ligne centrale perpendiculaire, qui s</text:span><text:span text:style-name="quote.c">’</text:span><text:span text:style-name="quote.c">élève du pied</text:span><text:span text:style-name="quote.c"><text:s/></text:span><text:span text:style-name="quote.c">qui est posé</text:span><text:span text:style-name="quote.c">,</text:span><text:span text:style-name="quote.c"><text:s/>et qui divise également le poids que les pieds soutiennent.</text:span></text:p>
      <text:p text:style-name="Corpsdetexte">[17]<text:s/><text:a xlink:href="file:///D:/github/danse/src/renvoi-croise" office:target-frame-name="_top" xlink:show="replace"><text:span text:style-name="T2289">Ch. </text:span><text:span text:style-name="T2290">V.</text:span><text:span text:style-name="T2291"><text:s/>pag. </text:span><text:span text:style-name="T2292">67</text:span></text:a><text:span text:style-name="T2293">. Della figura che va contro il vento.<text:s/></text:span><text:span text:style-name="T2294">Sopra la<text:s/></text:span><text:span text:style-name="T2295">figura</text:span><text:span text:style-name="T2296">,</text:span><text:span text:style-name="T2297"><text:s/></text:span><text:span text:style-name="T2298">ec</text:span><text:span text:style-name="T2299">.</text:span><text:span text:style-name="T2300"><text:s/></text:span><text:span text:style-name="T2301">—</text:span><text:span text:style-name="T2302"> </text:span><text:span text:style-name="T2303">De la figure qui marche contre le vent.</text:span><text:span text:style-name="quote.c"><text:s/>Mais la figure qui marche contre le vent, dans quelque sens que ce soit, ne maintient point son centre de gravité avec une disposition exactement égale sur la ligne du point qui la soutient.</text:span></text:p>
      <text:p text:style-name="Corpsdetexte">[18]<text:s/><text:a xlink:href="file:///D:/github/danse/src/renvoi-croise" office:target-frame-name="_top" xlink:show="replace"><text:span text:style-name="T2304">Ch. VI, pag. </text:span><text:span text:style-name="T2305">76,</text:span><text:span text:style-name="T2306"><text:s/>n. </text:span><text:span text:style-name="T2307">(I)</text:span></text:a><text:span text:style-name="T2308">.<text:s/></text:span><text:span text:style-name="T2309">La natura<text:s/></text:span><text:span text:style-name="T2310">opera</text:span><text:span text:style-name="T2311">,</text:span><text:span text:style-name="T2312"><text:s/></text:span><text:span text:style-name="T2313">ec</text:span><text:span text:style-name="T2314">.</text:span><text:span text:style-name="T2315"><text:s/>— </text:span><text:span text:style-name="quote.c">La nature enseigne et agit d’elle-même</text:span><text:span text:style-name="quote.c">,</text:span><text:span text:style-name="quote.c"><text:s/>sans qu</text:span><text:span text:style-name="quote.c">’</text:span><text:span text:style-name="quote.c">on ait besoin de raisonnement</text:span><text:span text:style-name="quote.c"> ;</text:span><text:span text:style-name="quote.c"><text:s/>de<text:s/></text:span><text:span text:style-name="quote.c">sorte que celui qui veut sauter,</text:span><text:span text:style-name="quote.c"><text:s/>élève avec<text:s/></text:span><text:span text:style-name="quote.c">vitesse les bras et les épaules</text:span><text:span text:style-name="quote.c"><text:s/>qui se mettent simultanément en mou</text:span><text:span text:style-name="quote.c">vement avec une partie du corps</text:span><text:span text:style-name="quote.c"><text:s/>en raison de l’impulsion</text:span><text:span text:style-name="quote.c"> ;</text:span><text:span text:style-name="quote.c"><text:s/>et ils se soutiennent élevés, tant que le mouvement est accompagné de celui du corps, dont les reins se courbent, et de l</text:span><text:span text:style-name="quote.c">’</text:span><text:span text:style-name="quote.c">élans qui se forme dans la jointure des cuisses, des genoux et des pieds</text:span><text:span text:style-name="quote.c">,</text:span><text:span text:style-name="quote.c"><text:s/>et<text:s/></text:span><text:span text:style-name="quote.c">cette</text:span><text:span text:style-name="quote.c"><text:s/>extension se fait de deux sens</text:span><text:span text:style-name="quote.c"> ;</text:span><text:span text:style-name="quote.c"><text:s/>c’est-à-dire en avant et en haut, alors le mouvement destiné à se porter en avant</text:span><text:span text:style-name="quote.c">,</text:span><text:span text:style-name="quote.c"><text:s/>place aussi le corps en avant au moment du saut</text:span><text:span text:style-name="quote.c">,</text:span><text:span text:style-name="quote.c"><text:s/>et celui qui le porte en haut l</text:span><text:span text:style-name="quote.c">’</text:span><text:span text:style-name="quote.c">élève</text:span><text:span text:style-name="quote.c">,</text:span><text:span text:style-name="quote.c"><text:s/>en l</text:span><text:span text:style-name="quote.c">ui faisant décrire un grand arc</text:span><text:span text:style-name="quote.c"><text:s/>et rend le saut plus rapide.</text:span></text:p>
      <text:p text:style-name="Corpsdetexte">[19]<text:s/><text:a xlink:href="file:///D:/github/danse/src/renvoi-croise" office:target-frame-name="_top" xlink:show="replace"><text:span text:style-name="T2316">Idem</text:span><text:span text:style-name="T2317">,</text:span><text:span text:style-name="T2318"><text:s/>pag. </text:span><text:span text:style-name="T2319">77</text:span></text:a><text:span text:style-name="T2320">. Come nel saltare dell’uomo,<text:s/></text:span><text:span text:style-name="T2321">ec.</text:span><text:span text:style-name="T2322"><text:s/></text:span><text:span text:style-name="T2323">Quando l</text:span><text:span text:style-name="T2324">’</text:span><text:span text:style-name="T2325">uomo</text:span><text:span text:style-name="T2326">,<text:s/></text:span><text:span text:style-name="T2327">ec</text:span><text:span text:style-name="T2328">.</text:span><text:span text:style-name="T2329"><text:s/></text:span><text:span text:style-name="T2330">—</text:span><text:span text:style-name="T2331"> </text:span><text:span text:style-name="T2332">Comment l</text:span><text:span text:style-name="T2333">’</text:span><text:span text:style-name="T2334">homme fait trois mou</text:span><text:span text:style-name="T2335">vements</text:span><text:span text:style-name="T2336"><text:s/>en sautant</text:span><text:span text:style-name="T2337">.</text:span><text:span text:style-name="quote.c"><text:s/>Quand l</text:span><text:span text:style-name="quote.c">’</text:span><text:span text:style-name="quote.c">homme s</text:span><text:span text:style-name="quote.c">’</text:span><text:span text:style-name="quote.c">élance en haut, la tête est trois fois plus active que le talon du pied avant que les doigts se détachent de la terre, et deux fois plus rapide que les<text:s/></text:span><text:span text:style-name="quote.c">hanches,</text:span><text:span text:style-name="quote.c"><text:s/>ce qu</text:span><text:span text:style-name="quote.c">i arrive parce que dans le même<text:s/></text:span><text:span text:style-name="quote.c">temps sont effacés trois angles, dont le supérieur est celui ou le buste se joint par-devant<text:s/></text:span><text:span text:style-name="quote.c">aux cuisses, le second celui où</text:span><text:span text:style-name="quote.c"><text:s/>les cuisses du côté du jarret sont unies aux<text:s/></text:span><text:span text:style-name="quote.c">jambes,</text:span><text:span text:style-name="quote.c"><text:s/>et le troisième est formé par devant de la réunion de la jambe avec le cou</text:span><text:span text:style-name="quote.c">-</text:span><text:span text:style-name="quote.c">de-pied.</text:span></text:p>
      <text:p text:style-name="Corpsdetexte">[20]<text:s/><text:a xlink:href="file:///D:/github/danse/src/renvoi-croise" office:target-frame-name="_top" xlink:show="replace"><text:span text:style-name="T2338">Ch. </text:span><text:span text:style-name="T2339">IX</text:span><text:span text:style-name="T2340">, pag. </text:span><text:span text:style-name="T2341">99</text:span></text:a><text:span text:style-name="T2342">…</text:span><text:span text:style-name="T2343"><text:s/></text:span><text:span text:style-name="T2344">Se adeguata</text:span><text:span text:style-name="T2345">,<text:s/></text:span><text:span text:style-name="T2346">ec</text:span><text:span text:style-name="T2347">.</text:span><text:span text:style-name="T2348"><text:s/></text:span><text:span text:style-name="T2349">—</text:span><text:span text:style-name="T2350"> </text:span><text:span text:style-name="quote.c">S</text:span><text:span text:style-name="quote.c">’</text:span><text:span text:style-name="quote.c">il n’est pas doué d’une figure agréable, qu’il se garde bien d’entreprendre l’exercice d’un talent qui exige tant de grâce.</text:span></text:p>
      <text:h text:style-name="Titre2" text:outline-level="2">Traités par ordre alphabétique</text:h>
      <text:h text:style-name="Titre3" text:outline-level="3">A</text:h>
      <text:p text:style-name="Liste">Aplomb, 52, 65,<text:s/>66.</text:p>
      <text:p text:style-name="Liste">Appendice à l’ouvrage, 108.</text:p>
      <text:p text:style-name="Liste">Arabesques, 24, 64, 68.</text:p>
      <text:p text:style-name="Liste">Arqué,<text:s/>45.</text:p>
      <text:p text:style-name="Liste">Artiste,<text:s/>17, 23,<text:s/>71.</text:p>
      <text:p text:style-name="Liste">Attitude (l’), 67.</text:p>
      <text:soft-page-break/>
      <text:p text:style-name="Liste">Attitudes, 64.</text:p>
      <text:p text:style-name="Liste">—<text:s/>de genre, de caractère, 64,<text:s/>69, 107.</text:p>
      <text:p text:style-name="Liste">Avant-propos,<text:s/>5.</text:p>
      <text:h text:style-name="Titre3" text:outline-level="3"><text:bookmark-start text:name="bookmark120"/><text:bookmark-end text:name="bookmark120"/>B</text:h>
      <text:p text:style-name="Liste"><text:span text:style-name="T2351">ITA</text:span><text:span text:style-name="T2352">Bacchanale</text:span>, 67, 95.</text:p>
      <text:p text:style-name="Liste">Ballets,<text:s/>leur origine,<text:s/>quand connus en France, 7, 39.</text:p>
      <text:p text:style-name="Liste">Bras, 57.</text:p>
      <text:h text:style-name="Titre3" text:outline-level="3">C</text:h>
      <text:p text:style-name="Liste">Cadence, 36.</text:p>
      <text:p text:style-name="Liste"><text:span text:style-name="T2353">Canova</text:span>, son génie, 91.</text:p>
      <text:p text:style-name="Liste">Caractère, 30,<text:s/>31, 102.</text:p>
      <text:p text:style-name="Liste">—<text:s/>musical,<text:s/>35.</text:p>
      <text:p text:style-name="Liste">Chironomie, 39.</text:p>
      <text:p text:style-name="Liste">Comique, 93.</text:p>
      <text:p text:style-name="Liste">Composition, 32, 72, 113.</text:p>
      <text:p text:style-name="Liste">Confusion des genres, 31</text:p>
      <text:p text:style-name="Liste">Construction jarretée, 46.</text:p>
      <text:p text:style-name="Liste">— arquée, 47.</text:p>
      <text:p text:style-name="Liste">Contrepoids, 66.</text:p>
      <text:p text:style-name="Liste">Corps,<text:s/>52.</text:p>
      <text:p text:style-name="Liste">Costume,<text:s/>103.</text:p>
      <text:h text:style-name="Titre3" text:outline-level="3">D</text:h>
      <text:p text:style-name="Liste">Danse (la),<text:s/>5.</text:p>
      <text:p text:style-name="Liste">Danses caractéristiques,<text:s/>94.</text:p>
      <text:p text:style-name="Liste">— nationales,<text:s/>95.</text:p>
      <text:p text:style-name="Liste">Danseur, 102.</text:p>
      <text:p text:style-name="Liste">— défectueux, 23,<text:s/>55, 60.</text:p>
      <text:p text:style-name="Liste">— sérieux,<text:s/>90.</text:p>
      <text:p text:style-name="Liste">— demi-caractère, 91,<text:s/>93.</text:p>
      <text:p text:style-name="Liste">— comique,<text:s/>93.</text:p>
      <text:p text:style-name="Liste">Danseurs anciens,<text:s/>79.</text:p>
      <text:p text:style-name="Liste">Danseuse,<text:s/>101.</text:p>
      <text:p text:style-name="Liste"><text:span text:style-name="T2354">Dauberval</text:span><text:s/>cité,<text:s/>9,<text:s/>32,<text:s/>39.</text:p>
      <text:p text:style-name="Liste">Défauts physiques, 46,<text:s/>47, 60, 61.</text:p>
      <text:soft-page-break/>
      <text:p text:style-name="Liste">— dans l’exécution, 55, 60, 62.</text:p>
      <text:p text:style-name="Liste">Demi-caractère, 93.</text:p>
      <text:p text:style-name="Liste">Dérivés des premières positions,<text:s/>47, 64.</text:p>
      <text:p text:style-name="Liste">Dessin,<text:s/>26, 35.</text:p>
      <text:p text:style-name="Liste">Distinction des genres, 30,<text:s/>32.</text:p>
      <text:p text:style-name="Liste">Développements,<text:s/>43.</text:p>
      <text:p text:style-name="Liste"><text:span text:style-name="T2355">Dupré</text:span>, danseur, 80, 113.</text:p>
      <text:h text:style-name="Titre3" text:outline-level="3">E</text:h>
      <text:p text:style-name="Liste"><text:span text:style-name="T2356">É</text:span>lévation,<text:s/>27.</text:p>
      <text:p text:style-name="Liste">Élève (l’),<text:s/>19, 99,<text:s/>100.</text:p>
      <text:p text:style-name="Liste">Enchaînements,<text:s/>33, 71, 72,</text:p>
      <text:p text:style-name="Liste">Entrechat,<text:s/>71,<text:s/>73,</text:p>
      <text:p text:style-name="Liste">Entrechats<text:s/>différents,<text:s/>74.</text:p>
      <text:p text:style-name="Liste">Épaulements<text:s/>du buste,<text:s/>54.</text:p>
      <text:p text:style-name="Liste">Équilibre, 52, 65, 66.</text:p>
      <text:p text:style-name="Liste">Étude des jambes,<text:s/>40.</text:p>
      <text:p text:style-name="Liste">— du corps,<text:s/>52.</text:p>
      <text:p text:style-name="Liste">— des bras,<text:s/>57.</text:p>
      <text:p text:style-name="Liste">Exercices, 100, 109.</text:p>
      <text:p text:style-name="Liste">Explication des planches, 104.<text:s/></text:p>
      <text:h text:style-name="Titre3" text:outline-level="3">G</text:h>
      <text:p text:style-name="Liste"><text:span text:style-name="T2357">Gardel</text:span><text:s/>cité,<text:s/>24,93, 98.</text:p>
      <text:p text:style-name="Liste">Genre,<text:s/>30.</text:p>
      <text:p text:style-name="Liste">— sérieux, 80, 88.</text:p>
      <text:p text:style-name="Liste">— demi-caractère,<text:s/>93.</text:p>
      <text:p text:style-name="Liste">— comique,<text:s/>93.</text:p>
      <text:p text:style-name="Liste">Goût (bon), 13.</text:p>
      <text:p text:style-name="Liste">—<text:s/>(mauvais), 11,<text:s/>12, 55.</text:p>
      <text:p text:style-name="Liste"><text:span text:style-name="T2358">Gosselin</text:span>,<text:s/>M<text:span text:style-name="T2359">lle</text:span> Danseuse, 112.</text:p>
      <text:p text:style-name="Liste">Grâce, 23.</text:p>
      <text:p text:style-name="Liste">Groupes,<text:s/>64, 69.</text:p>
      <text:h text:style-name="Titre3" text:outline-level="3">I</text:h>
      <text:p text:style-name="Liste">Jambes,<text:s/>40.</text:p>
      <text:p text:style-name="Liste">Jarretée, 45.</text:p>
      <text:soft-page-break/>
      <text:p text:style-name="Liste"><text:span text:style-name="T2360">J.-</text:span><text:span text:style-name="T2361">J. </text:span><text:span text:style-name="T2362">Rousseau</text:span><text:s/>cité,<text:s/>35, etc.</text:p>
      <text:p text:style-name="Liste">Instructions générales aux élèves,<text:s/>19.</text:p>
      <text:h text:style-name="Titre3" text:outline-level="3">L</text:h>
      <text:p text:style-name="Liste">Leçon (la),<text:s/>100.</text:p>
      <text:p text:style-name="Liste"><text:span text:style-name="T2363">Léonard de Vinci</text:span>, cité, 25,<text:s/>64, 76, etc.</text:p>
      <text:p text:style-name="Liste"><text:bookmark-start text:name="bookmark121"/><text:bookmark-end text:name="bookmark121"/>M</text:p>
      <text:p text:style-name="Liste">Maître (le), 96.<text:s/></text:p>
      <text:p text:style-name="Liste">—<text:s/>(mauvais), 19.</text:p>
      <text:p text:style-name="Liste">Marcher<text:s/>(manière de)<text:s/>au théâtre,<text:s/>112.</text:p>
      <text:p text:style-name="Liste"><text:span text:style-name="T2364">ITA</text:span><text:span text:style-name="T2365">Mercure</text:span><text:s/>de<text:s/><text:span text:style-name="T2366">J. </text:span><text:span text:style-name="T2367">Bologne</text:span>, 67.</text:p>
      <text:p text:style-name="Liste">Mesure, 36.</text:p>
      <text:p text:style-name="Liste">Moelleux, 43.</text:p>
      <text:p text:style-name="Liste">Mouvements des jambes, 42.</text:p>
      <text:p text:style-name="Liste">— des bras, 58,</text:p>
      <text:p text:style-name="Liste">— du corps,<text:s/>54.</text:p>
      <text:p text:style-name="Liste">Musique, 34, 36.</text:p>
      <text:h text:style-name="Titre3" text:outline-level="3">N</text:h>
      <text:p text:style-name="Liste"><text:span text:style-name="T2368">Noverre</text:span>, grand compositeur de ballets, a écrit dans l’<text:span text:style-name="title">Encyclopédie</text:span>,<text:s/>9, 34.</text:p>
      <text:h text:style-name="Titre3" text:outline-level="3">O</text:h>
      <text:p text:style-name="Liste">Observations physiques, 46, 47, 74, 75, 76, 77.</text:p>
      <text:p text:style-name="Liste">Oppositions,<text:s/>57.</text:p>
      <text:h text:style-name="Titre3" text:outline-level="3">P</text:h>
      <text:p text:style-name="Liste">Pantomime, 26, 35,<text:s/>38.</text:p>
      <text:p text:style-name="Liste">Pas, 32, 33,71.</text:p>
      <text:p text:style-name="Liste">Pirouette (la), 79, etc.</text:p>
      <text:p text:style-name="Liste">Pirouettes différentes,<text:s/>86.</text:p>
      <text:p text:style-name="Liste">Poses,<text:s/>64.</text:p>
      <text:p text:style-name="Liste">Positions principales et leurs dérivés,<text:s/>47, 64.</text:p>
      <text:p text:style-name="Liste">— des jambes,<text:s/>47, 51.</text:p>
      <text:p text:style-name="Liste">— du<text:s/>corps,<text:s/>52.</text:p>
      <text:p text:style-name="Liste">— des<text:s/>bras, 56,<text:s/>62</text:p>
      <text:p text:style-name="Liste">Préparations des temps et des pas, 64.</text:p>
      <text:h text:style-name="Titre3" text:outline-level="3">R</text:h>
      <text:p text:style-name="Liste">Rythme,<text:s/>37.</text:p>
      <text:h text:style-name="Titre3" text:outline-level="3"><text:bookmark-start text:name="bookmark122"/><text:bookmark-end text:name="bookmark122"/><text:soft-page-break/>S</text:h>
      <text:p text:style-name="Liste">Sculptures et bas-reliefs antiques doivent servir de modèles aux danseurs, 68.</text:p>
      <text:p text:style-name="Liste">Sérieux, 88.</text:p>
      <text:h text:style-name="Titre3" text:outline-level="3"><text:bookmark-start text:name="bookmark123"/><text:bookmark-end text:name="bookmark123"/>T</text:h>
      <text:p text:style-name="Liste">Tailles diverses,<text:s/>88,<text:s/>91, 93, 107.</text:p>
      <text:p text:style-name="Liste">Temps,<text:s/>33,<text:s/>71.</text:p>
      <text:p text:style-name="Liste">Terminaisons des temps et des pas,<text:s/>64.</text:p>
      <text:p text:style-name="Liste">Traduction des passages italiens, 115.</text:p>
      <text:h text:style-name="Titre3" text:outline-level="3"><text:bookmark-start text:name="bookmark124"/><text:bookmark-end text:name="bookmark124"/>V</text:h>
      <text:p text:style-name="Liste"><text:span text:style-name="T2369">Vestris, père</text:span>, 80.</text:p>
      <text:p text:style-name="Liste"><text:span text:style-name="T2370">— </text:span><text:span text:style-name="T2371">Auguste</text:span>,<text:s/>31, 93, 94.</text:p>
      <text:p text:style-name="Liste">Vigueur, force, 45.</text:p>
      <text:p text:style-name="Liste">Vivacité,<text:s/>légèreté,<text:s/>27.</text:p>
      <text:p text:style-name="Corpsdetexte">graphic blasis_traite-elementaire_img1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horndale" svg:font-family="Thorndale" style:font-family-generic="roman" style:font-pitch="variable"/>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Albany" svg:font-family="Albany" style:font-family-generic="swiss" style:font-pitch="variable"/>
    <style:font-face style:name="Arial Unicode MS" svg:font-family="Arial Unicode MS" style:font-family-generic="swiss" style:font-pitch="variable" svg:panose-1="2 11 6 4 2 2 2 2 2 4"/>
    <style:font-face style:name="sans-serif" svg:font-family="sans-serif" style:font-family-generic="swis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Titre" style:next-style-name="Corpsdetexte" style:default-outline-level="1">
      <style:text-properties style:font-name="Thorndale" fo:font-weight="bold" style:font-weight-asian="bold" style:font-weight-complex="bold" fo:font-size="24pt" style:font-size-asian="24pt" style:font-size-complex="22pt" fo:hyphenate="false"/>
    </style:style>
    <style:style style:name="Titre2" style:display-name="Titre 2" style:family="paragraph" style:parent-style-name="Normal" style:next-style-name="Normal" style:default-outline-level="2">
      <style:paragraph-properties fo:keep-with-next="always" fo:keep-together="always" fo:margin-top="0.1388in"/>
      <style:text-properties style:font-name="Cambria" style:font-name-asian="MS Gothic" fo:font-weight="bold" style:font-weight-asian="bold" style:font-weight-complex="bold" fo:color="#4F81BD"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1388in"/>
      <style:text-properties style:font-name="Cambria" style:font-name-asian="MS Gothic" fo:font-weight="bold" style:font-weight-asian="bold" style:font-weight-complex="bold" fo:color="#4F81BD" style:font-size-complex="10.5pt" fo:hyphenate="false"/>
    </style:style>
    <style:style style:name="Titre4" style:display-name="Titre 4" style:family="paragraph" style:parent-style-name="Normal" style:next-style-name="Normal" style:default-outline-level="4">
      <style:paragraph-properties fo:keep-with-next="always" fo:keep-together="always" fo:margin-top="0.1388in"/>
      <style:text-properties style:font-name="Cambria" style:font-name-asian="MS Gothic" fo:font-weight="bold" style:font-weight-asian="bold" style:font-weight-complex="bold" fo:font-style="italic" style:font-style-asian="italic" style:font-style-complex="italic" fo:color="#4F81BD" style:font-size-complex="10.5pt" fo:hyphenate="false"/>
    </style:style>
    <style:style style:name="Normal" style:display-name="Normal" style:family="paragraph">
      <style:paragraph-properties fo:widows="0" fo:orphans="0"/>
      <style:text-properties style:language-asian="zh" style:country-asian="CN" style:language-complex="hi" style:country-complex="IN" fo:hyphenate="false"/>
    </style:style>
    <style:style style:name="Policepardéfaut" style:display-name="Police par défaut" style:family="text"/>
    <style:style style:name="Caractèresdenotedefin" style:display-name="Caractères de note de fin" style:family="text"/>
    <style:style style:name="Caractèresdenotedebasdepage" style:display-name="Caractères de note de bas de page" style:family="text"/>
    <style:style style:name="LienInternet" style:display-name="Lien Internet" style:family="text">
      <style:text-properties fo:color="#000080" style:text-underline-type="single" style:text-underline-style="solid" style:text-underline-width="auto" style:text-underline-mode="continuous"/>
    </style:style>
    <style:style style:name="Titre" style:display-name="Titre" style:family="paragraph" style:parent-style-name="Normal" style:next-style-name="Corpsdetexte">
      <style:paragraph-properties fo:keep-with-next="always" fo:margin-top="0.1666in" fo:margin-bottom="0.1965in"/>
      <style:text-properties style:font-name="Albany" fo:font-size="14pt" style:font-size-asian="14pt" style:font-size-complex="13pt" fo:hyphenate="false"/>
    </style:style>
    <style:style style:name="Corpsdetexte" style:display-name="Corps de texte" style:family="paragraph" style:parent-style-name="Normal">
      <style:paragraph-properties fo:text-align="justify" fo:margin-bottom="0.0833in" fo:text-indent="0.1666in"/>
      <style:text-properties style:font-name="Times New Roman" fo:hyphenate="false"/>
    </style:style>
    <style:style style:name="Liste" style:display-name="Liste" style:family="paragraph" style:parent-style-name="Corpsdetexte">
      <style:paragraph-properties fo:margin-left="0.1652in" fo:text-indent="-0.1652in">
        <style:tab-stops/>
      </style:paragraph-properties>
      <style:text-properties fo:hyphenate="false"/>
    </style:style>
    <style:style style:name="Légende" style:display-name="Légende"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Lignehorizontale" style:display-name="Ligne horizontale" style:family="paragraph" style:parent-style-name="Normal" style:next-style-name="Corpsdetexte">
      <style:paragraph-properties fo:border-top="none" fo:border-left="none" fo:border-bottom="0.0104in double #808080" style:border-line-width-bottom="0.0034in 0.0034in 0.0034in" fo:border-right="none" fo:padding="0in" style:shadow="none" fo:margin-bottom="0.1965in"/>
      <style:text-properties fo:font-size="6pt" style:font-size-asian="6pt" fo:hyphenate="false"/>
    </style:style>
    <style:style style:name="Expéditeur" style:display-name="Expéditeur" style:family="paragraph" style:parent-style-name="Normal">
      <style:text-properties fo:font-style="italic" style:font-style-asian="italic" fo:hyphenate="false"/>
    </style:style>
    <style:style style:name="Contenudetableau" style:display-name="Contenu de tableau" style:family="paragraph" style:parent-style-name="Corpsdetexte">
      <style:text-properties fo:hyphenate="false"/>
    </style:style>
    <style:style style:name="Pieddepage" style:display-name="Pied de pag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En-tête" style:display-name="En-têt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Titre2Car" style:display-name="Titre 2 Car" style:family="text" style:parent-style-name="Policepardéfaut">
      <style:text-properties style:font-name="Cambria" style:font-name-asian="MS Gothic" fo:font-weight="bold" style:font-weight-asian="bold" style:font-weight-complex="bold" fo:color="#4F81BD" fo:font-size="13pt" style:font-size-asian="13pt" style:font-size-complex="11.5pt"/>
    </style:style>
    <style:style style:name="Titre3Car" style:display-name="Titre 3 Car" style:family="text" style:parent-style-name="Policepardéfaut">
      <style:text-properties style:font-name="Cambria" style:font-name-asian="MS Gothic" fo:font-weight="bold" style:font-weight-asian="bold" style:font-weight-complex="bold" fo:color="#4F81BD" style:font-size-complex="10.5pt"/>
    </style:style>
    <style:style style:name="Titre4Car" style:display-name="Titre 4 Car" style:family="text" style:parent-style-name="Policepardéfaut">
      <style:text-properties style:font-name="Cambria" style:font-name-asian="MS Gothic" fo:font-weight="bold" style:font-weight-asian="bold" style:font-weight-complex="bold" fo:font-style="italic" style:font-style-asian="italic" style:font-style-complex="italic" fo:color="#4F81BD" style:font-size-complex="10.5pt"/>
    </style:style>
    <style:style style:name="quote.c" style:display-name="&lt;quote.c&gt;" style:family="text" style:parent-style-name="Policepardéfaut">
      <style:text-properties style:use-window-font-color="true"/>
    </style:style>
    <style:style style:name="postscript" style:display-name="&lt;postscript&gt;" style:family="paragraph" style:parent-style-name="Corpsdetexte">
      <style:paragraph-properties style:text-autospace="none"/>
      <style:text-properties style:font-name-asian="Times New Roman" style:font-name-complex="Times New Roman" style:font-size-complex="10pt" style:language-complex="ar" style:country-complex="SA" fo:hyphenate="false"/>
    </style:style>
    <style:style style:name="speaker" style:display-name="&lt;speaker&gt;" style:family="paragraph" style:parent-style-name="Corpsdetexte">
      <style:paragraph-properties style:text-autospace="none"/>
      <style:text-properties style:font-name-asian="Times New Roman" style:font-name-complex="Times New Roman" style:font-size-complex="10pt" style:language-complex="ar" style:country-complex="SA"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fo:text-align="start" fo:margin-top="0.1666in" fo:margin-bottom="0.1666in" fo:margin-left="0.7444in" fo:text-indent="-0.1534in">
        <style:tab-stops/>
      </style:paragraph-properties>
      <style:text-properties style:font-name-complex="Times New Roman" fo:font-size="11pt" style:font-size-asian="11pt" fo:hyphenate="false"/>
    </style:style>
    <style:style style:name="quote" style:display-name="&lt;quote&gt;" style:family="paragraph" style:parent-style-name="Corpsdetexte">
      <style:paragraph-properties fo:margin-top="0.1666in" fo:margin-bottom="0.1666in" fo:margin-left="0.5909in" fo:text-indent="0.1534in">
        <style:tab-stops/>
      </style:paragraph-properties>
      <style:text-properties style:font-name-complex="Times New Roman" fo:font-size="11pt" style:font-size-asian="11pt" fo:hyphenate="false"/>
    </style:style>
    <style:style style:name="argument" style:display-name="&lt;argument&gt;" style:family="paragraph">
      <style:paragraph-properties fo:text-align="justify" fo:margin-top="0.0833in" fo:margin-bottom="0.0833in" fo:margin-left="0.3937in" fo:margin-right="0.3937in">
        <style:tab-stops/>
      </style:paragraph-properties>
      <style:text-properties style:font-name="Times New Roman" style:font-name-asian="Times New Roman" style:font-name-complex="Times New Roman" fo:font-variant="small-caps" fo:font-size="11pt" style:font-size-asian="11pt" style:language-asian="zh" style:country-asian="CN" fo:hyphenate="false"/>
    </style:style>
    <style:style style:name="signed" style:display-name="&lt;signed&gt;" style:family="paragraph">
      <style:paragraph-properties fo:text-align="end" fo:margin-top="0.0833in" fo:margin-bottom="0.0833in"/>
      <style:text-properties style:font-name="Times New Roman" style:font-name-asian="Times New Roman" style:font-name-complex="Times New Roman" fo:font-size="11pt" style:font-size-asian="11pt" style:language-asian="zh" style:country-asian="CN" fo:hyphenate="false"/>
    </style:style>
    <style:style style:name="dateline" style:display-name="&lt;dateline&gt;" style:family="paragraph">
      <style:paragraph-properties fo:text-align="end" fo:margin-top="0.0833in" fo:margin-bottom="0.0833in"/>
      <style:text-properties style:font-name="Times New Roman" style:font-name-asian="Times New Roman" style:font-name-complex="Times New Roman" fo:font-size="11pt" style:font-size-asian="11pt" style:language-asian="zh" style:country-asian="CN" fo:hyphenate="false"/>
    </style:style>
    <style:style style:name="salute" style:display-name="&lt;salute&gt;" style:family="paragraph" style:parent-style-name="Normal">
      <style:paragraph-properties fo:text-align="justify" fo:margin-top="0.0833in" fo:margin-bottom="0.0833in" fo:margin-left="0.3937in" fo:text-indent="0.1666in">
        <style:tab-stops/>
      </style:paragraph-properties>
      <style:text-properties style:font-name="Times New Roman" style:font-name-asian="Arial Unicode MS" style:font-name-complex="Arial Unicode MS" style:language-asian="hi" style:country-asian="IN" fo:hyphenate="false"/>
    </style:style>
    <style:style style:name="epigraph" style:display-name="&lt;epigraph&gt;" style:family="paragraph">
      <style:paragraph-properties fo:text-align="justify" fo:margin-top="0.1666in" fo:margin-bottom="0.1666in" fo:margin-left="1.9687in">
        <style:tab-stops/>
      </style:paragraph-properties>
      <style:text-properties style:font-name="Times New Roman" style:font-name-asian="Times New Roman" style:font-name-complex="Times New Roman" fo:font-size="11pt" style:font-size-asian="11pt" style:font-size-complex="11pt" style:language-asian="zh" style:country-asian="CN" fo:hyphenate="false"/>
    </style:style>
    <style:style style:name="stage" style:display-name="&lt;stage&gt;" style:family="paragraph" style:parent-style-name="Corpsdetexte">
      <style:paragraph-properties style:text-autospace="none"/>
      <style:text-properties style:font-name-asian="Times New Roman" style:font-name-complex="Times New Roman" fo:font-style="italic" style:font-style-asian="italic" style:font-size-complex="10pt" style:language-complex="ar" style:country-complex="SA" fo:hyphenate="false"/>
    </style:style>
    <style:style style:name="bibl" style:display-name="&lt;bibl&gt;" style:family="paragraph">
      <style:paragraph-properties fo:margin-bottom="0.0784in" style:line-height-at-least="0.0694in" fo:margin-left="1.1812in">
        <style:tab-stops/>
      </style:paragraph-properties>
      <style:text-properties style:font-name="sans-serif" style:font-name-asian="Arial Unicode MS" style:font-name-complex="Arial Unicode MS" fo:font-size="9.5pt" style:font-size-asian="9.5pt" style:language-asian="hi" style:country-asian="IN" style:language-complex="hi" style:country-complex="IN" fo:hyphenate="false"/>
    </style:style>
    <style:style style:name="byline" style:display-name="&lt;byline&gt;" style:family="paragraph">
      <style:paragraph-properties fo:text-align="end" fo:margin-bottom="0.1388in" fo:line-height="115%"/>
      <style:text-properties style:font-name="Calibri" style:font-name-asian="Arial Unicode MS" style:font-name-complex="Arial Unicode MS"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margin-top="0in" fo:margin-bottom="0.1666in"/>
      <style:text-properties style:font-name="Arial" style:font-name-asian="HG Mincho Light J" style:font-name-complex="Arial Unicode MS" fo:font-weight="normal" style:font-weight-asian="normal" fo:font-style="italic" style:font-style-asian="italic" fo:font-size="20pt" style:font-size-asian="20pt" style:font-size-complex="24pt" style:language-asian="hi" style:country-asian="IN" fo:hyphenate="false"/>
    </style:style>
    <style:style style:name="h2.sub" style:display-name="&lt;h2.sub&gt;" style:family="paragraph" style:parent-style-name="Titre2" style:default-outline-level="2">
      <style:paragraph-properties fo:margin-top="0in" fo:margin-bottom="0.1666in" fo:line-height="120%">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style:use-window-font-color="true" fo:font-size="16pt" style:font-size-asian="16pt" style:font-size-complex="14pt" style:language-asian="hi" style:country-asian="IN" fo:hyphenate="false"/>
    </style:style>
    <style:style style:name="h3.sub" style:display-name="&lt;h3.sub&gt;" style:family="paragraph" style:parent-style-name="Titre3" style:default-outline-level="3">
      <style:paragraph-properties fo:margin-top="0in" fo:margin-bottom="0.0986in" fo:margin-left="0.3937in">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style:use-window-font-color="true" fo:font-size="14pt" style:font-size-asian="14pt" style:font-size-complex="14pt" style:language-asian="hi" style:country-asian="IN" fo:hyphenate="false"/>
    </style:style>
    <style:style style:name="h4.sub" style:display-name="&lt;h4.sub&gt;" style:family="paragraph" style:parent-style-name="Titre4" style:next-style-name="Corpsdetexte" style:default-outline-level="4">
      <style:paragraph-properties fo:keep-together="auto" fo:margin-top="0in" fo:margin-bottom="0.1666in" fo:margin-left="0.7875in">
        <style:tab-stops/>
      </style:paragraph-properties>
      <style:text-properties style:font-name="Arial" style:font-name-asian="HG Mincho Light J" style:font-name-complex="Arial Unicode MS" fo:font-weight="normal" style:font-weight-asian="normal" style:font-weight-complex="normal" style:font-style-complex="normal" style:use-window-font-color="true" style:font-size-complex="14pt" style:language-asian="hi" style:country-asian="IN" fo:hyphenate="false"/>
    </style:style>
    <style:style style:name="l" style:display-name="&lt;l&gt;" style:family="paragraph">
      <style:paragraph-properties fo:margin-bottom="0.0833in" fo:margin-left="0.3305in" fo:text-indent="-0.1652in">
        <style:tab-stops/>
      </style:paragraph-properties>
      <style:text-properties style:font-name="Times New Roman" style:font-name-asian="Arial Unicode MS" style:font-name-complex="Arial Unicode MS"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text-align="center"/>
      <style:text-properties style:font-name-asian="HG Mincho Light J" style:font-name-complex="Arial Unicode MS" style:font-size-complex="24pt" style:language-asian="hi" style:country-asian="IN" fo:hyphenate="false"/>
    </style:style>
    <style:style style:name="Scène" style:display-name="Scène" style:family="paragraph" style:parent-style-name="Titre2" style:default-outline-level="2">
      <style:paragraph-properties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style:use-window-font-color="true" fo:font-size="17pt" style:font-size-asian="17pt" style:font-size-complex="14pt" style:language-asian="hi" style:country-asian="IN" fo:hyphenate="false"/>
    </style:style>
    <style:style style:name="pb" style:display-name="&lt;pb&gt;" style:family="text">
      <style:text-properties fo:color="#FF0000" style:text-position="sub 66.6%"/>
    </style:style>
    <style:style style:name="label" style:display-name="&lt;label&gt;" style:family="paragraph">
      <style:paragraph-properties fo:text-align="center" fo:margin-bottom="0.1388in" fo:line-height="115%"/>
      <style:text-properties style:font-name="Times New Roman" style:font-name-asian="Times New Roman" style:font-name-complex="Times New Roman" fo:font-variant="small-caps" style:language-asian="zh" style:country-asian="CN" fo:hyphenate="false"/>
    </style:style>
    <style:style style:name="ab" style:display-name="&lt;ab&gt;" style:family="paragraph">
      <style:paragraph-properties fo:text-align="center" fo:margin-top="0.1666in" fo:margin-bottom="0.1666in"/>
      <style:text-properties style:font-name="Times New Roman" style:font-name-asian="MS Gothic" style:font-name-complex="Times New Roman" style:font-weight-complex="bold" fo:font-size="14pt" style:font-size-asian="14pt" style:font-size-complex="14pt" style:language-asian="zh" style:country-asian="CN" fo:hyphenate="false"/>
    </style:style>
    <style:style style:name="Notedebasdepage" style:display-name="Note de bas de page" style:family="paragraph" style:parent-style-name="Normal">
      <style:paragraph-properties fo:text-align="justify"/>
      <style:text-properties style:font-name="Times New Roman" fo:font-size="11pt" style:font-size-asian="11pt" style:font-size-complex="9pt" fo:hyphenate="false"/>
    </style:style>
    <style:style style:name="CorpsdetexteCar" style:display-name="Corps de texte Car" style:family="text" style:parent-style-name="Policepardéfaut">
      <style:text-properties style:font-name="Times New Roman" style:language-asian="zh" style:country-asian="CN" style:language-complex="hi" style:country-complex="IN"/>
    </style:style>
    <style:style style:name="NotedebasdepageCar" style:display-name="Note de bas de page Car" style:family="text" style:parent-style-name="Policepardéfaut">
      <style:text-properties style:font-name="Times New Roman" fo:font-size="11pt" style:font-size-asian="11pt" style:font-size-complex="9pt" style:language-asian="zh" style:country-asian="CN" style:language-complex="hi" style:country-complex="IN"/>
    </style:style>
    <style:style style:name="Appelnotedebasdep." style:display-name="Appel note de bas de p." style:family="text" style:parent-style-name="Policepardéfaut">
      <style:text-properties style:text-position="super 66.6%"/>
    </style:style>
    <style:style style:name="noindent" style:display-name="&lt;noindent&gt;" style:family="paragraph" style:parent-style-name="Corpsdetexte">
      <style:paragraph-properties fo:text-indent="0in"/>
      <style:text-properties style:font-name-complex="Times New Roman" fo:hyphenate="false"/>
    </style:style>
    <style:style style:name="term" style:display-name="term" style:family="paragraph" style:parent-style-name="Normal">
      <style:paragraph-properties fo:widows="2" fo:orphans="2" fo:margin-top="0.0694in" fo:margin-bottom="0.0694in"/>
      <style:text-properties style:font-name="Times New Roman" style:font-name-asian="Times New Roman" style:font-name-complex="Times New Roman" style:language-asian="fr" style:country-asian="FR" style:language-complex="ar" style:country-complex="SA"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font-size="10pt" style:font-size-asian="10pt" style:font-size-complex="9pt" fo:hyphenate="false"/>
    </style:style>
    <style:style style:name="CommentaireCar" style:display-name="Commentaire Car" style:family="text" style:parent-style-name="Policepardéfaut">
      <style:text-properties fo:font-size="10pt" style:font-size-asian="10pt" style:font-size-complex="9pt" style:language-asian="zh" style:country-asian="CN" style:language-complex="hi" style:country-complex="IN"/>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9pt" style:language-asian="zh" style:country-asian="CN" style:language-complex="hi" style:country-complex="IN"/>
    </style:style>
    <style:style style:name="Textedebulles" style:display-name="Texte de bulles" style:family="paragraph" style:parent-style-name="Normal">
      <style:text-properties style:font-name="Tahoma" fo:font-size="8pt" style:font-size-asian="8pt" style:font-size-complex="7pt" fo:hyphenate="false"/>
    </style:style>
    <style:style style:name="TextedebullesCar" style:display-name="Texte de bulles Car" style:family="text" style:parent-style-name="Policepardéfaut">
      <style:text-properties style:font-name="Tahoma" fo:font-size="8pt" style:font-size-asian="8pt" style:font-size-complex="7pt" style:language-asian="zh" style:country-asian="CN" style:language-complex="hi" style:country-complex="IN"/>
    </style:style>
    <style:style style:name="En-têtedetabledesmatières" style:display-name="En-tête de table des matières" style:family="paragraph" style:parent-style-name="Titre1" style:next-style-name="Normal">
      <style:paragraph-properties fo:keep-together="always" fo:widows="2" fo:orphans="2" fo:margin-top="0.3333in" fo:margin-bottom="0in" fo:line-height="115%"/>
      <style:text-properties style:font-name="Cambria" style:font-name-asian="MS Gothic" style:font-name-complex="Times New Roman" fo:color="#365F91" fo:font-size="14pt" style:font-size-asian="14pt" style:font-size-complex="14pt" style:language-asian="fr" style:country-asian="FR" style:language-complex="ar" style:country-complex="SA" fo:hyphenate="false"/>
    </style:style>
    <style:style style:name="TM1" style:display-name="TM 1" style:family="paragraph" style:parent-style-name="Normal" style:next-style-name="Normal" style:auto-update="true">
      <style:paragraph-properties fo:margin-top="0.0833in"/>
      <style:text-properties style:font-name="Calibri" fo:font-weight="bold" style:font-weight-asian="bold" fo:hyphenate="false"/>
    </style:style>
    <style:style style:name="TM2" style:display-name="TM 2" style:family="paragraph" style:parent-style-name="Normal" style:next-style-name="Normal" style:auto-update="true">
      <style:paragraph-properties fo:margin-left="0.1666in">
        <style:tab-stops/>
      </style:paragraph-properties>
      <style:text-properties style:font-name="Calibri" fo:font-weight="bold" style:font-weight-asian="bold" fo:font-size="11pt" style:font-size-asian="11pt" style:font-size-complex="11pt" fo:hyphenate="false"/>
    </style:style>
    <style:style style:name="TM3" style:display-name="TM 3" style:family="paragraph" style:parent-style-name="Normal" style:next-style-name="Normal" style:auto-update="true">
      <style:paragraph-properties fo:margin-left="0.3333in">
        <style:tab-stops/>
      </style:paragraph-properties>
      <style:text-properties style:font-name="Calibri" fo:font-size="11pt" style:font-size-asian="11pt" style:font-size-complex="11pt" fo:hyphenate="false"/>
    </style:style>
    <style:style style:name="TM4" style:display-name="TM 4" style:family="paragraph" style:parent-style-name="Normal" style:next-style-name="Normal" style:auto-update="true">
      <style:paragraph-properties fo:margin-left="0.5in">
        <style:tab-stops/>
      </style:paragraph-properties>
      <style:text-properties style:font-name="Calibri" fo:font-size="10pt" style:font-size-asian="10pt" style:font-size-complex="10pt" fo:hyphenate="false"/>
    </style:style>
    <style:style style:name="TM5" style:display-name="TM 5" style:family="paragraph" style:parent-style-name="Normal" style:next-style-name="Normal" style:auto-update="true">
      <style:paragraph-properties fo:margin-left="0.6666in">
        <style:tab-stops/>
      </style:paragraph-properties>
      <style:text-properties style:font-name="Calibri" fo:font-size="10pt" style:font-size-asian="10pt" style:font-size-complex="10pt" fo:hyphenate="false"/>
    </style:style>
    <style:style style:name="TM6" style:display-name="TM 6" style:family="paragraph" style:parent-style-name="Normal" style:next-style-name="Normal" style:auto-update="true">
      <style:paragraph-properties fo:margin-left="0.8333in">
        <style:tab-stops/>
      </style:paragraph-properties>
      <style:text-properties style:font-name="Calibri" fo:font-size="10pt" style:font-size-asian="10pt" style:font-size-complex="10pt" fo:hyphenate="false"/>
    </style:style>
    <style:style style:name="TM7" style:display-name="TM 7" style:family="paragraph" style:parent-style-name="Normal" style:next-style-name="Normal" style:auto-update="true">
      <style:paragraph-properties fo:margin-left="1in">
        <style:tab-stops/>
      </style:paragraph-properties>
      <style:text-properties style:font-name="Calibri" fo:font-size="10pt" style:font-size-asian="10pt" style:font-size-complex="10pt" fo:hyphenate="false"/>
    </style:style>
    <style:style style:name="TM8" style:display-name="TM 8" style:family="paragraph" style:parent-style-name="Normal" style:next-style-name="Normal" style:auto-update="true">
      <style:paragraph-properties fo:margin-left="1.1666in">
        <style:tab-stops/>
      </style:paragraph-properties>
      <style:text-properties style:font-name="Calibri" fo:font-size="10pt" style:font-size-asian="10pt" style:font-size-complex="10pt" fo:hyphenate="false"/>
    </style:style>
    <style:style style:name="TM9" style:display-name="TM 9" style:family="paragraph" style:parent-style-name="Normal" style:next-style-name="Normal" style:auto-update="true">
      <style:paragraph-properties fo:margin-left="1.3333in">
        <style:tab-stops/>
      </style:paragraph-properties>
      <style:text-properties style:font-name="Calibri" fo:font-size="10pt" style:font-size-asian="10pt" style:font-size-complex="10pt" fo:hyphenate="false"/>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style>
    <style:style style:name="Titredulivre" style:display-name="Titre du livre" style:family="text" style:parent-style-name="Policepardéfaut">
      <style:text-properties fo:font-weight="bold" style:font-weight-asian="bold" style:font-weight-complex="bold" fo:font-variant="small-caps" fo:letter-spacing="0.0034in"/>
    </style:style>
    <style:style style:name="Référenceintense" style:display-name="Référence intense" style:family="text" style:parent-style-name="Policepardéfau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title" style:display-name="&lt;title&gt;" style:family="text" style:parent-style-name="Policepardéfaut">
      <style:text-properties fo:font-style="italic" style:font-style-asian="italic"/>
    </style:style>
    <style:style style:name="Listeàpuces" style:display-name="Liste à puces" style:family="paragraph" style:parent-style-name="Normal" style:list-style-name="LFO6">
      <style:text-properties style:font-size-complex="10.5pt"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6LVL1" style:family="text">
      <style:text-properties style:font-name="Symbol"/>
    </style:style>
    <text:list-style style:name="LFO6">
      <text:list-level-style-bullet text:level="1" text:style-name="WW_CharLFO6LVL1" text:bullet-char="">
        <style:list-level-properties text:space-before="0in" text:min-label-width="0.25in"/>
        <style:text-properties style:font-name="Symbol"/>
      </text:list-level-style-bullet>
    </text:list-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font-name-asian="SimSun" style:font-name-complex="Mang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fo:font-style="italic" style:font-style-asian="italic"/>
    </style:style>
    <style:style style:name="WW_CharLFO13LVL1" style:family="text">
      <style:text-properties fo:font-style="italic" style:font-style-asian="italic"/>
    </style:style>
    <style:style style:name="WW_CharLFO14LVL1" style:family="text">
      <style:text-properties fo:font-style="italic" style:font-style-asian="italic"/>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style>
    <text:list-style style:name="LFO2">
      <text:list-level-style-number text:level="1" style:num-suffix="." style:num-format="1">
        <style:list-level-properties text:space-before="0.1965in" text:min-label-width="0.25in"/>
      </text:list-level-style-number>
    </text:list-style>
    <text:list-style style:name="LFO3">
      <text:list-level-style-number text:level="1" style:num-suffix="." style:num-format="1">
        <style:list-level-properties text:space-before="0.393in" text:min-label-width="0.25in"/>
      </text:list-level-style-number>
    </text:list-style>
    <text:list-style style:name="LFO4">
      <text:list-level-style-number text:level="1" style:num-suffix="." style:num-format="1">
        <style:list-level-properties text:space-before="0.5895in" text:min-label-width="0.25in"/>
      </text:list-level-style-number>
    </text:list-style>
    <text:list-style style:name="LFO5">
      <text:list-level-style-number text:level="1" style:num-suffix="." style:num-format="1">
        <style:list-level-properties text:space-before="0.7861in" text:min-label-width="0.25in"/>
      </text:list-level-style-number>
    </text:list-style>
    <text:list-style style:name="LFO7">
      <text:list-level-style-bullet text:level="1" text:style-name="WW_CharLFO7LVL1" text:bullet-char="">
        <style:list-level-properties text:space-before="0.1965in" text:min-label-width="0.25in"/>
        <style:text-properties style:font-name="Symbol"/>
      </text:list-level-style-bullet>
    </text:list-style>
    <text:list-style style:name="LFO8">
      <text:list-level-style-bullet text:level="1" text:style-name="WW_CharLFO8LVL1" text:bullet-char="">
        <style:list-level-properties text:space-before="0.393in" text:min-label-width="0.25in"/>
        <style:text-properties style:font-name="Symbol"/>
      </text:list-level-style-bullet>
    </text:list-style>
    <text:list-style style:name="LFO9">
      <text:list-level-style-bullet text:level="1" text:style-name="WW_CharLFO9LVL1" text:bullet-char="">
        <style:list-level-properties text:space-before="0.5895in" text:min-label-width="0.25in"/>
        <style:text-properties style:font-name="Symbol"/>
      </text:list-level-style-bullet>
    </text:list-style>
    <text:list-style style:name="LFO10">
      <text:list-level-style-bullet text:level="1" text:style-name="WW_CharLFO10LVL1" text:bullet-char="">
        <style:list-level-properties text:space-before="0.7861in" text:min-label-width="0.25in"/>
        <style:text-properties style:font-name="Symbol"/>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text:style-name="WW_CharLFO12LV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text:style-name="WW_CharLFO13LV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text:style-name="WW_CharLFO14LV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7in" fo:margin-left="0.9847in" fo:margin-bottom="1.2798in" fo:margin-right="0.983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Blasis, Carlo. Traité élémentaire, théorique et pratique de l'art de la danse contenant les développements et les démonstrations des principes généraux et particuliers qui doivent guider le danseur, par Ch. Blasis. 1820.</dc:title>
    <meta:initial-creator>Obvil</meta:initial-creator>
    <dc:creator>User</dc:creator>
    <meta:creation-date>2019-02-02T12:20:00Z</meta:creation-date>
    <dc:date>2019-02-02T12:20:00Z</dc:date>
    <meta:template xlink:href="Normal.dotm" xlink:type="simple"/>
    <meta:editing-cycles>2</meta:editing-cycles>
    <meta:editing-duration>PT60S</meta:editing-duration>
    <meta:document-statistic meta:page-count="45" meta:paragraph-count="152" meta:word-count="11781" meta:character-count="76428" meta:row-count="539" meta:non-whitespace-character-count="64799"/>
  </office:meta>
</office:document-meta>
</file>